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129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1.7508in"/>
    </style:style>
    <style:style style:name="co22" style:family="table-column">
      <style:table-column-properties fo:break-before="auto" style:column-width="1.8043in"/>
    </style:style>
    <style:style style:name="co23" style:family="table-column">
      <style:table-column-properties fo:break-before="auto" style:column-width="1.4937in"/>
    </style:style>
    <style:style style:name="co24" style:family="table-column">
      <style:table-column-properties fo:break-before="auto" style:column-width="1.161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1.7543in"/>
    </style:style>
    <style:style style:name="co27" style:family="table-column">
      <style:table-column-properties fo:break-before="auto" style:column-width="1.2898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sign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Monomer</text:p>
          </table:table-cell>
          <table:table-cell office:value-type="string" calcext:value-type="string">
            <text:p>DimerDiff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mer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mer</text:p>
          </table:table-cell>
          <table:table-cell office:value-type="string" calcext:value-type="string">
            <text:p>IMM1Diff</text:p>
          </table:table-cell>
          <table:table-cell table:style-name="Default" office:value-type="string" calcext:value-type="string">
            <text:p>SequenceProbability</text:p>
          </table:table-cell>
          <table:table-cell office:value-type="string" calcext:value-type="string">
            <text:p>DimerSasa</text:p>
          </table:table-cell>
          <table:table-cell office:value-type="string" calcext:value-type="string">
            <text:p>MonomerSasa</text:p>
          </table:table-cell>
          <table:table-cell office:value-type="string" calcext:value-type="string">
            <text:p>startXShift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xShiftDiff</text:p>
          </table:table-cell>
          <table:table-cell office:value-type="string" calcext:value-type="string">
            <text:p>startCrossingAngle</text:p>
          </table:table-cell>
          <table:table-cell office:value-type="string" calcext:value-type="string">
            <text:p>crossingAngle</text:p>
          </table:table-cell>
          <table:table-cell office:value-type="string" calcext:value-type="string">
            <text:p>crossingAngleDiff</text:p>
          </table:table-cell>
          <table:table-cell office:value-type="string" calcext:value-type="string">
            <text:p>startAxialRotation</text:p>
          </table:table-cell>
          <table:table-cell office:value-type="string" calcext:value-type="string">
            <text:p>axialRotation</text:p>
          </table:table-cell>
          <table:table-cell office:value-type="string" calcext:value-type="string">
            <text:p>axialRotationDiff</text:p>
          </table:table-cell>
          <table:table-cell office:value-type="string" calcext:value-type="string">
            <text:p>startZShift</text:p>
          </table:table-cell>
          <table:table-cell office:value-type="string" calcext:value-type="string">
            <text:p>zShift</text:p>
          </table:table-cell>
          <table:table-cell office:value-type="string" calcext:value-type="string">
            <text:p>zShiftDiff</text:p>
          </table:table-cell>
          <table:table-cell office:value-type="string" calcext:value-type="string">
            <text:p>StartSeque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BackboneLength</text:p>
          </table:table-cell>
          <table:table-cell office:value-type="string" calcext:value-type="string">
            <text:p>runNumber</text:p>
          </table:table-cell>
          <table:table-cell office:value-type="string" calcext:value-type="string">
            <text:p>DesignDir</text:p>
          </table:table-cell>
          <table:table-cell office:value-type="string" calcext:value-type="string">
            <text:p>SegmentNumb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ercentDif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6.793" calcext:value-type="float">
            <text:p>-36.793</text:p>
          </table:table-cell>
          <table:table-cell office:value-type="float" office:value="-392.69" calcext:value-type="float">
            <text:p>-392.69</text:p>
          </table:table-cell>
          <table:table-cell office:value-type="float" office:value="-355.897" calcext:value-type="float">
            <text:p>-355.897</text:p>
          </table:table-cell>
          <table:table-cell office:value-type="float" office:value="10.2912" calcext:value-type="float">
            <text:p>10.2912</text:p>
          </table:table-cell>
          <table:table-cell office:value-type="float" office:value="-74.2981" calcext:value-type="float">
            <text:p>-74.2981</text:p>
          </table:table-cell>
          <table:table-cell office:value-type="float" office:value="6.26491" calcext:value-type="float">
            <text:p>6.26491</text:p>
          </table:table-cell>
          <table:table-cell office:value-type="float" office:value="-77.9561" calcext:value-type="float">
            <text:p>-77.9561</text:p>
          </table:table-cell>
          <table:table-cell office:value-type="float" office:value="0.338237" calcext:value-type="float">
            <text:p>0.338237</text:p>
          </table:table-cell>
          <table:table-cell office:value-type="float" office:value="-240.435" calcext:value-type="float">
            <text:p>-240.435</text:p>
          </table:table-cell>
          <table:table-cell office:value-type="float" office:value="3.68803" calcext:value-type="float">
            <text:p>3.68803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543.68" calcext:value-type="float">
            <text:p>3543.68</text:p>
          </table:table-cell>
          <table:table-cell office:value-type="float" office:value="4606.64" calcext:value-type="float">
            <text:p>4606.64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5845" calcext:value-type="float">
            <text:p>7.25845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0.2947" calcext:value-type="float">
            <text:p>-30.2947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90.689" calcext:value-type="float">
            <text:p>90.689</text:p>
          </table:table-cell>
          <table:table-cell office:value-type="float" office:value="89.3314" calcext:value-type="float">
            <text:p>89.3314</text:p>
          </table:table-cell>
          <table:table-cell office:value-type="float" office:value="1.35756" calcext:value-type="float">
            <text:p>1.35756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1847" calcext:value-type="float">
            <text:p>4.71847</text:p>
          </table:table-cell>
          <table:table-cell office:value-type="float" office:value="-1.02961" calcext:value-type="float">
            <text:p>-1.02961</text:p>
          </table:table-cell>
          <table:table-cell office:value-type="string" calcext:value-type="string">
            <text:p>LLLAILLGFLWGLLTTLLILI</text:p>
          </table:table-cell>
          <table:table-cell office:value-type="string" calcext:value-type="string">
            <text:p>LLLAALLGFLWGLLTTLLILI</text:p>
          </table:table-cell>
          <table:table-cell office:value-type="string" calcext:value-type="string">
            <text:p>L--AA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/data02/gloiseau/Sequence_Design_Project/vdwSequenceDesign/sequenceDesign/12_06_2021/design_678/LLLAILLGFLWGLLTTLLILI/backboneOptimization/LLLAALLGFLW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3.3696" calcext:value-type="float">
            <text:p>-33.3696</text:p>
          </table:table-cell>
          <table:table-cell office:value-type="float" office:value="-393.261" calcext:value-type="float">
            <text:p>-393.261</text:p>
          </table:table-cell>
          <table:table-cell office:value-type="float" office:value="-359.891" calcext:value-type="float">
            <text:p>-359.891</text:p>
          </table:table-cell>
          <table:table-cell office:value-type="float" office:value="-23.1216" calcext:value-type="float">
            <text:p>-23.1216</text:p>
          </table:table-cell>
          <table:table-cell office:value-type="float" office:value="-77.8122" calcext:value-type="float">
            <text:p>-77.8122</text:p>
          </table:table-cell>
          <table:table-cell office:value-type="float" office:value="-14.865" calcext:value-type="float">
            <text:p>-14.865</text:p>
          </table:table-cell>
          <table:table-cell office:value-type="float" office:value="-78.5904" calcext:value-type="float">
            <text:p>-78.5904</text:p>
          </table:table-cell>
          <table:table-cell office:value-type="float" office:value="-8.64034" calcext:value-type="float">
            <text:p>-8.64034</text:p>
          </table:table-cell>
          <table:table-cell office:value-type="float" office:value="-236.858" calcext:value-type="float">
            <text:p>-236.858</text:p>
          </table:table-cell>
          <table:table-cell office:value-type="float" office:value="0.384026" calcext:value-type="float">
            <text:p>0.384026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708.57" calcext:value-type="float">
            <text:p>3708.57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6946" calcext:value-type="float">
            <text:p>7.26946</text:p>
          </table:table-cell>
          <table:table-cell office:value-type="float" office:value="0.589222" calcext:value-type="float">
            <text:p>0.589222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9582" calcext:value-type="float">
            <text:p>-29.9582</text:p>
          </table:table-cell>
          <table:table-cell office:value-type="float" office:value="-9.78633" calcext:value-type="float">
            <text:p>-9.78633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0269" calcext:value-type="float">
            <text:p>90.0269</text:p>
          </table:table-cell>
          <table:table-cell office:value-type="float" office:value="0.662059" calcext:value-type="float">
            <text:p>0.662059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0182" calcext:value-type="float">
            <text:p>4.80182</text:p>
          </table:table-cell>
          <table:table-cell office:value-type="float" office:value="-1.11296" calcext:value-type="float">
            <text:p>-1.11296</text:p>
          </table:table-cell>
          <table:table-cell table:number-columns-repeated="2" office:value-type="string" calcext:value-type="string">
            <text:p>LLLAALLGFLWGLLTTLLILI</text:p>
          </table:table-cell>
          <table:table-cell office:value-type="string" calcext:value-type="string">
            <text:p>L--AA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02/gloiseau/Sequence_Design_Project/vdwSequenceDesign/sequenceDesign/12_06_2021/design_678/LLLAALLGFLWGLLTTLLILI/backboneOptimization/LLLAALLGFLWG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.9777" calcext:value-type="float">
            <text:p>-29.9777</text:p>
          </table:table-cell>
          <table:table-cell office:value-type="float" office:value="-385.779" calcext:value-type="float">
            <text:p>-385.779</text:p>
          </table:table-cell>
          <table:table-cell office:value-type="float" office:value="-355.801" calcext:value-type="float">
            <text:p>-355.801</text:p>
          </table:table-cell>
          <table:table-cell office:value-type="float" office:value="-19.1177" calcext:value-type="float">
            <text:p>-19.1177</text:p>
          </table:table-cell>
          <table:table-cell office:value-type="float" office:value="-90.1712" calcext:value-type="float">
            <text:p>-90.1712</text:p>
          </table:table-cell>
          <table:table-cell office:value-type="float" office:value="-11.6088" calcext:value-type="float">
            <text:p>-11.6088</text:p>
          </table:table-cell>
          <table:table-cell office:value-type="float" office:value="-62.674" calcext:value-type="float">
            <text:p>-62.674</text:p>
          </table:table-cell>
          <table:table-cell office:value-type="float" office:value="-6.45537" calcext:value-type="float">
            <text:p>-6.45537</text:p>
          </table:table-cell>
          <table:table-cell office:value-type="float" office:value="-232.934" calcext:value-type="float">
            <text:p>-232.934</text:p>
          </table:table-cell>
          <table:table-cell office:value-type="float" office:value="-1.05357" calcext:value-type="float">
            <text:p>-1.05357</text:p>
          </table:table-cell>
          <table:table-cell table:style-name="Default" office:value-type="float" office:value="0.000177876" calcext:value-type="float">
            <text:p>0.000177876</text:p>
          </table:table-cell>
          <table:table-cell office:value-type="float" office:value="3676.5" calcext:value-type="float">
            <text:p>3676.5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37174" calcext:value-type="float">
            <text:p>7.37174</text:p>
          </table:table-cell>
          <table:table-cell office:value-type="float" office:value="0.486938" calcext:value-type="float">
            <text:p>0.486938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2.2707" calcext:value-type="float">
            <text:p>-32.2707</text:p>
          </table:table-cell>
          <table:table-cell office:value-type="float" office:value="-7.4738" calcext:value-type="float">
            <text:p>-7.4738</text:p>
          </table:table-cell>
          <table:table-cell office:value-type="float" office:value="90.689" calcext:value-type="float">
            <text:p>90.689</text:p>
          </table:table-cell>
          <table:table-cell office:value-type="float" office:value="88.5748" calcext:value-type="float">
            <text:p>88.5748</text:p>
          </table:table-cell>
          <table:table-cell office:value-type="float" office:value="2.11422" calcext:value-type="float">
            <text:p>2.11422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9409" calcext:value-type="float">
            <text:p>4.79409</text:p>
          </table:table-cell>
          <table:table-cell office:value-type="float" office:value="-1.10523" calcext:value-type="float">
            <text:p>-1.10523</text:p>
          </table:table-cell>
          <table:table-cell table:number-columns-repeated="2" office:value-type="string" calcext:value-type="string">
            <text:p>LLLAFLLGILAGLLLTLLILI</text:p>
          </table:table-cell>
          <table:table-cell office:value-type="string" calcext:value-type="string">
            <text:p>L--AF--GI-AG--LT--I-I</text:p>
          </table:table-cell>
          <table:table-cell office:value-type="float" office:value="21" calcext:value-type="float">
            <text:p>2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/data02/gloiseau/Sequence_Design_Project/vdwSequenceDesign/sequenceDesign/12_06_2021/design_678/LLLAFLLGILAGLLLTLLILI/backboneOptimization/LLLAFLLGILAGLLL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9.4507" calcext:value-type="float">
            <text:p>-29.4507</text:p>
          </table:table-cell>
          <table:table-cell office:value-type="float" office:value="-387.717" calcext:value-type="float">
            <text:p>-387.717</text:p>
          </table:table-cell>
          <table:table-cell office:value-type="float" office:value="-358.266" calcext:value-type="float">
            <text:p>-358.266</text:p>
          </table:table-cell>
          <table:table-cell office:value-type="float" office:value="-11.2077" calcext:value-type="float">
            <text:p>-11.2077</text:p>
          </table:table-cell>
          <table:table-cell office:value-type="float" office:value="-63.7327" calcext:value-type="float">
            <text:p>-63.7327</text:p>
          </table:table-cell>
          <table:table-cell office:value-type="float" office:value="-3.90133" calcext:value-type="float">
            <text:p>-3.90133</text:p>
          </table:table-cell>
          <table:table-cell office:value-type="float" office:value="-80.9411" calcext:value-type="float">
            <text:p>-80.9411</text:p>
          </table:table-cell>
          <table:table-cell office:value-type="float" office:value="-0.000463342" calcext:value-type="float">
            <text:p>-0.000463342</text:p>
          </table:table-cell>
          <table:table-cell office:value-type="float" office:value="-243.043" calcext:value-type="float">
            <text:p>-243.043</text:p>
          </table:table-cell>
          <table:table-cell office:value-type="float" office:value="-7.30595" calcext:value-type="float">
            <text:p>-7.30595</text:p>
          </table:table-cell>
          <table:table-cell office:value-type="float" office:value="0.0000468992" calcext:value-type="float">
            <text:p>4.69E-05</text:p>
          </table:table-cell>
          <table:table-cell office:value-type="float" office:value="3815.36" calcext:value-type="float">
            <text:p>3815.36</text:p>
          </table:table-cell>
          <table:table-cell office:value-type="float" office:value="0" calcext:value-type="float">
            <text:p>0</text:p>
          </table:table-cell>
          <table:table-cell office:value-type="float" office:value="8.63379" calcext:value-type="float">
            <text:p>8.63379</text:p>
          </table:table-cell>
          <table:table-cell office:value-type="float" office:value="8.78426" calcext:value-type="float">
            <text:p>8.78426</text:p>
          </table:table-cell>
          <table:table-cell office:value-type="float" office:value="-0.150474" calcext:value-type="float">
            <text:p>-0.150474</text:p>
          </table:table-cell>
          <table:table-cell office:value-type="float" office:value="17.3071" calcext:value-type="float">
            <text:p>17.3071</text:p>
          </table:table-cell>
          <table:table-cell office:value-type="float" office:value="17.719" calcext:value-type="float">
            <text:p>17.719</text:p>
          </table:table-cell>
          <table:table-cell office:value-type="float" office:value="-0.411864" calcext:value-type="float">
            <text:p>-0.411864</text:p>
          </table:table-cell>
          <table:table-cell office:value-type="float" office:value="36.0531" calcext:value-type="float">
            <text:p>36.0531</text:p>
          </table:table-cell>
          <table:table-cell office:value-type="float" office:value="39.4061" calcext:value-type="float">
            <text:p>39.4061</text:p>
          </table:table-cell>
          <table:table-cell office:value-type="float" office:value="-3.35297" calcext:value-type="float">
            <text:p>-3.35297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2.57922" calcext:value-type="float">
            <text:p>2.57922</text:p>
          </table:table-cell>
          <table:table-cell office:value-type="float" office:value="-1.38776" calcext:value-type="float">
            <text:p>-1.38776</text:p>
          </table:table-cell>
          <table:table-cell table:number-columns-repeated="2" office:value-type="string" calcext:value-type="string">
            <text:p>LLLAFLTFLLATLIALLLILI</text:p>
          </table:table-cell>
          <table:table-cell office:value-type="string" calcext:value-type="string">
            <text:p>L--AF-TF--AT-IA--LI--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data02/gloiseau/Sequence_Design_Project/vdwSequenceDesign/sequenceDesign/12_06_2021/design_1135/LLLAFLTFLLATLIALLLILI/backboneOptimization/LLLAFLTFLLATLI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576.9174013344" calcext:value-type="float">
            <text:p>60576.9174013344</text:p>
          </table:table-cell>
          <table:table-cell office:value-type="float" office:value="1314.53393370729" calcext:value-type="float">
            <text:p>1314.5339337072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0.5341" calcext:value-type="float">
            <text:p>-40.5341</text:p>
          </table:table-cell>
          <table:table-cell office:value-type="float" office:value="-400.491" calcext:value-type="float">
            <text:p>-400.491</text:p>
          </table:table-cell>
          <table:table-cell office:value-type="float" office:value="-359.957" calcext:value-type="float">
            <text:p>-359.957</text:p>
          </table:table-cell>
          <table:table-cell office:value-type="float" office:value="-35.0071" calcext:value-type="float">
            <text:p>-35.0071</text:p>
          </table:table-cell>
          <table:table-cell office:value-type="float" office:value="-45.2965" calcext:value-type="float">
            <text:p>-45.2965</text:p>
          </table:table-cell>
          <table:table-cell office:value-type="float" office:value="-4.69789" calcext:value-type="float">
            <text:p>-4.69789</text:p>
          </table:table-cell>
          <table:table-cell office:value-type="float" office:value="-116.196" calcext:value-type="float">
            <text:p>-116.196</text:p>
          </table:table-cell>
          <table:table-cell office:value-type="float" office:value="-25.461" calcext:value-type="float">
            <text:p>-25.461</text:p>
          </table:table-cell>
          <table:table-cell office:value-type="float" office:value="-238.998" calcext:value-type="float">
            <text:p>-238.998</text:p>
          </table:table-cell>
          <table:table-cell office:value-type="float" office:value="-4.84846" calcext:value-type="float">
            <text:p>-4.84846</text:p>
          </table:table-cell>
          <table:table-cell table:style-name="Default" office:value-type="float" office:value="0.000166204" calcext:value-type="float">
            <text:p>0.000166204</text:p>
          </table:table-cell>
          <table:table-cell office:value-type="float" office:value="3927.33" calcext:value-type="float">
            <text:p>3927.33</text:p>
          </table:table-cell>
          <table:table-cell office:value-type="float" office:value="0" calcext:value-type="float">
            <text:p>0</text:p>
          </table:table-cell>
          <table:table-cell office:value-type="float" office:value="7.23427" calcext:value-type="float">
            <text:p>7.23427</text:p>
          </table:table-cell>
          <table:table-cell office:value-type="float" office:value="6.61788" calcext:value-type="float">
            <text:p>6.61788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-56.1803" calcext:value-type="float">
            <text:p>-56.1803</text:p>
          </table:table-cell>
          <table:table-cell office:value-type="float" office:value="-51.4742" calcext:value-type="float">
            <text:p>-51.4742</text:p>
          </table:table-cell>
          <table:table-cell office:value-type="float" office:value="-4.70605" calcext:value-type="float">
            <text:p>-4.70605</text:p>
          </table:table-cell>
          <table:table-cell office:value-type="float" office:value="97.2033" calcext:value-type="float">
            <text:p>97.2033</text:p>
          </table:table-cell>
          <table:table-cell office:value-type="float" office:value="103.286" calcext:value-type="float">
            <text:p>103.286</text:p>
          </table:table-cell>
          <table:table-cell office:value-type="float" office:value="-6.08266" calcext:value-type="float">
            <text:p>-6.08266</text:p>
          </table:table-cell>
          <table:table-cell office:value-type="float" office:value="3.20524" calcext:value-type="float">
            <text:p>3.20524</text:p>
          </table:table-cell>
          <table:table-cell office:value-type="float" office:value="4.36751" calcext:value-type="float">
            <text:p>4.36751</text:p>
          </table:table-cell>
          <table:table-cell office:value-type="float" office:value="-1.16227" calcext:value-type="float">
            <text:p>-1.16227</text:p>
          </table:table-cell>
          <table:table-cell table:number-columns-repeated="2" office:value-type="string" calcext:value-type="string">
            <text:p>LLLAILFGLLTGYLSTLLILI</text:p>
          </table:table-cell>
          <table:table-cell office:value-type="string" calcext:value-type="string">
            <text:p>L--AI-FGL-TGY-ST-----</text:p>
          </table:table-cell>
          <table:table-cell office:value-type="float" office:value="21" calcext:value-type="float">
            <text:p>21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/data02/gloiseau/Sequence_Design_Project/vdwSequenceDesign/sequenceDesign/12_06_2021/design_1742/LLLAILFGLLTGYLSTLLILI/backboneOptimization/LLLAILFGLLTGYLS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9072.262947651" calcext:value-type="float">
            <text:p>109072.262947651</text:p>
          </table:table-cell>
          <table:table-cell office:value-type="float" office:value="13218.7611699766" calcext:value-type="float">
            <text:p>13218.761169976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4.3918" calcext:value-type="float">
            <text:p>-34.3918</text:p>
          </table:table-cell>
          <table:table-cell office:value-type="float" office:value="-396.505" calcext:value-type="float">
            <text:p>-396.505</text:p>
          </table:table-cell>
          <table:table-cell office:value-type="float" office:value="-362.114" calcext:value-type="float">
            <text:p>-362.114</text:p>
          </table:table-cell>
          <table:table-cell office:value-type="float" office:value="-3.24479" calcext:value-type="float">
            <text:p>-3.24479</text:p>
          </table:table-cell>
          <table:table-cell office:value-type="float" office:value="-75.4315" calcext:value-type="float">
            <text:p>-75.4315</text:p>
          </table:table-cell>
          <table:table-cell office:value-type="float" office:value="2.38066" calcext:value-type="float">
            <text:p>2.38066</text:p>
          </table:table-cell>
          <table:table-cell office:value-type="float" office:value="-78.5742" calcext:value-type="float">
            <text:p>-78.5742</text:p>
          </table:table-cell>
          <table:table-cell office:value-type="float" office:value="0.0162288" calcext:value-type="float">
            <text:p>0.0162288</text:p>
          </table:table-cell>
          <table:table-cell office:value-type="float" office:value="-242.5" calcext:value-type="float">
            <text:p>-242.5</text:p>
          </table:table-cell>
          <table:table-cell office:value-type="float" office:value="-5.64168" calcext:value-type="float">
            <text:p>-5.64168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542.04" calcext:value-type="float">
            <text:p>3542.04</text:p>
          </table:table-cell>
          <table:table-cell office:value-type="float" office:value="4675.28" calcext:value-type="float">
            <text:p>4675.28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6946" calcext:value-type="float">
            <text:p>7.26946</text:p>
          </table:table-cell>
          <table:table-cell office:value-type="float" office:value="0.589222" calcext:value-type="float">
            <text:p>0.589222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9582" calcext:value-type="float">
            <text:p>-29.9582</text:p>
          </table:table-cell>
          <table:table-cell office:value-type="float" office:value="-9.78633" calcext:value-type="float">
            <text:p>-9.78633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0269" calcext:value-type="float">
            <text:p>90.0269</text:p>
          </table:table-cell>
          <table:table-cell office:value-type="float" office:value="0.662059" calcext:value-type="float">
            <text:p>0.662059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0182" calcext:value-type="float">
            <text:p>4.80182</text:p>
          </table:table-cell>
          <table:table-cell office:value-type="float" office:value="-1.11296" calcext:value-type="float">
            <text:p>-1.11296</text:p>
          </table:table-cell>
          <table:table-cell office:value-type="string" calcext:value-type="string">
            <text:p>LLLAALLGFLWGLLTTLLILI</text:p>
          </table:table-cell>
          <table:table-cell office:value-type="string" calcext:value-type="string">
            <text:p>LLLAILLGFLWGLLTTLLILI</text:p>
          </table:table-cell>
          <table:table-cell office:value-type="string" calcext:value-type="string">
            <text:p>L--AI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02/gloiseau/Sequence_Design_Project/vdwSequenceDesign/sequenceDesign/12_06_2021/design_678/LLLAALLGFLWGLLTTLLILI/backboneOptimization/LLLAILLGFLWG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8.3937" calcext:value-type="float">
            <text:p>-38.3937</text:p>
          </table:table-cell>
          <table:table-cell office:value-type="float" office:value="-402.981" calcext:value-type="float">
            <text:p>-402.981</text:p>
          </table:table-cell>
          <table:table-cell office:value-type="float" office:value="-364.587" calcext:value-type="float">
            <text:p>-364.587</text:p>
          </table:table-cell>
          <table:table-cell office:value-type="float" office:value="-29.5337" calcext:value-type="float">
            <text:p>-29.5337</text:p>
          </table:table-cell>
          <table:table-cell office:value-type="float" office:value="-80.5631" calcext:value-type="float">
            <text:p>-80.5631</text:p>
          </table:table-cell>
          <table:table-cell office:value-type="float" office:value="-17.314" calcext:value-type="float">
            <text:p>-17.314</text:p>
          </table:table-cell>
          <table:table-cell office:value-type="float" office:value="-78.2943" calcext:value-type="float">
            <text:p>-78.2943</text:p>
          </table:table-cell>
          <table:table-cell office:value-type="float" office:value="-8.34419" calcext:value-type="float">
            <text:p>-8.34419</text:p>
          </table:table-cell>
          <table:table-cell office:value-type="float" office:value="-244.123" calcext:value-type="float">
            <text:p>-244.123</text:p>
          </table:table-cell>
          <table:table-cell office:value-type="float" office:value="-3.87636" calcext:value-type="float">
            <text:p>-3.87636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697.77" calcext:value-type="float">
            <text:p>3697.77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5845" calcext:value-type="float">
            <text:p>7.25845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30.2947" calcext:value-type="float">
            <text:p>-30.2947</text:p>
          </table:table-cell>
          <table:table-cell office:value-type="float" office:value="-9.44977" calcext:value-type="float">
            <text:p>-9.44977</text:p>
          </table:table-cell>
          <table:table-cell office:value-type="float" office:value="90.689" calcext:value-type="float">
            <text:p>90.689</text:p>
          </table:table-cell>
          <table:table-cell office:value-type="float" office:value="89.3314" calcext:value-type="float">
            <text:p>89.3314</text:p>
          </table:table-cell>
          <table:table-cell office:value-type="float" office:value="1.35756" calcext:value-type="float">
            <text:p>1.35756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71847" calcext:value-type="float">
            <text:p>4.71847</text:p>
          </table:table-cell>
          <table:table-cell office:value-type="float" office:value="-1.02961" calcext:value-type="float">
            <text:p>-1.02961</text:p>
          </table:table-cell>
          <table:table-cell table:number-columns-repeated="2" office:value-type="string" calcext:value-type="string">
            <text:p>LLLAILLGFLWGLLTTLLILI</text:p>
          </table:table-cell>
          <table:table-cell office:value-type="string" calcext:value-type="string">
            <text:p>L--AI--GF-W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/data02/gloiseau/Sequence_Design_Project/vdwSequenceDesign/sequenceDesign/12_06_2021/design_678/LLLAILLGFLWGLLTTLLILI/backboneOptimization/LLLAILLGFLW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1.7985" calcext:value-type="float">
            <text:p>-31.7985</text:p>
          </table:table-cell>
          <table:table-cell office:value-type="float" office:value="-407.172" calcext:value-type="float">
            <text:p>-407.172</text:p>
          </table:table-cell>
          <table:table-cell office:value-type="float" office:value="-375.374" calcext:value-type="float">
            <text:p>-375.374</text:p>
          </table:table-cell>
          <table:table-cell office:value-type="float" office:value="-25.4215" calcext:value-type="float">
            <text:p>-25.4215</text:p>
          </table:table-cell>
          <table:table-cell office:value-type="float" office:value="-72.787" calcext:value-type="float">
            <text:p>-72.787</text:p>
          </table:table-cell>
          <table:table-cell office:value-type="float" office:value="-14.1739" calcext:value-type="float">
            <text:p>-14.1739</text:p>
          </table:table-cell>
          <table:table-cell office:value-type="float" office:value="-95.2067" calcext:value-type="float">
            <text:p>-95.2067</text:p>
          </table:table-cell>
          <table:table-cell office:value-type="float" office:value="-4.43011" calcext:value-type="float">
            <text:p>-4.43011</text:p>
          </table:table-cell>
          <table:table-cell office:value-type="float" office:value="-239.179" calcext:value-type="float">
            <text:p>-239.179</text:p>
          </table:table-cell>
          <table:table-cell office:value-type="float" office:value="-6.81777" calcext:value-type="float">
            <text:p>-6.81777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3912.78" calcext:value-type="float">
            <text:p>3912.78</text:p>
          </table:table-cell>
          <table:table-cell office:value-type="float" office:value="0" calcext:value-type="float">
            <text:p>0</text:p>
          </table:table-cell>
          <table:table-cell office:value-type="float" office:value="7.23427" calcext:value-type="float">
            <text:p>7.23427</text:p>
          </table:table-cell>
          <table:table-cell office:value-type="float" office:value="6.771" calcext:value-type="float">
            <text:p>6.771</text:p>
          </table:table-cell>
          <table:table-cell office:value-type="float" office:value="0.463271" calcext:value-type="float">
            <text:p>0.463271</text:p>
          </table:table-cell>
          <table:table-cell office:value-type="float" office:value="-56.1803" calcext:value-type="float">
            <text:p>-56.1803</text:p>
          </table:table-cell>
          <table:table-cell office:value-type="float" office:value="-46.1702" calcext:value-type="float">
            <text:p>-46.1702</text:p>
          </table:table-cell>
          <table:table-cell office:value-type="float" office:value="-10.0101" calcext:value-type="float">
            <text:p>-10.0101</text:p>
          </table:table-cell>
          <table:table-cell office:value-type="float" office:value="97.2033" calcext:value-type="float">
            <text:p>97.2033</text:p>
          </table:table-cell>
          <table:table-cell office:value-type="float" office:value="98.1659" calcext:value-type="float">
            <text:p>98.1659</text:p>
          </table:table-cell>
          <table:table-cell office:value-type="float" office:value="-0.962553" calcext:value-type="float">
            <text:p>-0.962553</text:p>
          </table:table-cell>
          <table:table-cell office:value-type="float" office:value="3.20524" calcext:value-type="float">
            <text:p>3.20524</text:p>
          </table:table-cell>
          <table:table-cell office:value-type="float" office:value="4.98227" calcext:value-type="float">
            <text:p>4.98227</text:p>
          </table:table-cell>
          <table:table-cell office:value-type="float" office:value="-1.77703" calcext:value-type="float">
            <text:p>-1.77703</text:p>
          </table:table-cell>
          <table:table-cell table:number-columns-repeated="2" office:value-type="string" calcext:value-type="string">
            <text:p>LLLAILLGLLFGTLSTLLILI</text:p>
          </table:table-cell>
          <table:table-cell office:value-type="string" calcext:value-type="string">
            <text:p>L--AI-LGL-FGT-ST-----</text:p>
          </table:table-cell>
          <table:table-cell office:value-type="float" office:value="21" calcext:value-type="float">
            <text:p>21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/data02/gloiseau/Sequence_Design_Project/vdwSequenceDesign/sequenceDesign/12_06_2021/design_1742/LLLAILLGLLFGTLSTLLILI/backboneOptimization/LLLAILLGLLFGTLS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89166.2136289154" calcext:value-type="float">
            <text:p>89166.2136289154</text:p>
          </table:table-cell>
          <table:table-cell office:value-type="float" office:value="23677.5677918242" calcext:value-type="float">
            <text:p>23677.567791824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.3319" calcext:value-type="float">
            <text:p>-24.3319</text:p>
          </table:table-cell>
          <table:table-cell office:value-type="float" office:value="-415.307" calcext:value-type="float">
            <text:p>-415.307</text:p>
          </table:table-cell>
          <table:table-cell office:value-type="float" office:value="-390.975" calcext:value-type="float">
            <text:p>-390.975</text:p>
          </table:table-cell>
          <table:table-cell office:value-type="float" office:value="-15.7979" calcext:value-type="float">
            <text:p>-15.7979</text:p>
          </table:table-cell>
          <table:table-cell office:value-type="float" office:value="-98.9944" calcext:value-type="float">
            <text:p>-98.9944</text:p>
          </table:table-cell>
          <table:table-cell office:value-type="float" office:value="-13.9168" calcext:value-type="float">
            <text:p>-13.9168</text:p>
          </table:table-cell>
          <table:table-cell office:value-type="float" office:value="-76.933" calcext:value-type="float">
            <text:p>-76.933</text:p>
          </table:table-cell>
          <table:table-cell office:value-type="float" office:value="0.895856" calcext:value-type="float">
            <text:p>0.895856</text:p>
          </table:table-cell>
          <table:table-cell office:value-type="float" office:value="-239.379" calcext:value-type="float">
            <text:p>-239.379</text:p>
          </table:table-cell>
          <table:table-cell office:value-type="float" office:value="-2.77744" calcext:value-type="float">
            <text:p>-2.77744</text:p>
          </table:table-cell>
          <table:table-cell table:style-name="Default" office:value-type="float" office:value="0.000104495" calcext:value-type="float">
            <text:p>0.000104495</text:p>
          </table:table-cell>
          <table:table-cell office:value-type="float" office:value="3813.55" calcext:value-type="float">
            <text:p>3813.55</text:p>
          </table:table-cell>
          <table:table-cell office:value-type="float" office:value="0" calcext:value-type="float">
            <text:p>0</text:p>
          </table:table-cell>
          <table:table-cell office:value-type="float" office:value="7.45773" calcext:value-type="float">
            <text:p>7.45773</text:p>
          </table:table-cell>
          <table:table-cell office:value-type="float" office:value="7.09281" calcext:value-type="float">
            <text:p>7.09281</text:p>
          </table:table-cell>
          <table:table-cell office:value-type="float" office:value="0.364921" calcext:value-type="float">
            <text:p>0.364921</text:p>
          </table:table-cell>
          <table:table-cell office:value-type="float" office:value="-41.2828" calcext:value-type="float">
            <text:p>-41.2828</text:p>
          </table:table-cell>
          <table:table-cell office:value-type="float" office:value="-40.1009" calcext:value-type="float">
            <text:p>-40.1009</text:p>
          </table:table-cell>
          <table:table-cell office:value-type="float" office:value="-1.18193" calcext:value-type="float">
            <text:p>-1.18193</text:p>
          </table:table-cell>
          <table:table-cell office:value-type="float" office:value="28.5615" calcext:value-type="float">
            <text:p>28.5615</text:p>
          </table:table-cell>
          <table:table-cell office:value-type="float" office:value="29.4118" calcext:value-type="float">
            <text:p>29.4118</text:p>
          </table:table-cell>
          <table:table-cell office:value-type="float" office:value="-0.850302" calcext:value-type="float">
            <text:p>-0.850302</text:p>
          </table:table-cell>
          <table:table-cell office:value-type="float" office:value="3.50519" calcext:value-type="float">
            <text:p>3.50519</text:p>
          </table:table-cell>
          <table:table-cell office:value-type="float" office:value="4.09496" calcext:value-type="float">
            <text:p>4.09496</text:p>
          </table:table-cell>
          <table:table-cell office:value-type="float" office:value="-0.589772" calcext:value-type="float">
            <text:p>-0.589772</text:p>
          </table:table-cell>
          <table:table-cell table:number-columns-repeated="2" office:value-type="string" calcext:value-type="string">
            <text:p>LLLALLALLLGTLLTILLILI</text:p>
          </table:table-cell>
          <table:table-cell office:value-type="string" calcext:value-type="string">
            <text:p>L-LA--AL--GT--TI--I-I</text:p>
          </table:table-cell>
          <table:table-cell office:value-type="float" office:value="21" calcext:value-type="float">
            <text:p>21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/data02/gloiseau/Sequence_Design_Project/vdwSequenceDesign/sequenceDesign/12_06_2021/design_2865/LLLALLALLLGTLLTILLILI/backboneOptimization/LLLALLALLLGTLLTI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683.8424117129" calcext:value-type="float">
            <text:p>50683.8424117129</text:p>
          </table:table-cell>
          <table:table-cell office:value-type="float" office:value="8735.82062529034" calcext:value-type="float">
            <text:p>8735.82062529034</text:p>
          </table:table-cell>
          <table:table-cell office:value-type="float" office:value="-80.0362558608452" calcext:value-type="float">
            <text:p>-80.03625586084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4.2959" calcext:value-type="float">
            <text:p>-24.2959</text:p>
          </table:table-cell>
          <table:table-cell office:value-type="float" office:value="-404.469" calcext:value-type="float">
            <text:p>-404.469</text:p>
          </table:table-cell>
          <table:table-cell office:value-type="float" office:value="-380.173" calcext:value-type="float">
            <text:p>-380.173</text:p>
          </table:table-cell>
          <table:table-cell office:value-type="float" office:value="-16.9929" calcext:value-type="float">
            <text:p>-16.9929</text:p>
          </table:table-cell>
          <table:table-cell office:value-type="float" office:value="-69.9977" calcext:value-type="float">
            <text:p>-69.9977</text:p>
          </table:table-cell>
          <table:table-cell office:value-type="float" office:value="-8.59943" calcext:value-type="float">
            <text:p>-8.59943</text:p>
          </table:table-cell>
          <table:table-cell office:value-type="float" office:value="-94.5083" calcext:value-type="float">
            <text:p>-94.5083</text:p>
          </table:table-cell>
          <table:table-cell office:value-type="float" office:value="-3.04244" calcext:value-type="float">
            <text:p>-3.04244</text:p>
          </table:table-cell>
          <table:table-cell office:value-type="float" office:value="-239.963" calcext:value-type="float">
            <text:p>-239.963</text:p>
          </table:table-cell>
          <table:table-cell office:value-type="float" office:value="-5.35085" calcext:value-type="float">
            <text:p>-5.35085</text:p>
          </table:table-cell>
          <table:table-cell table:style-name="Default" office:value-type="float" office:value="0.000219686" calcext:value-type="float">
            <text:p>0.000219686</text:p>
          </table:table-cell>
          <table:table-cell office:value-type="float" office:value="3788.74" calcext:value-type="float">
            <text:p>3788.74</text:p>
          </table:table-cell>
          <table:table-cell office:value-type="float" office:value="0" calcext:value-type="float">
            <text:p>0</text:p>
          </table:table-cell>
          <table:table-cell office:value-type="float" office:value="7.16296" calcext:value-type="float">
            <text:p>7.16296</text:p>
          </table:table-cell>
          <table:table-cell office:value-type="float" office:value="7.43225" calcext:value-type="float">
            <text:p>7.43225</text:p>
          </table:table-cell>
          <table:table-cell office:value-type="float" office:value="-0.269289" calcext:value-type="float">
            <text:p>-0.269289</text:p>
          </table:table-cell>
          <table:table-cell office:value-type="float" office:value="-35.213" calcext:value-type="float">
            <text:p>-35.213</text:p>
          </table:table-cell>
          <table:table-cell office:value-type="float" office:value="-36.126" calcext:value-type="float">
            <text:p>-36.126</text:p>
          </table:table-cell>
          <table:table-cell office:value-type="float" office:value="0.912952" calcext:value-type="float">
            <text:p>0.912952</text:p>
          </table:table-cell>
          <table:table-cell office:value-type="float" office:value="31.8515" calcext:value-type="float">
            <text:p>31.8515</text:p>
          </table:table-cell>
          <table:table-cell office:value-type="float" office:value="27.917" calcext:value-type="float">
            <text:p>27.917</text:p>
          </table:table-cell>
          <table:table-cell office:value-type="float" office:value="3.93452" calcext:value-type="float">
            <text:p>3.93452</text:p>
          </table:table-cell>
          <table:table-cell office:value-type="float" office:value="4.55847" calcext:value-type="float">
            <text:p>4.55847</text:p>
          </table:table-cell>
          <table:table-cell office:value-type="float" office:value="5.7029" calcext:value-type="float">
            <text:p>5.7029</text:p>
          </table:table-cell>
          <table:table-cell office:value-type="float" office:value="-1.14443" calcext:value-type="float">
            <text:p>-1.14443</text:p>
          </table:table-cell>
          <table:table-cell table:number-columns-repeated="2" office:value-type="string" calcext:value-type="string">
            <text:p>LLLALLFALLGTLLSTLLILI</text:p>
          </table:table-cell>
          <table:table-cell office:value-type="string" calcext:value-type="string">
            <text:p>L-LA--FA--GT--ST--I-I</text:p>
          </table:table-cell>
          <table:table-cell office:value-type="float" office:value="21" calcext:value-type="float">
            <text:p>2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/data02/gloiseau/Sequence_Design_Project/vdwSequenceDesign/sequenceDesign/12_06_2021/design_2358/LLLALLFALLGTLLSTLLILI/backboneOptimization/LLLALLFALLGTLLS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2159.1739316532" calcext:value-type="float">
            <text:p>52159.1739316532</text:p>
          </table:table-cell>
          <table:table-cell office:value-type="float" office:value="8951.8303036116" calcext:value-type="float">
            <text:p>8951.830303611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8.8588" calcext:value-type="float">
            <text:p>-28.8588</text:p>
          </table:table-cell>
          <table:table-cell office:value-type="float" office:value="-408.733" calcext:value-type="float">
            <text:p>-408.733</text:p>
          </table:table-cell>
          <table:table-cell office:value-type="float" office:value="-379.874" calcext:value-type="float">
            <text:p>-379.874</text:p>
          </table:table-cell>
          <table:table-cell office:value-type="float" office:value="-8.7258" calcext:value-type="float">
            <text:p>-8.7258</text:p>
          </table:table-cell>
          <table:table-cell office:value-type="float" office:value="-69.0354" calcext:value-type="float">
            <text:p>-69.0354</text:p>
          </table:table-cell>
          <table:table-cell office:value-type="float" office:value="-3.79466" calcext:value-type="float">
            <text:p>-3.79466</text:p>
          </table:table-cell>
          <table:table-cell office:value-type="float" office:value="-96.1793" calcext:value-type="float">
            <text:p>-96.1793</text:p>
          </table:table-cell>
          <table:table-cell office:value-type="float" office:value="-1.59372" calcext:value-type="float">
            <text:p>-1.59372</text:p>
          </table:table-cell>
          <table:table-cell office:value-type="float" office:value="-243.518" calcext:value-type="float">
            <text:p>-243.518</text:p>
          </table:table-cell>
          <table:table-cell office:value-type="float" office:value="-3.33712" calcext:value-type="float">
            <text:p>-3.33712</text:p>
          </table:table-cell>
          <table:table-cell table:style-name="Default" office:value-type="float" office:value="0.000129756" calcext:value-type="float">
            <text:p>0.000129756</text:p>
          </table:table-cell>
          <table:table-cell office:value-type="float" office:value="3866.97" calcext:value-type="float">
            <text:p>3866.97</text:p>
          </table:table-cell>
          <table:table-cell office:value-type="float" office:value="0" calcext:value-type="float">
            <text:p>0</text:p>
          </table:table-cell>
          <table:table-cell office:value-type="float" office:value="7.83701" calcext:value-type="float">
            <text:p>7.83701</text:p>
          </table:table-cell>
          <table:table-cell office:value-type="float" office:value="7.84434" calcext:value-type="float">
            <text:p>7.84434</text:p>
          </table:table-cell>
          <table:table-cell office:value-type="float" office:value="-0.00732543" calcext:value-type="float">
            <text:p>-0.00732543</text:p>
          </table:table-cell>
          <table:table-cell office:value-type="float" office:value="-42.8397" calcext:value-type="float">
            <text:p>-42.8397</text:p>
          </table:table-cell>
          <table:table-cell office:value-type="float" office:value="-40.0368" calcext:value-type="float">
            <text:p>-40.0368</text:p>
          </table:table-cell>
          <table:table-cell office:value-type="float" office:value="-2.80289" calcext:value-type="float">
            <text:p>-2.80289</text:p>
          </table:table-cell>
          <table:table-cell office:value-type="float" office:value="43.0566" calcext:value-type="float">
            <text:p>43.0566</text:p>
          </table:table-cell>
          <table:table-cell office:value-type="float" office:value="32.6541" calcext:value-type="float">
            <text:p>32.6541</text:p>
          </table:table-cell>
          <table:table-cell office:value-type="float" office:value="10.4025" calcext:value-type="float">
            <text:p>10.4025</text:p>
          </table:table-cell>
          <table:table-cell office:value-type="float" office:value="5.19159" calcext:value-type="float">
            <text:p>5.19159</text:p>
          </table:table-cell>
          <table:table-cell office:value-type="float" office:value="5.88226" calcext:value-type="float">
            <text:p>5.88226</text:p>
          </table:table-cell>
          <table:table-cell office:value-type="float" office:value="-0.690669" calcext:value-type="float">
            <text:p>-0.690669</text:p>
          </table:table-cell>
          <table:table-cell table:number-columns-repeated="2" office:value-type="string" calcext:value-type="string">
            <text:p>LLLALLFGLLTTLLTVLLILI</text:p>
          </table:table-cell>
          <table:table-cell office:value-type="string" calcext:value-type="string">
            <text:p>L-LA--FG--TT--TV--I-I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data02/gloiseau/Sequence_Design_Project/vdwSequenceDesign/sequenceDesign/12_06_2021/design_2687/LLLALLFGLLTTLLTVLLILI/backboneOptimization/LLLALLFGLLTTLL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374.9725140325" calcext:value-type="float">
            <text:p>56374.9725140325</text:p>
          </table:table-cell>
          <table:table-cell office:value-type="float" office:value="9465.62680939037" calcext:value-type="float">
            <text:p>9465.6268093903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6.9339" calcext:value-type="float">
            <text:p>-36.9339</text:p>
          </table:table-cell>
          <table:table-cell office:value-type="float" office:value="-398.339" calcext:value-type="float">
            <text:p>-398.339</text:p>
          </table:table-cell>
          <table:table-cell office:value-type="float" office:value="-361.405" calcext:value-type="float">
            <text:p>-361.405</text:p>
          </table:table-cell>
          <table:table-cell office:value-type="float" office:value="-15.0129" calcext:value-type="float">
            <text:p>-15.0129</text:p>
          </table:table-cell>
          <table:table-cell office:value-type="float" office:value="-77.4246" calcext:value-type="float">
            <text:p>-77.4246</text:p>
          </table:table-cell>
          <table:table-cell office:value-type="float" office:value="2.04595" calcext:value-type="float">
            <text:p>2.04595</text:p>
          </table:table-cell>
          <table:table-cell office:value-type="float" office:value="-76.6371" calcext:value-type="float">
            <text:p>-76.6371</text:p>
          </table:table-cell>
          <table:table-cell office:value-type="float" office:value="-13.9247" calcext:value-type="float">
            <text:p>-13.9247</text:p>
          </table:table-cell>
          <table:table-cell office:value-type="float" office:value="-244.277" calcext:value-type="float">
            <text:p>-244.277</text:p>
          </table:table-cell>
          <table:table-cell office:value-type="float" office:value="-3.13418" calcext:value-type="float">
            <text:p>-3.13418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869.85" calcext:value-type="float">
            <text:p>3869.85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4167" calcext:value-type="float">
            <text:p>6.54167</text:p>
          </table:table-cell>
          <table:table-cell office:value-type="float" office:value="0.625957" calcext:value-type="float">
            <text:p>0.625957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8.4446" calcext:value-type="float">
            <text:p>-48.4446</text:p>
          </table:table-cell>
          <table:table-cell office:value-type="float" office:value="-0.325325" calcext:value-type="float">
            <text:p>-0.325325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5.5227" calcext:value-type="float">
            <text:p>15.5227</text:p>
          </table:table-cell>
          <table:table-cell office:value-type="float" office:value="6.46391" calcext:value-type="float">
            <text:p>6.46391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4.20853" calcext:value-type="float">
            <text:p>4.20853</text:p>
          </table:table-cell>
          <table:table-cell office:value-type="float" office:value="-0.669208" calcext:value-type="float">
            <text:p>-0.669208</text:p>
          </table:table-cell>
          <table:table-cell table:number-columns-repeated="2" office:value-type="string" calcext:value-type="string">
            <text:p>LLLALLGILWGFLITLLLILI</text:p>
          </table:table-cell>
          <table:table-cell office:value-type="string" calcext:value-type="string">
            <text:p>L-LA--GI-WGF-IT---I--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data02/gloiseau/Sequence_Design_Project/vdwSequenceDesign/sequenceDesign/12_06_2021/design_701/LLLALLGILWGFLITLLLILI/backboneOptimization/LLLALLGILWGFLI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84107.8492573263" calcext:value-type="float">
            <text:p>84107.8492573263</text:p>
          </table:table-cell>
          <table:table-cell office:value-type="float" office:value="10869.9905175447" calcext:value-type="float">
            <text:p>10869.99051754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7.0572" calcext:value-type="float">
            <text:p>-37.0572</text:p>
          </table:table-cell>
          <table:table-cell office:value-type="float" office:value="-387.194" calcext:value-type="float">
            <text:p>-387.194</text:p>
          </table:table-cell>
          <table:table-cell office:value-type="float" office:value="-350.137" calcext:value-type="float">
            <text:p>-350.137</text:p>
          </table:table-cell>
          <table:table-cell office:value-type="float" office:value="-16.2872" calcext:value-type="float">
            <text:p>-16.2872</text:p>
          </table:table-cell>
          <table:table-cell office:value-type="float" office:value="-69.8845" calcext:value-type="float">
            <text:p>-69.8845</text:p>
          </table:table-cell>
          <table:table-cell office:value-type="float" office:value="-0.803505" calcext:value-type="float">
            <text:p>-0.803505</text:p>
          </table:table-cell>
          <table:table-cell office:value-type="float" office:value="-76.3951" calcext:value-type="float">
            <text:p>-76.3951</text:p>
          </table:table-cell>
          <table:table-cell office:value-type="float" office:value="-13.6827" calcext:value-type="float">
            <text:p>-13.6827</text:p>
          </table:table-cell>
          <table:table-cell office:value-type="float" office:value="-240.915" calcext:value-type="float">
            <text:p>-240.915</text:p>
          </table:table-cell>
          <table:table-cell office:value-type="float" office:value="-1.8016" calcext:value-type="float">
            <text:p>-1.8016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899.65" calcext:value-type="float">
            <text:p>3899.65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1731" calcext:value-type="float">
            <text:p>6.51731</text:p>
          </table:table-cell>
          <table:table-cell office:value-type="float" office:value="0.650321" calcext:value-type="float">
            <text:p>0.650321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9.3247" calcext:value-type="float">
            <text:p>-49.3247</text:p>
          </table:table-cell>
          <table:table-cell office:value-type="float" office:value="0.554828" calcext:value-type="float">
            <text:p>0.554828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6.127" calcext:value-type="float">
            <text:p>16.127</text:p>
          </table:table-cell>
          <table:table-cell office:value-type="float" office:value="5.8596" calcext:value-type="float">
            <text:p>5.8596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4.00046" calcext:value-type="float">
            <text:p>4.00046</text:p>
          </table:table-cell>
          <table:table-cell office:value-type="float" office:value="-0.461142" calcext:value-type="float">
            <text:p>-0.461142</text:p>
          </table:table-cell>
          <table:table-cell table:number-columns-repeated="2" office:value-type="string" calcext:value-type="string">
            <text:p>LLLALLGILYGFLITLLLILI</text:p>
          </table:table-cell>
          <table:table-cell office:value-type="string" calcext:value-type="string">
            <text:p>L-LA--GI-YGF-IT---I-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data02/gloiseau/Sequence_Design_Project/vdwSequenceDesign/sequenceDesign/12_06_2021/design_701/LLLALLGILYGFLITLLLILI/backboneOptimization/LLLALLGILYGFLI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3190.083730864" calcext:value-type="float">
            <text:p>103190.083730864</text:p>
          </table:table-cell>
          <table:table-cell office:value-type="float" office:value="13185.1585957837" calcext:value-type="float">
            <text:p>13185.158595783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6.1108" calcext:value-type="float">
            <text:p>-26.1108</text:p>
          </table:table-cell>
          <table:table-cell office:value-type="float" office:value="-413.02" calcext:value-type="float">
            <text:p>-413.02</text:p>
          </table:table-cell>
          <table:table-cell office:value-type="float" office:value="-386.909" calcext:value-type="float">
            <text:p>-386.909</text:p>
          </table:table-cell>
          <table:table-cell office:value-type="float" office:value="-20.8748" calcext:value-type="float">
            <text:p>-20.8748</text:p>
          </table:table-cell>
          <table:table-cell office:value-type="float" office:value="-92.4855" calcext:value-type="float">
            <text:p>-92.4855</text:p>
          </table:table-cell>
          <table:table-cell office:value-type="float" office:value="-13.6821" calcext:value-type="float">
            <text:p>-13.6821</text:p>
          </table:table-cell>
          <table:table-cell office:value-type="float" office:value="-81.4605" calcext:value-type="float">
            <text:p>-81.4605</text:p>
          </table:table-cell>
          <table:table-cell office:value-type="float" office:value="-3.63157" calcext:value-type="float">
            <text:p>-3.63157</text:p>
          </table:table-cell>
          <table:table-cell office:value-type="float" office:value="-239.074" calcext:value-type="float">
            <text:p>-239.074</text:p>
          </table:table-cell>
          <table:table-cell office:value-type="float" office:value="-3.56081" calcext:value-type="float">
            <text:p>-3.56081</text:p>
          </table:table-cell>
          <table:table-cell office:value-type="float" office:value="0.0000925787" calcext:value-type="float">
            <text:p>9.26E-05</text:p>
          </table:table-cell>
          <table:table-cell office:value-type="float" office:value="3845.62" calcext:value-type="float">
            <text:p>3845.62</text:p>
          </table:table-cell>
          <table:table-cell office:value-type="float" office:value="0" calcext:value-type="float">
            <text:p>0</text:p>
          </table:table-cell>
          <table:table-cell office:value-type="float" office:value="7.45773" calcext:value-type="float">
            <text:p>7.45773</text:p>
          </table:table-cell>
          <table:table-cell office:value-type="float" office:value="6.82114" calcext:value-type="float">
            <text:p>6.82114</text:p>
          </table:table-cell>
          <table:table-cell office:value-type="float" office:value="0.636594" calcext:value-type="float">
            <text:p>0.636594</text:p>
          </table:table-cell>
          <table:table-cell office:value-type="float" office:value="-41.2828" calcext:value-type="float">
            <text:p>-41.2828</text:p>
          </table:table-cell>
          <table:table-cell office:value-type="float" office:value="-41.1122" calcext:value-type="float">
            <text:p>-41.1122</text:p>
          </table:table-cell>
          <table:table-cell office:value-type="float" office:value="-0.170575" calcext:value-type="float">
            <text:p>-0.170575</text:p>
          </table:table-cell>
          <table:table-cell office:value-type="float" office:value="28.5615" calcext:value-type="float">
            <text:p>28.5615</text:p>
          </table:table-cell>
          <table:table-cell office:value-type="float" office:value="25.3074" calcext:value-type="float">
            <text:p>25.3074</text:p>
          </table:table-cell>
          <table:table-cell office:value-type="float" office:value="3.25407" calcext:value-type="float">
            <text:p>3.25407</text:p>
          </table:table-cell>
          <table:table-cell office:value-type="float" office:value="3.50519" calcext:value-type="float">
            <text:p>3.50519</text:p>
          </table:table-cell>
          <table:table-cell office:value-type="float" office:value="4.39535" calcext:value-type="float">
            <text:p>4.39535</text:p>
          </table:table-cell>
          <table:table-cell office:value-type="float" office:value="-0.890159" calcext:value-type="float">
            <text:p>-0.890159</text:p>
          </table:table-cell>
          <table:table-cell table:number-columns-repeated="2" office:value-type="string" calcext:value-type="string">
            <text:p>LLLALLGLLLGTLLTILLILI</text:p>
          </table:table-cell>
          <table:table-cell office:value-type="string" calcext:value-type="string">
            <text:p>L-LA--GL--GT--TI--I-I</text:p>
          </table:table-cell>
          <table:table-cell office:value-type="float" office:value="21" calcext:value-type="float">
            <text:p>21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/data02/gloiseau/Sequence_Design_Project/vdwSequenceDesign/sequenceDesign/12_06_2021/design_2865/LLLALLGLLLGTLLTILLILI/backboneOptimization/LLLALLGLLLGTL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650.5803830911" calcext:value-type="float">
            <text:p>56650.5803830911</text:p>
          </table:table-cell>
          <table:table-cell office:value-type="float" office:value="2005.03098159996" calcext:value-type="float">
            <text:p>2005.0309815999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4.0558" calcext:value-type="float">
            <text:p>-34.0558</text:p>
          </table:table-cell>
          <table:table-cell office:value-type="float" office:value="-392.479" calcext:value-type="float">
            <text:p>-392.479</text:p>
          </table:table-cell>
          <table:table-cell office:value-type="float" office:value="-358.423" calcext:value-type="float">
            <text:p>-358.423</text:p>
          </table:table-cell>
          <table:table-cell office:value-type="float" office:value="-23.5118" calcext:value-type="float">
            <text:p>-23.5118</text:p>
          </table:table-cell>
          <table:table-cell office:value-type="float" office:value="-79.3318" calcext:value-type="float">
            <text:p>-79.3318</text:p>
          </table:table-cell>
          <table:table-cell office:value-type="float" office:value="-5.59141" calcext:value-type="float">
            <text:p>-5.59141</text:p>
          </table:table-cell>
          <table:table-cell office:value-type="float" office:value="-80.4127" calcext:value-type="float">
            <text:p>-80.4127</text:p>
          </table:table-cell>
          <table:table-cell office:value-type="float" office:value="-13.9998" calcext:value-type="float">
            <text:p>-13.9998</text:p>
          </table:table-cell>
          <table:table-cell office:value-type="float" office:value="-232.734" calcext:value-type="float">
            <text:p>-232.734</text:p>
          </table:table-cell>
          <table:table-cell office:value-type="float" office:value="-3.92033" calcext:value-type="float">
            <text:p>-3.92033</text:p>
          </table:table-cell>
          <table:table-cell table:style-name="Default" office:value-type="float" office:value="0.00015" calcext:value-type="float">
            <text:p>0.00015</text:p>
          </table:table-cell>
          <table:table-cell office:value-type="float" office:value="3860.88" calcext:value-type="float">
            <text:p>3860.88</text:p>
          </table:table-cell>
          <table:table-cell office:value-type="float" office:value="0" calcext:value-type="float">
            <text:p>0</text:p>
          </table:table-cell>
          <table:table-cell office:value-type="float" office:value="7.49379" calcext:value-type="float">
            <text:p>7.49379</text:p>
          </table:table-cell>
          <table:table-cell office:value-type="float" office:value="6.47546" calcext:value-type="float">
            <text:p>6.47546</text:p>
          </table:table-cell>
          <table:table-cell office:value-type="float" office:value="1.01833" calcext:value-type="float">
            <text:p>1.01833</text:p>
          </table:table-cell>
          <table:table-cell office:value-type="float" office:value="-49.0806" calcext:value-type="float">
            <text:p>-49.0806</text:p>
          </table:table-cell>
          <table:table-cell office:value-type="float" office:value="-45.2373" calcext:value-type="float">
            <text:p>-45.2373</text:p>
          </table:table-cell>
          <table:table-cell office:value-type="float" office:value="-3.84329" calcext:value-type="float">
            <text:p>-3.84329</text:p>
          </table:table-cell>
          <table:table-cell office:value-type="float" office:value="11.0577" calcext:value-type="float">
            <text:p>11.0577</text:p>
          </table:table-cell>
          <table:table-cell office:value-type="float" office:value="7.01419" calcext:value-type="float">
            <text:p>7.01419</text:p>
          </table:table-cell>
          <table:table-cell office:value-type="float" office:value="4.04351" calcext:value-type="float">
            <text:p>4.04351</text:p>
          </table:table-cell>
          <table:table-cell office:value-type="float" office:value="4.49541" calcext:value-type="float">
            <text:p>4.49541</text:p>
          </table:table-cell>
          <table:table-cell office:value-type="float" office:value="5.55096" calcext:value-type="float">
            <text:p>5.55096</text:p>
          </table:table-cell>
          <table:table-cell office:value-type="float" office:value="-1.05555" calcext:value-type="float">
            <text:p>-1.05555</text:p>
          </table:table-cell>
          <table:table-cell table:number-columns-repeated="2" office:value-type="string" calcext:value-type="string">
            <text:p>LLLALLGLLSGFLVALLLILI</text:p>
          </table:table-cell>
          <table:table-cell office:value-type="string" calcext:value-type="string">
            <text:p>L-LA--GL-SGF-VA-----I</text:p>
          </table:table-cell>
          <table:table-cell office:value-type="float" office:value="21" calcext:value-type="float">
            <text:p>2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/data02/gloiseau/Sequence_Design_Project/vdwSequenceDesign/sequenceDesign/12_06_2021/design_1041/LLLALLGLLSGFLVALLLILI/backboneOptimization/LLLALLGLLSGFLV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5252.3907031639" calcext:value-type="float">
            <text:p>75252.3907031639</text:p>
          </table:table-cell>
          <table:table-cell office:value-type="float" office:value="5977.70613141528" calcext:value-type="float">
            <text:p>5977.70613141528</text:p>
          </table:table-cell>
          <table:table-cell office:value-type="float" office:value="-33.7738070136877" calcext:value-type="float">
            <text:p>-33.77380701368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9.3683" calcext:value-type="float">
            <text:p>-39.3683</text:p>
          </table:table-cell>
          <table:table-cell office:value-type="float" office:value="-417.488" calcext:value-type="float">
            <text:p>-417.488</text:p>
          </table:table-cell>
          <table:table-cell office:value-type="float" office:value="-378.12" calcext:value-type="float">
            <text:p>-378.12</text:p>
          </table:table-cell>
          <table:table-cell office:value-type="float" office:value="-20.2853" calcext:value-type="float">
            <text:p>-20.2853</text:p>
          </table:table-cell>
          <table:table-cell office:value-type="float" office:value="-77.95" calcext:value-type="float">
            <text:p>-77.95</text:p>
          </table:table-cell>
          <table:table-cell office:value-type="float" office:value="-10.7011" calcext:value-type="float">
            <text:p>-10.7011</text:p>
          </table:table-cell>
          <table:table-cell office:value-type="float" office:value="-101.39" calcext:value-type="float">
            <text:p>-101.39</text:p>
          </table:table-cell>
          <table:table-cell office:value-type="float" office:value="-6.09263" calcext:value-type="float">
            <text:p>-6.09263</text:p>
          </table:table-cell>
          <table:table-cell office:value-type="float" office:value="-238.149" calcext:value-type="float">
            <text:p>-238.149</text:p>
          </table:table-cell>
          <table:table-cell office:value-type="float" office:value="-3.4916" calcext:value-type="float">
            <text:p>-3.4916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776.04" calcext:value-type="float">
            <text:p>3776.04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6.43932" calcext:value-type="float">
            <text:p>6.43932</text:p>
          </table:table-cell>
          <table:table-cell office:value-type="float" office:value="0.527906" calcext:value-type="float">
            <text:p>0.527906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4.839" calcext:value-type="float">
            <text:p>-44.839</text:p>
          </table:table-cell>
          <table:table-cell office:value-type="float" office:value="0.802581" calcext:value-type="float">
            <text:p>0.802581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25.7382" calcext:value-type="float">
            <text:p>25.7382</text:p>
          </table:table-cell>
          <table:table-cell office:value-type="float" office:value="10.4724" calcext:value-type="float">
            <text:p>10.4724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4.02095" calcext:value-type="float">
            <text:p>4.02095</text:p>
          </table:table-cell>
          <table:table-cell office:value-type="float" office:value="-0.954228" calcext:value-type="float">
            <text:p>-0.954228</text:p>
          </table:table-cell>
          <table:table-cell table:number-columns-repeated="2" office:value-type="string" calcext:value-type="string">
            <text:p>LLLALLGSLLGTLLTFLLILI</text:p>
          </table:table-cell>
          <table:table-cell office:value-type="string" calcext:value-type="string">
            <text:p>L-LA--GS--GT--TF--I-I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data02/gloiseau/Sequence_Design_Project/vdwSequenceDesign/sequenceDesign/12_06_2021/design_999/LLLALLGSLLGTLLTFLLILI/backboneOptimization/LLLALLGSLLGTLLT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036.5749325133" calcext:value-type="float">
            <text:p>74036.5749325133</text:p>
          </table:table-cell>
          <table:table-cell office:value-type="float" office:value="12180.1374882267" calcext:value-type="float">
            <text:p>12180.1374882267</text:p>
          </table:table-cell>
          <table:table-cell office:value-type="float" office:value="-69.1066377416082" calcext:value-type="float">
            <text:p>-69.10663774160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-383.196" calcext:value-type="float">
            <text:p>-383.196</text:p>
          </table:table-cell>
          <table:table-cell office:value-type="float" office:value="-367.118" calcext:value-type="float">
            <text:p>-367.118</text:p>
          </table:table-cell>
          <table:table-cell office:value-type="float" office:value="-4.58436" calcext:value-type="float">
            <text:p>-4.58436</text:p>
          </table:table-cell>
          <table:table-cell office:value-type="float" office:value="-85.8469" calcext:value-type="float">
            <text:p>-85.8469</text:p>
          </table:table-cell>
          <table:table-cell office:value-type="float" office:value="-4.17471" calcext:value-type="float">
            <text:p>-4.17471</text:p>
          </table:table-cell>
          <table:table-cell office:value-type="float" office:value="-60.2977" calcext:value-type="float">
            <text:p>-60.2977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-237.052" calcext:value-type="float">
            <text:p>-237.052</text:p>
          </table:table-cell>
          <table:table-cell office:value-type="float" office:value="-1.11372" calcext:value-type="float">
            <text:p>-1.11372</text:p>
          </table:table-cell>
          <table:table-cell table:style-name="Default" office:value-type="float" office:value="0.000106445" calcext:value-type="float">
            <text:p>0.000106445</text:p>
          </table:table-cell>
          <table:table-cell office:value-type="float" office:value="3822.37" calcext:value-type="float">
            <text:p>3822.37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7.05363" calcext:value-type="float">
            <text:p>7.05363</text:p>
          </table:table-cell>
          <table:table-cell office:value-type="float" office:value="-0.086401" calcext:value-type="float">
            <text:p>-0.086401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1.4062" calcext:value-type="float">
            <text:p>-41.4062</text:p>
          </table:table-cell>
          <table:table-cell office:value-type="float" office:value="-2.63015" calcext:value-type="float">
            <text:p>-2.63015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36.1432" calcext:value-type="float">
            <text:p>36.1432</text:p>
          </table:table-cell>
          <table:table-cell office:value-type="float" office:value="0.0673557" calcext:value-type="float">
            <text:p>0.0673557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3.27528" calcext:value-type="float">
            <text:p>3.27528</text:p>
          </table:table-cell>
          <table:table-cell office:value-type="float" office:value="-0.20856" calcext:value-type="float">
            <text:p>-0.20856</text:p>
          </table:table-cell>
          <table:table-cell table:number-columns-repeated="2" office:value-type="string" calcext:value-type="string">
            <text:p>LLLALLGTLLGVLLWALLILI</text:p>
          </table:table-cell>
          <table:table-cell office:value-type="string" calcext:value-type="string">
            <text:p>L-LA--GT--GV--WA--I-I</text:p>
          </table:table-cell>
          <table:table-cell office:value-type="float" office:value="21" calcext:value-type="float">
            <text:p>21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02/gloiseau/Sequence_Design_Project/vdwSequenceDesign/sequenceDesign/12_06_2021/design_999/LLLALLGTLLGVLLWALLILI/backboneOptimization/LLLALLGTLLGVLLW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713.7402784822" calcext:value-type="float">
            <text:p>55713.7402784822</text:p>
          </table:table-cell>
          <table:table-cell office:value-type="float" office:value="16958.8905993856" calcext:value-type="float">
            <text:p>16958.890599385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1.0411" calcext:value-type="float">
            <text:p>-21.0411</text:p>
          </table:table-cell>
          <table:table-cell office:value-type="float" office:value="-391.11" calcext:value-type="float">
            <text:p>-391.11</text:p>
          </table:table-cell>
          <table:table-cell office:value-type="float" office:value="-370.069" calcext:value-type="float">
            <text:p>-370.069</text:p>
          </table:table-cell>
          <table:table-cell office:value-type="float" office:value="-15.1031" calcext:value-type="float">
            <text:p>-15.1031</text:p>
          </table:table-cell>
          <table:table-cell office:value-type="float" office:value="-57.2525" calcext:value-type="float">
            <text:p>-57.2525</text:p>
          </table:table-cell>
          <table:table-cell office:value-type="float" office:value="-8.58386" calcext:value-type="float">
            <text:p>-8.58386</text:p>
          </table:table-cell>
          <table:table-cell office:value-type="float" office:value="-94.5855" calcext:value-type="float">
            <text:p>-94.5855</text:p>
          </table:table-cell>
          <table:table-cell office:value-type="float" office:value="-0.000160967" calcext:value-type="float">
            <text:p>-0.000160967</text:p>
          </table:table-cell>
          <table:table-cell office:value-type="float" office:value="-239.272" calcext:value-type="float">
            <text:p>-239.272</text:p>
          </table:table-cell>
          <table:table-cell office:value-type="float" office:value="-6.51922" calcext:value-type="float">
            <text:p>-6.51922</text:p>
          </table:table-cell>
          <table:table-cell office:value-type="float" office:value="0.0000582369" calcext:value-type="float">
            <text:p>5.82E-05</text:p>
          </table:table-cell>
          <table:table-cell office:value-type="float" office:value="3757.11" calcext:value-type="float">
            <text:p>3757.11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70833" calcext:value-type="float">
            <text:p>8.70833</text:p>
          </table:table-cell>
          <table:table-cell office:value-type="float" office:value="0.43619" calcext:value-type="float">
            <text:p>0.43619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4302" calcext:value-type="float">
            <text:p>21.4302</text:p>
          </table:table-cell>
          <table:table-cell office:value-type="float" office:value="3.71649" calcext:value-type="float">
            <text:p>3.71649</text:p>
          </table:table-cell>
          <table:table-cell office:value-type="float" office:value="3.5923" calcext:value-type="float">
            <text:p>3.5923</text:p>
          </table:table-cell>
          <table:table-cell office:value-type="float" office:value="-0.0952626" calcext:value-type="float">
            <text:p>-0.0952626</text:p>
          </table:table-cell>
          <table:table-cell office:value-type="float" office:value="3.68756" calcext:value-type="float">
            <text:p>3.68756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82362" calcext:value-type="float">
            <text:p>6.82362</text:p>
          </table:table-cell>
          <table:table-cell office:value-type="float" office:value="-1.85911" calcext:value-type="float">
            <text:p>-1.85911</text:p>
          </table:table-cell>
          <table:table-cell table:number-columns-repeated="2" office:value-type="string" calcext:value-type="string">
            <text:p>LLLALLGTLTFLLAVLTLILI</text:p>
          </table:table-cell>
          <table:table-cell office:value-type="string" calcext:value-type="string">
            <text:p>L--A--GT-TF--AV-TL--I</text:p>
          </table:table-cell>
          <table:table-cell office:value-type="float" office:value="21" calcext:value-type="float">
            <text:p>21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/data02/gloiseau/Sequence_Design_Project/vdwSequenceDesign/sequenceDesign/12_06_2021/design_2939/LLLALLGTLTFLLAVLTLILI/backboneOptimization/LLLALLGTLTFLLA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73562.8176152115" calcext:value-type="float">
            <text:p>73562.8176152115</text:p>
          </table:table-cell>
          <table:table-cell office:value-type="float" office:value="5986.44059088009" calcext:value-type="float">
            <text:p>5986.44059088009</text:p>
          </table:table-cell>
          <table:table-cell office:value-type="float" office:value="703.13298943585" calcext:value-type="float">
            <text:p>703.132989435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9.3715" calcext:value-type="float">
            <text:p>-19.3715</text:p>
          </table:table-cell>
          <table:table-cell office:value-type="float" office:value="-404.412" calcext:value-type="float">
            <text:p>-404.412</text:p>
          </table:table-cell>
          <table:table-cell office:value-type="float" office:value="-385.04" calcext:value-type="float">
            <text:p>-385.04</text:p>
          </table:table-cell>
          <table:table-cell office:value-type="float" office:value="-12.1075" calcext:value-type="float">
            <text:p>-12.1075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-7.02333" calcext:value-type="float">
            <text:p>-7.02333</text:p>
          </table:table-cell>
          <table:table-cell office:value-type="float" office:value="-108.376" calcext:value-type="float">
            <text:p>-108.376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-241.435" calcext:value-type="float">
            <text:p>-241.435</text:p>
          </table:table-cell>
          <table:table-cell office:value-type="float" office:value="-6.65051" calcext:value-type="float">
            <text:p>-6.65051</text:p>
          </table:table-cell>
          <table:table-cell office:value-type="float" office:value="0.0000909313" calcext:value-type="float">
            <text:p>9.09E-05</text:p>
          </table:table-cell>
          <table:table-cell office:value-type="float" office:value="3869.67" calcext:value-type="float">
            <text:p>3869.67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93898" calcext:value-type="float">
            <text:p>8.93898</text:p>
          </table:table-cell>
          <table:table-cell office:value-type="float" office:value="0.205537" calcext:value-type="float">
            <text:p>0.205537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147" calcext:value-type="float">
            <text:p>21.147</text:p>
          </table:table-cell>
          <table:table-cell office:value-type="float" office:value="3.99968" calcext:value-type="float">
            <text:p>3.99968</text:p>
          </table:table-cell>
          <table:table-cell office:value-type="float" office:value="3.5923" calcext:value-type="float">
            <text:p>3.5923</text:p>
          </table:table-cell>
          <table:table-cell office:value-type="float" office:value="0.892052" calcext:value-type="float">
            <text:p>0.892052</text:p>
          </table:table-cell>
          <table:table-cell office:value-type="float" office:value="2.70025" calcext:value-type="float">
            <text:p>2.70025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75809" calcext:value-type="float">
            <text:p>6.75809</text:p>
          </table:table-cell>
          <table:table-cell office:value-type="float" office:value="-1.79358" calcext:value-type="float">
            <text:p>-1.79358</text:p>
          </table:table-cell>
          <table:table-cell table:number-columns-repeated="2" office:value-type="string" calcext:value-type="string">
            <text:p>LLLALLGTLTFLLSVLTLILI</text:p>
          </table:table-cell>
          <table:table-cell office:value-type="string" calcext:value-type="string">
            <text:p>L--A--GT-TF--SV-TL--I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/data02/gloiseau/Sequence_Design_Project/vdwSequenceDesign/sequenceDesign/12_06_2021/design_2939/LLLALLGTLTFLLSVLTLILI/backboneOptimization/LLLALLGTLTFLLS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612.2546711441" calcext:value-type="float">
            <text:p>65612.2546711441</text:p>
          </table:table-cell>
          <table:table-cell office:value-type="float" office:value="2926.07779160208" calcext:value-type="float">
            <text:p>2926.07779160208</text:p>
          </table:table-cell>
          <table:table-cell office:value-type="float" office:value="-82.9897284782916" calcext:value-type="float">
            <text:p>-82.98972847829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1.2468" calcext:value-type="float">
            <text:p>-21.2468</text:p>
          </table:table-cell>
          <table:table-cell office:value-type="float" office:value="-423.108" calcext:value-type="float">
            <text:p>-423.108</text:p>
          </table:table-cell>
          <table:table-cell office:value-type="float" office:value="-401.861" calcext:value-type="float">
            <text:p>-401.861</text:p>
          </table:table-cell>
          <table:table-cell office:value-type="float" office:value="-14.0908" calcext:value-type="float">
            <text:p>-14.0908</text:p>
          </table:table-cell>
          <table:table-cell office:value-type="float" office:value="-85.9942" calcext:value-type="float">
            <text:p>-85.9942</text:p>
          </table:table-cell>
          <table:table-cell office:value-type="float" office:value="-7.45742" calcext:value-type="float">
            <text:p>-7.45742</text:p>
          </table:table-cell>
          <table:table-cell office:value-type="float" office:value="-80.9357" calcext:value-type="float">
            <text:p>-80.9357</text:p>
          </table:table-cell>
          <table:table-cell office:value-type="float" office:value="0.000266987" calcext:value-type="float">
            <text:p>0.000266987</text:p>
          </table:table-cell>
          <table:table-cell office:value-type="float" office:value="-256.178" calcext:value-type="float">
            <text:p>-256.178</text:p>
          </table:table-cell>
          <table:table-cell office:value-type="float" office:value="-6.63283" calcext:value-type="float">
            <text:p>-6.63283</text:p>
          </table:table-cell>
          <table:table-cell office:value-type="float" office:value="0.0000437981" calcext:value-type="float">
            <text:p>4.38E-05</text:p>
          </table:table-cell>
          <table:table-cell office:value-type="float" office:value="4090.8" calcext:value-type="float">
            <text:p>4090.8</text:p>
          </table:table-cell>
          <table:table-cell office:value-type="float" office:value="0" calcext:value-type="float">
            <text:p>0</text:p>
          </table:table-cell>
          <table:table-cell office:value-type="float" office:value="9.98088" calcext:value-type="float">
            <text:p>9.98088</text:p>
          </table:table-cell>
          <table:table-cell office:value-type="float" office:value="9.96956" calcext:value-type="float">
            <text:p>9.96956</text:p>
          </table:table-cell>
          <table:table-cell office:value-type="float" office:value="0.0113229" calcext:value-type="float">
            <text:p>0.0113229</text:p>
          </table:table-cell>
          <table:table-cell office:value-type="float" office:value="-38.8789" calcext:value-type="float">
            <text:p>-38.8789</text:p>
          </table:table-cell>
          <table:table-cell office:value-type="float" office:value="-32.7613" calcext:value-type="float">
            <text:p>-32.7613</text:p>
          </table:table-cell>
          <table:table-cell office:value-type="float" office:value="-6.11756" calcext:value-type="float">
            <text:p>-6.11756</text:p>
          </table:table-cell>
          <table:table-cell office:value-type="float" office:value="23.8238" calcext:value-type="float">
            <text:p>23.8238</text:p>
          </table:table-cell>
          <table:table-cell office:value-type="float" office:value="27.4443" calcext:value-type="float">
            <text:p>27.4443</text:p>
          </table:table-cell>
          <table:table-cell office:value-type="float" office:value="-3.62046" calcext:value-type="float">
            <text:p>-3.62046</text:p>
          </table:table-cell>
          <table:table-cell office:value-type="float" office:value="4.07426" calcext:value-type="float">
            <text:p>4.07426</text:p>
          </table:table-cell>
          <table:table-cell office:value-type="float" office:value="5.38738" calcext:value-type="float">
            <text:p>5.38738</text:p>
          </table:table-cell>
          <table:table-cell office:value-type="float" office:value="-1.31312" calcext:value-type="float">
            <text:p>-1.31312</text:p>
          </table:table-cell>
          <table:table-cell table:number-columns-repeated="2" office:value-type="string" calcext:value-type="string">
            <text:p>LLLALLIVLLITLLWLTLILI</text:p>
          </table:table-cell>
          <table:table-cell office:value-type="string" calcext:value-type="string">
            <text:p>L-LA--IV--IT--W-T-I-I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/data02/gloiseau/Sequence_Design_Project/vdwSequenceDesign/sequenceDesign/12_06_2021/design_2660/LLLALLIVLLITLLWLTLILI/backboneOptimization/LLLALLIVLLITLLW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049.8447350182" calcext:value-type="float">
            <text:p>69049.8447350182</text:p>
          </table:table-cell>
          <table:table-cell office:value-type="float" office:value="1552.85439246467" calcext:value-type="float">
            <text:p>1552.8543924646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.151" calcext:value-type="float">
            <text:p>-15.151</text:p>
          </table:table-cell>
          <table:table-cell office:value-type="float" office:value="-414.179" calcext:value-type="float">
            <text:p>-414.179</text:p>
          </table:table-cell>
          <table:table-cell office:value-type="float" office:value="-399.028" calcext:value-type="float">
            <text:p>-399.028</text:p>
          </table:table-cell>
          <table:table-cell office:value-type="float" office:value="-7.61499" calcext:value-type="float">
            <text:p>-7.61499</text:p>
          </table:table-cell>
          <table:table-cell office:value-type="float" office:value="-75.1281" calcext:value-type="float">
            <text:p>-75.1281</text:p>
          </table:table-cell>
          <table:table-cell office:value-type="float" office:value="-2.03294" calcext:value-type="float">
            <text:p>-2.03294</text:p>
          </table:table-cell>
          <table:table-cell office:value-type="float" office:value="-94.5638" calcext:value-type="float">
            <text:p>-94.5638</text:p>
          </table:table-cell>
          <table:table-cell office:value-type="float" office:value="-0.0206701" calcext:value-type="float">
            <text:p>-0.0206701</text:p>
          </table:table-cell>
          <table:table-cell office:value-type="float" office:value="-244.487" calcext:value-type="float">
            <text:p>-244.487</text:p>
          </table:table-cell>
          <table:table-cell office:value-type="float" office:value="-5.56108" calcext:value-type="float">
            <text:p>-5.56108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4086.94" calcext:value-type="float">
            <text:p>4086.94</text:p>
          </table:table-cell>
          <table:table-cell office:value-type="float" office:value="0" calcext:value-type="float">
            <text:p>0</text:p>
          </table:table-cell>
          <table:table-cell office:value-type="float" office:value="9.22483" calcext:value-type="float">
            <text:p>9.22483</text:p>
          </table:table-cell>
          <table:table-cell office:value-type="float" office:value="8.93567" calcext:value-type="float">
            <text:p>8.93567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-35.0643" calcext:value-type="float">
            <text:p>-35.0643</text:p>
          </table:table-cell>
          <table:table-cell office:value-type="float" office:value="-34.7285" calcext:value-type="float">
            <text:p>-34.7285</text:p>
          </table:table-cell>
          <table:table-cell office:value-type="float" office:value="-0.335821" calcext:value-type="float">
            <text:p>-0.335821</text:p>
          </table:table-cell>
          <table:table-cell office:value-type="float" office:value="44.561" calcext:value-type="float">
            <text:p>44.561</text:p>
          </table:table-cell>
          <table:table-cell office:value-type="float" office:value="40.3244" calcext:value-type="float">
            <text:p>40.3244</text:p>
          </table:table-cell>
          <table:table-cell office:value-type="float" office:value="4.23665" calcext:value-type="float">
            <text:p>4.23665</text:p>
          </table:table-cell>
          <table:table-cell office:value-type="float" office:value="4.05857" calcext:value-type="float">
            <text:p>4.05857</text:p>
          </table:table-cell>
          <table:table-cell office:value-type="float" office:value="5.46361" calcext:value-type="float">
            <text:p>5.46361</text:p>
          </table:table-cell>
          <table:table-cell office:value-type="float" office:value="-1.40504" calcext:value-type="float">
            <text:p>-1.40504</text:p>
          </table:table-cell>
          <table:table-cell table:number-columns-repeated="2" office:value-type="string" calcext:value-type="string">
            <text:p>LLLALLLTLLTGLLTVLLILI</text:p>
          </table:table-cell>
          <table:table-cell office:value-type="string" calcext:value-type="string">
            <text:p>L--A--LTL-TG--TV--I-I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/data02/gloiseau/Sequence_Design_Project/vdwSequenceDesign/sequenceDesign/12_06_2021/design_1201/LLLALLLTLLTGLLTVLLILI/backboneOptimization/LLLALLLTLLTGLL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9982.2308610906" calcext:value-type="float">
            <text:p>49982.2308610906</text:p>
          </table:table-cell>
          <table:table-cell office:value-type="float" office:value="3585.09078842182" calcext:value-type="float">
            <text:p>3585.0907884218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5.8784" calcext:value-type="float">
            <text:p>-15.8784</text:p>
          </table:table-cell>
          <table:table-cell office:value-type="float" office:value="-423.967" calcext:value-type="float">
            <text:p>-423.967</text:p>
          </table:table-cell>
          <table:table-cell office:value-type="float" office:value="-408.089" calcext:value-type="float">
            <text:p>-408.089</text:p>
          </table:table-cell>
          <table:table-cell office:value-type="float" office:value="-9.53644" calcext:value-type="float">
            <text:p>-9.53644</text:p>
          </table:table-cell>
          <table:table-cell office:value-type="float" office:value="-82.5132" calcext:value-type="float">
            <text:p>-82.5132</text:p>
          </table:table-cell>
          <table:table-cell office:value-type="float" office:value="-2.47397" calcext:value-type="float">
            <text:p>-2.47397</text:p>
          </table:table-cell>
          <table:table-cell office:value-type="float" office:value="-90.892" calcext:value-type="float">
            <text:p>-90.892</text:p>
          </table:table-cell>
          <table:table-cell office:value-type="float" office:value="-1.16071" calcext:value-type="float">
            <text:p>-1.16071</text:p>
          </table:table-cell>
          <table:table-cell office:value-type="float" office:value="-250.562" calcext:value-type="float">
            <text:p>-250.562</text:p>
          </table:table-cell>
          <table:table-cell office:value-type="float" office:value="-5.90127" calcext:value-type="float">
            <text:p>-5.90127</text:p>
          </table:table-cell>
          <table:table-cell office:value-type="float" office:value="0.0000341933" calcext:value-type="float">
            <text:p>3.42E-05</text:p>
          </table:table-cell>
          <table:table-cell office:value-type="float" office:value="4229.45" calcext:value-type="float">
            <text:p>4229.45</text:p>
          </table:table-cell>
          <table:table-cell office:value-type="float" office:value="0" calcext:value-type="float">
            <text:p>0</text:p>
          </table:table-cell>
          <table:table-cell office:value-type="float" office:value="9.9495" calcext:value-type="float">
            <text:p>9.9495</text:p>
          </table:table-cell>
          <table:table-cell office:value-type="float" office:value="9.74337" calcext:value-type="float">
            <text:p>9.74337</text:p>
          </table:table-cell>
          <table:table-cell office:value-type="float" office:value="0.206126" calcext:value-type="float">
            <text:p>0.206126</text:p>
          </table:table-cell>
          <table:table-cell office:value-type="float" office:value="-40.0978" calcext:value-type="float">
            <text:p>-40.0978</text:p>
          </table:table-cell>
          <table:table-cell office:value-type="float" office:value="-36.6278" calcext:value-type="float">
            <text:p>-36.6278</text:p>
          </table:table-cell>
          <table:table-cell office:value-type="float" office:value="-3.47004" calcext:value-type="float">
            <text:p>-3.47004</text:p>
          </table:table-cell>
          <table:table-cell office:value-type="float" office:value="55.0067" calcext:value-type="float">
            <text:p>55.0067</text:p>
          </table:table-cell>
          <table:table-cell office:value-type="float" office:value="48.0587" calcext:value-type="float">
            <text:p>48.0587</text:p>
          </table:table-cell>
          <table:table-cell office:value-type="float" office:value="6.94801" calcext:value-type="float">
            <text:p>6.94801</text:p>
          </table:table-cell>
          <table:table-cell office:value-type="float" office:value="4.54605" calcext:value-type="float">
            <text:p>4.54605</text:p>
          </table:table-cell>
          <table:table-cell office:value-type="float" office:value="6.04774" calcext:value-type="float">
            <text:p>6.04774</text:p>
          </table:table-cell>
          <table:table-cell office:value-type="float" office:value="-1.50169" calcext:value-type="float">
            <text:p>-1.50169</text:p>
          </table:table-cell>
          <table:table-cell table:number-columns-repeated="2" office:value-type="string" calcext:value-type="string">
            <text:p>LLLALLLTLLTVLLIITLILI</text:p>
          </table:table-cell>
          <table:table-cell office:value-type="string" calcext:value-type="string">
            <text:p>L--A--LT--TV--IIT-I-I</text:p>
          </table:table-cell>
          <table:table-cell office:value-type="float" office:value="21" calcext:value-type="float">
            <text:p>21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/data02/gloiseau/Sequence_Design_Project/vdwSequenceDesign/sequenceDesign/12_06_2021/design_23/LLLALLLTLLTVLLIITLILI/backboneOptimization/LLLALLLTLLTVLLIITLILI.pdb</text:p>
          </table:table-cell>
          <table:table-cell office:value-type="float" office:value="14" calcext:value-type="float">
            <text:p>14</text:p>
          </table:table-cell>
          <table:table-cell office:value-type="float" office:value="68219.4351750126" calcext:value-type="float">
            <text:p>68219.4351750126</text:p>
          </table:table-cell>
          <table:table-cell office:value-type="float" office:value="8248.37450098302" calcext:value-type="float">
            <text:p>8248.37450098302</text:p>
          </table:table-cell>
          <table:table-cell office:value-type="float" office:value="-78.283302079348" calcext:value-type="float">
            <text:p>-78.2833020793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25.4493" calcext:value-type="float">
            <text:p>-25.4493</text:p>
          </table:table-cell>
          <table:table-cell office:value-type="float" office:value="-394.251" calcext:value-type="float">
            <text:p>-394.251</text:p>
          </table:table-cell>
          <table:table-cell office:value-type="float" office:value="-368.802" calcext:value-type="float">
            <text:p>-368.802</text:p>
          </table:table-cell>
          <table:table-cell office:value-type="float" office:value="-17.6783" calcext:value-type="float">
            <text:p>-17.6783</text:p>
          </table:table-cell>
          <table:table-cell office:value-type="float" office:value="-83.771" calcext:value-type="float">
            <text:p>-83.771</text:p>
          </table:table-cell>
          <table:table-cell office:value-type="float" office:value="-12.1322" calcext:value-type="float">
            <text:p>-12.1322</text:p>
          </table:table-cell>
          <table:table-cell office:value-type="float" office:value="-67.0707" calcext:value-type="float">
            <text:p>-67.0707</text:p>
          </table:table-cell>
          <table:table-cell table:style-name="ce1" office:value-type="float" office:value="0.0000780652" calcext:value-type="float">
            <text:p>7.81E-05</text:p>
          </table:table-cell>
          <table:table-cell office:value-type="float" office:value="-243.41" calcext:value-type="float">
            <text:p>-243.41</text:p>
          </table:table-cell>
          <table:table-cell office:value-type="float" office:value="-5.54657" calcext:value-type="float">
            <text:p>-5.54657</text:p>
          </table:table-cell>
          <table:table-cell table:style-name="Default" office:value-type="float" office:value="0.000377228" calcext:value-type="float">
            <text:p>0.000377228</text:p>
          </table:table-cell>
          <table:table-cell office:value-type="float" office:value="3778.18" calcext:value-type="float">
            <text:p>3778.18</text:p>
          </table:table-cell>
          <table:table-cell office:value-type="float" office:value="0" calcext:value-type="float">
            <text:p>0</text:p>
          </table:table-cell>
          <table:table-cell office:value-type="float" office:value="8.26847" calcext:value-type="float">
            <text:p>8.26847</text:p>
          </table:table-cell>
          <table:table-cell office:value-type="float" office:value="8.39287" calcext:value-type="float">
            <text:p>8.39287</text:p>
          </table:table-cell>
          <table:table-cell office:value-type="float" office:value="-0.124403" calcext:value-type="float">
            <text:p>-0.124403</text:p>
          </table:table-cell>
          <table:table-cell office:value-type="float" office:value="-26.8291" calcext:value-type="float">
            <text:p>-26.8291</text:p>
          </table:table-cell>
          <table:table-cell office:value-type="float" office:value="-19.6099" calcext:value-type="float">
            <text:p>-19.6099</text:p>
          </table:table-cell>
          <table:table-cell office:value-type="float" office:value="-7.21921" calcext:value-type="float">
            <text:p>-7.21921</text:p>
          </table:table-cell>
          <table:table-cell office:value-type="float" office:value="27.6001" calcext:value-type="float">
            <text:p>27.6001</text:p>
          </table:table-cell>
          <table:table-cell office:value-type="float" office:value="25.6102" calcext:value-type="float">
            <text:p>25.6102</text:p>
          </table:table-cell>
          <table:table-cell office:value-type="float" office:value="1.9899" calcext:value-type="float">
            <text:p>1.9899</text:p>
          </table:table-cell>
          <table:table-cell office:value-type="float" office:value="4.20674" calcext:value-type="float">
            <text:p>4.20674</text:p>
          </table:table-cell>
          <table:table-cell office:value-type="float" office:value="5.46152" calcext:value-type="float">
            <text:p>5.46152</text:p>
          </table:table-cell>
          <table:table-cell office:value-type="float" office:value="-1.25478" calcext:value-type="float">
            <text:p>-1.25478</text:p>
          </table:table-cell>
          <table:table-cell table:number-columns-repeated="2" office:value-type="string" calcext:value-type="string">
            <text:p>LLLALLTFLLAVLLGLLLILI</text:p>
          </table:table-cell>
          <table:table-cell office:value-type="string" calcext:value-type="string">
            <text:p>L-LA--TF--AV--G--LI-I</text:p>
          </table:table-cell>
          <table:table-cell office:value-type="float" office:value="21" calcext:value-type="float">
            <text:p>2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/data02/gloiseau/Sequence_Design_Project/vdwSequenceDesign/sequenceDesign/12_06_2021/design_2248/LLLALLTFLLAVLLGLLLILI/backboneOptimization/LLLALLTFLLAVLL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601.2071635954" calcext:value-type="float">
            <text:p>62601.2071635954</text:p>
          </table:table-cell>
          <table:table-cell office:value-type="float" office:value="5069.10287380418" calcext:value-type="float">
            <text:p>5069.1028738041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.2193" calcext:value-type="float">
            <text:p>-16.2193</text:p>
          </table:table-cell>
          <table:table-cell office:value-type="float" office:value="-404.017" calcext:value-type="float">
            <text:p>-404.017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-8.26035" calcext:value-type="float">
            <text:p>-8.26035</text:p>
          </table:table-cell>
          <table:table-cell office:value-type="float" office:value="-61.3266" calcext:value-type="float">
            <text:p>-61.3266</text:p>
          </table:table-cell>
          <table:table-cell office:value-type="float" office:value="-1.61954" calcext:value-type="float">
            <text:p>-1.61954</text:p>
          </table:table-cell>
          <table:table-cell office:value-type="float" office:value="-94.3558" calcext:value-type="float">
            <text:p>-94.3558</text:p>
          </table:table-cell>
          <table:table-cell office:value-type="float" office:value="-0.0202881" calcext:value-type="float">
            <text:p>-0.0202881</text:p>
          </table:table-cell>
          <table:table-cell office:value-type="float" office:value="-248.335" calcext:value-type="float">
            <text:p>-248.335</text:p>
          </table:table-cell>
          <table:table-cell office:value-type="float" office:value="-6.61992" calcext:value-type="float">
            <text:p>-6.61992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3947.9" calcext:value-type="float">
            <text:p>3947.9</text:p>
          </table:table-cell>
          <table:table-cell office:value-type="float" office:value="0" calcext:value-type="float">
            <text:p>0</text:p>
          </table:table-cell>
          <table:table-cell office:value-type="float" office:value="9.31556" calcext:value-type="float">
            <text:p>9.31556</text:p>
          </table:table-cell>
          <table:table-cell office:value-type="float" office:value="9.29578" calcext:value-type="float">
            <text:p>9.29578</text:p>
          </table:table-cell>
          <table:table-cell office:value-type="float" office:value="0.0197763" calcext:value-type="float">
            <text:p>0.0197763</text:p>
          </table:table-cell>
          <table:table-cell office:value-type="float" office:value="-21.8397" calcext:value-type="float">
            <text:p>-21.8397</text:p>
          </table:table-cell>
          <table:table-cell office:value-type="float" office:value="-18.1765" calcext:value-type="float">
            <text:p>-18.1765</text:p>
          </table:table-cell>
          <table:table-cell office:value-type="float" office:value="-3.66317" calcext:value-type="float">
            <text:p>-3.66317</text:p>
          </table:table-cell>
          <table:table-cell office:value-type="float" office:value="29.931" calcext:value-type="float">
            <text:p>29.931</text:p>
          </table:table-cell>
          <table:table-cell office:value-type="float" office:value="28.8804" calcext:value-type="float">
            <text:p>28.8804</text:p>
          </table:table-cell>
          <table:table-cell office:value-type="float" office:value="1.05059" calcext:value-type="float">
            <text:p>1.05059</text:p>
          </table:table-cell>
          <table:table-cell office:value-type="float" office:value="3.10311" calcext:value-type="float">
            <text:p>3.10311</text:p>
          </table:table-cell>
          <table:table-cell office:value-type="float" office:value="5.00905" calcext:value-type="float">
            <text:p>5.00905</text:p>
          </table:table-cell>
          <table:table-cell office:value-type="float" office:value="-1.90594" calcext:value-type="float">
            <text:p>-1.90594</text:p>
          </table:table-cell>
          <table:table-cell table:number-columns-repeated="2" office:value-type="string" calcext:value-type="string">
            <text:p>LLLALLTTLLTFLLGLLLILI</text:p>
          </table:table-cell>
          <table:table-cell office:value-type="string" calcext:value-type="string">
            <text:p>L-LA--TT--TF--G--LI-I</text:p>
          </table:table-cell>
          <table:table-cell office:value-type="float" office:value="21" calcext:value-type="float">
            <text:p>2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/data02/gloiseau/Sequence_Design_Project/vdwSequenceDesign/sequenceDesign/12_06_2021/design_1901/LLLALLTTLLTFLLGLLLILI/backboneOptimization/LLLALLTTLLTFLL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368.5995447588" calcext:value-type="float">
            <text:p>74368.5995447588</text:p>
          </table:table-cell>
          <table:table-cell office:value-type="float" office:value="9634.68993292494" calcext:value-type="float">
            <text:p>9634.68993292494</text:p>
          </table:table-cell>
          <table:table-cell office:value-type="float" office:value="1434.47804480887" calcext:value-type="float">
            <text:p>1434.478044808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7.4442" calcext:value-type="float">
            <text:p>-27.4442</text:p>
          </table:table-cell>
          <table:table-cell office:value-type="float" office:value="-407.592" calcext:value-type="float">
            <text:p>-407.592</text:p>
          </table:table-cell>
          <table:table-cell office:value-type="float" office:value="-380.148" calcext:value-type="float">
            <text:p>-380.148</text:p>
          </table:table-cell>
          <table:table-cell office:value-type="float" office:value="-11.7222" calcext:value-type="float">
            <text:p>-11.7222</text:p>
          </table:table-cell>
          <table:table-cell office:value-type="float" office:value="-97.5621" calcext:value-type="float">
            <text:p>-97.5621</text:p>
          </table:table-cell>
          <table:table-cell office:value-type="float" office:value="-5.38485" calcext:value-type="float">
            <text:p>-5.38485</text:p>
          </table:table-cell>
          <table:table-cell office:value-type="float" office:value="-68.5697" calcext:value-type="float">
            <text:p>-68.5697</text:p>
          </table:table-cell>
          <table:table-cell office:value-type="float" office:value="0.000172253" calcext:value-type="float">
            <text:p>0.000172253</text:p>
          </table:table-cell>
          <table:table-cell office:value-type="float" office:value="-241.46" calcext:value-type="float">
            <text:p>-241.46</text:p>
          </table:table-cell>
          <table:table-cell office:value-type="float" office:value="-6.33832" calcext:value-type="float">
            <text:p>-6.33832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748.34" calcext:value-type="float">
            <text:p>3748.34</text:p>
          </table:table-cell>
          <table:table-cell office:value-type="float" office:value="0" calcext:value-type="float">
            <text:p>0</text:p>
          </table:table-cell>
          <table:table-cell office:value-type="float" office:value="9.50081" calcext:value-type="float">
            <text:p>9.50081</text:p>
          </table:table-cell>
          <table:table-cell office:value-type="float" office:value="8.98706" calcext:value-type="float">
            <text:p>8.98706</text:p>
          </table:table-cell>
          <table:table-cell office:value-type="float" office:value="0.513748" calcext:value-type="float">
            <text:p>0.513748</text:p>
          </table:table-cell>
          <table:table-cell office:value-type="float" office:value="16.4675" calcext:value-type="float">
            <text:p>16.4675</text:p>
          </table:table-cell>
          <table:table-cell office:value-type="float" office:value="18.2432" calcext:value-type="float">
            <text:p>18.2432</text:p>
          </table:table-cell>
          <table:table-cell office:value-type="float" office:value="-1.77571" calcext:value-type="float">
            <text:p>-1.77571</text:p>
          </table:table-cell>
          <table:table-cell office:value-type="float" office:value="38.741" calcext:value-type="float">
            <text:p>38.741</text:p>
          </table:table-cell>
          <table:table-cell office:value-type="float" office:value="40.9805" calcext:value-type="float">
            <text:p>40.9805</text:p>
          </table:table-cell>
          <table:table-cell office:value-type="float" office:value="-2.23949" calcext:value-type="float">
            <text:p>-2.23949</text:p>
          </table:table-cell>
          <table:table-cell office:value-type="float" office:value="1.87578" calcext:value-type="float">
            <text:p>1.87578</text:p>
          </table:table-cell>
          <table:table-cell office:value-type="float" office:value="3.11209" calcext:value-type="float">
            <text:p>3.11209</text:p>
          </table:table-cell>
          <table:table-cell office:value-type="float" office:value="-1.23631" calcext:value-type="float">
            <text:p>-1.23631</text:p>
          </table:table-cell>
          <table:table-cell table:number-columns-repeated="2" office:value-type="string" calcext:value-type="string">
            <text:p>LLLALLVALLLFLVSLLLILI</text:p>
          </table:table-cell>
          <table:table-cell office:value-type="string" calcext:value-type="string">
            <text:p>L--A--VA--LF-VS--LI-I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/data02/gloiseau/Sequence_Design_Project/vdwSequenceDesign/sequenceDesign/12_06_2021/design_2371/LLLALLVALLLFLVSLLLILI/backboneOptimization/LLLALLVALLLFLV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5781.3216038789" calcext:value-type="float">
            <text:p>75781.3216038789</text:p>
          </table:table-cell>
          <table:table-cell office:value-type="float" office:value="20260.7301094186" calcext:value-type="float">
            <text:p>20260.73010941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1.1921" calcext:value-type="float">
            <text:p>-31.1921</text:p>
          </table:table-cell>
          <table:table-cell office:value-type="float" office:value="-397.708" calcext:value-type="float">
            <text:p>-397.708</text:p>
          </table:table-cell>
          <table:table-cell office:value-type="float" office:value="-366.516" calcext:value-type="float">
            <text:p>-366.516</text:p>
          </table:table-cell>
          <table:table-cell office:value-type="float" office:value="-9.33214" calcext:value-type="float">
            <text:p>-9.33214</text:p>
          </table:table-cell>
          <table:table-cell office:value-type="float" office:value="-96.227" calcext:value-type="float">
            <text:p>-96.227</text:p>
          </table:table-cell>
          <table:table-cell office:value-type="float" office:value="-3.49026" calcext:value-type="float">
            <text:p>-3.49026</text:p>
          </table:table-cell>
          <table:table-cell office:value-type="float" office:value="-60.1557" calcext:value-type="float">
            <text:p>-60.1557</text:p>
          </table:table-cell>
          <table:table-cell office:value-type="float" office:value="-2.21419" calcext:value-type="float">
            <text:p>-2.21419</text:p>
          </table:table-cell>
          <table:table-cell office:value-type="float" office:value="-241.325" calcext:value-type="float">
            <text:p>-241.325</text:p>
          </table:table-cell>
          <table:table-cell office:value-type="float" office:value="-3.6275" calcext:value-type="float">
            <text:p>-3.6275</text:p>
          </table:table-cell>
          <table:table-cell table:style-name="Default" office:value-type="float" office:value="0.000377228" calcext:value-type="float">
            <text:p>0.000377228</text:p>
          </table:table-cell>
          <table:table-cell office:value-type="float" office:value="3876.08" calcext:value-type="float">
            <text:p>3876.08</text:p>
          </table:table-cell>
          <table:table-cell office:value-type="float" office:value="0" calcext:value-type="float">
            <text:p>0</text:p>
          </table:table-cell>
          <table:table-cell office:value-type="float" office:value="7.65691" calcext:value-type="float">
            <text:p>7.65691</text:p>
          </table:table-cell>
          <table:table-cell office:value-type="float" office:value="7.45203" calcext:value-type="float">
            <text:p>7.45203</text:p>
          </table:table-cell>
          <table:table-cell office:value-type="float" office:value="0.204883" calcext:value-type="float">
            <text:p>0.204883</text:p>
          </table:table-cell>
          <table:table-cell office:value-type="float" office:value="-43.6045" calcext:value-type="float">
            <text:p>-43.6045</text:p>
          </table:table-cell>
          <table:table-cell office:value-type="float" office:value="-39.0638" calcext:value-type="float">
            <text:p>-39.0638</text:p>
          </table:table-cell>
          <table:table-cell office:value-type="float" office:value="-4.54075" calcext:value-type="float">
            <text:p>-4.54075</text:p>
          </table:table-cell>
          <table:table-cell office:value-type="float" office:value="49.0525" calcext:value-type="float">
            <text:p>49.0525</text:p>
          </table:table-cell>
          <table:table-cell office:value-type="float" office:value="42.9155" calcext:value-type="float">
            <text:p>42.9155</text:p>
          </table:table-cell>
          <table:table-cell office:value-type="float" office:value="6.13701" calcext:value-type="float">
            <text:p>6.13701</text:p>
          </table:table-cell>
          <table:table-cell office:value-type="float" office:value="2.19687" calcext:value-type="float">
            <text:p>2.19687</text:p>
          </table:table-cell>
          <table:table-cell office:value-type="float" office:value="3.11016" calcext:value-type="float">
            <text:p>3.11016</text:p>
          </table:table-cell>
          <table:table-cell office:value-type="float" office:value="-0.913286" calcext:value-type="float">
            <text:p>-0.913286</text:p>
          </table:table-cell>
          <table:table-cell table:number-columns-repeated="2" office:value-type="string" calcext:value-type="string">
            <text:p>LLLALLVGLLFALLTLLLILI</text:p>
          </table:table-cell>
          <table:table-cell office:value-type="string" calcext:value-type="string">
            <text:p>L-LA--VG--FA--TL--I-I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ata02/gloiseau/Sequence_Design_Project/vdwSequenceDesign/sequenceDesign/12_06_2021/design_2821/LLLALLVGLLFALLTLLLILI/backboneOptimization/LLLALLVGLLFAL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0989.9772760201" calcext:value-type="float">
            <text:p>80989.9772760201</text:p>
          </table:table-cell>
          <table:table-cell office:value-type="float" office:value="9789.87569615813" calcext:value-type="float">
            <text:p>9789.87569615813</text:p>
          </table:table-cell>
          <table:table-cell office:value-type="float" office:value="-71.9841204237225" calcext:value-type="float">
            <text:p>-71.98412042372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.94666" calcext:value-type="float">
            <text:p>-8.94666</text:p>
          </table:table-cell>
          <table:table-cell office:value-type="float" office:value="-385.322" calcext:value-type="float">
            <text:p>-385.322</text:p>
          </table:table-cell>
          <table:table-cell office:value-type="float" office:value="-376.375" calcext:value-type="float">
            <text:p>-376.375</text:p>
          </table:table-cell>
          <table:table-cell office:value-type="float" office:value="-0.977657" calcext:value-type="float">
            <text:p>-0.977657</text:p>
          </table:table-cell>
          <table:table-cell office:value-type="float" office:value="-62.6192" calcext:value-type="float">
            <text:p>-62.6192</text:p>
          </table:table-cell>
          <table:table-cell office:value-type="float" office:value="-0.0430529" calcext:value-type="float">
            <text:p>-0.0430529</text:p>
          </table:table-cell>
          <table:table-cell office:value-type="float" office:value="-89.6017" calcext:value-type="float">
            <text:p>-89.6017</text:p>
          </table:table-cell>
          <table:table-cell office:value-type="float" office:value="-0.493424" calcext:value-type="float">
            <text:p>-0.493424</text:p>
          </table:table-cell>
          <table:table-cell office:value-type="float" office:value="-233.101" calcext:value-type="float">
            <text:p>-233.101</text:p>
          </table:table-cell>
          <table:table-cell office:value-type="float" office:value="-0.44078" calcext:value-type="float">
            <text:p>-0.44078</text:p>
          </table:table-cell>
          <table:table-cell office:value-type="float" office:value="0.0000732286" calcext:value-type="float">
            <text:p>7.32E-05</text:p>
          </table:table-cell>
          <table:table-cell office:value-type="float" office:value="4039.2" calcext:value-type="float">
            <text:p>4039.2</text:p>
          </table:table-cell>
          <table:table-cell office:value-type="float" office:value="0" calcext:value-type="float">
            <text:p>0</text:p>
          </table:table-cell>
          <table:table-cell office:value-type="float" office:value="7.81003" calcext:value-type="float">
            <text:p>7.81003</text:p>
          </table:table-cell>
          <table:table-cell office:value-type="float" office:value="7.80327" calcext:value-type="float">
            <text:p>7.80327</text:p>
          </table:table-cell>
          <table:table-cell office:value-type="float" office:value="0.00676119" calcext:value-type="float">
            <text:p>0.00676119</text:p>
          </table:table-cell>
          <table:table-cell office:value-type="float" office:value="-59.0695" calcext:value-type="float">
            <text:p>-59.0695</text:p>
          </table:table-cell>
          <table:table-cell office:value-type="float" office:value="-61.03" calcext:value-type="float">
            <text:p>-61.03</text:p>
          </table:table-cell>
          <table:table-cell office:value-type="float" office:value="1.96049" calcext:value-type="float">
            <text:p>1.96049</text:p>
          </table:table-cell>
          <table:table-cell office:value-type="float" office:value="34.7443" calcext:value-type="float">
            <text:p>34.7443</text:p>
          </table:table-cell>
          <table:table-cell office:value-type="float" office:value="34.2105" calcext:value-type="float">
            <text:p>34.2105</text:p>
          </table:table-cell>
          <table:table-cell office:value-type="float" office:value="0.533814" calcext:value-type="float">
            <text:p>0.533814</text:p>
          </table:table-cell>
          <table:table-cell office:value-type="float" office:value="4.39837" calcext:value-type="float">
            <text:p>4.39837</text:p>
          </table:table-cell>
          <table:table-cell office:value-type="float" office:value="4.63248" calcext:value-type="float">
            <text:p>4.63248</text:p>
          </table:table-cell>
          <table:table-cell office:value-type="float" office:value="-0.23411" calcext:value-type="float">
            <text:p>-0.23411</text:p>
          </table:table-cell>
          <table:table-cell table:number-columns-repeated="2" office:value-type="string" calcext:value-type="string">
            <text:p>LLLALLYGLGTSLLILTLILI</text:p>
          </table:table-cell>
          <table:table-cell office:value-type="string" calcext:value-type="string">
            <text:p>L-LA--YG-GTS--I-T---I</text:p>
          </table:table-cell>
          <table:table-cell office:value-type="float" office:value="21" calcext:value-type="float">
            <text:p>2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/data02/gloiseau/Sequence_Design_Project/vdwSequenceDesign/sequenceDesign/12_06_2021/design_1073/LLLALLYGLGTSLLILTLILI/backboneOptimization/LLLALLYGLGTSLL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8084.8309960342" calcext:value-type="float">
            <text:p>48084.8309960342</text:p>
          </table:table-cell>
          <table:table-cell office:value-type="float" office:value="6529.06278474486" calcext:value-type="float">
            <text:p>6529.062784744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7.5359" calcext:value-type="float">
            <text:p>-17.5359</text:p>
          </table:table-cell>
          <table:table-cell office:value-type="float" office:value="-400.879" calcext:value-type="float">
            <text:p>-400.879</text:p>
          </table:table-cell>
          <table:table-cell office:value-type="float" office:value="-383.343" calcext:value-type="float">
            <text:p>-383.343</text:p>
          </table:table-cell>
          <table:table-cell office:value-type="float" office:value="-11.2389" calcext:value-type="float">
            <text:p>-11.2389</text:p>
          </table:table-cell>
          <table:table-cell office:value-type="float" office:value="-60.171" calcext:value-type="float">
            <text:p>-60.171</text:p>
          </table:table-cell>
          <table:table-cell office:value-type="float" office:value="-6.28124" calcext:value-type="float">
            <text:p>-6.28124</text:p>
          </table:table-cell>
          <table:table-cell office:value-type="float" office:value="-96.0926" calcext:value-type="float">
            <text:p>-96.0926</text:p>
          </table:table-cell>
          <table:table-cell office:value-type="float" office:value="-0.0370408" calcext:value-type="float">
            <text:p>-0.0370408</text:p>
          </table:table-cell>
          <table:table-cell office:value-type="float" office:value="-244.615" calcext:value-type="float">
            <text:p>-244.615</text:p>
          </table:table-cell>
          <table:table-cell office:value-type="float" office:value="-4.9212" calcext:value-type="float">
            <text:p>-4.9212</text:p>
          </table:table-cell>
          <table:table-cell table:style-name="Default" office:value-type="float" office:value="0.000389268" calcext:value-type="float">
            <text:p>0.000389268</text:p>
          </table:table-cell>
          <table:table-cell office:value-type="float" office:value="3948.37" calcext:value-type="float">
            <text:p>3948.37</text:p>
          </table:table-cell>
          <table:table-cell office:value-type="float" office:value="0" calcext:value-type="float">
            <text:p>0</text:p>
          </table:table-cell>
          <table:table-cell office:value-type="float" office:value="10.1143" calcext:value-type="float">
            <text:p>10.1143</text:p>
          </table:table-cell>
          <table:table-cell office:value-type="float" office:value="10.4181" calcext:value-type="float">
            <text:p>10.4181</text:p>
          </table:table-cell>
          <table:table-cell office:value-type="float" office:value="-0.303755" calcext:value-type="float">
            <text:p>-0.303755</text:p>
          </table:table-cell>
          <table:table-cell office:value-type="float" office:value="-23.3742" calcext:value-type="float">
            <text:p>-23.3742</text:p>
          </table:table-cell>
          <table:table-cell office:value-type="float" office:value="-20.3168" calcext:value-type="float">
            <text:p>-20.3168</text:p>
          </table:table-cell>
          <table:table-cell office:value-type="float" office:value="-3.05745" calcext:value-type="float">
            <text:p>-3.05745</text:p>
          </table:table-cell>
          <table:table-cell office:value-type="float" office:value="39.8072" calcext:value-type="float">
            <text:p>39.8072</text:p>
          </table:table-cell>
          <table:table-cell office:value-type="float" office:value="40.7315" calcext:value-type="float">
            <text:p>40.7315</text:p>
          </table:table-cell>
          <table:table-cell office:value-type="float" office:value="-0.924302" calcext:value-type="float">
            <text:p>-0.924302</text:p>
          </table:table-cell>
          <table:table-cell office:value-type="float" office:value="3.92859" calcext:value-type="float">
            <text:p>3.92859</text:p>
          </table:table-cell>
          <table:table-cell office:value-type="float" office:value="5.13965" calcext:value-type="float">
            <text:p>5.13965</text:p>
          </table:table-cell>
          <table:table-cell office:value-type="float" office:value="-1.21106" calcext:value-type="float">
            <text:p>-1.21106</text:p>
          </table:table-cell>
          <table:table-cell table:number-columns-repeated="2" office:value-type="string" calcext:value-type="string">
            <text:p>LLLALTVLLLSGLLFLTLILI</text:p>
          </table:table-cell>
          <table:table-cell office:value-type="string" calcext:value-type="string">
            <text:p>L--A-TVL--SG--F-T-I-I</text:p>
          </table:table-cell>
          <table:table-cell office:value-type="float" office:value="21" calcext:value-type="float">
            <text:p>2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/data02/gloiseau/Sequence_Design_Project/vdwSequenceDesign/sequenceDesign/12_06_2021/design_2326/LLLALTVLLLSGLLFLTLILI/backboneOptimization/LLLALTVLLLSGL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58585.0200969596" calcext:value-type="float">
            <text:p>58585.0200969596</text:p>
          </table:table-cell>
          <table:table-cell office:value-type="float" office:value="4120.7310932049" calcext:value-type="float">
            <text:p>4120.7310932049</text:p>
          </table:table-cell>
          <table:table-cell office:value-type="float" office:value="-87.3173196056147" calcext:value-type="float">
            <text:p>-87.317319605614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8.1764" calcext:value-type="float">
            <text:p>-18.1764</text:p>
          </table:table-cell>
          <table:table-cell office:value-type="float" office:value="-405.48" calcext:value-type="float">
            <text:p>-405.48</text:p>
          </table:table-cell>
          <table:table-cell office:value-type="float" office:value="-387.304" calcext:value-type="float">
            <text:p>-387.304</text:p>
          </table:table-cell>
          <table:table-cell office:value-type="float" office:value="-8.89041" calcext:value-type="float">
            <text:p>-8.89041</text:p>
          </table:table-cell>
          <table:table-cell office:value-type="float" office:value="-62.6468" calcext:value-type="float">
            <text:p>-62.6468</text:p>
          </table:table-cell>
          <table:table-cell office:value-type="float" office:value="-3.32496" calcext:value-type="float">
            <text:p>-3.32496</text:p>
          </table:table-cell>
          <table:table-cell office:value-type="float" office:value="-96.178" calcext:value-type="float">
            <text:p>-96.178</text:p>
          </table:table-cell>
          <table:table-cell office:value-type="float" office:value="-0.0209296" calcext:value-type="float">
            <text:p>-0.0209296</text:p>
          </table:table-cell>
          <table:table-cell office:value-type="float" office:value="-246.656" calcext:value-type="float">
            <text:p>-246.656</text:p>
          </table:table-cell>
          <table:table-cell office:value-type="float" office:value="-5.54462" calcext:value-type="float">
            <text:p>-5.54462</text:p>
          </table:table-cell>
          <table:table-cell office:value-type="float" office:value="0.000041327" calcext:value-type="float">
            <text:p>4.13E-05</text:p>
          </table:table-cell>
          <table:table-cell office:value-type="float" office:value="4081.91" calcext:value-type="float">
            <text:p>4081.91</text:p>
          </table:table-cell>
          <table:table-cell office:value-type="float" office:value="0" calcext:value-type="float">
            <text:p>0</text:p>
          </table:table-cell>
          <table:table-cell office:value-type="float" office:value="9.60748" calcext:value-type="float">
            <text:p>9.60748</text:p>
          </table:table-cell>
          <table:table-cell office:value-type="float" office:value="9.18118" calcext:value-type="float">
            <text:p>9.18118</text:p>
          </table:table-cell>
          <table:table-cell office:value-type="float" office:value="0.426298" calcext:value-type="float">
            <text:p>0.426298</text:p>
          </table:table-cell>
          <table:table-cell office:value-type="float" office:value="-42.7171" calcext:value-type="float">
            <text:p>-42.7171</text:p>
          </table:table-cell>
          <table:table-cell office:value-type="float" office:value="-38.6686" calcext:value-type="float">
            <text:p>-38.6686</text:p>
          </table:table-cell>
          <table:table-cell office:value-type="float" office:value="-4.04852" calcext:value-type="float">
            <text:p>-4.04852</text:p>
          </table:table-cell>
          <table:table-cell office:value-type="float" office:value="58.6655" calcext:value-type="float">
            <text:p>58.6655</text:p>
          </table:table-cell>
          <table:table-cell office:value-type="float" office:value="58.9345" calcext:value-type="float">
            <text:p>58.9345</text:p>
          </table:table-cell>
          <table:table-cell office:value-type="float" office:value="-0.268974" calcext:value-type="float">
            <text:p>-0.268974</text:p>
          </table:table-cell>
          <table:table-cell office:value-type="float" office:value="2.41651" calcext:value-type="float">
            <text:p>2.41651</text:p>
          </table:table-cell>
          <table:table-cell office:value-type="float" office:value="4.01781" calcext:value-type="float">
            <text:p>4.01781</text:p>
          </table:table-cell>
          <table:table-cell office:value-type="float" office:value="-1.6013" calcext:value-type="float">
            <text:p>-1.6013</text:p>
          </table:table-cell>
          <table:table-cell table:number-columns-repeated="2" office:value-type="string" calcext:value-type="string">
            <text:p>LLLALVASLLVTLLTYLLILI</text:p>
          </table:table-cell>
          <table:table-cell office:value-type="string" calcext:value-type="string">
            <text:p>L--A-VAS--VT--TY--I-I</text:p>
          </table:table-cell>
          <table:table-cell office:value-type="float" office:value="21" calcext:value-type="float">
            <text:p>2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/data02/gloiseau/Sequence_Design_Project/vdwSequenceDesign/sequenceDesign/12_06_2021/design_1325/LLLALVASLLVTLLTYLLILI/backboneOptimization/LLLALVASLLVTLLTY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043.0708811395" calcext:value-type="float">
            <text:p>62043.0708811395</text:p>
          </table:table-cell>
          <table:table-cell office:value-type="float" office:value="7429.84582457542" calcext:value-type="float">
            <text:p>7429.84582457542</text:p>
          </table:table-cell>
          <table:table-cell office:value-type="float" office:value="-57.8534798240702" calcext:value-type="float">
            <text:p>-57.85347982407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.1598" calcext:value-type="float">
            <text:p>-16.1598</text:p>
          </table:table-cell>
          <table:table-cell office:value-type="float" office:value="-399.018" calcext:value-type="float">
            <text:p>-399.018</text:p>
          </table:table-cell>
          <table:table-cell office:value-type="float" office:value="-382.858" calcext:value-type="float">
            <text:p>-382.858</text:p>
          </table:table-cell>
          <table:table-cell office:value-type="float" office:value="-8.67277" calcext:value-type="float">
            <text:p>-8.67277</text:p>
          </table:table-cell>
          <table:table-cell office:value-type="float" office:value="-68.7524" calcext:value-type="float">
            <text:p>-68.7524</text:p>
          </table:table-cell>
          <table:table-cell office:value-type="float" office:value="-0.744552" calcext:value-type="float">
            <text:p>-0.744552</text:p>
          </table:table-cell>
          <table:table-cell office:value-type="float" office:value="-96.1881" calcext:value-type="float">
            <text:p>-96.1881</text:p>
          </table:table-cell>
          <table:table-cell office:value-type="float" office:value="-3.19113" calcext:value-type="float">
            <text:p>-3.19113</text:p>
          </table:table-cell>
          <table:table-cell office:value-type="float" office:value="-234.077" calcext:value-type="float">
            <text:p>-234.077</text:p>
          </table:table-cell>
          <table:table-cell office:value-type="float" office:value="-4.73729" calcext:value-type="float">
            <text:p>-4.73729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3902.61" calcext:value-type="float">
            <text:p>3902.61</text:p>
          </table:table-cell>
          <table:table-cell office:value-type="float" office:value="0" calcext:value-type="float">
            <text:p>0</text:p>
          </table:table-cell>
          <table:table-cell office:value-type="float" office:value="7.19316" calcext:value-type="float">
            <text:p>7.19316</text:p>
          </table:table-cell>
          <table:table-cell office:value-type="float" office:value="7.50736" calcext:value-type="float">
            <text:p>7.50736</text:p>
          </table:table-cell>
          <table:table-cell office:value-type="float" office:value="-0.314204" calcext:value-type="float">
            <text:p>-0.314204</text:p>
          </table:table-cell>
          <table:table-cell office:value-type="float" office:value="-48.0034" calcext:value-type="float">
            <text:p>-48.0034</text:p>
          </table:table-cell>
          <table:table-cell office:value-type="float" office:value="-41.5851" calcext:value-type="float">
            <text:p>-41.5851</text:p>
          </table:table-cell>
          <table:table-cell office:value-type="float" office:value="-6.41831" calcext:value-type="float">
            <text:p>-6.41831</text:p>
          </table:table-cell>
          <table:table-cell office:value-type="float" office:value="51.0685" calcext:value-type="float">
            <text:p>51.0685</text:p>
          </table:table-cell>
          <table:table-cell office:value-type="float" office:value="48.2007" calcext:value-type="float">
            <text:p>48.2007</text:p>
          </table:table-cell>
          <table:table-cell office:value-type="float" office:value="2.86777" calcext:value-type="float">
            <text:p>2.86777</text:p>
          </table:table-cell>
          <table:table-cell office:value-type="float" office:value="1.70612" calcext:value-type="float">
            <text:p>1.70612</text:p>
          </table:table-cell>
          <table:table-cell office:value-type="float" office:value="2.74486" calcext:value-type="float">
            <text:p>2.74486</text:p>
          </table:table-cell>
          <table:table-cell office:value-type="float" office:value="-1.03874" calcext:value-type="float">
            <text:p>-1.03874</text:p>
          </table:table-cell>
          <table:table-cell table:number-columns-repeated="2" office:value-type="string" calcext:value-type="string">
            <text:p>LLLALVTGLLASLLATLLILI</text:p>
          </table:table-cell>
          <table:table-cell office:value-type="string" calcext:value-type="string">
            <text:p>L--A-VTG--AS--AT--I-I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/data02/gloiseau/Sequence_Design_Project/vdwSequenceDesign/sequenceDesign/12_06_2021/design_1946/LLLALVTGLLASLLATLLILI/backboneOptimization/LLLALVTGLLASLLA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7935.0876014254" calcext:value-type="float">
            <text:p>57935.0876014254</text:p>
          </table:table-cell>
          <table:table-cell office:value-type="float" office:value="6000.09726774898" calcext:value-type="float">
            <text:p>6000.09726774898</text:p>
          </table:table-cell>
          <table:table-cell office:value-type="float" office:value="-89.2119528714324" calcext:value-type="float">
            <text:p>-89.21195287143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.3102" calcext:value-type="float">
            <text:p>-12.3102</text:p>
          </table:table-cell>
          <table:table-cell office:value-type="float" office:value="-359.725" calcext:value-type="float">
            <text:p>-359.725</text:p>
          </table:table-cell>
          <table:table-cell office:value-type="float" office:value="-347.415" calcext:value-type="float">
            <text:p>-347.415</text:p>
          </table:table-cell>
          <table:table-cell office:value-type="float" office:value="-6.39521" calcext:value-type="float">
            <text:p>-6.39521</text:p>
          </table:table-cell>
          <table:table-cell office:value-type="float" office:value="-60.7359" calcext:value-type="float">
            <text:p>-60.7359</text:p>
          </table:table-cell>
          <table:table-cell office:value-type="float" office:value="-1.33989" calcext:value-type="float">
            <text:p>-1.33989</text:p>
          </table:table-cell>
          <table:table-cell office:value-type="float" office:value="-59.2032" calcext:value-type="float">
            <text:p>-59.2032</text:p>
          </table:table-cell>
          <table:table-cell office:value-type="float" office:value="0.0235229" calcext:value-type="float">
            <text:p>0.0235229</text:p>
          </table:table-cell>
          <table:table-cell office:value-type="float" office:value="-239.786" calcext:value-type="float">
            <text:p>-239.786</text:p>
          </table:table-cell>
          <table:table-cell office:value-type="float" office:value="-5.07814" calcext:value-type="float">
            <text:p>-5.07814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4096.82" calcext:value-type="float">
            <text:p>4096.82</text:p>
          </table:table-cell>
          <table:table-cell office:value-type="float" office:value="0" calcext:value-type="float">
            <text:p>0</text:p>
          </table:table-cell>
          <table:table-cell office:value-type="float" office:value="8.39294" calcext:value-type="float">
            <text:p>8.39294</text:p>
          </table:table-cell>
          <table:table-cell office:value-type="float" office:value="8.17625" calcext:value-type="float">
            <text:p>8.17625</text:p>
          </table:table-cell>
          <table:table-cell office:value-type="float" office:value="0.216686" calcext:value-type="float">
            <text:p>0.216686</text:p>
          </table:table-cell>
          <table:table-cell office:value-type="float" office:value="-62.6859" calcext:value-type="float">
            <text:p>-62.6859</text:p>
          </table:table-cell>
          <table:table-cell office:value-type="float" office:value="-56.0702" calcext:value-type="float">
            <text:p>-56.0702</text:p>
          </table:table-cell>
          <table:table-cell office:value-type="float" office:value="-6.61566" calcext:value-type="float">
            <text:p>-6.61566</text:p>
          </table:table-cell>
          <table:table-cell office:value-type="float" office:value="42.9257" calcext:value-type="float">
            <text:p>42.9257</text:p>
          </table:table-cell>
          <table:table-cell office:value-type="float" office:value="40.5015" calcext:value-type="float">
            <text:p>40.5015</text:p>
          </table:table-cell>
          <table:table-cell office:value-type="float" office:value="2.42417" calcext:value-type="float">
            <text:p>2.42417</text:p>
          </table:table-cell>
          <table:table-cell office:value-type="float" office:value="4.49097" calcext:value-type="float">
            <text:p>4.49097</text:p>
          </table:table-cell>
          <table:table-cell office:value-type="float" office:value="4.90528" calcext:value-type="float">
            <text:p>4.90528</text:p>
          </table:table-cell>
          <table:table-cell office:value-type="float" office:value="-0.41431" calcext:value-type="float">
            <text:p>-0.41431</text:p>
          </table:table-cell>
          <table:table-cell table:number-columns-repeated="2" office:value-type="string" calcext:value-type="string">
            <text:p>LLLALYFTILGIGLLLLLILI</text:p>
          </table:table-cell>
          <table:table-cell office:value-type="string" calcext:value-type="string">
            <text:p>L--A-YFTI-GIG-L-----I</text:p>
          </table:table-cell>
          <table:table-cell office:value-type="float" office:value="21" calcext:value-type="float">
            <text:p>21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/data02/gloiseau/Sequence_Design_Project/vdwSequenceDesign/sequenceDesign/12_06_2021/design_2540/LLLALYFTILGIGLLLLLILI/backboneOptimization/LLLALYFTILGIGLL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6401.5712811102" calcext:value-type="float">
            <text:p>66401.5712811102</text:p>
          </table:table-cell>
          <table:table-cell office:value-type="float" office:value="4211.80408415723" calcext:value-type="float">
            <text:p>4211.8040841572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0.0867" calcext:value-type="float">
            <text:p>-30.0867</text:p>
          </table:table-cell>
          <table:table-cell office:value-type="float" office:value="-401.517" calcext:value-type="float">
            <text:p>-401.517</text:p>
          </table:table-cell>
          <table:table-cell office:value-type="float" office:value="-371.43" calcext:value-type="float">
            <text:p>-371.43</text:p>
          </table:table-cell>
          <table:table-cell office:value-type="float" office:value="-21.2017" calcext:value-type="float">
            <text:p>-21.2017</text:p>
          </table:table-cell>
          <table:table-cell office:value-type="float" office:value="-75.2553" calcext:value-type="float">
            <text:p>-75.2553</text:p>
          </table:table-cell>
          <table:table-cell office:value-type="float" office:value="-13.0098" calcext:value-type="float">
            <text:p>-13.0098</text:p>
          </table:table-cell>
          <table:table-cell office:value-type="float" office:value="-93.8145" calcext:value-type="float">
            <text:p>-93.8145</text:p>
          </table:table-cell>
          <table:table-cell office:value-type="float" office:value="-8.60251" calcext:value-type="float">
            <text:p>-8.60251</text:p>
          </table:table-cell>
          <table:table-cell office:value-type="float" office:value="-232.447" calcext:value-type="float">
            <text:p>-232.447</text:p>
          </table:table-cell>
          <table:table-cell office:value-type="float" office:value="0.410132" calcext:value-type="float">
            <text:p>0.410132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668.31" calcext:value-type="float">
            <text:p>3668.31</text:p>
          </table:table-cell>
          <table:table-cell office:value-type="float" office:value="0" calcext:value-type="float">
            <text:p>0</text:p>
          </table:table-cell>
          <table:table-cell office:value-type="float" office:value="7.85868" calcext:value-type="float">
            <text:p>7.85868</text:p>
          </table:table-cell>
          <table:table-cell office:value-type="float" office:value="7.28378" calcext:value-type="float">
            <text:p>7.28378</text:p>
          </table:table-cell>
          <table:table-cell office:value-type="float" office:value="0.574901" calcext:value-type="float">
            <text:p>0.574901</text:p>
          </table:table-cell>
          <table:table-cell office:value-type="float" office:value="-39.7445" calcext:value-type="float">
            <text:p>-39.7445</text:p>
          </table:table-cell>
          <table:table-cell office:value-type="float" office:value="-29.8366" calcext:value-type="float">
            <text:p>-29.8366</text:p>
          </table:table-cell>
          <table:table-cell office:value-type="float" office:value="-9.9079" calcext:value-type="float">
            <text:p>-9.9079</text:p>
          </table:table-cell>
          <table:table-cell office:value-type="float" office:value="90.689" calcext:value-type="float">
            <text:p>90.689</text:p>
          </table:table-cell>
          <table:table-cell office:value-type="float" office:value="90.3267" calcext:value-type="float">
            <text:p>90.3267</text:p>
          </table:table-cell>
          <table:table-cell office:value-type="float" office:value="0.362281" calcext:value-type="float">
            <text:p>0.362281</text:p>
          </table:table-cell>
          <table:table-cell office:value-type="float" office:value="3.68886" calcext:value-type="float">
            <text:p>3.68886</text:p>
          </table:table-cell>
          <table:table-cell office:value-type="float" office:value="4.83505" calcext:value-type="float">
            <text:p>4.83505</text:p>
          </table:table-cell>
          <table:table-cell office:value-type="float" office:value="-1.14619" calcext:value-type="float">
            <text:p>-1.14619</text:p>
          </table:table-cell>
          <table:table-cell table:number-columns-repeated="2" office:value-type="string" calcext:value-type="string">
            <text:p>LLLASLLGFLVGLLTTLLILI</text:p>
          </table:table-cell>
          <table:table-cell office:value-type="string" calcext:value-type="string">
            <text:p>L--AS--GF-VG--TT--I-I</text:p>
          </table:table-cell>
          <table:table-cell office:value-type="float" office:value="21" calcext:value-type="float">
            <text:p>2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/data02/gloiseau/Sequence_Design_Project/vdwSequenceDesign/sequenceDesign/12_06_2021/design_678/LLLASLLGFLVGLLTTLLILI/backboneOptimization/LLLASLLGFLVGLLT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10085.616749243" calcext:value-type="float">
            <text:p>110085.616749243</text:p>
          </table:table-cell>
          <table:table-cell office:value-type="float" office:value="20322.3489760066" calcext:value-type="float">
            <text:p>20322.348976006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1.2632" calcext:value-type="float">
            <text:p>-21.2632</text:p>
          </table:table-cell>
          <table:table-cell office:value-type="float" office:value="-397.86" calcext:value-type="float">
            <text:p>-397.86</text:p>
          </table:table-cell>
          <table:table-cell office:value-type="float" office:value="-376.597" calcext:value-type="float">
            <text:p>-376.597</text:p>
          </table:table-cell>
          <table:table-cell office:value-type="float" office:value="-12.9332" calcext:value-type="float">
            <text:p>-12.9332</text:p>
          </table:table-cell>
          <table:table-cell office:value-type="float" office:value="-60.7677" calcext:value-type="float">
            <text:p>-60.7677</text:p>
          </table:table-cell>
          <table:table-cell office:value-type="float" office:value="-6.35386" calcext:value-type="float">
            <text:p>-6.35386</text:p>
          </table:table-cell>
          <table:table-cell office:value-type="float" office:value="-98.295" calcext:value-type="float">
            <text:p>-98.295</text:p>
          </table:table-cell>
          <table:table-cell office:value-type="float" office:value="-0.689405" calcext:value-type="float">
            <text:p>-0.689405</text:p>
          </table:table-cell>
          <table:table-cell office:value-type="float" office:value="-238.798" calcext:value-type="float">
            <text:p>-238.798</text:p>
          </table:table-cell>
          <table:table-cell office:value-type="float" office:value="-5.88951" calcext:value-type="float">
            <text:p>-5.88951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3749.76" calcext:value-type="float">
            <text:p>3749.76</text:p>
          </table:table-cell>
          <table:table-cell office:value-type="float" office:value="0" calcext:value-type="float">
            <text:p>0</text:p>
          </table:table-cell>
          <table:table-cell office:value-type="float" office:value="8.52738" calcext:value-type="float">
            <text:p>8.52738</text:p>
          </table:table-cell>
          <table:table-cell office:value-type="float" office:value="7.90797" calcext:value-type="float">
            <text:p>7.90797</text:p>
          </table:table-cell>
          <table:table-cell office:value-type="float" office:value="0.619406" calcext:value-type="float">
            <text:p>0.619406</text:p>
          </table:table-cell>
          <table:table-cell office:value-type="float" office:value="33.8773" calcext:value-type="float">
            <text:p>33.8773</text:p>
          </table:table-cell>
          <table:table-cell office:value-type="float" office:value="33.0216" calcext:value-type="float">
            <text:p>33.0216</text:p>
          </table:table-cell>
          <table:table-cell office:value-type="float" office:value="0.855699" calcext:value-type="float">
            <text:p>0.855699</text:p>
          </table:table-cell>
          <table:table-cell office:value-type="float" office:value="67.9671" calcext:value-type="float">
            <text:p>67.9671</text:p>
          </table:table-cell>
          <table:table-cell office:value-type="float" office:value="73.0182" calcext:value-type="float">
            <text:p>73.0182</text:p>
          </table:table-cell>
          <table:table-cell office:value-type="float" office:value="-5.05109" calcext:value-type="float">
            <text:p>-5.05109</text:p>
          </table:table-cell>
          <table:table-cell office:value-type="float" office:value="3.53362" calcext:value-type="float">
            <text:p>3.53362</text:p>
          </table:table-cell>
          <table:table-cell office:value-type="float" office:value="4.63393" calcext:value-type="float">
            <text:p>4.63393</text:p>
          </table:table-cell>
          <table:table-cell office:value-type="float" office:value="-1.10031" calcext:value-type="float">
            <text:p>-1.10031</text:p>
          </table:table-cell>
          <table:table-cell table:number-columns-repeated="2" office:value-type="string" calcext:value-type="string">
            <text:p>LLLASLLGLLFFLTSLLLILI</text:p>
          </table:table-cell>
          <table:table-cell office:value-type="string" calcext:value-type="string">
            <text:p>L--AS--G--FF-TS--LI-I</text:p>
          </table:table-cell>
          <table:table-cell office:value-type="float" office:value="21" calcext:value-type="float">
            <text:p>2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02/gloiseau/Sequence_Design_Project/vdwSequenceDesign/sequenceDesign/12_06_2021/design_2913/LLLASLLGLLFFLTSLLLILI/backboneOptimization/LLLASLLGLLFFLT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2646.9293588831" calcext:value-type="float">
            <text:p>52646.9293588831</text:p>
          </table:table-cell>
          <table:table-cell office:value-type="float" office:value="4728.56258889433" calcext:value-type="float">
            <text:p>4728.5625888943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0.1186" calcext:value-type="float">
            <text:p>-30.1186</text:p>
          </table:table-cell>
          <table:table-cell office:value-type="float" office:value="-411.387" calcext:value-type="float">
            <text:p>-411.387</text:p>
          </table:table-cell>
          <table:table-cell office:value-type="float" office:value="-381.268" calcext:value-type="float">
            <text:p>-381.268</text:p>
          </table:table-cell>
          <table:table-cell office:value-type="float" office:value="-11.7616" calcext:value-type="float">
            <text:p>-11.7616</text:p>
          </table:table-cell>
          <table:table-cell office:value-type="float" office:value="-85.0954" calcext:value-type="float">
            <text:p>-85.0954</text:p>
          </table:table-cell>
          <table:table-cell office:value-type="float" office:value="-1.90776" calcext:value-type="float">
            <text:p>-1.90776</text:p>
          </table:table-cell>
          <table:table-cell office:value-type="float" office:value="-82.347" calcext:value-type="float">
            <text:p>-82.347</text:p>
          </table:table-cell>
          <table:table-cell office:value-type="float" office:value="0.000676019" calcext:value-type="float">
            <text:p>0.000676019</text:p>
          </table:table-cell>
          <table:table-cell office:value-type="float" office:value="-243.944" calcext:value-type="float">
            <text:p>-243.944</text:p>
          </table:table-cell>
          <table:table-cell office:value-type="float" office:value="-9.85426" calcext:value-type="float">
            <text:p>-9.85426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792.76" calcext:value-type="float">
            <text:p>3792.76</text:p>
          </table:table-cell>
          <table:table-cell office:value-type="float" office:value="0" calcext:value-type="float">
            <text:p>0</text:p>
          </table:table-cell>
          <table:table-cell office:value-type="float" office:value="9.07395" calcext:value-type="float">
            <text:p>9.07395</text:p>
          </table:table-cell>
          <table:table-cell office:value-type="float" office:value="8.94571" calcext:value-type="float">
            <text:p>8.94571</text:p>
          </table:table-cell>
          <table:table-cell office:value-type="float" office:value="0.128244" calcext:value-type="float">
            <text:p>0.128244</text:p>
          </table:table-cell>
          <table:table-cell office:value-type="float" office:value="20.5486" calcext:value-type="float">
            <text:p>20.5486</text:p>
          </table:table-cell>
          <table:table-cell office:value-type="float" office:value="17.1356" calcext:value-type="float">
            <text:p>17.1356</text:p>
          </table:table-cell>
          <table:table-cell office:value-type="float" office:value="3.41303" calcext:value-type="float">
            <text:p>3.41303</text:p>
          </table:table-cell>
          <table:table-cell office:value-type="float" office:value="42.7979" calcext:value-type="float">
            <text:p>42.7979</text:p>
          </table:table-cell>
          <table:table-cell office:value-type="float" office:value="43.1325" calcext:value-type="float">
            <text:p>43.1325</text:p>
          </table:table-cell>
          <table:table-cell office:value-type="float" office:value="-0.334602" calcext:value-type="float">
            <text:p>-0.334602</text:p>
          </table:table-cell>
          <table:table-cell office:value-type="float" office:value="2.73445" calcext:value-type="float">
            <text:p>2.73445</text:p>
          </table:table-cell>
          <table:table-cell office:value-type="float" office:value="4.64313" calcext:value-type="float">
            <text:p>4.64313</text:p>
          </table:table-cell>
          <table:table-cell office:value-type="float" office:value="-1.90868" calcext:value-type="float">
            <text:p>-1.90868</text:p>
          </table:table-cell>
          <table:table-cell table:number-columns-repeated="2" office:value-type="string" calcext:value-type="string">
            <text:p>LLLAVLTGLLFILLSLLLILI</text:p>
          </table:table-cell>
          <table:table-cell office:value-type="string" calcext:value-type="string">
            <text:p>L--AV-TG--FI-LS--LI--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data02/gloiseau/Sequence_Design_Project/vdwSequenceDesign/sequenceDesign/12_06_2021/design_2655/LLLAVLTGLLFILLSLLLILI/backboneOptimization/LLLAVLTGLLFI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9881.4940738653" calcext:value-type="float">
            <text:p>79881.4940738653</text:p>
          </table:table-cell>
          <table:table-cell office:value-type="float" office:value="26724.3992795627" calcext:value-type="float">
            <text:p>26724.39927956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5.3265" calcext:value-type="float">
            <text:p>-15.3265</text:p>
          </table:table-cell>
          <table:table-cell office:value-type="float" office:value="-396.968" calcext:value-type="float">
            <text:p>-396.968</text:p>
          </table:table-cell>
          <table:table-cell office:value-type="float" office:value="-381.641" calcext:value-type="float">
            <text:p>-381.641</text:p>
          </table:table-cell>
          <table:table-cell office:value-type="float" office:value="-7.43052" calcext:value-type="float">
            <text:p>-7.43052</text:p>
          </table:table-cell>
          <table:table-cell office:value-type="float" office:value="-78.1744" calcext:value-type="float">
            <text:p>-78.1744</text:p>
          </table:table-cell>
          <table:table-cell office:value-type="float" office:value="0.350951" calcext:value-type="float">
            <text:p>0.350951</text:p>
          </table:table-cell>
          <table:table-cell office:value-type="float" office:value="-74.1662" calcext:value-type="float">
            <text:p>-74.1662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244.627" calcext:value-type="float">
            <text:p>-244.627</text:p>
          </table:table-cell>
          <table:table-cell office:value-type="float" office:value="-6.77783" calcext:value-type="float">
            <text:p>-6.77783</text:p>
          </table:table-cell>
          <table:table-cell table:style-name="Default" office:value-type="float" office:value="0.000246064" calcext:value-type="float">
            <text:p>0.000246064</text:p>
          </table:table-cell>
          <table:table-cell office:value-type="float" office:value="4066.68" calcext:value-type="float">
            <text:p>4066.68</text:p>
          </table:table-cell>
          <table:table-cell office:value-type="float" office:value="0" calcext:value-type="float">
            <text:p>0</text:p>
          </table:table-cell>
          <table:table-cell office:value-type="float" office:value="9.15343" calcext:value-type="float">
            <text:p>9.15343</text:p>
          </table:table-cell>
          <table:table-cell office:value-type="float" office:value="9.32588" calcext:value-type="float">
            <text:p>9.32588</text:p>
          </table:table-cell>
          <table:table-cell office:value-type="float" office:value="-0.172451" calcext:value-type="float">
            <text:p>-0.172451</text:p>
          </table:table-cell>
          <table:table-cell office:value-type="float" office:value="-43.9109" calcext:value-type="float">
            <text:p>-43.9109</text:p>
          </table:table-cell>
          <table:table-cell office:value-type="float" office:value="-43.267" calcext:value-type="float">
            <text:p>-43.267</text:p>
          </table:table-cell>
          <table:table-cell office:value-type="float" office:value="-0.643903" calcext:value-type="float">
            <text:p>-0.643903</text:p>
          </table:table-cell>
          <table:table-cell office:value-type="float" office:value="25.1802" calcext:value-type="float">
            <text:p>25.1802</text:p>
          </table:table-cell>
          <table:table-cell office:value-type="float" office:value="22.8104" calcext:value-type="float">
            <text:p>22.8104</text:p>
          </table:table-cell>
          <table:table-cell office:value-type="float" office:value="2.3698" calcext:value-type="float">
            <text:p>2.3698</text:p>
          </table:table-cell>
          <table:table-cell office:value-type="float" office:value="3.07703" calcext:value-type="float">
            <text:p>3.07703</text:p>
          </table:table-cell>
          <table:table-cell office:value-type="float" office:value="4.16959" calcext:value-type="float">
            <text:p>4.16959</text:p>
          </table:table-cell>
          <table:table-cell office:value-type="float" office:value="-1.09256" calcext:value-type="float">
            <text:p>-1.09256</text:p>
          </table:table-cell>
          <table:table-cell table:number-columns-repeated="2" office:value-type="string" calcext:value-type="string">
            <text:p>LLLFLGVVLLTILLSLLLILI</text:p>
          </table:table-cell>
          <table:table-cell office:value-type="string" calcext:value-type="string">
            <text:p>L-LF-GVV--TI--S---I-I</text:p>
          </table:table-cell>
          <table:table-cell office:value-type="float" office:value="21" calcext:value-type="float">
            <text:p>2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/data02/gloiseau/Sequence_Design_Project/vdwSequenceDesign/sequenceDesign/12_06_2021/design_953/LLLFLGVVLLTILLSLLLILI/backboneOptimization/LLLFLGVVLLTIL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6348.6483324744" calcext:value-type="float">
            <text:p>46348.6483324744</text:p>
          </table:table-cell>
          <table:table-cell office:value-type="float" office:value="4798.31404632648" calcext:value-type="float">
            <text:p>4798.3140463264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1.0441" calcext:value-type="float">
            <text:p>-31.0441</text:p>
          </table:table-cell>
          <table:table-cell office:value-type="float" office:value="-392.084" calcext:value-type="float">
            <text:p>-392.084</text:p>
          </table:table-cell>
          <table:table-cell office:value-type="float" office:value="-361.04" calcext:value-type="float">
            <text:p>-361.04</text:p>
          </table:table-cell>
          <table:table-cell office:value-type="float" office:value="-7.93806" calcext:value-type="float">
            <text:p>-7.93806</text:p>
          </table:table-cell>
          <table:table-cell office:value-type="float" office:value="-58.6402" calcext:value-type="float">
            <text:p>-58.6402</text:p>
          </table:table-cell>
          <table:table-cell office:value-type="float" office:value="-6.64129" calcext:value-type="float">
            <text:p>-6.64129</text:p>
          </table:table-cell>
          <table:table-cell office:value-type="float" office:value="-95.5197" calcext:value-type="float">
            <text:p>-95.5197</text:p>
          </table:table-cell>
          <table:table-cell office:value-type="float" office:value="-2.55803" calcext:value-type="float">
            <text:p>-2.55803</text:p>
          </table:table-cell>
          <table:table-cell office:value-type="float" office:value="-237.924" calcext:value-type="float">
            <text:p>-237.924</text:p>
          </table:table-cell>
          <table:table-cell office:value-type="float" office:value="1.26086" calcext:value-type="float">
            <text:p>1.26086</text:p>
          </table:table-cell>
          <table:table-cell office:value-type="float" office:value="0.0000515959" calcext:value-type="float">
            <text:p>5.16E-05</text:p>
          </table:table-cell>
          <table:table-cell office:value-type="float" office:value="3888.83" calcext:value-type="float">
            <text:p>3888.83</text:p>
          </table:table-cell>
          <table:table-cell office:value-type="float" office:value="0" calcext:value-type="float">
            <text:p>0</text:p>
          </table:table-cell>
          <table:table-cell office:value-type="float" office:value="7.10357" calcext:value-type="float">
            <text:p>7.10357</text:p>
          </table:table-cell>
          <table:table-cell office:value-type="float" office:value="7.08739" calcext:value-type="float">
            <text:p>7.08739</text:p>
          </table:table-cell>
          <table:table-cell office:value-type="float" office:value="0.01618" calcext:value-type="float">
            <text:p>0.01618</text:p>
          </table:table-cell>
          <table:table-cell office:value-type="float" office:value="-48.4785" calcext:value-type="float">
            <text:p>-48.4785</text:p>
          </table:table-cell>
          <table:table-cell office:value-type="float" office:value="-48.5629" calcext:value-type="float">
            <text:p>-48.5629</text:p>
          </table:table-cell>
          <table:table-cell office:value-type="float" office:value="0.0844036" calcext:value-type="float">
            <text:p>0.0844036</text:p>
          </table:table-cell>
          <table:table-cell office:value-type="float" office:value="25.6271" calcext:value-type="float">
            <text:p>25.6271</text:p>
          </table:table-cell>
          <table:table-cell office:value-type="float" office:value="29.0724" calcext:value-type="float">
            <text:p>29.0724</text:p>
          </table:table-cell>
          <table:table-cell office:value-type="float" office:value="-3.44531" calcext:value-type="float">
            <text:p>-3.44531</text:p>
          </table:table-cell>
          <table:table-cell office:value-type="float" office:value="2.98905" calcext:value-type="float">
            <text:p>2.98905</text:p>
          </table:table-cell>
          <table:table-cell office:value-type="float" office:value="2.7402" calcext:value-type="float">
            <text:p>2.7402</text:p>
          </table:table-cell>
          <table:table-cell office:value-type="float" office:value="0.248848" calcext:value-type="float">
            <text:p>0.248848</text:p>
          </table:table-cell>
          <table:table-cell table:number-columns-repeated="2" office:value-type="string" calcext:value-type="string">
            <text:p>LLLFLLAVLTGTLFTLLLILI</text:p>
          </table:table-cell>
          <table:table-cell office:value-type="string" calcext:value-type="string">
            <text:p>L-LF--AV-TGT-FT---I--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data02/gloiseau/Sequence_Design_Project/vdwSequenceDesign/sequenceDesign/12_06_2021/design_389/LLLFLLAVLTGTLFTLLLILI/backboneOptimization/LLLFLLAVLTGTLF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1632.3231488221" calcext:value-type="float">
            <text:p>51632.3231488221</text:p>
          </table:table-cell>
          <table:table-cell office:value-type="float" office:value="2516.36887245167" calcext:value-type="float">
            <text:p>2516.3688724516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3.0829" calcext:value-type="float">
            <text:p>-23.0829</text:p>
          </table:table-cell>
          <table:table-cell office:value-type="float" office:value="-405.762" calcext:value-type="float">
            <text:p>-405.762</text:p>
          </table:table-cell>
          <table:table-cell office:value-type="float" office:value="-382.679" calcext:value-type="float">
            <text:p>-382.679</text:p>
          </table:table-cell>
          <table:table-cell office:value-type="float" office:value="-5.39592" calcext:value-type="float">
            <text:p>-5.39592</text:p>
          </table:table-cell>
          <table:table-cell office:value-type="float" office:value="-89.0869" calcext:value-type="float">
            <text:p>-89.0869</text:p>
          </table:table-cell>
          <table:table-cell office:value-type="float" office:value="-1.21112" calcext:value-type="float">
            <text:p>-1.21112</text:p>
          </table:table-cell>
          <table:table-cell office:value-type="float" office:value="-79.9223" calcext:value-type="float">
            <text:p>-79.9223</text:p>
          </table:table-cell>
          <table:table-cell office:value-type="float" office:value="-2.60063" calcext:value-type="float">
            <text:p>-2.60063</text:p>
          </table:table-cell>
          <table:table-cell office:value-type="float" office:value="-236.753" calcext:value-type="float">
            <text:p>-236.753</text:p>
          </table:table-cell>
          <table:table-cell office:value-type="float" office:value="-1.58367" calcext:value-type="float">
            <text:p>-1.58367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59.41" calcext:value-type="float">
            <text:p>3859.41</text:p>
          </table:table-cell>
          <table:table-cell office:value-type="float" office:value="0" calcext:value-type="float">
            <text:p>0</text:p>
          </table:table-cell>
          <table:table-cell office:value-type="float" office:value="7.34738" calcext:value-type="float">
            <text:p>7.34738</text:p>
          </table:table-cell>
          <table:table-cell office:value-type="float" office:value="7.1331" calcext:value-type="float">
            <text:p>7.1331</text:p>
          </table:table-cell>
          <table:table-cell office:value-type="float" office:value="0.214282" calcext:value-type="float">
            <text:p>0.214282</text:p>
          </table:table-cell>
          <table:table-cell office:value-type="float" office:value="-53.6122" calcext:value-type="float">
            <text:p>-53.6122</text:p>
          </table:table-cell>
          <table:table-cell office:value-type="float" office:value="-53.9067" calcext:value-type="float">
            <text:p>-53.9067</text:p>
          </table:table-cell>
          <table:table-cell office:value-type="float" office:value="0.29455" calcext:value-type="float">
            <text:p>0.29455</text:p>
          </table:table-cell>
          <table:table-cell office:value-type="float" office:value="43.2754" calcext:value-type="float">
            <text:p>43.2754</text:p>
          </table:table-cell>
          <table:table-cell office:value-type="float" office:value="40.0606" calcext:value-type="float">
            <text:p>40.0606</text:p>
          </table:table-cell>
          <table:table-cell office:value-type="float" office:value="3.21479" calcext:value-type="float">
            <text:p>3.21479</text:p>
          </table:table-cell>
          <table:table-cell office:value-type="float" office:value="1.46415" calcext:value-type="float">
            <text:p>1.46415</text:p>
          </table:table-cell>
          <table:table-cell office:value-type="float" office:value="1.79256" calcext:value-type="float">
            <text:p>1.79256</text:p>
          </table:table-cell>
          <table:table-cell office:value-type="float" office:value="-0.328406" calcext:value-type="float">
            <text:p>-0.328406</text:p>
          </table:table-cell>
          <table:table-cell table:number-columns-repeated="2" office:value-type="string" calcext:value-type="string">
            <text:p>LLLFLLLSLLGALLTVLLILI</text:p>
          </table:table-cell>
          <table:table-cell office:value-type="string" calcext:value-type="string">
            <text:p>L--F--LS--GA-LTV--I-I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data02/gloiseau/Sequence_Design_Project/vdwSequenceDesign/sequenceDesign/12_06_2021/design_2058/LLLFLLLSLLGALLTVLLILI/backboneOptimization/LLLFLLLSLLGAL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2754.2136588423" calcext:value-type="float">
            <text:p>62754.2136588423</text:p>
          </table:table-cell>
          <table:table-cell office:value-type="float" office:value="35798.0347377861" calcext:value-type="float">
            <text:p>35798.03473778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2.7379" calcext:value-type="float">
            <text:p>-22.7379</text:p>
          </table:table-cell>
          <table:table-cell office:value-type="float" office:value="-397.589" calcext:value-type="float">
            <text:p>-397.589</text:p>
          </table:table-cell>
          <table:table-cell office:value-type="float" office:value="-374.851" calcext:value-type="float">
            <text:p>-374.851</text:p>
          </table:table-cell>
          <table:table-cell office:value-type="float" office:value="-12.9849" calcext:value-type="float">
            <text:p>-12.9849</text:p>
          </table:table-cell>
          <table:table-cell office:value-type="float" office:value="-89.6648" calcext:value-type="float">
            <text:p>-89.6648</text:p>
          </table:table-cell>
          <table:table-cell office:value-type="float" office:value="-1.67916" calcext:value-type="float">
            <text:p>-1.67916</text:p>
          </table:table-cell>
          <table:table-cell office:value-type="float" office:value="-69.9174" calcext:value-type="float">
            <text:p>-69.9174</text:p>
          </table:table-cell>
          <table:table-cell office:value-type="float" office:value="-7.80805" calcext:value-type="float">
            <text:p>-7.80805</text:p>
          </table:table-cell>
          <table:table-cell office:value-type="float" office:value="-238.007" calcext:value-type="float">
            <text:p>-238.007</text:p>
          </table:table-cell>
          <table:table-cell office:value-type="float" office:value="-3.49766" calcext:value-type="float">
            <text:p>-3.49766</text:p>
          </table:table-cell>
          <table:table-cell table:style-name="Default" office:value-type="float" office:value="0.00033421" calcext:value-type="float">
            <text:p>0.00033421</text:p>
          </table:table-cell>
          <table:table-cell office:value-type="float" office:value="3863.63" calcext:value-type="float">
            <text:p>3863.63</text:p>
          </table:table-cell>
          <table:table-cell office:value-type="float" office:value="0" calcext:value-type="float">
            <text:p>0</text:p>
          </table:table-cell>
          <table:table-cell office:value-type="float" office:value="7.72097" calcext:value-type="float">
            <text:p>7.72097</text:p>
          </table:table-cell>
          <table:table-cell office:value-type="float" office:value="7.2959" calcext:value-type="float">
            <text:p>7.2959</text:p>
          </table:table-cell>
          <table:table-cell office:value-type="float" office:value="0.42507" calcext:value-type="float">
            <text:p>0.42507</text:p>
          </table:table-cell>
          <table:table-cell office:value-type="float" office:value="-49.7018" calcext:value-type="float">
            <text:p>-49.7018</text:p>
          </table:table-cell>
          <table:table-cell office:value-type="float" office:value="-51.3777" calcext:value-type="float">
            <text:p>-51.3777</text:p>
          </table:table-cell>
          <table:table-cell office:value-type="float" office:value="1.67589" calcext:value-type="float">
            <text:p>1.67589</text:p>
          </table:table-cell>
          <table:table-cell office:value-type="float" office:value="36.3528" calcext:value-type="float">
            <text:p>36.3528</text:p>
          </table:table-cell>
          <table:table-cell office:value-type="float" office:value="39.5969" calcext:value-type="float">
            <text:p>39.5969</text:p>
          </table:table-cell>
          <table:table-cell office:value-type="float" office:value="-3.24413" calcext:value-type="float">
            <text:p>-3.24413</text:p>
          </table:table-cell>
          <table:table-cell office:value-type="float" office:value="0.824241" calcext:value-type="float">
            <text:p>0.824241</text:p>
          </table:table-cell>
          <table:table-cell office:value-type="float" office:value="1.45588" calcext:value-type="float">
            <text:p>1.45588</text:p>
          </table:table-cell>
          <table:table-cell office:value-type="float" office:value="-0.631638" calcext:value-type="float">
            <text:p>-0.631638</text:p>
          </table:table-cell>
          <table:table-cell table:number-columns-repeated="2" office:value-type="string" calcext:value-type="string">
            <text:p>LLLFLLLVLLGALVSLLLILI</text:p>
          </table:table-cell>
          <table:table-cell office:value-type="string" calcext:value-type="string">
            <text:p>L--F--LV--GA-VSL--I-I</text:p>
          </table:table-cell>
          <table:table-cell office:value-type="float" office:value="21" calcext:value-type="float">
            <text:p>2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/data02/gloiseau/Sequence_Design_Project/vdwSequenceDesign/sequenceDesign/12_06_2021/design_1454/LLLFLLLVLLGALVSLLLILI/backboneOptimization/LLLFLLLVLLGALV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9097.1832262194" calcext:value-type="float">
            <text:p>49097.1832262194</text:p>
          </table:table-cell>
          <table:table-cell office:value-type="float" office:value="10270.8643208667" calcext:value-type="float">
            <text:p>10270.8643208667</text:p>
          </table:table-cell>
          <table:table-cell office:value-type="float" office:value="-65.3176407054734" calcext:value-type="float">
            <text:p>-65.31764070547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2.0323" calcext:value-type="float">
            <text:p>-22.0323</text:p>
          </table:table-cell>
          <table:table-cell office:value-type="float" office:value="-399.686" calcext:value-type="float">
            <text:p>-399.686</text:p>
          </table:table-cell>
          <table:table-cell office:value-type="float" office:value="-377.654" calcext:value-type="float">
            <text:p>-377.654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-74.4716" calcext:value-type="float">
            <text:p>-74.4716</text:p>
          </table:table-cell>
          <table:table-cell office:value-type="float" office:value="-0.263207" calcext:value-type="float">
            <text:p>-0.263207</text:p>
          </table:table-cell>
          <table:table-cell office:value-type="float" office:value="-76.914" calcext:value-type="float">
            <text:p>-76.914</text:p>
          </table:table-cell>
          <table:table-cell office:value-type="float" office:value="-3.62995" calcext:value-type="float">
            <text:p>-3.62995</text:p>
          </table:table-cell>
          <table:table-cell office:value-type="float" office:value="-248.301" calcext:value-type="float">
            <text:p>-248.301</text:p>
          </table:table-cell>
          <table:table-cell office:value-type="float" office:value="-6.83766" calcext:value-type="float">
            <text:p>-6.83766</text:p>
          </table:table-cell>
          <table:table-cell table:style-name="Default" office:value-type="float" office:value="0.000196335" calcext:value-type="float">
            <text:p>0.000196335</text:p>
          </table:table-cell>
          <table:table-cell office:value-type="float" office:value="4121.17" calcext:value-type="float">
            <text:p>4121.17</text:p>
          </table:table-cell>
          <table:table-cell office:value-type="float" office:value="0" calcext:value-type="float">
            <text:p>0</text:p>
          </table:table-cell>
          <table:table-cell office:value-type="float" office:value="9.15343" calcext:value-type="float">
            <text:p>9.15343</text:p>
          </table:table-cell>
          <table:table-cell office:value-type="float" office:value="9.06565" calcext:value-type="float">
            <text:p>9.06565</text:p>
          </table:table-cell>
          <table:table-cell office:value-type="float" office:value="0.0877829" calcext:value-type="float">
            <text:p>0.0877829</text:p>
          </table:table-cell>
          <table:table-cell office:value-type="float" office:value="-43.9109" calcext:value-type="float">
            <text:p>-43.9109</text:p>
          </table:table-cell>
          <table:table-cell office:value-type="float" office:value="-45.835" calcext:value-type="float">
            <text:p>-45.835</text:p>
          </table:table-cell>
          <table:table-cell office:value-type="float" office:value="1.9241" calcext:value-type="float">
            <text:p>1.9241</text:p>
          </table:table-cell>
          <table:table-cell office:value-type="float" office:value="25.1802" calcext:value-type="float">
            <text:p>25.1802</text:p>
          </table:table-cell>
          <table:table-cell office:value-type="float" office:value="25.2761" calcext:value-type="float">
            <text:p>25.2761</text:p>
          </table:table-cell>
          <table:table-cell office:value-type="float" office:value="-0.0958815" calcext:value-type="float">
            <text:p>-0.0958815</text:p>
          </table:table-cell>
          <table:table-cell office:value-type="float" office:value="3.07703" calcext:value-type="float">
            <text:p>3.07703</text:p>
          </table:table-cell>
          <table:table-cell office:value-type="float" office:value="4.27078" calcext:value-type="float">
            <text:p>4.27078</text:p>
          </table:table-cell>
          <table:table-cell office:value-type="float" office:value="-1.19375" calcext:value-type="float">
            <text:p>-1.19375</text:p>
          </table:table-cell>
          <table:table-cell table:number-columns-repeated="2" office:value-type="string" calcext:value-type="string">
            <text:p>LLLFLLYGLLTVLLSLLLILI</text:p>
          </table:table-cell>
          <table:table-cell office:value-type="string" calcext:value-type="string">
            <text:p>L-LF-LYG--TV--S---I-I</text:p>
          </table:table-cell>
          <table:table-cell office:value-type="float" office:value="21" calcext:value-type="float">
            <text:p>2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/data02/gloiseau/Sequence_Design_Project/vdwSequenceDesign/sequenceDesign/12_06_2021/design_953/LLLFLLYGLLTVLLSLLLILI/backboneOptimization/LLLFLLYGLLTV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3770.3757372782" calcext:value-type="float">
            <text:p>53770.3757372782</text:p>
          </table:table-cell>
          <table:table-cell office:value-type="float" office:value="13135.6468943755" calcext:value-type="float">
            <text:p>13135.6468943755</text:p>
          </table:table-cell>
          <table:table-cell office:value-type="float" office:value="-5.2686091139238" calcext:value-type="float">
            <text:p>-5.26860911392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7.0454" calcext:value-type="float">
            <text:p>-27.0454</text:p>
          </table:table-cell>
          <table:table-cell office:value-type="float" office:value="-394.903" calcext:value-type="float">
            <text:p>-394.903</text:p>
          </table:table-cell>
          <table:table-cell office:value-type="float" office:value="-367.858" calcext:value-type="float">
            <text:p>-367.858</text:p>
          </table:table-cell>
          <table:table-cell office:value-type="float" office:value="-19.2714" calcext:value-type="float">
            <text:p>-19.2714</text:p>
          </table:table-cell>
          <table:table-cell office:value-type="float" office:value="-63.5783" calcext:value-type="float">
            <text:p>-63.5783</text:p>
          </table:table-cell>
          <table:table-cell office:value-type="float" office:value="-8.53579" calcext:value-type="float">
            <text:p>-8.53579</text:p>
          </table:table-cell>
          <table:table-cell office:value-type="float" office:value="-82.4601" calcext:value-type="float">
            <text:p>-82.4601</text:p>
          </table:table-cell>
          <table:table-cell office:value-type="float" office:value="-3.57784" calcext:value-type="float">
            <text:p>-3.57784</text:p>
          </table:table-cell>
          <table:table-cell office:value-type="float" office:value="-248.865" calcext:value-type="float">
            <text:p>-248.865</text:p>
          </table:table-cell>
          <table:table-cell office:value-type="float" office:value="-7.15701" calcext:value-type="float">
            <text:p>-7.15701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867.59" calcext:value-type="float">
            <text:p>3867.59</text:p>
          </table:table-cell>
          <table:table-cell office:value-type="float" office:value="0" calcext:value-type="float">
            <text:p>0</text:p>
          </table:table-cell>
          <table:table-cell office:value-type="float" office:value="9.0009" calcext:value-type="float">
            <text:p>9.0009</text:p>
          </table:table-cell>
          <table:table-cell office:value-type="float" office:value="8.60509" calcext:value-type="float">
            <text:p>8.60509</text:p>
          </table:table-cell>
          <table:table-cell office:value-type="float" office:value="0.395812" calcext:value-type="float">
            <text:p>0.395812</text:p>
          </table:table-cell>
          <table:table-cell office:value-type="float" office:value="-50.0008" calcext:value-type="float">
            <text:p>-50.0008</text:p>
          </table:table-cell>
          <table:table-cell office:value-type="float" office:value="-38.6529" calcext:value-type="float">
            <text:p>-38.6529</text:p>
          </table:table-cell>
          <table:table-cell office:value-type="float" office:value="-11.3479" calcext:value-type="float">
            <text:p>-11.3479</text:p>
          </table:table-cell>
          <table:table-cell office:value-type="float" office:value="25.5124" calcext:value-type="float">
            <text:p>25.5124</text:p>
          </table:table-cell>
          <table:table-cell office:value-type="float" office:value="25.1643" calcext:value-type="float">
            <text:p>25.1643</text:p>
          </table:table-cell>
          <table:table-cell office:value-type="float" office:value="0.348053" calcext:value-type="float">
            <text:p>0.348053</text:p>
          </table:table-cell>
          <table:table-cell office:value-type="float" office:value="1.91484" calcext:value-type="float">
            <text:p>1.91484</text:p>
          </table:table-cell>
          <table:table-cell office:value-type="float" office:value="3.28892" calcext:value-type="float">
            <text:p>3.28892</text:p>
          </table:table-cell>
          <table:table-cell office:value-type="float" office:value="-1.37408" calcext:value-type="float">
            <text:p>-1.37408</text:p>
          </table:table-cell>
          <table:table-cell table:number-columns-repeated="2" office:value-type="string" calcext:value-type="string">
            <text:p>LLLFLVGLLLAYLLSLTLILI</text:p>
          </table:table-cell>
          <table:table-cell office:value-type="string" calcext:value-type="string">
            <text:p>L--F-VGL--AY--S-T-I-I</text:p>
          </table:table-cell>
          <table:table-cell office:value-type="float" office:value="21" calcext:value-type="float">
            <text:p>2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/data02/gloiseau/Sequence_Design_Project/vdwSequenceDesign/sequenceDesign/12_06_2021/design_1591/LLLFLVGLLLAYLLSLTLILI/backboneOptimization/LLLFLVGLLLAYLLS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93627.5564264427" calcext:value-type="float">
            <text:p>93627.5564264427</text:p>
          </table:table-cell>
          <table:table-cell office:value-type="float" office:value="9864.27233408151" calcext:value-type="float">
            <text:p>9864.27233408151</text:p>
          </table:table-cell>
          <table:table-cell office:value-type="float" office:value="-83.4942927566853" calcext:value-type="float">
            <text:p>-83.49429275668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8.8635" calcext:value-type="float">
            <text:p>-18.8635</text:p>
          </table:table-cell>
          <table:table-cell office:value-type="float" office:value="-402.375" calcext:value-type="float">
            <text:p>-402.375</text:p>
          </table:table-cell>
          <table:table-cell office:value-type="float" office:value="-383.512" calcext:value-type="float">
            <text:p>-383.512</text:p>
          </table:table-cell>
          <table:table-cell office:value-type="float" office:value="-11.8155" calcext:value-type="float">
            <text:p>-11.8155</text:p>
          </table:table-cell>
          <table:table-cell office:value-type="float" office:value="-63.8079" calcext:value-type="float">
            <text:p>-63.8079</text:p>
          </table:table-cell>
          <table:table-cell office:value-type="float" office:value="-7.31683" calcext:value-type="float">
            <text:p>-7.31683</text:p>
          </table:table-cell>
          <table:table-cell office:value-type="float" office:value="-96.2161" calcext:value-type="float">
            <text:p>-96.2161</text:p>
          </table:table-cell>
          <table:table-cell office:value-type="float" office:value="-0.000500994" calcext:value-type="float">
            <text:p>-0.000500994</text:p>
          </table:table-cell>
          <table:table-cell office:value-type="float" office:value="-242.351" calcext:value-type="float">
            <text:p>-242.351</text:p>
          </table:table-cell>
          <table:table-cell office:value-type="float" office:value="-4.49844" calcext:value-type="float">
            <text:p>-4.49844</text:p>
          </table:table-cell>
          <table:table-cell table:style-name="Default" office:value-type="float" office:value="0.000108415" calcext:value-type="float">
            <text:p>0.000108415</text:p>
          </table:table-cell>
          <table:table-cell office:value-type="float" office:value="3756.04" calcext:value-type="float">
            <text:p>3756.04</text:p>
          </table:table-cell>
          <table:table-cell office:value-type="float" office:value="0" calcext:value-type="float">
            <text:p>0</text:p>
          </table:table-cell>
          <table:table-cell office:value-type="float" office:value="9.94946" calcext:value-type="float">
            <text:p>9.94946</text:p>
          </table:table-cell>
          <table:table-cell office:value-type="float" office:value="9.24148" calcext:value-type="float">
            <text:p>9.24148</text:p>
          </table:table-cell>
          <table:table-cell office:value-type="float" office:value="0.707975" calcext:value-type="float">
            <text:p>0.707975</text:p>
          </table:table-cell>
          <table:table-cell office:value-type="float" office:value="-24.4017" calcext:value-type="float">
            <text:p>-24.4017</text:p>
          </table:table-cell>
          <table:table-cell office:value-type="float" office:value="-22.0455" calcext:value-type="float">
            <text:p>-22.0455</text:p>
          </table:table-cell>
          <table:table-cell office:value-type="float" office:value="-2.35616" calcext:value-type="float">
            <text:p>-2.35616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84.0512" calcext:value-type="float">
            <text:p>84.0512</text:p>
          </table:table-cell>
          <table:table-cell office:value-type="float" office:value="4.35537" calcext:value-type="float">
            <text:p>4.35537</text:p>
          </table:table-cell>
          <table:table-cell office:value-type="float" office:value="3.72548" calcext:value-type="float">
            <text:p>3.72548</text:p>
          </table:table-cell>
          <table:table-cell office:value-type="float" office:value="4.86416" calcext:value-type="float">
            <text:p>4.86416</text:p>
          </table:table-cell>
          <table:table-cell office:value-type="float" office:value="-1.13868" calcext:value-type="float">
            <text:p>-1.13868</text:p>
          </table:table-cell>
          <table:table-cell table:number-columns-repeated="2" office:value-type="string" calcext:value-type="string">
            <text:p>LLLGFLLGTLLSLLITLLILI</text:p>
          </table:table-cell>
          <table:table-cell office:value-type="string" calcext:value-type="string">
            <text:p>L--GF--GT--S--IT--ILI</text:p>
          </table:table-cell>
          <table:table-cell office:value-type="float" office:value="21" calcext:value-type="float">
            <text:p>2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02/gloiseau/Sequence_Design_Project/vdwSequenceDesign/sequenceDesign/12_06_2021/design_2801/LLLGFLLGTLLSLLITLLILI/backboneOptimization/LLLGFLLGTLLSLLI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1418.068088958" calcext:value-type="float">
            <text:p>131418.068088958</text:p>
          </table:table-cell>
          <table:table-cell office:value-type="float" office:value="13186.510202104" calcext:value-type="float">
            <text:p>13186.51020210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8.7584" calcext:value-type="float">
            <text:p>-18.7584</text:p>
          </table:table-cell>
          <table:table-cell office:value-type="float" office:value="-409.178" calcext:value-type="float">
            <text:p>-409.178</text:p>
          </table:table-cell>
          <table:table-cell office:value-type="float" office:value="-390.42" calcext:value-type="float">
            <text:p>-390.42</text:p>
          </table:table-cell>
          <table:table-cell office:value-type="float" office:value="-9.11139" calcext:value-type="float">
            <text:p>-9.11139</text:p>
          </table:table-cell>
          <table:table-cell office:value-type="float" office:value="-72.9372" calcext:value-type="float">
            <text:p>-72.9372</text:p>
          </table:table-cell>
          <table:table-cell office:value-type="float" office:value="-4.2107" calcext:value-type="float">
            <text:p>-4.2107</text:p>
          </table:table-cell>
          <table:table-cell office:value-type="float" office:value="-96.2944" calcext:value-type="float">
            <text:p>-96.2944</text:p>
          </table:table-cell>
          <table:table-cell office:value-type="float" office:value="0.00030197" calcext:value-type="float">
            <text:p>0.00030197</text:p>
          </table:table-cell>
          <table:table-cell office:value-type="float" office:value="-239.947" calcext:value-type="float">
            <text:p>-239.947</text:p>
          </table:table-cell>
          <table:table-cell office:value-type="float" office:value="-4.90178" calcext:value-type="float">
            <text:p>-4.90178</text:p>
          </table:table-cell>
          <table:table-cell office:value-type="float" office:value="0.0000862194" calcext:value-type="float">
            <text:p>8.62E-05</text:p>
          </table:table-cell>
          <table:table-cell office:value-type="float" office:value="3742.43" calcext:value-type="float">
            <text:p>3742.43</text:p>
          </table:table-cell>
          <table:table-cell office:value-type="float" office:value="0" calcext:value-type="float">
            <text:p>0</text:p>
          </table:table-cell>
          <table:table-cell office:value-type="float" office:value="8.28105" calcext:value-type="float">
            <text:p>8.28105</text:p>
          </table:table-cell>
          <table:table-cell office:value-type="float" office:value="7.72338" calcext:value-type="float">
            <text:p>7.72338</text:p>
          </table:table-cell>
          <table:table-cell office:value-type="float" office:value="0.557671" calcext:value-type="float">
            <text:p>0.557671</text:p>
          </table:table-cell>
          <table:table-cell office:value-type="float" office:value="-33.046" calcext:value-type="float">
            <text:p>-33.046</text:p>
          </table:table-cell>
          <table:table-cell office:value-type="float" office:value="-31.3153" calcext:value-type="float">
            <text:p>-31.3153</text:p>
          </table:table-cell>
          <table:table-cell office:value-type="float" office:value="-1.73068" calcext:value-type="float">
            <text:p>-1.73068</text:p>
          </table:table-cell>
          <table:table-cell office:value-type="float" office:value="69.5321" calcext:value-type="float">
            <text:p>69.5321</text:p>
          </table:table-cell>
          <table:table-cell office:value-type="float" office:value="62.3151" calcext:value-type="float">
            <text:p>62.3151</text:p>
          </table:table-cell>
          <table:table-cell office:value-type="float" office:value="7.21702" calcext:value-type="float">
            <text:p>7.21702</text:p>
          </table:table-cell>
          <table:table-cell office:value-type="float" office:value="4.14307" calcext:value-type="float">
            <text:p>4.14307</text:p>
          </table:table-cell>
          <table:table-cell office:value-type="float" office:value="5.55988" calcext:value-type="float">
            <text:p>5.55988</text:p>
          </table:table-cell>
          <table:table-cell office:value-type="float" office:value="-1.41681" calcext:value-type="float">
            <text:p>-1.41681</text:p>
          </table:table-cell>
          <table:table-cell table:number-columns-repeated="2" office:value-type="string" calcext:value-type="string">
            <text:p>LLLGILTGVLVSLLTLLLILI</text:p>
          </table:table-cell>
          <table:table-cell office:value-type="string" calcext:value-type="string">
            <text:p>L--GI-TGV-VS--TL--I--</text:p>
          </table:table-cell>
          <table:table-cell office:value-type="float" office:value="21" calcext:value-type="float">
            <text:p>2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/data02/gloiseau/Sequence_Design_Project/vdwSequenceDesign/sequenceDesign/12_06_2021/design_2999/LLLGILTGVLVSLLTLLLILI/backboneOptimization/LLLGILTGVLVS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2845.639843965" calcext:value-type="float">
            <text:p>102845.639843965</text:p>
          </table:table-cell>
          <table:table-cell office:value-type="float" office:value="16273.2515065746" calcext:value-type="float">
            <text:p>16273.2515065746</text:p>
          </table:table-cell>
          <table:table-cell office:value-type="float" office:value="-96.836805511157" calcext:value-type="float">
            <text:p>-96.8368055111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0.4101" calcext:value-type="float">
            <text:p>-20.4101</text:p>
          </table:table-cell>
          <table:table-cell office:value-type="float" office:value="-404.291" calcext:value-type="float">
            <text:p>-404.291</text:p>
          </table:table-cell>
          <table:table-cell office:value-type="float" office:value="-383.881" calcext:value-type="float">
            <text:p>-383.881</text:p>
          </table:table-cell>
          <table:table-cell office:value-type="float" office:value="-8.89913" calcext:value-type="float">
            <text:p>-8.89913</text:p>
          </table:table-cell>
          <table:table-cell office:value-type="float" office:value="-76.7875" calcext:value-type="float">
            <text:p>-76.7875</text:p>
          </table:table-cell>
          <table:table-cell office:value-type="float" office:value="-2.592" calcext:value-type="float">
            <text:p>-2.592</text:p>
          </table:table-cell>
          <table:table-cell office:value-type="float" office:value="-82.4669" calcext:value-type="float">
            <text:p>-82.4669</text:p>
          </table:table-cell>
          <table:table-cell office:value-type="float" office:value="-0.0394449" calcext:value-type="float">
            <text:p>-0.0394449</text:p>
          </table:table-cell>
          <table:table-cell office:value-type="float" office:value="-245.037" calcext:value-type="float">
            <text:p>-245.037</text:p>
          </table:table-cell>
          <table:table-cell office:value-type="float" office:value="-6.26768" calcext:value-type="float">
            <text:p>-6.26768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91.29" calcext:value-type="float">
            <text:p>3891.29</text:p>
          </table:table-cell>
          <table:table-cell office:value-type="float" office:value="0" calcext:value-type="float">
            <text:p>0</text:p>
          </table:table-cell>
          <table:table-cell office:value-type="float" office:value="9.72052" calcext:value-type="float">
            <text:p>9.72052</text:p>
          </table:table-cell>
          <table:table-cell office:value-type="float" office:value="9.72493" calcext:value-type="float">
            <text:p>9.72493</text:p>
          </table:table-cell>
          <table:table-cell office:value-type="float" office:value="-0.00441082" calcext:value-type="float">
            <text:p>-0.00441082</text:p>
          </table:table-cell>
          <table:table-cell office:value-type="float" office:value="8.15567" calcext:value-type="float">
            <text:p>8.15567</text:p>
          </table:table-cell>
          <table:table-cell office:value-type="float" office:value="11.2705" calcext:value-type="float">
            <text:p>11.2705</text:p>
          </table:table-cell>
          <table:table-cell office:value-type="float" office:value="-3.11485" calcext:value-type="float">
            <text:p>-3.11485</text:p>
          </table:table-cell>
          <table:table-cell office:value-type="float" office:value="34.3749" calcext:value-type="float">
            <text:p>34.3749</text:p>
          </table:table-cell>
          <table:table-cell office:value-type="float" office:value="36.9162" calcext:value-type="float">
            <text:p>36.9162</text:p>
          </table:table-cell>
          <table:table-cell office:value-type="float" office:value="-2.54128" calcext:value-type="float">
            <text:p>-2.54128</text:p>
          </table:table-cell>
          <table:table-cell office:value-type="float" office:value="2.47555" calcext:value-type="float">
            <text:p>2.47555</text:p>
          </table:table-cell>
          <table:table-cell office:value-type="float" office:value="4.18563" calcext:value-type="float">
            <text:p>4.18563</text:p>
          </table:table-cell>
          <table:table-cell office:value-type="float" office:value="-1.71008" calcext:value-type="float">
            <text:p>-1.71008</text:p>
          </table:table-cell>
          <table:table-cell table:number-columns-repeated="2" office:value-type="string" calcext:value-type="string">
            <text:p>LLLGLLATLLFVLLSLLLILI</text:p>
          </table:table-cell>
          <table:table-cell office:value-type="string" calcext:value-type="string">
            <text:p>L--G--AT--FV-LS--LI-I</text:p>
          </table:table-cell>
          <table:table-cell office:value-type="float" office:value="21" calcext:value-type="float">
            <text:p>2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/data02/gloiseau/Sequence_Design_Project/vdwSequenceDesign/sequenceDesign/12_06_2021/design_158/LLLGLLATLLFVLLSLLLILI/backboneOptimization/LLLGLLATLLFVL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6072.3228739852" calcext:value-type="float">
            <text:p>76072.3228739852</text:p>
          </table:table-cell>
          <table:table-cell office:value-type="float" office:value="16365.0988333843" calcext:value-type="float">
            <text:p>16365.098833384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4.0675" calcext:value-type="float">
            <text:p>-24.0675</text:p>
          </table:table-cell>
          <table:table-cell office:value-type="float" office:value="-385.839" calcext:value-type="float">
            <text:p>-385.839</text:p>
          </table:table-cell>
          <table:table-cell office:value-type="float" office:value="-361.771" calcext:value-type="float">
            <text:p>-361.771</text:p>
          </table:table-cell>
          <table:table-cell office:value-type="float" office:value="-7.53254" calcext:value-type="float">
            <text:p>-7.53254</text:p>
          </table:table-cell>
          <table:table-cell office:value-type="float" office:value="-82.0887" calcext:value-type="float">
            <text:p>-82.0887</text:p>
          </table:table-cell>
          <table:table-cell office:value-type="float" office:value="-1.70008" calcext:value-type="float">
            <text:p>-1.70008</text:p>
          </table:table-cell>
          <table:table-cell office:value-type="float" office:value="-61.5352" calcext:value-type="float">
            <text:p>-61.5352</text:p>
          </table:table-cell>
          <table:table-cell office:value-type="float" office:value="0.000219624" calcext:value-type="float">
            <text:p>0.000219624</text:p>
          </table:table-cell>
          <table:table-cell office:value-type="float" office:value="-242.215" calcext:value-type="float">
            <text:p>-242.215</text:p>
          </table:table-cell>
          <table:table-cell office:value-type="float" office:value="-5.83268" calcext:value-type="float">
            <text:p>-5.83268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3740.35" calcext:value-type="float">
            <text:p>3740.35</text:p>
          </table:table-cell>
          <table:table-cell office:value-type="float" office:value="0" calcext:value-type="float">
            <text:p>0</text:p>
          </table:table-cell>
          <table:table-cell office:value-type="float" office:value="8.14837" calcext:value-type="float">
            <text:p>8.14837</text:p>
          </table:table-cell>
          <table:table-cell office:value-type="float" office:value="8.07825" calcext:value-type="float">
            <text:p>8.07825</text:p>
          </table:table-cell>
          <table:table-cell office:value-type="float" office:value="0.0701214" calcext:value-type="float">
            <text:p>0.0701214</text:p>
          </table:table-cell>
          <table:table-cell office:value-type="float" office:value="25.466" calcext:value-type="float">
            <text:p>25.466</text:p>
          </table:table-cell>
          <table:table-cell office:value-type="float" office:value="24.0931" calcext:value-type="float">
            <text:p>24.0931</text:p>
          </table:table-cell>
          <table:table-cell office:value-type="float" office:value="1.37292" calcext:value-type="float">
            <text:p>1.37292</text:p>
          </table:table-cell>
          <table:table-cell office:value-type="float" office:value="6.84147" calcext:value-type="float">
            <text:p>6.84147</text:p>
          </table:table-cell>
          <table:table-cell office:value-type="float" office:value="8.75921" calcext:value-type="float">
            <text:p>8.75921</text:p>
          </table:table-cell>
          <table:table-cell office:value-type="float" office:value="-1.91774" calcext:value-type="float">
            <text:p>-1.91774</text:p>
          </table:table-cell>
          <table:table-cell office:value-type="float" office:value="3.38271" calcext:value-type="float">
            <text:p>3.38271</text:p>
          </table:table-cell>
          <table:table-cell office:value-type="float" office:value="4.79533" calcext:value-type="float">
            <text:p>4.79533</text:p>
          </table:table-cell>
          <table:table-cell office:value-type="float" office:value="-1.41262" calcext:value-type="float">
            <text:p>-1.41262</text:p>
          </table:table-cell>
          <table:table-cell table:number-columns-repeated="2" office:value-type="string" calcext:value-type="string">
            <text:p>LLLGLLFLLVGLLTALWLILI</text:p>
          </table:table-cell>
          <table:table-cell office:value-type="string" calcext:value-type="string">
            <text:p>L--G--FL-VG--TA-WL--I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/data02/gloiseau/Sequence_Design_Project/vdwSequenceDesign/sequenceDesign/12_06_2021/design_1233/LLLGLLFLLVGLLTALWLILI/backboneOptimization/LLLGLLFLLVGLLTALW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632.5331532326" calcext:value-type="float">
            <text:p>50632.5331532326</text:p>
          </table:table-cell>
          <table:table-cell office:value-type="float" office:value="5100.39475754311" calcext:value-type="float">
            <text:p>5100.3947575431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1.4703" calcext:value-type="float">
            <text:p>-21.4703</text:p>
          </table:table-cell>
          <table:table-cell office:value-type="float" office:value="-391.78" calcext:value-type="float">
            <text:p>-391.78</text:p>
          </table:table-cell>
          <table:table-cell office:value-type="float" office:value="-370.31" calcext:value-type="float">
            <text:p>-370.31</text:p>
          </table:table-cell>
          <table:table-cell office:value-type="float" office:value="-16.2223" calcext:value-type="float">
            <text:p>-16.2223</text:p>
          </table:table-cell>
          <table:table-cell office:value-type="float" office:value="-70.8547" calcext:value-type="float">
            <text:p>-70.8547</text:p>
          </table:table-cell>
          <table:table-cell office:value-type="float" office:value="-9.29864" calcext:value-type="float">
            <text:p>-9.29864</text:p>
          </table:table-cell>
          <table:table-cell office:value-type="float" office:value="-82.3659" calcext:value-type="float">
            <text:p>-82.3659</text:p>
          </table:table-cell>
          <table:table-cell table:style-name="ce1" office:value-type="float" office:value="-0.0000287235" calcext:value-type="float">
            <text:p>-2.87E-05</text:p>
          </table:table-cell>
          <table:table-cell office:value-type="float" office:value="-238.56" calcext:value-type="float">
            <text:p>-238.56</text:p>
          </table:table-cell>
          <table:table-cell office:value-type="float" office:value="-6.92362" calcext:value-type="float">
            <text:p>-6.92362</text:p>
          </table:table-cell>
          <table:table-cell table:style-name="Default" office:value-type="float" office:value="0.000498613" calcext:value-type="float">
            <text:p>0.000498613</text:p>
          </table:table-cell>
          <table:table-cell office:value-type="float" office:value="3810.55" calcext:value-type="float">
            <text:p>3810.55</text:p>
          </table:table-cell>
          <table:table-cell office:value-type="float" office:value="0" calcext:value-type="float">
            <text:p>0</text:p>
          </table:table-cell>
          <table:table-cell office:value-type="float" office:value="9.14452" calcext:value-type="float">
            <text:p>9.14452</text:p>
          </table:table-cell>
          <table:table-cell office:value-type="float" office:value="8.7575" calcext:value-type="float">
            <text:p>8.7575</text:p>
          </table:table-cell>
          <table:table-cell office:value-type="float" office:value="0.387022" calcext:value-type="float">
            <text:p>0.387022</text:p>
          </table:table-cell>
          <table:table-cell office:value-type="float" office:value="25.1467" calcext:value-type="float">
            <text:p>25.1467</text:p>
          </table:table-cell>
          <table:table-cell office:value-type="float" office:value="21.442" calcext:value-type="float">
            <text:p>21.442</text:p>
          </table:table-cell>
          <table:table-cell office:value-type="float" office:value="3.70469" calcext:value-type="float">
            <text:p>3.70469</text:p>
          </table:table-cell>
          <table:table-cell office:value-type="float" office:value="3.5923" calcext:value-type="float">
            <text:p>3.5923</text:p>
          </table:table-cell>
          <table:table-cell office:value-type="float" office:value="-0.326537" calcext:value-type="float">
            <text:p>-0.326537</text:p>
          </table:table-cell>
          <table:table-cell office:value-type="float" office:value="3.91884" calcext:value-type="float">
            <text:p>3.91884</text:p>
          </table:table-cell>
          <table:table-cell office:value-type="float" office:value="4.96451" calcext:value-type="float">
            <text:p>4.96451</text:p>
          </table:table-cell>
          <table:table-cell office:value-type="float" office:value="6.78627" calcext:value-type="float">
            <text:p>6.78627</text:p>
          </table:table-cell>
          <table:table-cell office:value-type="float" office:value="-1.82176" calcext:value-type="float">
            <text:p>-1.82176</text:p>
          </table:table-cell>
          <table:table-cell table:number-columns-repeated="2" office:value-type="string" calcext:value-type="string">
            <text:p>LLLGLLFVLIALLASLTLILI</text:p>
          </table:table-cell>
          <table:table-cell office:value-type="string" calcext:value-type="string">
            <text:p>L--G--FV-IA--AS-TL--I</text:p>
          </table:table-cell>
          <table:table-cell office:value-type="float" office:value="21" calcext:value-type="float">
            <text:p>21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/data02/gloiseau/Sequence_Design_Project/vdwSequenceDesign/sequenceDesign/12_06_2021/design_2939/LLLGLLFVLIALLASLTLILI/backboneOptimization/LLLGLLFVLIALLAS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612.5050237398" calcext:value-type="float">
            <text:p>41612.5050237398</text:p>
          </table:table-cell>
          <table:table-cell office:value-type="float" office:value="4813.95553700552" calcext:value-type="float">
            <text:p>4813.95553700552</text:p>
          </table:table-cell>
          <table:table-cell office:value-type="float" office:value="-92.9130660620908" calcext:value-type="float">
            <text:p>-92.91306606209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5.1907" calcext:value-type="float">
            <text:p>-25.1907</text:p>
          </table:table-cell>
          <table:table-cell office:value-type="float" office:value="-374.642" calcext:value-type="float">
            <text:p>-374.642</text:p>
          </table:table-cell>
          <table:table-cell office:value-type="float" office:value="-349.451" calcext:value-type="float">
            <text:p>-349.451</text:p>
          </table:table-cell>
          <table:table-cell office:value-type="float" office:value="-16.1277" calcext:value-type="float">
            <text:p>-16.1277</text:p>
          </table:table-cell>
          <table:table-cell office:value-type="float" office:value="-65.7262" calcext:value-type="float">
            <text:p>-65.7262</text:p>
          </table:table-cell>
          <table:table-cell office:value-type="float" office:value="-10.3398" calcext:value-type="float">
            <text:p>-10.3398</text:p>
          </table:table-cell>
          <table:table-cell office:value-type="float" office:value="-67.0866" calcext:value-type="float">
            <text:p>-67.0866</text:p>
          </table:table-cell>
          <table:table-cell office:value-type="float" office:value="-0.000482046" calcext:value-type="float">
            <text:p>-0.000482046</text:p>
          </table:table-cell>
          <table:table-cell office:value-type="float" office:value="-241.829" calcext:value-type="float">
            <text:p>-241.829</text:p>
          </table:table-cell>
          <table:table-cell office:value-type="float" office:value="-5.78793" calcext:value-type="float">
            <text:p>-5.78793</text:p>
          </table:table-cell>
          <table:table-cell table:style-name="Default" office:value-type="float" office:value="0.000118584" calcext:value-type="float">
            <text:p>0.000118584</text:p>
          </table:table-cell>
          <table:table-cell office:value-type="float" office:value="3688.55" calcext:value-type="float">
            <text:p>3688.55</text:p>
          </table:table-cell>
          <table:table-cell office:value-type="float" office:value="0" calcext:value-type="float">
            <text:p>0</text:p>
          </table:table-cell>
          <table:table-cell office:value-type="float" office:value="8.63609" calcext:value-type="float">
            <text:p>8.63609</text:p>
          </table:table-cell>
          <table:table-cell office:value-type="float" office:value="7.96336" calcext:value-type="float">
            <text:p>7.9633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23.9229" calcext:value-type="float">
            <text:p>23.9229</text:p>
          </table:table-cell>
          <table:table-cell office:value-type="float" office:value="24.8307" calcext:value-type="float">
            <text:p>24.8307</text:p>
          </table:table-cell>
          <table:table-cell office:value-type="float" office:value="-0.907796" calcext:value-type="float">
            <text:p>-0.907796</text:p>
          </table:table-cell>
          <table:table-cell office:value-type="float" office:value="8.77486" calcext:value-type="float">
            <text:p>8.77486</text:p>
          </table:table-cell>
          <table:table-cell office:value-type="float" office:value="11.1105" calcext:value-type="float">
            <text:p>11.1105</text:p>
          </table:table-cell>
          <table:table-cell office:value-type="float" office:value="-2.33563" calcext:value-type="float">
            <text:p>-2.33563</text:p>
          </table:table-cell>
          <table:table-cell office:value-type="float" office:value="3.85509" calcext:value-type="float">
            <text:p>3.85509</text:p>
          </table:table-cell>
          <table:table-cell office:value-type="float" office:value="5.25987" calcext:value-type="float">
            <text:p>5.25987</text:p>
          </table:table-cell>
          <table:table-cell office:value-type="float" office:value="-1.40478" calcext:value-type="float">
            <text:p>-1.40478</text:p>
          </table:table-cell>
          <table:table-cell table:number-columns-repeated="2" office:value-type="string" calcext:value-type="string">
            <text:p>LLLGLLFYLIGLLAILTLILI</text:p>
          </table:table-cell>
          <table:table-cell office:value-type="string" calcext:value-type="string">
            <text:p>L--G--FY-IG--AI-TL--I</text:p>
          </table:table-cell>
          <table:table-cell office:value-type="float" office:value="21" calcext:value-type="float">
            <text:p>21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/data02/gloiseau/Sequence_Design_Project/vdwSequenceDesign/sequenceDesign/12_06_2021/design_1152/LLLGLLFYLIGLLAILTLILI/backboneOptimization/LLLGLLFYLIGLLA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8820.325593217" calcext:value-type="float">
            <text:p>68820.325593217</text:p>
          </table:table-cell>
          <table:table-cell office:value-type="float" office:value="9045.49051944202" calcext:value-type="float">
            <text:p>9045.4905194420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-380.017" calcext:value-type="float">
            <text:p>-380.017</text:p>
          </table:table-cell>
          <table:table-cell office:value-type="float" office:value="-366.388" calcext:value-type="float">
            <text:p>-366.388</text:p>
          </table:table-cell>
          <table:table-cell office:value-type="float" office:value="-7.47704" calcext:value-type="float">
            <text:p>-7.47704</text:p>
          </table:table-cell>
          <table:table-cell office:value-type="float" office:value="-54.2417" calcext:value-type="float">
            <text:p>-54.2417</text:p>
          </table:table-cell>
          <table:table-cell office:value-type="float" office:value="-0.658803" calcext:value-type="float">
            <text:p>-0.658803</text:p>
          </table:table-cell>
          <table:table-cell office:value-type="float" office:value="-80.8753" calcext:value-type="float">
            <text:p>-80.8753</text:p>
          </table:table-cell>
          <table:table-cell office:value-type="float" office:value="1.57692" calcext:value-type="float">
            <text:p>1.57692</text:p>
          </table:table-cell>
          <table:table-cell office:value-type="float" office:value="-244.9" calcext:value-type="float">
            <text:p>-244.9</text:p>
          </table:table-cell>
          <table:table-cell office:value-type="float" office:value="-8.39505" calcext:value-type="float">
            <text:p>-8.39505</text:p>
          </table:table-cell>
          <table:table-cell table:style-name="Default" office:value-type="float" office:value="0.000130459" calcext:value-type="float">
            <text:p>0.000130459</text:p>
          </table:table-cell>
          <table:table-cell office:value-type="float" office:value="3903.28" calcext:value-type="float">
            <text:p>3903.28</text:p>
          </table:table-cell>
          <table:table-cell office:value-type="float" office:value="0" calcext:value-type="float">
            <text:p>0</text:p>
          </table:table-cell>
          <table:table-cell office:value-type="float" office:value="8.51438" calcext:value-type="float">
            <text:p>8.51438</text:p>
          </table:table-cell>
          <table:table-cell office:value-type="float" office:value="8.49193" calcext:value-type="float">
            <text:p>8.49193</text:p>
          </table:table-cell>
          <table:table-cell office:value-type="float" office:value="0.0224492" calcext:value-type="float">
            <text:p>0.0224492</text:p>
          </table:table-cell>
          <table:table-cell office:value-type="float" office:value="40.2677" calcext:value-type="float">
            <text:p>40.2677</text:p>
          </table:table-cell>
          <table:table-cell office:value-type="float" office:value="33.272" calcext:value-type="float">
            <text:p>33.272</text:p>
          </table:table-cell>
          <table:table-cell office:value-type="float" office:value="6.9957" calcext:value-type="float">
            <text:p>6.9957</text:p>
          </table:table-cell>
          <table:table-cell office:value-type="float" office:value="10.9359" calcext:value-type="float">
            <text:p>10.9359</text:p>
          </table:table-cell>
          <table:table-cell office:value-type="float" office:value="8.85359" calcext:value-type="float">
            <text:p>8.85359</text:p>
          </table:table-cell>
          <table:table-cell office:value-type="float" office:value="2.08231" calcext:value-type="float">
            <text:p>2.08231</text:p>
          </table:table-cell>
          <table:table-cell office:value-type="float" office:value="0.753299" calcext:value-type="float">
            <text:p>0.753299</text:p>
          </table:table-cell>
          <table:table-cell office:value-type="float" office:value="2.76963" calcext:value-type="float">
            <text:p>2.76963</text:p>
          </table:table-cell>
          <table:table-cell office:value-type="float" office:value="-2.01633" calcext:value-type="float">
            <text:p>-2.01633</text:p>
          </table:table-cell>
          <table:table-cell table:number-columns-repeated="2" office:value-type="string" calcext:value-type="string">
            <text:p>LLLGLLLFLFGLLSILTLILI</text:p>
          </table:table-cell>
          <table:table-cell office:value-type="string" calcext:value-type="string">
            <text:p>L--G--LF-FG--SI-TL--I</text:p>
          </table:table-cell>
          <table:table-cell office:value-type="float" office:value="21" calcext:value-type="float">
            <text:p>21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/data02/gloiseau/Sequence_Design_Project/vdwSequenceDesign/sequenceDesign/12_06_2021/design_1358/LLLGLLLFLFGLLSILTLILI/backboneOptimization/LLLGLLLFLFGLLSI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2609.9237873161" calcext:value-type="float">
            <text:p>62609.9237873161</text:p>
          </table:table-cell>
          <table:table-cell office:value-type="float" office:value="3486.5699114156" calcext:value-type="float">
            <text:p>3486.569911415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9.5076" calcext:value-type="float">
            <text:p>-19.5076</text:p>
          </table:table-cell>
          <table:table-cell office:value-type="float" office:value="-395.762" calcext:value-type="float">
            <text:p>-395.762</text:p>
          </table:table-cell>
          <table:table-cell office:value-type="float" office:value="-376.254" calcext:value-type="float">
            <text:p>-376.254</text:p>
          </table:table-cell>
          <table:table-cell office:value-type="float" office:value="-11.7156" calcext:value-type="float">
            <text:p>-11.7156</text:p>
          </table:table-cell>
          <table:table-cell office:value-type="float" office:value="-82.8293" calcext:value-type="float">
            <text:p>-82.8293</text:p>
          </table:table-cell>
          <table:table-cell office:value-type="float" office:value="-5.25204" calcext:value-type="float">
            <text:p>-5.25204</text:p>
          </table:table-cell>
          <table:table-cell office:value-type="float" office:value="-66.9265" calcext:value-type="float">
            <text:p>-66.9265</text:p>
          </table:table-cell>
          <table:table-cell office:value-type="float" office:value="0.000270458" calcext:value-type="float">
            <text:p>0.000270458</text:p>
          </table:table-cell>
          <table:table-cell office:value-type="float" office:value="-246.006" calcext:value-type="float">
            <text:p>-246.006</text:p>
          </table:table-cell>
          <table:table-cell office:value-type="float" office:value="-6.46371" calcext:value-type="float">
            <text:p>-6.46371</text:p>
          </table:table-cell>
          <table:table-cell table:style-name="Default" office:value-type="float" office:value="0.000420245" calcext:value-type="float">
            <text:p>0.000420245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office:value-type="float" office:value="9.19237" calcext:value-type="float">
            <text:p>9.19237</text:p>
          </table:table-cell>
          <table:table-cell office:value-type="float" office:value="9.40966" calcext:value-type="float">
            <text:p>9.40966</text:p>
          </table:table-cell>
          <table:table-cell office:value-type="float" office:value="-0.217293" calcext:value-type="float">
            <text:p>-0.217293</text:p>
          </table:table-cell>
          <table:table-cell office:value-type="float" office:value="11.9521" calcext:value-type="float">
            <text:p>11.9521</text:p>
          </table:table-cell>
          <table:table-cell office:value-type="float" office:value="13.1309" calcext:value-type="float">
            <text:p>13.1309</text:p>
          </table:table-cell>
          <table:table-cell office:value-type="float" office:value="-1.17876" calcext:value-type="float">
            <text:p>-1.17876</text:p>
          </table:table-cell>
          <table:table-cell office:value-type="float" office:value="39.11" calcext:value-type="float">
            <text:p>39.11</text:p>
          </table:table-cell>
          <table:table-cell office:value-type="float" office:value="40.5472" calcext:value-type="float">
            <text:p>40.5472</text:p>
          </table:table-cell>
          <table:table-cell office:value-type="float" office:value="-1.43719" calcext:value-type="float">
            <text:p>-1.43719</text:p>
          </table:table-cell>
          <table:table-cell office:value-type="float" office:value="3.35306" calcext:value-type="float">
            <text:p>3.35306</text:p>
          </table:table-cell>
          <table:table-cell office:value-type="float" office:value="5.03205" calcext:value-type="float">
            <text:p>5.03205</text:p>
          </table:table-cell>
          <table:table-cell office:value-type="float" office:value="-1.67899" calcext:value-type="float">
            <text:p>-1.67899</text:p>
          </table:table-cell>
          <table:table-cell table:number-columns-repeated="2" office:value-type="string" calcext:value-type="string">
            <text:p>LLLGLLLFLLTVLIALLLILI</text:p>
          </table:table-cell>
          <table:table-cell office:value-type="string" calcext:value-type="string">
            <text:p>L--G--LF--TV-IA--LI-I</text:p>
          </table:table-cell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/data02/gloiseau/Sequence_Design_Project/vdwSequenceDesign/sequenceDesign/12_06_2021/design_1493/LLLGLLLFLLTVLIALLLILI/backboneOptimization/LLLGLLLFLLTVLI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7931.6365363403" calcext:value-type="float">
            <text:p>87931.6365363403</text:p>
          </table:table-cell>
          <table:table-cell office:value-type="float" office:value="14764.8504981705" calcext:value-type="float">
            <text:p>14764.850498170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47.1076" calcext:value-type="float">
            <text:p>-47.1076</text:p>
          </table:table-cell>
          <table:table-cell office:value-type="float" office:value="-420.885" calcext:value-type="float">
            <text:p>-420.885</text:p>
          </table:table-cell>
          <table:table-cell office:value-type="float" office:value="-373.777" calcext:value-type="float">
            <text:p>-373.777</text:p>
          </table:table-cell>
          <table:table-cell office:value-type="float" office:value="-30.5966" calcext:value-type="float">
            <text:p>-30.5966</text:p>
          </table:table-cell>
          <table:table-cell office:value-type="float" office:value="-98.073" calcext:value-type="float">
            <text:p>-98.073</text:p>
          </table:table-cell>
          <table:table-cell office:value-type="float" office:value="-20.1164" calcext:value-type="float">
            <text:p>-20.1164</text:p>
          </table:table-cell>
          <table:table-cell office:value-type="float" office:value="-84.4964" calcext:value-type="float">
            <text:p>-84.4964</text:p>
          </table:table-cell>
          <table:table-cell office:value-type="float" office:value="-5.27075" calcext:value-type="float">
            <text:p>-5.27075</text:p>
          </table:table-cell>
          <table:table-cell office:value-type="float" office:value="-238.315" calcext:value-type="float">
            <text:p>-238.315</text:p>
          </table:table-cell>
          <table:table-cell office:value-type="float" office:value="-5.20924" calcext:value-type="float">
            <text:p>-5.20924</text:p>
          </table:table-cell>
          <table:table-cell office:value-type="float" office:value="0.0000277007" calcext:value-type="float">
            <text:p>2.77E-05</text:p>
          </table:table-cell>
          <table:table-cell office:value-type="float" office:value="3530.38" calcext:value-type="float">
            <text:p>3530.38</text:p>
          </table:table-cell>
          <table:table-cell office:value-type="float" office:value="0" calcext:value-type="float">
            <text:p>0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6.73122" calcext:value-type="float">
            <text:p>6.73122</text:p>
          </table:table-cell>
          <table:table-cell office:value-type="float" office:value="0.083634" calcext:value-type="float">
            <text:p>0.083634</text:p>
          </table:table-cell>
          <table:table-cell office:value-type="float" office:value="-25.2206" calcext:value-type="float">
            <text:p>-25.2206</text:p>
          </table:table-cell>
          <table:table-cell office:value-type="float" office:value="-26.9634" calcext:value-type="float">
            <text:p>-26.9634</text:p>
          </table:table-cell>
          <table:table-cell office:value-type="float" office:value="1.7428" calcext:value-type="float">
            <text:p>1.7428</text:p>
          </table:table-cell>
          <table:table-cell office:value-type="float" office:value="84.503" calcext:value-type="float">
            <text:p>84.503</text:p>
          </table:table-cell>
          <table:table-cell office:value-type="float" office:value="83.5434" calcext:value-type="float">
            <text:p>83.5434</text:p>
          </table:table-cell>
          <table:table-cell office:value-type="float" office:value="0.959563" calcext:value-type="float">
            <text:p>0.959563</text:p>
          </table:table-cell>
          <table:table-cell office:value-type="float" office:value="5.85675" calcext:value-type="float">
            <text:p>5.85675</text:p>
          </table:table-cell>
          <table:table-cell office:value-type="float" office:value="7.21983" calcext:value-type="float">
            <text:p>7.21983</text:p>
          </table:table-cell>
          <table:table-cell office:value-type="float" office:value="-1.36308" calcext:value-type="float">
            <text:p>-1.36308</text:p>
          </table:table-cell>
          <table:table-cell table:number-columns-repeated="2" office:value-type="string" calcext:value-type="string">
            <text:p>LLLGLLLGALTGLLWTLLILI</text:p>
          </table:table-cell>
          <table:table-cell office:value-type="string" calcext:value-type="string">
            <text:p>L--GL--GA-TG--WT--IL-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/data02/gloiseau/Sequence_Design_Project/vdwSequenceDesign/sequenceDesign/12_06_2021/design_1521/LLLGLLLGALTGLLWTLLILI/backboneOptimization/LLLGLLLGALTGLLW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99196.133341033" calcext:value-type="float">
            <text:p>99196.133341033</text:p>
          </table:table-cell>
          <table:table-cell office:value-type="float" office:value="18434.7934438713" calcext:value-type="float">
            <text:p>18434.793443871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4.4548" calcext:value-type="float">
            <text:p>-24.4548</text:p>
          </table:table-cell>
          <table:table-cell office:value-type="float" office:value="-409.697" calcext:value-type="float">
            <text:p>-409.697</text:p>
          </table:table-cell>
          <table:table-cell office:value-type="float" office:value="-385.242" calcext:value-type="float">
            <text:p>-385.242</text:p>
          </table:table-cell>
          <table:table-cell office:value-type="float" office:value="-16.6778" calcext:value-type="float">
            <text:p>-16.6778</text:p>
          </table:table-cell>
          <table:table-cell office:value-type="float" office:value="-71.0491" calcext:value-type="float">
            <text:p>-71.0491</text:p>
          </table:table-cell>
          <table:table-cell office:value-type="float" office:value="-8.68977" calcext:value-type="float">
            <text:p>-8.68977</text:p>
          </table:table-cell>
          <table:table-cell office:value-type="float" office:value="-95.0651" calcext:value-type="float">
            <text:p>-95.0651</text:p>
          </table:table-cell>
          <table:table-cell office:value-type="float" office:value="-2.33836" calcext:value-type="float">
            <text:p>-2.33836</text:p>
          </table:table-cell>
          <table:table-cell office:value-type="float" office:value="-243.583" calcext:value-type="float">
            <text:p>-243.583</text:p>
          </table:table-cell>
          <table:table-cell office:value-type="float" office:value="-5.64962" calcext:value-type="float">
            <text:p>-5.64962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4050.82" calcext:value-type="float">
            <text:p>4050.82</text:p>
          </table:table-cell>
          <table:table-cell office:value-type="float" office:value="0" calcext:value-type="float">
            <text:p>0</text:p>
          </table:table-cell>
          <table:table-cell office:value-type="float" office:value="8.09497" calcext:value-type="float">
            <text:p>8.09497</text:p>
          </table:table-cell>
          <table:table-cell office:value-type="float" office:value="8.01338" calcext:value-type="float">
            <text:p>8.01338</text:p>
          </table:table-cell>
          <table:table-cell office:value-type="float" office:value="0.0815941" calcext:value-type="float">
            <text:p>0.0815941</text:p>
          </table:table-cell>
          <table:table-cell office:value-type="float" office:value="-43.2352" calcext:value-type="float">
            <text:p>-43.2352</text:p>
          </table:table-cell>
          <table:table-cell office:value-type="float" office:value="-41.7073" calcext:value-type="float">
            <text:p>-41.7073</text:p>
          </table:table-cell>
          <table:table-cell office:value-type="float" office:value="-1.52789" calcext:value-type="float">
            <text:p>-1.52789</text:p>
          </table:table-cell>
          <table:table-cell office:value-type="float" office:value="27.0225" calcext:value-type="float">
            <text:p>27.0225</text:p>
          </table:table-cell>
          <table:table-cell office:value-type="float" office:value="27.8676" calcext:value-type="float">
            <text:p>27.8676</text:p>
          </table:table-cell>
          <table:table-cell office:value-type="float" office:value="-0.845052" calcext:value-type="float">
            <text:p>-0.845052</text:p>
          </table:table-cell>
          <table:table-cell office:value-type="float" office:value="3.16166" calcext:value-type="float">
            <text:p>3.16166</text:p>
          </table:table-cell>
          <table:table-cell office:value-type="float" office:value="4.5084" calcext:value-type="float">
            <text:p>4.5084</text:p>
          </table:table-cell>
          <table:table-cell office:value-type="float" office:value="-1.34674" calcext:value-type="float">
            <text:p>-1.34674</text:p>
          </table:table-cell>
          <table:table-cell table:number-columns-repeated="2" office:value-type="string" calcext:value-type="string">
            <text:p>LLLGLLTALLAYLLSTLLILI</text:p>
          </table:table-cell>
          <table:table-cell office:value-type="string" calcext:value-type="string">
            <text:p>L-LG--TA--AY--ST--I-I</text:p>
          </table:table-cell>
          <table:table-cell office:value-type="float" office:value="21" calcext:value-type="float">
            <text:p>21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/data02/gloiseau/Sequence_Design_Project/vdwSequenceDesign/sequenceDesign/12_06_2021/design_1764/LLLGLLTALLAYLLSTLLILI/backboneOptimization/LLLGLLTALLAYLLS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3349.2913005448" calcext:value-type="float">
            <text:p>73349.2913005448</text:p>
          </table:table-cell>
          <table:table-cell office:value-type="float" office:value="4781.07254672474" calcext:value-type="float">
            <text:p>4781.0725467247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.6799" calcext:value-type="float">
            <text:p>-19.6799</text:p>
          </table:table-cell>
          <table:table-cell office:value-type="float" office:value="-403.048" calcext:value-type="float">
            <text:p>-403.048</text:p>
          </table:table-cell>
          <table:table-cell office:value-type="float" office:value="-383.368" calcext:value-type="float">
            <text:p>-383.368</text:p>
          </table:table-cell>
          <table:table-cell office:value-type="float" office:value="-5.23394" calcext:value-type="float">
            <text:p>-5.23394</text:p>
          </table:table-cell>
          <table:table-cell office:value-type="float" office:value="-76.5094" calcext:value-type="float">
            <text:p>-76.5094</text:p>
          </table:table-cell>
          <table:table-cell office:value-type="float" office:value="-1.27321" calcext:value-type="float">
            <text:p>-1.27321</text:p>
          </table:table-cell>
          <table:table-cell office:value-type="float" office:value="-82.3613" calcext:value-type="float">
            <text:p>-82.3613</text:p>
          </table:table-cell>
          <table:table-cell office:value-type="float" office:value="-0.000470401" calcext:value-type="float">
            <text:p>-0.000470401</text:p>
          </table:table-cell>
          <table:table-cell office:value-type="float" office:value="-244.177" calcext:value-type="float">
            <text:p>-244.177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0.0000981674" calcext:value-type="float">
            <text:p>9.82E-05</text:p>
          </table:table-cell>
          <table:table-cell office:value-type="float" office:value="4000.45" calcext:value-type="float">
            <text:p>4000.45</text:p>
          </table:table-cell>
          <table:table-cell office:value-type="float" office:value="0" calcext:value-type="float">
            <text:p>0</text:p>
          </table:table-cell>
          <table:table-cell office:value-type="float" office:value="7.65177" calcext:value-type="float">
            <text:p>7.65177</text:p>
          </table:table-cell>
          <table:table-cell office:value-type="float" office:value="7.68442" calcext:value-type="float">
            <text:p>7.68442</text:p>
          </table:table-cell>
          <table:table-cell office:value-type="float" office:value="-0.0326537" calcext:value-type="float">
            <text:p>-0.0326537</text:p>
          </table:table-cell>
          <table:table-cell office:value-type="float" office:value="-44.7115" calcext:value-type="float">
            <text:p>-44.7115</text:p>
          </table:table-cell>
          <table:table-cell office:value-type="float" office:value="-43.5444" calcext:value-type="float">
            <text:p>-43.5444</text:p>
          </table:table-cell>
          <table:table-cell office:value-type="float" office:value="-1.16711" calcext:value-type="float">
            <text:p>-1.16711</text:p>
          </table:table-cell>
          <table:table-cell office:value-type="float" office:value="40.6718" calcext:value-type="float">
            <text:p>40.6718</text:p>
          </table:table-cell>
          <table:table-cell office:value-type="float" office:value="42.1148" calcext:value-type="float">
            <text:p>42.1148</text:p>
          </table:table-cell>
          <table:table-cell office:value-type="float" office:value="-1.44303" calcext:value-type="float">
            <text:p>-1.44303</text:p>
          </table:table-cell>
          <table:table-cell office:value-type="float" office:value="3.37138" calcext:value-type="float">
            <text:p>3.37138</text:p>
          </table:table-cell>
          <table:table-cell office:value-type="float" office:value="4.33715" calcext:value-type="float">
            <text:p>4.33715</text:p>
          </table:table-cell>
          <table:table-cell office:value-type="float" office:value="-0.965772" calcext:value-type="float">
            <text:p>-0.965772</text:p>
          </table:table-cell>
          <table:table-cell table:number-columns-repeated="2" office:value-type="string" calcext:value-type="string">
            <text:p>LLLGLLTSLLGVLLYLLLILI</text:p>
          </table:table-cell>
          <table:table-cell office:value-type="string" calcext:value-type="string">
            <text:p>L-LG--TS--GV--YL--I-I</text:p>
          </table:table-cell>
          <table:table-cell office:value-type="float" office:value="21" calcext:value-type="float">
            <text:p>2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/data02/gloiseau/Sequence_Design_Project/vdwSequenceDesign/sequenceDesign/12_06_2021/design_1415/LLLGLLTSLLGVLLYLLLILI/backboneOptimization/LLLGLLTSLLGVLLY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39792.0272083756" calcext:value-type="float">
            <text:p>39792.0272083756</text:p>
          </table:table-cell>
          <table:table-cell office:value-type="float" office:value="5481.06761667674" calcext:value-type="float">
            <text:p>5481.0676166767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40.1052" calcext:value-type="float">
            <text:p>-40.1052</text:p>
          </table:table-cell>
          <table:table-cell office:value-type="float" office:value="-392.883" calcext:value-type="float">
            <text:p>-392.883</text:p>
          </table:table-cell>
          <table:table-cell office:value-type="float" office:value="-352.778" calcext:value-type="float">
            <text:p>-352.778</text:p>
          </table:table-cell>
          <table:table-cell office:value-type="float" office:value="-19.6462" calcext:value-type="float">
            <text:p>-19.6462</text:p>
          </table:table-cell>
          <table:table-cell office:value-type="float" office:value="-72.5553" calcext:value-type="float">
            <text:p>-72.5553</text:p>
          </table:table-cell>
          <table:table-cell office:value-type="float" office:value="-11.4795" calcext:value-type="float">
            <text:p>-11.4795</text:p>
          </table:table-cell>
          <table:table-cell office:value-type="float" office:value="-80.7598" calcext:value-type="float">
            <text:p>-80.7598</text:p>
          </table:table-cell>
          <table:table-cell office:value-type="float" office:value="-3.89495" calcext:value-type="float">
            <text:p>-3.89495</text:p>
          </table:table-cell>
          <table:table-cell office:value-type="float" office:value="-239.568" calcext:value-type="float">
            <text:p>-239.568</text:p>
          </table:table-cell>
          <table:table-cell office:value-type="float" office:value="-4.27108" calcext:value-type="float">
            <text:p>-4.27108</text:p>
          </table:table-cell>
          <table:table-cell office:value-type="float" office:value="0.0000390351" calcext:value-type="float">
            <text:p>3.90E-05</text:p>
          </table:table-cell>
          <table:table-cell office:value-type="float" office:value="3601.07" calcext:value-type="float">
            <text:p>3601.07</text:p>
          </table:table-cell>
          <table:table-cell office:value-type="float" office:value="0" calcext:value-type="float">
            <text:p>0</text:p>
          </table:table-cell>
          <table:table-cell office:value-type="float" office:value="7.58831" calcext:value-type="float">
            <text:p>7.58831</text:p>
          </table:table-cell>
          <table:table-cell office:value-type="float" office:value="7.16402" calcext:value-type="float">
            <text:p>7.16402</text:p>
          </table:table-cell>
          <table:table-cell office:value-type="float" office:value="0.424287" calcext:value-type="float">
            <text:p>0.424287</text:p>
          </table:table-cell>
          <table:table-cell office:value-type="float" office:value="-33.9766" calcext:value-type="float">
            <text:p>-33.9766</text:p>
          </table:table-cell>
          <table:table-cell office:value-type="float" office:value="-28.3143" calcext:value-type="float">
            <text:p>-28.3143</text:p>
          </table:table-cell>
          <table:table-cell office:value-type="float" office:value="-5.66233" calcext:value-type="float">
            <text:p>-5.66233</text:p>
          </table:table-cell>
          <table:table-cell office:value-type="float" office:value="86.8177" calcext:value-type="float">
            <text:p>86.8177</text:p>
          </table:table-cell>
          <table:table-cell office:value-type="float" office:value="87.2585" calcext:value-type="float">
            <text:p>87.2585</text:p>
          </table:table-cell>
          <table:table-cell office:value-type="float" office:value="-0.440787" calcext:value-type="float">
            <text:p>-0.440787</text:p>
          </table:table-cell>
          <table:table-cell office:value-type="float" office:value="4.01938" calcext:value-type="float">
            <text:p>4.01938</text:p>
          </table:table-cell>
          <table:table-cell office:value-type="float" office:value="5.66971" calcext:value-type="float">
            <text:p>5.66971</text:p>
          </table:table-cell>
          <table:table-cell office:value-type="float" office:value="-1.65033" calcext:value-type="float">
            <text:p>-1.65033</text:p>
          </table:table-cell>
          <table:table-cell table:number-columns-repeated="2" office:value-type="string" calcext:value-type="string">
            <text:p>LLLGLLVGYLSGLLFTLLILI</text:p>
          </table:table-cell>
          <table:table-cell office:value-type="string" calcext:value-type="string">
            <text:p>L--GL-VGY-SG--FT--I--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data02/gloiseau/Sequence_Design_Project/vdwSequenceDesign/sequenceDesign/12_06_2021/design_290/LLLGLLVGYLSGLLFTLLILI/backboneOptimization/LLLGLLVGYLSGLLF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34215.197593362" calcext:value-type="float">
            <text:p>134215.197593362</text:p>
          </table:table-cell>
          <table:table-cell office:value-type="float" office:value="11284.7452843228" calcext:value-type="float">
            <text:p>11284.745284322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1.7448" calcext:value-type="float">
            <text:p>-21.7448</text:p>
          </table:table-cell>
          <table:table-cell office:value-type="float" office:value="-392.146" calcext:value-type="float">
            <text:p>-392.146</text:p>
          </table:table-cell>
          <table:table-cell office:value-type="float" office:value="-370.401" calcext:value-type="float">
            <text:p>-370.401</text:p>
          </table:table-cell>
          <table:table-cell office:value-type="float" office:value="-15.1678" calcext:value-type="float">
            <text:p>-15.1678</text:p>
          </table:table-cell>
          <table:table-cell office:value-type="float" office:value="-72.7875" calcext:value-type="float">
            <text:p>-72.7875</text:p>
          </table:table-cell>
          <table:table-cell office:value-type="float" office:value="-4.96126" calcext:value-type="float">
            <text:p>-4.96126</text:p>
          </table:table-cell>
          <table:table-cell office:value-type="float" office:value="-79.8316" calcext:value-type="float">
            <text:p>-79.8316</text:p>
          </table:table-cell>
          <table:table-cell office:value-type="float" office:value="-6.34605" calcext:value-type="float">
            <text:p>-6.34605</text:p>
          </table:table-cell>
          <table:table-cell office:value-type="float" office:value="-239.527" calcext:value-type="float">
            <text:p>-239.527</text:p>
          </table:table-cell>
          <table:table-cell office:value-type="float" office:value="-3.85968" calcext:value-type="float">
            <text:p>-3.85968</text:p>
          </table:table-cell>
          <table:table-cell table:style-name="Default" office:value-type="float" office:value="0.000441753" calcext:value-type="float">
            <text:p>0.000441753</text:p>
          </table:table-cell>
          <table:table-cell office:value-type="float" office:value="3866.63" calcext:value-type="float">
            <text:p>3866.63</text:p>
          </table:table-cell>
          <table:table-cell office:value-type="float" office:value="0" calcext:value-type="float">
            <text:p>0</text:p>
          </table:table-cell>
          <table:table-cell office:value-type="float" office:value="9.0785" calcext:value-type="float">
            <text:p>9.0785</text:p>
          </table:table-cell>
          <table:table-cell office:value-type="float" office:value="8.39897" calcext:value-type="float">
            <text:p>8.39897</text:p>
          </table:table-cell>
          <table:table-cell office:value-type="float" office:value="0.67953" calcext:value-type="float">
            <text:p>0.67953</text:p>
          </table:table-cell>
          <table:table-cell office:value-type="float" office:value="-30.568" calcext:value-type="float">
            <text:p>-30.568</text:p>
          </table:table-cell>
          <table:table-cell office:value-type="float" office:value="-30.639" calcext:value-type="float">
            <text:p>-30.639</text:p>
          </table:table-cell>
          <table:table-cell office:value-type="float" office:value="0.0709646" calcext:value-type="float">
            <text:p>0.0709646</text:p>
          </table:table-cell>
          <table:table-cell office:value-type="float" office:value="65.9537" calcext:value-type="float">
            <text:p>65.9537</text:p>
          </table:table-cell>
          <table:table-cell office:value-type="float" office:value="64.6772" calcext:value-type="float">
            <text:p>64.6772</text:p>
          </table:table-cell>
          <table:table-cell office:value-type="float" office:value="1.27652" calcext:value-type="float">
            <text:p>1.27652</text:p>
          </table:table-cell>
          <table:table-cell office:value-type="float" office:value="4.41785" calcext:value-type="float">
            <text:p>4.41785</text:p>
          </table:table-cell>
          <table:table-cell office:value-type="float" office:value="5.56996" calcext:value-type="float">
            <text:p>5.56996</text:p>
          </table:table-cell>
          <table:table-cell office:value-type="float" office:value="-1.15211" calcext:value-type="float">
            <text:p>-1.15211</text:p>
          </table:table-cell>
          <table:table-cell table:number-columns-repeated="2" office:value-type="string" calcext:value-type="string">
            <text:p>LLLGLVLGLLFTLLSALLILI</text:p>
          </table:table-cell>
          <table:table-cell office:value-type="string" calcext:value-type="string">
            <text:p>L--G-VLG--FT--SA--I-I</text:p>
          </table:table-cell>
          <table:table-cell office:value-type="float" office:value="21" calcext:value-type="float">
            <text:p>2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/data02/gloiseau/Sequence_Design_Project/vdwSequenceDesign/sequenceDesign/12_06_2021/design_160/LLLGLVLGLLFTLLSALLILI/backboneOptimization/LLLGLVLGLLFTLLS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4368.9822414372" calcext:value-type="float">
            <text:p>74368.9822414372</text:p>
          </table:table-cell>
          <table:table-cell office:value-type="float" office:value="26461.4293095344" calcext:value-type="float">
            <text:p>26461.429309534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8.3591" calcext:value-type="float">
            <text:p>-18.3591</text:p>
          </table:table-cell>
          <table:table-cell office:value-type="float" office:value="-422.381" calcext:value-type="float">
            <text:p>-422.381</text:p>
          </table:table-cell>
          <table:table-cell office:value-type="float" office:value="-404.022" calcext:value-type="float">
            <text:p>-404.022</text:p>
          </table:table-cell>
          <table:table-cell office:value-type="float" office:value="-13.0451" calcext:value-type="float">
            <text:p>-13.0451</text:p>
          </table:table-cell>
          <table:table-cell office:value-type="float" office:value="-89.6477" calcext:value-type="float">
            <text:p>-89.6477</text:p>
          </table:table-cell>
          <table:table-cell office:value-type="float" office:value="-4.84567" calcext:value-type="float">
            <text:p>-4.84567</text:p>
          </table:table-cell>
          <table:table-cell office:value-type="float" office:value="-86.9939" calcext:value-type="float">
            <text:p>-86.9939</text:p>
          </table:table-cell>
          <table:table-cell office:value-type="float" office:value="-2.93917" calcext:value-type="float">
            <text:p>-2.93917</text:p>
          </table:table-cell>
          <table:table-cell office:value-type="float" office:value="-245.74" calcext:value-type="float">
            <text:p>-245.74</text:p>
          </table:table-cell>
          <table:table-cell office:value-type="float" office:value="-5.25952" calcext:value-type="float">
            <text:p>-5.25952</text:p>
          </table:table-cell>
          <table:table-cell office:value-type="float" office:value="0.0000306932" calcext:value-type="float">
            <text:p>3.07E-05</text:p>
          </table:table-cell>
          <table:table-cell office:value-type="float" office:value="4094.6" calcext:value-type="float">
            <text:p>4094.6</text:p>
          </table:table-cell>
          <table:table-cell office:value-type="float" office:value="0" calcext:value-type="float">
            <text:p>0</text:p>
          </table:table-cell>
          <table:table-cell office:value-type="float" office:value="9.4081" calcext:value-type="float">
            <text:p>9.4081</text:p>
          </table:table-cell>
          <table:table-cell office:value-type="float" office:value="8.91435" calcext:value-type="float">
            <text:p>8.91435</text:p>
          </table:table-cell>
          <table:table-cell office:value-type="float" office:value="0.493753" calcext:value-type="float">
            <text:p>0.493753</text:p>
          </table:table-cell>
          <table:table-cell office:value-type="float" office:value="-42.357" calcext:value-type="float">
            <text:p>-42.357</text:p>
          </table:table-cell>
          <table:table-cell office:value-type="float" office:value="-40.93" calcext:value-type="float">
            <text:p>-40.93</text:p>
          </table:table-cell>
          <table:table-cell office:value-type="float" office:value="-1.42704" calcext:value-type="float">
            <text:p>-1.42704</text:p>
          </table:table-cell>
          <table:table-cell office:value-type="float" office:value="32.0606" calcext:value-type="float">
            <text:p>32.0606</text:p>
          </table:table-cell>
          <table:table-cell office:value-type="float" office:value="25.5982" calcext:value-type="float">
            <text:p>25.5982</text:p>
          </table:table-cell>
          <table:table-cell office:value-type="float" office:value="6.46237" calcext:value-type="float">
            <text:p>6.46237</text:p>
          </table:table-cell>
          <table:table-cell office:value-type="float" office:value="3.34646" calcext:value-type="float">
            <text:p>3.34646</text:p>
          </table:table-cell>
          <table:table-cell office:value-type="float" office:value="4.35615" calcext:value-type="float">
            <text:p>4.35615</text:p>
          </table:table-cell>
          <table:table-cell office:value-type="float" office:value="-1.00969" calcext:value-type="float">
            <text:p>-1.00969</text:p>
          </table:table-cell>
          <table:table-cell table:number-columns-repeated="2" office:value-type="string" calcext:value-type="string">
            <text:p>LLLILLATLLTLALTLLLILI</text:p>
          </table:table-cell>
          <table:table-cell office:value-type="string" calcext:value-type="string">
            <text:p>L-LI--AT--TLA-T---I-I</text:p>
          </table:table-cell>
          <table:table-cell office:value-type="float" office:value="21" calcext:value-type="float">
            <text:p>21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/data02/gloiseau/Sequence_Design_Project/vdwSequenceDesign/sequenceDesign/12_06_2021/design_1694/LLLILLATLLTLALTLLLILI/backboneOptimization/LLLILLATLLTLA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386.525248756" calcext:value-type="float">
            <text:p>69386.525248756</text:p>
          </table:table-cell>
          <table:table-cell office:value-type="float" office:value="21385.317164328" calcext:value-type="float">
            <text:p>21385.317164328</text:p>
          </table:table-cell>
          <table:table-cell office:value-type="float" office:value="-96.8837827972473" calcext:value-type="float">
            <text:p>-96.88378279724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6.4673" calcext:value-type="float">
            <text:p>-16.4673</text:p>
          </table:table-cell>
          <table:table-cell office:value-type="float" office:value="-362.277" calcext:value-type="float">
            <text:p>-362.277</text:p>
          </table:table-cell>
          <table:table-cell office:value-type="float" office:value="-345.81" calcext:value-type="float">
            <text:p>-345.81</text:p>
          </table:table-cell>
          <table:table-cell office:value-type="float" office:value="-10.1233" calcext:value-type="float">
            <text:p>-10.1233</text:p>
          </table:table-cell>
          <table:table-cell office:value-type="float" office:value="-65.019" calcext:value-type="float">
            <text:p>-65.019</text:p>
          </table:table-cell>
          <table:table-cell office:value-type="float" office:value="-8.51967" calcext:value-type="float">
            <text:p>-8.51967</text:p>
          </table:table-cell>
          <table:table-cell office:value-type="float" office:value="-60.2453" calcext:value-type="float">
            <text:p>-60.2453</text:p>
          </table:table-cell>
          <table:table-cell office:value-type="float" office:value="0.673585" calcext:value-type="float">
            <text:p>0.673585</text:p>
          </table:table-cell>
          <table:table-cell office:value-type="float" office:value="-237.013" calcext:value-type="float">
            <text:p>-237.013</text:p>
          </table:table-cell>
          <table:table-cell office:value-type="float" office:value="-2.27699" calcext:value-type="float">
            <text:p>-2.27699</text:p>
          </table:table-cell>
          <table:table-cell table:style-name="Default" office:value-type="float" office:value="0.000282921" calcext:value-type="float">
            <text:p>0.000282921</text:p>
          </table:table-cell>
          <table:table-cell office:value-type="float" office:value="4030.09" calcext:value-type="float">
            <text:p>4030.09</text:p>
          </table:table-cell>
          <table:table-cell office:value-type="float" office:value="0" calcext:value-type="float">
            <text:p>0</text:p>
          </table:table-cell>
          <table:table-cell office:value-type="float" office:value="7.37634" calcext:value-type="float">
            <text:p>7.37634</text:p>
          </table:table-cell>
          <table:table-cell office:value-type="float" office:value="7.4776" calcext:value-type="float">
            <text:p>7.4776</text:p>
          </table:table-cell>
          <table:table-cell office:value-type="float" office:value="-0.101261" calcext:value-type="float">
            <text:p>-0.101261</text:p>
          </table:table-cell>
          <table:table-cell office:value-type="float" office:value="-58.3412" calcext:value-type="float">
            <text:p>-58.3412</text:p>
          </table:table-cell>
          <table:table-cell office:value-type="float" office:value="-50.9119" calcext:value-type="float">
            <text:p>-50.9119</text:p>
          </table:table-cell>
          <table:table-cell office:value-type="float" office:value="-7.42928" calcext:value-type="float">
            <text:p>-7.42928</text:p>
          </table:table-cell>
          <table:table-cell office:value-type="float" office:value="61.4567" calcext:value-type="float">
            <text:p>61.4567</text:p>
          </table:table-cell>
          <table:table-cell office:value-type="float" office:value="54.9077" calcext:value-type="float">
            <text:p>54.9077</text:p>
          </table:table-cell>
          <table:table-cell office:value-type="float" office:value="6.54896" calcext:value-type="float">
            <text:p>6.54896</text:p>
          </table:table-cell>
          <table:table-cell office:value-type="float" office:value="2.50785" calcext:value-type="float">
            <text:p>2.50785</text:p>
          </table:table-cell>
          <table:table-cell office:value-type="float" office:value="2.71098" calcext:value-type="float">
            <text:p>2.71098</text:p>
          </table:table-cell>
          <table:table-cell office:value-type="float" office:value="-0.203135" calcext:value-type="float">
            <text:p>-0.203135</text:p>
          </table:table-cell>
          <table:table-cell table:number-columns-repeated="2" office:value-type="string" calcext:value-type="string">
            <text:p>LLLILLFGALTALLVFLLILI</text:p>
          </table:table-cell>
          <table:table-cell office:value-type="string" calcext:value-type="string">
            <text:p>L--I-LFGA-TA--VF----I</text:p>
          </table:table-cell>
          <table:table-cell office:value-type="float" office:value="21" calcext:value-type="float">
            <text:p>21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/data02/gloiseau/Sequence_Design_Project/vdwSequenceDesign/sequenceDesign/12_06_2021/design_238/LLLILLFGALTALLVFLLILI/backboneOptimization/LLLILLFGALTALLVF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3656.4303353596" calcext:value-type="float">
            <text:p>53656.4303353596</text:p>
          </table:table-cell>
          <table:table-cell office:value-type="float" office:value="7578.50033521863" calcext:value-type="float">
            <text:p>7578.5003352186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4.206" calcext:value-type="float">
            <text:p>-14.206</text:p>
          </table:table-cell>
          <table:table-cell office:value-type="float" office:value="-411.276" calcext:value-type="float">
            <text:p>-411.276</text:p>
          </table:table-cell>
          <table:table-cell office:value-type="float" office:value="-397.07" calcext:value-type="float">
            <text:p>-397.07</text:p>
          </table:table-cell>
          <table:table-cell office:value-type="float" office:value="-3.18301" calcext:value-type="float">
            <text:p>-3.18301</text:p>
          </table:table-cell>
          <table:table-cell office:value-type="float" office:value="-77.115" calcext:value-type="float">
            <text:p>-77.115</text:p>
          </table:table-cell>
          <table:table-cell office:value-type="float" office:value="-1.82979" calcext:value-type="float">
            <text:p>-1.82979</text:p>
          </table:table-cell>
          <table:table-cell office:value-type="float" office:value="-80.8944" calcext:value-type="float">
            <text:p>-80.8944</text:p>
          </table:table-cell>
          <table:table-cell office:value-type="float" office:value="-0.0149343" calcext:value-type="float">
            <text:p>-0.0149343</text:p>
          </table:table-cell>
          <table:table-cell office:value-type="float" office:value="-253.267" calcext:value-type="float">
            <text:p>-253.267</text:p>
          </table:table-cell>
          <table:table-cell office:value-type="float" office:value="-1.33758" calcext:value-type="float">
            <text:p>-1.33758</text:p>
          </table:table-cell>
          <table:table-cell office:value-type="float" office:value="0.0000258691" calcext:value-type="float">
            <text:p>2.59E-05</text:p>
          </table:table-cell>
          <table:table-cell office:value-type="float" office:value="4328.95" calcext:value-type="float">
            <text:p>4328.95</text:p>
          </table:table-cell>
          <table:table-cell office:value-type="float" office:value="0" calcext:value-type="float">
            <text:p>0</text:p>
          </table:table-cell>
          <table:table-cell office:value-type="float" office:value="9.61382" calcext:value-type="float">
            <text:p>9.61382</text:p>
          </table:table-cell>
          <table:table-cell office:value-type="float" office:value="9.97862" calcext:value-type="float">
            <text:p>9.97862</text:p>
          </table:table-cell>
          <table:table-cell office:value-type="float" office:value="-0.3648" calcext:value-type="float">
            <text:p>-0.3648</text:p>
          </table:table-cell>
          <table:table-cell office:value-type="float" office:value="-62.0949" calcext:value-type="float">
            <text:p>-62.0949</text:p>
          </table:table-cell>
          <table:table-cell office:value-type="float" office:value="-62.5211" calcext:value-type="float">
            <text:p>-62.5211</text:p>
          </table:table-cell>
          <table:table-cell office:value-type="float" office:value="0.426169" calcext:value-type="float">
            <text:p>0.426169</text:p>
          </table:table-cell>
          <table:table-cell office:value-type="float" office:value="11.8126" calcext:value-type="float">
            <text:p>11.8126</text:p>
          </table:table-cell>
          <table:table-cell office:value-type="float" office:value="9.30913" calcext:value-type="float">
            <text:p>9.30913</text:p>
          </table:table-cell>
          <table:table-cell office:value-type="float" office:value="2.50347" calcext:value-type="float">
            <text:p>2.50347</text:p>
          </table:table-cell>
          <table:table-cell office:value-type="float" office:value="5.91679" calcext:value-type="float">
            <text:p>5.91679</text:p>
          </table:table-cell>
          <table:table-cell office:value-type="float" office:value="6.21256" calcext:value-type="float">
            <text:p>6.21256</text:p>
          </table:table-cell>
          <table:table-cell office:value-type="float" office:value="-0.295774" calcext:value-type="float">
            <text:p>-0.295774</text:p>
          </table:table-cell>
          <table:table-cell table:number-columns-repeated="2" office:value-type="string" calcext:value-type="string">
            <text:p>LLLILLTWILFLLLILTLILI</text:p>
          </table:table-cell>
          <table:table-cell office:value-type="string" calcext:value-type="string">
            <text:p>L-LI--TWI-FL--I-T---I</text:p>
          </table:table-cell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/data02/gloiseau/Sequence_Design_Project/vdwSequenceDesign/sequenceDesign/12_06_2021/design_2675/LLLILLTWILFLLLILTLILI/backboneOptimization/LLLILLTWILFLLLI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87921.6348505885" calcext:value-type="float">
            <text:p>87921.6348505885</text:p>
          </table:table-cell>
          <table:table-cell office:value-type="float" office:value="7938.22319631586" calcext:value-type="float">
            <text:p>7938.2231963158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6.042" calcext:value-type="float">
            <text:p>-16.042</text:p>
          </table:table-cell>
          <table:table-cell office:value-type="float" office:value="-417.933" calcext:value-type="float">
            <text:p>-417.933</text:p>
          </table:table-cell>
          <table:table-cell office:value-type="float" office:value="-401.891" calcext:value-type="float">
            <text:p>-401.891</text:p>
          </table:table-cell>
          <table:table-cell office:value-type="float" office:value="-9.96003" calcext:value-type="float">
            <text:p>-9.96003</text:p>
          </table:table-cell>
          <table:table-cell office:value-type="float" office:value="-74.5172" calcext:value-type="float">
            <text:p>-74.5172</text:p>
          </table:table-cell>
          <table:table-cell office:value-type="float" office:value="-2.40544" calcext:value-type="float">
            <text:p>-2.40544</text:p>
          </table:table-cell>
          <table:table-cell office:value-type="float" office:value="-94.6044" calcext:value-type="float">
            <text:p>-94.6044</text:p>
          </table:table-cell>
          <table:table-cell office:value-type="float" office:value="-0.000498908" calcext:value-type="float">
            <text:p>-0.000498908</text:p>
          </table:table-cell>
          <table:table-cell office:value-type="float" office:value="-248.811" calcext:value-type="float">
            <text:p>-248.811</text:p>
          </table:table-cell>
          <table:table-cell office:value-type="float" office:value="-7.55339" calcext:value-type="float">
            <text:p>-7.55339</text:p>
          </table:table-cell>
          <table:table-cell office:value-type="float" office:value="0.0000481842" calcext:value-type="float">
            <text:p>4.82E-05</text:p>
          </table:table-cell>
          <table:table-cell office:value-type="float" office:value="4252.4" calcext:value-type="float">
            <text:p>4252.4</text:p>
          </table:table-cell>
          <table:table-cell office:value-type="float" office:value="0" calcext:value-type="float">
            <text:p>0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10.109" calcext:value-type="float">
            <text:p>10.109</text:p>
          </table:table-cell>
          <table:table-cell office:value-type="float" office:value="0.262092" calcext:value-type="float">
            <text:p>0.262092</text:p>
          </table:table-cell>
          <table:table-cell office:value-type="float" office:value="-41.891" calcext:value-type="float">
            <text:p>-41.891</text:p>
          </table:table-cell>
          <table:table-cell office:value-type="float" office:value="-35.1871" calcext:value-type="float">
            <text:p>-35.1871</text:p>
          </table:table-cell>
          <table:table-cell office:value-type="float" office:value="-6.70387" calcext:value-type="float">
            <text:p>-6.70387</text:p>
          </table:table-cell>
          <table:table-cell office:value-type="float" office:value="26.1248" calcext:value-type="float">
            <text:p>26.1248</text:p>
          </table:table-cell>
          <table:table-cell office:value-type="float" office:value="18.6081" calcext:value-type="float">
            <text:p>18.6081</text:p>
          </table:table-cell>
          <table:table-cell office:value-type="float" office:value="7.5167" calcext:value-type="float">
            <text:p>7.5167</text:p>
          </table:table-cell>
          <table:table-cell office:value-type="float" office:value="5.19074" calcext:value-type="float">
            <text:p>5.19074</text:p>
          </table:table-cell>
          <table:table-cell office:value-type="float" office:value="6.55992" calcext:value-type="float">
            <text:p>6.55992</text:p>
          </table:table-cell>
          <table:table-cell office:value-type="float" office:value="-1.36918" calcext:value-type="float">
            <text:p>-1.36918</text:p>
          </table:table-cell>
          <table:table-cell table:number-columns-repeated="2" office:value-type="string" calcext:value-type="string">
            <text:p>LLLILLVILLTLGLTLTLILI</text:p>
          </table:table-cell>
          <table:table-cell office:value-type="string" calcext:value-type="string">
            <text:p>L-LI--VI--TLG-T-T---I</text:p>
          </table:table-cell>
          <table:table-cell office:value-type="float" office:value="21" calcext:value-type="float">
            <text:p>21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/data02/gloiseau/Sequence_Design_Project/vdwSequenceDesign/sequenceDesign/12_06_2021/design_1215/LLLILLVILLTLGLTLTLILI/backboneOptimization/LLLILLVILLTLGLT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452.6125131759" calcext:value-type="float">
            <text:p>56452.6125131759</text:p>
          </table:table-cell>
          <table:table-cell office:value-type="float" office:value="7791.97668248272" calcext:value-type="float">
            <text:p>7791.97668248272</text:p>
          </table:table-cell>
          <table:table-cell office:value-type="float" office:value="-90.586995114397" calcext:value-type="float">
            <text:p>-90.58699511439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5.1443" calcext:value-type="float">
            <text:p>-15.1443</text:p>
          </table:table-cell>
          <table:table-cell office:value-type="float" office:value="-391.381" calcext:value-type="float">
            <text:p>-391.381</text:p>
          </table:table-cell>
          <table:table-cell office:value-type="float" office:value="-376.237" calcext:value-type="float">
            <text:p>-376.237</text:p>
          </table:table-cell>
          <table:table-cell office:value-type="float" office:value="-9.78426" calcext:value-type="float">
            <text:p>-9.78426</text:p>
          </table:table-cell>
          <table:table-cell office:value-type="float" office:value="-50.9383" calcext:value-type="float">
            <text:p>-50.9383</text:p>
          </table:table-cell>
          <table:table-cell office:value-type="float" office:value="-6.90443" calcext:value-type="float">
            <text:p>-6.90443</text:p>
          </table:table-cell>
          <table:table-cell office:value-type="float" office:value="-94.6384" calcext:value-type="float">
            <text:p>-94.6384</text:p>
          </table:table-cell>
          <table:table-cell office:value-type="float" office:value="-0.040294" calcext:value-type="float">
            <text:p>-0.040294</text:p>
          </table:table-cell>
          <table:table-cell office:value-type="float" office:value="-245.805" calcext:value-type="float">
            <text:p>-245.805</text:p>
          </table:table-cell>
          <table:table-cell office:value-type="float" office:value="-2.83954" calcext:value-type="float">
            <text:p>-2.83954</text:p>
          </table:table-cell>
          <table:table-cell office:value-type="float" office:value="0.0000488191" calcext:value-type="float">
            <text:p>4.88E-05</text:p>
          </table:table-cell>
          <table:table-cell office:value-type="float" office:value="4077.93" calcext:value-type="float">
            <text:p>4077.93</text:p>
          </table:table-cell>
          <table:table-cell office:value-type="float" office:value="0" calcext:value-type="float">
            <text:p>0</text:p>
          </table:table-cell>
          <table:table-cell office:value-type="float" office:value="8.09264" calcext:value-type="float">
            <text:p>8.09264</text:p>
          </table:table-cell>
          <table:table-cell office:value-type="float" office:value="8.60932" calcext:value-type="float">
            <text:p>8.60932</text:p>
          </table:table-cell>
          <table:table-cell office:value-type="float" office:value="-0.516676" calcext:value-type="float">
            <text:p>-0.516676</text:p>
          </table:table-cell>
          <table:table-cell office:value-type="float" office:value="-58.3347" calcext:value-type="float">
            <text:p>-58.3347</text:p>
          </table:table-cell>
          <table:table-cell office:value-type="float" office:value="-56.4385" calcext:value-type="float">
            <text:p>-56.4385</text:p>
          </table:table-cell>
          <table:table-cell office:value-type="float" office:value="-1.89616" calcext:value-type="float">
            <text:p>-1.89616</text:p>
          </table:table-cell>
          <table:table-cell office:value-type="float" office:value="46.5617" calcext:value-type="float">
            <text:p>46.5617</text:p>
          </table:table-cell>
          <table:table-cell office:value-type="float" office:value="47.3296" calcext:value-type="float">
            <text:p>47.3296</text:p>
          </table:table-cell>
          <table:table-cell office:value-type="float" office:value="-0.767885" calcext:value-type="float">
            <text:p>-0.767885</text:p>
          </table:table-cell>
          <table:table-cell office:value-type="float" office:value="4.38657" calcext:value-type="float">
            <text:p>4.38657</text:p>
          </table:table-cell>
          <table:table-cell office:value-type="float" office:value="4.58781" calcext:value-type="float">
            <text:p>4.58781</text:p>
          </table:table-cell>
          <table:table-cell office:value-type="float" office:value="-0.201242" calcext:value-type="float">
            <text:p>-0.201242</text:p>
          </table:table-cell>
          <table:table-cell table:number-columns-repeated="2" office:value-type="string" calcext:value-type="string">
            <text:p>LLLILLYATLFLTLTVLLILI</text:p>
          </table:table-cell>
          <table:table-cell office:value-type="string" calcext:value-type="string">
            <text:p>L--I--YAT-FLT-TV----I</text:p>
          </table:table-cell>
          <table:table-cell office:value-type="float" office:value="21" calcext:value-type="float">
            <text:p>2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/data02/gloiseau/Sequence_Design_Project/vdwSequenceDesign/sequenceDesign/12_06_2021/design_1051/LLLILLYATLFLTLTVLLILI/backboneOptimization/LLLILLYATLFLT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509.1545100195" calcext:value-type="float">
            <text:p>41509.1545100195</text:p>
          </table:table-cell>
          <table:table-cell office:value-type="float" office:value="6480.39312947686" calcext:value-type="float">
            <text:p>6480.39312947686</text:p>
          </table:table-cell>
          <table:table-cell office:value-type="float" office:value="-60.332330637807" calcext:value-type="float">
            <text:p>-60.3323306378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4.0105" calcext:value-type="float">
            <text:p>-24.0105</text:p>
          </table:table-cell>
          <table:table-cell office:value-type="float" office:value="-403.465" calcext:value-type="float">
            <text:p>-403.465</text:p>
          </table:table-cell>
          <table:table-cell office:value-type="float" office:value="-379.454" calcext:value-type="float">
            <text:p>-379.454</text:p>
          </table:table-cell>
          <table:table-cell office:value-type="float" office:value="-16.3395" calcext:value-type="float">
            <text:p>-16.3395</text:p>
          </table:table-cell>
          <table:table-cell office:value-type="float" office:value="-88.0594" calcext:value-type="float">
            <text:p>-88.0594</text:p>
          </table:table-cell>
          <table:table-cell office:value-type="float" office:value="-6.93032" calcext:value-type="float">
            <text:p>-6.93032</text:p>
          </table:table-cell>
          <table:table-cell office:value-type="float" office:value="-67.1423" calcext:value-type="float">
            <text:p>-67.1423</text:p>
          </table:table-cell>
          <table:table-cell office:value-type="float" office:value="-0.000242575" calcext:value-type="float">
            <text:p>-0.000242575</text:p>
          </table:table-cell>
          <table:table-cell office:value-type="float" office:value="-248.263" calcext:value-type="float">
            <text:p>-248.263</text:p>
          </table:table-cell>
          <table:table-cell office:value-type="float" office:value="-9.40878" calcext:value-type="float">
            <text:p>-9.40878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989.1" calcext:value-type="float">
            <text:p>3989.1</text:p>
          </table:table-cell>
          <table:table-cell office:value-type="float" office:value="0" calcext:value-type="float">
            <text:p>0</text:p>
          </table:table-cell>
          <table:table-cell office:value-type="float" office:value="9.85482" calcext:value-type="float">
            <text:p>9.85482</text:p>
          </table:table-cell>
          <table:table-cell office:value-type="float" office:value="9.69225" calcext:value-type="float">
            <text:p>9.69225</text:p>
          </table:table-cell>
          <table:table-cell office:value-type="float" office:value="0.162565" calcext:value-type="float">
            <text:p>0.162565</text:p>
          </table:table-cell>
          <table:table-cell office:value-type="float" office:value="42.5567" calcext:value-type="float">
            <text:p>42.5567</text:p>
          </table:table-cell>
          <table:table-cell office:value-type="float" office:value="35.3192" calcext:value-type="float">
            <text:p>35.3192</text:p>
          </table:table-cell>
          <table:table-cell office:value-type="float" office:value="7.23749" calcext:value-type="float">
            <text:p>7.23749</text:p>
          </table:table-cell>
          <table:table-cell office:value-type="float" office:value="92.1668" calcext:value-type="float">
            <text:p>92.1668</text:p>
          </table:table-cell>
          <table:table-cell office:value-type="float" office:value="99.004" calcext:value-type="float">
            <text:p>99.004</text:p>
          </table:table-cell>
          <table:table-cell office:value-type="float" office:value="-6.83725" calcext:value-type="float">
            <text:p>-6.83725</text:p>
          </table:table-cell>
          <table:table-cell office:value-type="float" office:value="4.54915" calcext:value-type="float">
            <text:p>4.54915</text:p>
          </table:table-cell>
          <table:table-cell office:value-type="float" office:value="6.19261" calcext:value-type="float">
            <text:p>6.19261</text:p>
          </table:table-cell>
          <table:table-cell office:value-type="float" office:value="-1.64346" calcext:value-type="float">
            <text:p>-1.64346</text:p>
          </table:table-cell>
          <table:table-cell table:number-columns-repeated="2" office:value-type="string" calcext:value-type="string">
            <text:p>LLLLAALLLLFILLVLTLILI</text:p>
          </table:table-cell>
          <table:table-cell office:value-type="string" calcext:value-type="string">
            <text:p>LL--AA-LL-FI--V-T---I</text:p>
          </table:table-cell>
          <table:table-cell office:value-type="float" office:value="21" calcext:value-type="float">
            <text:p>2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02/gloiseau/Sequence_Design_Project/vdwSequenceDesign/sequenceDesign/12_06_2021/design_1287/LLLLAALLLLFILLVLTLILI/backboneOptimization/LLLLAALLLLFILLV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69214.9660684966" calcext:value-type="float">
            <text:p>69214.9660684966</text:p>
          </table:table-cell>
          <table:table-cell office:value-type="float" office:value="8369.17733140923" calcext:value-type="float">
            <text:p>8369.17733140923</text:p>
          </table:table-cell>
          <table:table-cell office:value-type="float" office:value="-79.6872700601053" calcext:value-type="float">
            <text:p>-79.68727006010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0.1881" calcext:value-type="float">
            <text:p>-20.1881</text:p>
          </table:table-cell>
          <table:table-cell office:value-type="float" office:value="-389.949" calcext:value-type="float">
            <text:p>-389.949</text:p>
          </table:table-cell>
          <table:table-cell office:value-type="float" office:value="-369.761" calcext:value-type="float">
            <text:p>-369.761</text:p>
          </table:table-cell>
          <table:table-cell office:value-type="float" office:value="-10.7901" calcext:value-type="float">
            <text:p>-10.7901</text:p>
          </table:table-cell>
          <table:table-cell office:value-type="float" office:value="-94.9891" calcext:value-type="float">
            <text:p>-94.9891</text:p>
          </table:table-cell>
          <table:table-cell office:value-type="float" office:value="-4.91892" calcext:value-type="float">
            <text:p>-4.91892</text:p>
          </table:table-cell>
          <table:table-cell office:value-type="float" office:value="-56.1234" calcext:value-type="float">
            <text:p>-56.1234</text:p>
          </table:table-cell>
          <table:table-cell office:value-type="float" office:value="0.000249592" calcext:value-type="float">
            <text:p>0.000249592</text:p>
          </table:table-cell>
          <table:table-cell office:value-type="float" office:value="-238.837" calcext:value-type="float">
            <text:p>-238.837</text:p>
          </table:table-cell>
          <table:table-cell office:value-type="float" office:value="-5.8716" calcext:value-type="float">
            <text:p>-5.8716</text:p>
          </table:table-cell>
          <table:table-cell table:style-name="Default" office:value-type="float" office:value="0.000141927" calcext:value-type="float">
            <text:p>0.000141927</text:p>
          </table:table-cell>
          <table:table-cell office:value-type="float" office:value="3747.69" calcext:value-type="float">
            <text:p>3747.69</text:p>
          </table:table-cell>
          <table:table-cell office:value-type="float" office:value="0" calcext:value-type="float">
            <text:p>0</text:p>
          </table:table-cell>
          <table:table-cell office:value-type="float" office:value="8.69558" calcext:value-type="float">
            <text:p>8.69558</text:p>
          </table:table-cell>
          <table:table-cell office:value-type="float" office:value="8.69207" calcext:value-type="float">
            <text:p>8.69207</text:p>
          </table:table-cell>
          <table:table-cell office:value-type="float" office:value="0.00350745" calcext:value-type="float">
            <text:p>0.00350745</text:p>
          </table:table-cell>
          <table:table-cell office:value-type="float" office:value="21.9417" calcext:value-type="float">
            <text:p>21.9417</text:p>
          </table:table-cell>
          <table:table-cell office:value-type="float" office:value="23.0277" calcext:value-type="float">
            <text:p>23.0277</text:p>
          </table:table-cell>
          <table:table-cell office:value-type="float" office:value="-1.08602" calcext:value-type="float">
            <text:p>-1.08602</text:p>
          </table:table-cell>
          <table:table-cell office:value-type="float" office:value="89.4713" calcext:value-type="float">
            <text:p>89.4713</text:p>
          </table:table-cell>
          <table:table-cell office:value-type="float" office:value="93.1221" calcext:value-type="float">
            <text:p>93.1221</text:p>
          </table:table-cell>
          <table:table-cell office:value-type="float" office:value="-3.6508" calcext:value-type="float">
            <text:p>-3.6508</text:p>
          </table:table-cell>
          <table:table-cell office:value-type="float" office:value="2.17149" calcext:value-type="float">
            <text:p>2.17149</text:p>
          </table:table-cell>
          <table:table-cell office:value-type="float" office:value="3.15618" calcext:value-type="float">
            <text:p>3.15618</text:p>
          </table:table-cell>
          <table:table-cell office:value-type="float" office:value="-0.984685" calcext:value-type="float">
            <text:p>-0.984685</text:p>
          </table:table-cell>
          <table:table-cell table:number-columns-repeated="2" office:value-type="string" calcext:value-type="string">
            <text:p>LLLLALLAILFTLLAVLLILI</text:p>
          </table:table-cell>
          <table:table-cell office:value-type="string" calcext:value-type="string">
            <text:p>LL--A--AI-FT--AV-LI--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/data02/gloiseau/Sequence_Design_Project/vdwSequenceDesign/sequenceDesign/12_06_2021/design_135/LLLLALLAILFTLLAVLLILI/backboneOptimization/LLLLALLAILF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3683.0426543396" calcext:value-type="float">
            <text:p>63683.0426543396</text:p>
          </table:table-cell>
          <table:table-cell office:value-type="float" office:value="1148.06152891323" calcext:value-type="float">
            <text:p>1148.0615289132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1.7263" calcext:value-type="float">
            <text:p>-21.7263</text:p>
          </table:table-cell>
          <table:table-cell office:value-type="float" office:value="-401.312" calcext:value-type="float">
            <text:p>-401.312</text:p>
          </table:table-cell>
          <table:table-cell office:value-type="float" office:value="-379.586" calcext:value-type="float">
            <text:p>-379.586</text:p>
          </table:table-cell>
          <table:table-cell office:value-type="float" office:value="-9.51133" calcext:value-type="float">
            <text:p>-9.51133</text:p>
          </table:table-cell>
          <table:table-cell office:value-type="float" office:value="-81.5816" calcext:value-type="float">
            <text:p>-81.5816</text:p>
          </table:table-cell>
          <table:table-cell office:value-type="float" office:value="-0.700885" calcext:value-type="float">
            <text:p>-0.700885</text:p>
          </table:table-cell>
          <table:table-cell office:value-type="float" office:value="-76.9174" calcext:value-type="float">
            <text:p>-76.9174</text:p>
          </table:table-cell>
          <table:table-cell office:value-type="float" office:value="-0.00010323" calcext:value-type="float">
            <text:p>-0.00010323</text:p>
          </table:table-cell>
          <table:table-cell office:value-type="float" office:value="-242.813" calcext:value-type="float">
            <text:p>-242.813</text:p>
          </table:table-cell>
          <table:table-cell office:value-type="float" office:value="-8.81035" calcext:value-type="float">
            <text:p>-8.81035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3830.49" calcext:value-type="float">
            <text:p>3830.49</text:p>
          </table:table-cell>
          <table:table-cell office:value-type="float" office:value="0" calcext:value-type="float">
            <text:p>0</text:p>
          </table:table-cell>
          <table:table-cell office:value-type="float" office:value="9.3986" calcext:value-type="float">
            <text:p>9.3986</text:p>
          </table:table-cell>
          <table:table-cell office:value-type="float" office:value="9.22782" calcext:value-type="float">
            <text:p>9.22782</text:p>
          </table:table-cell>
          <table:table-cell office:value-type="float" office:value="0.17078" calcext:value-type="float">
            <text:p>0.17078</text:p>
          </table:table-cell>
          <table:table-cell office:value-type="float" office:value="25.3669" calcext:value-type="float">
            <text:p>25.3669</text:p>
          </table:table-cell>
          <table:table-cell office:value-type="float" office:value="27.1192" calcext:value-type="float">
            <text:p>27.1192</text:p>
          </table:table-cell>
          <table:table-cell office:value-type="float" office:value="-1.75228" calcext:value-type="float">
            <text:p>-1.75228</text:p>
          </table:table-cell>
          <table:table-cell office:value-type="float" office:value="96.5956" calcext:value-type="float">
            <text:p>96.5956</text:p>
          </table:table-cell>
          <table:table-cell office:value-type="float" office:value="98.2027" calcext:value-type="float">
            <text:p>98.2027</text:p>
          </table:table-cell>
          <table:table-cell office:value-type="float" office:value="-1.60715" calcext:value-type="float">
            <text:p>-1.60715</text:p>
          </table:table-cell>
          <table:table-cell office:value-type="float" office:value="4.58441" calcext:value-type="float">
            <text:p>4.58441</text:p>
          </table:table-cell>
          <table:table-cell office:value-type="float" office:value="6.08223" calcext:value-type="float">
            <text:p>6.08223</text:p>
          </table:table-cell>
          <table:table-cell office:value-type="float" office:value="-1.49782" calcext:value-type="float">
            <text:p>-1.49782</text:p>
          </table:table-cell>
          <table:table-cell table:number-columns-repeated="2" office:value-type="string" calcext:value-type="string">
            <text:p>LLLLALLFILGTLLSVLLILI</text:p>
          </table:table-cell>
          <table:table-cell office:value-type="string" calcext:value-type="string">
            <text:p>LL--A--FI-GT--SV-LI--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/data02/gloiseau/Sequence_Design_Project/vdwSequenceDesign/sequenceDesign/12_06_2021/design_2718/LLLLALLFILGTLLSVLLILI/backboneOptimization/LLLLALLFILGTLLS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159.6456359126" calcext:value-type="float">
            <text:p>56159.6456359126</text:p>
          </table:table-cell>
          <table:table-cell office:value-type="float" office:value="3376.81027829663" calcext:value-type="float">
            <text:p>3376.81027829663</text:p>
          </table:table-cell>
          <table:table-cell office:value-type="float" office:value="-50.6298658506197" calcext:value-type="float">
            <text:p>-50.62986585061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35.08" calcext:value-type="float">
            <text:p>-35.08</text:p>
          </table:table-cell>
          <table:table-cell office:value-type="float" office:value="-426.403" calcext:value-type="float">
            <text:p>-426.403</text:p>
          </table:table-cell>
          <table:table-cell office:value-type="float" office:value="-391.323" calcext:value-type="float">
            <text:p>-391.323</text:p>
          </table:table-cell>
          <table:table-cell office:value-type="float" office:value="-18.466" calcext:value-type="float">
            <text:p>-18.466</text:p>
          </table:table-cell>
          <table:table-cell office:value-type="float" office:value="-92.2226" calcext:value-type="float">
            <text:p>-92.2226</text:p>
          </table:table-cell>
          <table:table-cell office:value-type="float" office:value="2.43446" calcext:value-type="float">
            <text:p>2.43446</text:p>
          </table:table-cell>
          <table:table-cell office:value-type="float" office:value="-80.9393" calcext:value-type="float">
            <text:p>-80.9393</text:p>
          </table:table-cell>
          <table:table-cell office:value-type="float" office:value="-11.035" calcext:value-type="float">
            <text:p>-11.035</text:p>
          </table:table-cell>
          <table:table-cell office:value-type="float" office:value="-253.241" calcext:value-type="float">
            <text:p>-253.241</text:p>
          </table:table-cell>
          <table:table-cell office:value-type="float" office:value="-9.86502" calcext:value-type="float">
            <text:p>-9.86502</text:p>
          </table:table-cell>
          <table:table-cell office:value-type="float" office:value="0.00000935522" calcext:value-type="float">
            <text:p>9.36E-06</text:p>
          </table:table-cell>
          <table:table-cell office:value-type="float" office:value="3763.68" calcext:value-type="float">
            <text:p>3763.68</text:p>
          </table:table-cell>
          <table:table-cell office:value-type="float" office:value="0" calcext:value-type="float">
            <text:p>0</text:p>
          </table:table-cell>
          <table:table-cell office:value-type="float" office:value="8.54654" calcext:value-type="float">
            <text:p>8.54654</text:p>
          </table:table-cell>
          <table:table-cell office:value-type="float" office:value="9.02129" calcext:value-type="float">
            <text:p>9.02129</text:p>
          </table:table-cell>
          <table:table-cell office:value-type="float" office:value="-0.474748" calcext:value-type="float">
            <text:p>-0.474748</text:p>
          </table:table-cell>
          <table:table-cell office:value-type="float" office:value="26.9259" calcext:value-type="float">
            <text:p>26.9259</text:p>
          </table:table-cell>
          <table:table-cell office:value-type="float" office:value="24.0128" calcext:value-type="float">
            <text:p>24.0128</text:p>
          </table:table-cell>
          <table:table-cell office:value-type="float" office:value="2.91307" calcext:value-type="float">
            <text:p>2.91307</text:p>
          </table:table-cell>
          <table:table-cell office:value-type="float" office:value="93.4555" calcext:value-type="float">
            <text:p>93.4555</text:p>
          </table:table-cell>
          <table:table-cell office:value-type="float" office:value="96.2771" calcext:value-type="float">
            <text:p>96.2771</text:p>
          </table:table-cell>
          <table:table-cell office:value-type="float" office:value="-2.82156" calcext:value-type="float">
            <text:p>-2.82156</text:p>
          </table:table-cell>
          <table:table-cell office:value-type="float" office:value="2.21755" calcext:value-type="float">
            <text:p>2.21755</text:p>
          </table:table-cell>
          <table:table-cell office:value-type="float" office:value="3.66542" calcext:value-type="float">
            <text:p>3.66542</text:p>
          </table:table-cell>
          <table:table-cell office:value-type="float" office:value="-1.44787" calcext:value-type="float">
            <text:p>-1.44787</text:p>
          </table:table-cell>
          <table:table-cell table:number-columns-repeated="2" office:value-type="string" calcext:value-type="string">
            <text:p>LLLLALLYTLTWLLALLLILI</text:p>
          </table:table-cell>
          <table:table-cell office:value-type="string" calcext:value-type="string">
            <text:p>LL--A--YT-TW--AL-LI--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/data02/gloiseau/Sequence_Design_Project/vdwSequenceDesign/sequenceDesign/12_06_2021/design_1739/LLLLALLYTLTWLLALLLILI/backboneOptimization/LLLLALLYTLTW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1630.450458925" calcext:value-type="float">
            <text:p>111630.450458925</text:p>
          </table:table-cell>
          <table:table-cell office:value-type="float" office:value="31196.9473342629" calcext:value-type="float">
            <text:p>31196.947334262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3.6341" calcext:value-type="float">
            <text:p>-23.6341</text:p>
          </table:table-cell>
          <table:table-cell office:value-type="float" office:value="-387.732" calcext:value-type="float">
            <text:p>-387.732</text:p>
          </table:table-cell>
          <table:table-cell office:value-type="float" office:value="-364.098" calcext:value-type="float">
            <text:p>-364.098</text:p>
          </table:table-cell>
          <table:table-cell office:value-type="float" office:value="-6.32408" calcext:value-type="float">
            <text:p>-6.32408</text:p>
          </table:table-cell>
          <table:table-cell office:value-type="float" office:value="-73.8661" calcext:value-type="float">
            <text:p>-73.8661</text:p>
          </table:table-cell>
          <table:table-cell office:value-type="float" office:value="-2.44802" calcext:value-type="float">
            <text:p>-2.44802</text:p>
          </table:table-cell>
          <table:table-cell office:value-type="float" office:value="-67.0515" calcext:value-type="float">
            <text:p>-67.0515</text:p>
          </table:table-cell>
          <table:table-cell table:style-name="ce1" office:value-type="float" office:value="0.0000749169" calcext:value-type="float">
            <text:p>7.49E-05</text:p>
          </table:table-cell>
          <table:table-cell office:value-type="float" office:value="-246.814" calcext:value-type="float">
            <text:p>-246.814</text:p>
          </table:table-cell>
          <table:table-cell office:value-type="float" office:value="-3.87644" calcext:value-type="float">
            <text:p>-3.87644</text:p>
          </table:table-cell>
          <table:table-cell table:style-name="Default" office:value-type="float" office:value="0.000132107" calcext:value-type="float">
            <text:p>0.000132107</text:p>
          </table:table-cell>
          <table:table-cell office:value-type="float" office:value="4001.07" calcext:value-type="float">
            <text:p>4001.07</text:p>
          </table:table-cell>
          <table:table-cell office:value-type="float" office:value="0" calcext:value-type="float">
            <text:p>0</text:p>
          </table:table-cell>
          <table:table-cell office:value-type="float" office:value="10.1831" calcext:value-type="float">
            <text:p>10.1831</text:p>
          </table:table-cell>
          <table:table-cell office:value-type="float" office:value="10.0284" calcext:value-type="float">
            <text:p>10.0284</text:p>
          </table:table-cell>
          <table:table-cell office:value-type="float" office:value="0.154732" calcext:value-type="float">
            <text:p>0.154732</text:p>
          </table:table-cell>
          <table:table-cell office:value-type="float" office:value="36.0899" calcext:value-type="float">
            <text:p>36.0899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0.268574" calcext:value-type="float">
            <text:p>-0.268574</text:p>
          </table:table-cell>
          <table:table-cell office:value-type="float" office:value="93.0245" calcext:value-type="float">
            <text:p>93.0245</text:p>
          </table:table-cell>
          <table:table-cell office:value-type="float" office:value="96.3875" calcext:value-type="float">
            <text:p>96.3875</text:p>
          </table:table-cell>
          <table:table-cell office:value-type="float" office:value="-3.36299" calcext:value-type="float">
            <text:p>-3.36299</text:p>
          </table:table-cell>
          <table:table-cell office:value-type="float" office:value="1.27672" calcext:value-type="float">
            <text:p>1.27672</text:p>
          </table:table-cell>
          <table:table-cell office:value-type="float" office:value="1.96653" calcext:value-type="float">
            <text:p>1.96653</text:p>
          </table:table-cell>
          <table:table-cell office:value-type="float" office:value="-0.689813" calcext:value-type="float">
            <text:p>-0.689813</text:p>
          </table:table-cell>
          <table:table-cell table:number-columns-repeated="2" office:value-type="string" calcext:value-type="string">
            <text:p>LLLLFLLVLLAFILTILLILI</text:p>
          </table:table-cell>
          <table:table-cell office:value-type="string" calcext:value-type="string">
            <text:p>L---F--VL-AFI-TI--I-I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/data02/gloiseau/Sequence_Design_Project/vdwSequenceDesign/sequenceDesign/12_06_2021/design_1738/LLLLFLLVLLAFILTILLILI/backboneOptimization/LLLLFLLVLLAFI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484.1040030118" calcext:value-type="float">
            <text:p>41484.1040030118</text:p>
          </table:table-cell>
          <table:table-cell office:value-type="float" office:value="4192.59687930822" calcext:value-type="float">
            <text:p>4192.59687930822</text:p>
          </table:table-cell>
          <table:table-cell office:value-type="float" office:value="-85.3149307551113" calcext:value-type="float">
            <text:p>-85.31493075511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35.311" calcext:value-type="float">
            <text:p>-35.311</text:p>
          </table:table-cell>
          <table:table-cell office:value-type="float" office:value="-385.019" calcext:value-type="float">
            <text:p>-385.019</text:p>
          </table:table-cell>
          <table:table-cell office:value-type="float" office:value="-349.708" calcext:value-type="float">
            <text:p>-349.708</text:p>
          </table:table-cell>
          <table:table-cell office:value-type="float" office:value="-28.325" calcext:value-type="float">
            <text:p>-28.325</text:p>
          </table:table-cell>
          <table:table-cell office:value-type="float" office:value="-83.3478" calcext:value-type="float">
            <text:p>-83.3478</text:p>
          </table:table-cell>
          <table:table-cell office:value-type="float" office:value="-17.3933" calcext:value-type="float">
            <text:p>-17.3933</text:p>
          </table:table-cell>
          <table:table-cell office:value-type="float" office:value="-68.5854" calcext:value-type="float">
            <text:p>-68.5854</text:p>
          </table:table-cell>
          <table:table-cell office:value-type="float" office:value="-6.53273" calcext:value-type="float">
            <text:p>-6.53273</text:p>
          </table:table-cell>
          <table:table-cell office:value-type="float" office:value="-233.086" calcext:value-type="float">
            <text:p>-233.086</text:p>
          </table:table-cell>
          <table:table-cell office:value-type="float" office:value="-4.39871" calcext:value-type="float">
            <text:p>-4.39871</text:p>
          </table:table-cell>
          <table:table-cell table:style-name="Default" office:value-type="float" office:value="0.000282921" calcext:value-type="float">
            <text:p>0.000282921</text:p>
          </table:table-cell>
          <table:table-cell office:value-type="float" office:value="3795.73" calcext:value-type="float">
            <text:p>3795.73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44096" calcext:value-type="float">
            <text:p>6.44096</text:p>
          </table:table-cell>
          <table:table-cell office:value-type="float" office:value="1.0392" calcext:value-type="float">
            <text:p>1.0392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6.3116" calcext:value-type="float">
            <text:p>-56.3116</text:p>
          </table:table-cell>
          <table:table-cell office:value-type="float" office:value="-5.22316" calcext:value-type="float">
            <text:p>-5.22316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1.1166" calcext:value-type="float">
            <text:p>21.1166</text:p>
          </table:table-cell>
          <table:table-cell office:value-type="float" office:value="-3.22935" calcext:value-type="float">
            <text:p>-3.22935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44398" calcext:value-type="float">
            <text:p>2.44398</text:p>
          </table:table-cell>
          <table:table-cell office:value-type="float" office:value="-0.7517" calcext:value-type="float">
            <text:p>-0.7517</text:p>
          </table:table-cell>
          <table:table-cell table:number-columns-repeated="2" office:value-type="string" calcext:value-type="string">
            <text:p>LLLLLAGFLAGILVTLLLILI</text:p>
          </table:table-cell>
          <table:table-cell office:value-type="string" calcext:value-type="string">
            <text:p>L-L--AGF-AGI-VT-----I</text:p>
          </table:table-cell>
          <table:table-cell office:value-type="float" office:value="21" calcext:value-type="float">
            <text:p>2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/data02/gloiseau/Sequence_Design_Project/vdwSequenceDesign/sequenceDesign/12_06_2021/design_3029/LLLLLAGFLAGILVTLLLILI/backboneOptimization/LLLLLAGFLAGI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36149.530353829" calcext:value-type="float">
            <text:p>136149.530353829</text:p>
          </table:table-cell>
          <table:table-cell office:value-type="float" office:value="3892.20155025764" calcext:value-type="float">
            <text:p>3892.2015502576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34.9091" calcext:value-type="float">
            <text:p>-34.9091</text:p>
          </table:table-cell>
          <table:table-cell office:value-type="float" office:value="-387.406" calcext:value-type="float">
            <text:p>-387.406</text:p>
          </table:table-cell>
          <table:table-cell office:value-type="float" office:value="-352.497" calcext:value-type="float">
            <text:p>-352.497</text:p>
          </table:table-cell>
          <table:table-cell office:value-type="float" office:value="-28.2891" calcext:value-type="float">
            <text:p>-28.2891</text:p>
          </table:table-cell>
          <table:table-cell office:value-type="float" office:value="-82.6116" calcext:value-type="float">
            <text:p>-82.6116</text:p>
          </table:table-cell>
          <table:table-cell office:value-type="float" office:value="-16.803" calcext:value-type="float">
            <text:p>-16.803</text:p>
          </table:table-cell>
          <table:table-cell office:value-type="float" office:value="-68.5997" calcext:value-type="float">
            <text:p>-68.5997</text:p>
          </table:table-cell>
          <table:table-cell office:value-type="float" office:value="-6.56231" calcext:value-type="float">
            <text:p>-6.56231</text:p>
          </table:table-cell>
          <table:table-cell office:value-type="float" office:value="-236.195" calcext:value-type="float">
            <text:p>-236.195</text:p>
          </table:table-cell>
          <table:table-cell office:value-type="float" office:value="-4.92376" calcext:value-type="float">
            <text:p>-4.92376</text:p>
          </table:table-cell>
          <table:table-cell table:style-name="Default" office:value-type="float" office:value="0.000250658" calcext:value-type="float">
            <text:p>0.000250658</text:p>
          </table:table-cell>
          <table:table-cell office:value-type="float" office:value="3944.74" calcext:value-type="float">
            <text:p>3944.74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59835" calcext:value-type="float">
            <text:p>6.59835</text:p>
          </table:table-cell>
          <table:table-cell office:value-type="float" office:value="0.881807" calcext:value-type="float">
            <text:p>0.881807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5.2165" calcext:value-type="float">
            <text:p>-55.2165</text:p>
          </table:table-cell>
          <table:table-cell office:value-type="float" office:value="-6.31828" calcext:value-type="float">
            <text:p>-6.31828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2.0453" calcext:value-type="float">
            <text:p>22.0453</text:p>
          </table:table-cell>
          <table:table-cell office:value-type="float" office:value="-4.15813" calcext:value-type="float">
            <text:p>-4.15813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52935" calcext:value-type="float">
            <text:p>2.52935</text:p>
          </table:table-cell>
          <table:table-cell office:value-type="float" office:value="-0.837075" calcext:value-type="float">
            <text:p>-0.837075</text:p>
          </table:table-cell>
          <table:table-cell table:number-columns-repeated="2" office:value-type="string" calcext:value-type="string">
            <text:p>LLLLLAGFLIGVLVTLLLILI</text:p>
          </table:table-cell>
          <table:table-cell office:value-type="string" calcext:value-type="string">
            <text:p>L-L--AGF-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/data02/gloiseau/Sequence_Design_Project/vdwSequenceDesign/sequenceDesign/12_06_2021/design_3029/LLLLLAGFLIGVLVTLLLILI/backboneOptimization/LLLLLAGFLIGV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45114.131946301" calcext:value-type="float">
            <text:p>145114.131946301</text:p>
          </table:table-cell>
          <table:table-cell office:value-type="float" office:value="18509.7266437083" calcext:value-type="float">
            <text:p>18509.726643708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5.2543" calcext:value-type="float">
            <text:p>-15.2543</text:p>
          </table:table-cell>
          <table:table-cell office:value-type="float" office:value="-390.425" calcext:value-type="float">
            <text:p>-390.425</text:p>
          </table:table-cell>
          <table:table-cell office:value-type="float" office:value="-375.171" calcext:value-type="float">
            <text:p>-375.171</text:p>
          </table:table-cell>
          <table:table-cell office:value-type="float" office:value="-3.95027" calcext:value-type="float">
            <text:p>-3.95027</text:p>
          </table:table-cell>
          <table:table-cell office:value-type="float" office:value="-71.0514" calcext:value-type="float">
            <text:p>-71.0514</text:p>
          </table:table-cell>
          <table:table-cell office:value-type="float" office:value="1.98852" calcext:value-type="float">
            <text:p>1.98852</text:p>
          </table:table-cell>
          <table:table-cell office:value-type="float" office:value="-81.835" calcext:value-type="float">
            <text:p>-81.835</text:p>
          </table:table-cell>
          <table:table-cell office:value-type="float" office:value="-5.30854" calcext:value-type="float">
            <text:p>-5.30854</text:p>
          </table:table-cell>
          <table:table-cell office:value-type="float" office:value="-237.539" calcext:value-type="float">
            <text:p>-237.539</text:p>
          </table:table-cell>
          <table:table-cell office:value-type="float" office:value="-0.630841" calcext:value-type="float">
            <text:p>-0.630841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102.01" calcext:value-type="float">
            <text:p>4102.01</text:p>
          </table:table-cell>
          <table:table-cell office:value-type="float" office:value="0" calcext:value-type="float">
            <text:p>0</text:p>
          </table:table-cell>
          <table:table-cell office:value-type="float" office:value="8.27726" calcext:value-type="float">
            <text:p>8.27726</text:p>
          </table:table-cell>
          <table:table-cell office:value-type="float" office:value="8.39667" calcext:value-type="float">
            <text:p>8.39667</text:p>
          </table:table-cell>
          <table:table-cell office:value-type="float" office:value="-0.119408" calcext:value-type="float">
            <text:p>-0.119408</text:p>
          </table:table-cell>
          <table:table-cell office:value-type="float" office:value="-65.972" calcext:value-type="float">
            <text:p>-65.972</text:p>
          </table:table-cell>
          <table:table-cell office:value-type="float" office:value="-68.6767" calcext:value-type="float">
            <text:p>-68.6767</text:p>
          </table:table-cell>
          <table:table-cell office:value-type="float" office:value="2.70471" calcext:value-type="float">
            <text:p>2.70471</text:p>
          </table:table-cell>
          <table:table-cell office:value-type="float" office:value="60.3917" calcext:value-type="float">
            <text:p>60.3917</text:p>
          </table:table-cell>
          <table:table-cell office:value-type="float" office:value="60.4789" calcext:value-type="float">
            <text:p>60.4789</text:p>
          </table:table-cell>
          <table:table-cell office:value-type="float" office:value="-0.0871945" calcext:value-type="float">
            <text:p>-0.0871945</text:p>
          </table:table-cell>
          <table:table-cell office:value-type="float" office:value="2.0806" calcext:value-type="float">
            <text:p>2.0806</text:p>
          </table:table-cell>
          <table:table-cell office:value-type="float" office:value="2.45362" calcext:value-type="float">
            <text:p>2.45362</text:p>
          </table:table-cell>
          <table:table-cell office:value-type="float" office:value="-0.373017" calcext:value-type="float">
            <text:p>-0.373017</text:p>
          </table:table-cell>
          <table:table-cell table:number-columns-repeated="2" office:value-type="string" calcext:value-type="string">
            <text:p>LLLLLALGFLTTILVLLLILI</text:p>
          </table:table-cell>
          <table:table-cell office:value-type="string" calcext:value-type="string">
            <text:p>L----ALGF-TTI-VL----I</text:p>
          </table:table-cell>
          <table:table-cell office:value-type="float" office:value="21" calcext:value-type="float">
            <text:p>2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/data02/gloiseau/Sequence_Design_Project/vdwSequenceDesign/sequenceDesign/12_06_2021/design_480/LLLLLALGFLTTILVLLLILI/backboneOptimization/LLLLLALGFLTTILV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998.7725703368" calcext:value-type="float">
            <text:p>69998.772570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.1328" calcext:value-type="float">
            <text:p>-15.1328</text:p>
          </table:table-cell>
          <table:table-cell office:value-type="float" office:value="-389.784" calcext:value-type="float">
            <text:p>-389.784</text:p>
          </table:table-cell>
          <table:table-cell office:value-type="float" office:value="-374.651" calcext:value-type="float">
            <text:p>-374.651</text:p>
          </table:table-cell>
          <table:table-cell office:value-type="float" office:value="-6.30276" calcext:value-type="float">
            <text:p>-6.30276</text:p>
          </table:table-cell>
          <table:table-cell office:value-type="float" office:value="-73.3762" calcext:value-type="float">
            <text:p>-73.3762</text:p>
          </table:table-cell>
          <table:table-cell office:value-type="float" office:value="-5.1638" calcext:value-type="float">
            <text:p>-5.1638</text:p>
          </table:table-cell>
          <table:table-cell office:value-type="float" office:value="-74.2194" calcext:value-type="float">
            <text:p>-74.2194</text:p>
          </table:table-cell>
          <table:table-cell office:value-type="float" office:value="0.414308" calcext:value-type="float">
            <text:p>0.414308</text:p>
          </table:table-cell>
          <table:table-cell office:value-type="float" office:value="-242.188" calcext:value-type="float">
            <text:p>-242.188</text:p>
          </table:table-cell>
          <table:table-cell office:value-type="float" office:value="-1.55318" calcext:value-type="float">
            <text:p>-1.55318</text:p>
          </table:table-cell>
          <table:table-cell office:value-type="float" office:value="0.0000515679" calcext:value-type="float">
            <text:p>5.16E-05</text:p>
          </table:table-cell>
          <table:table-cell office:value-type="float" office:value="4042.37" calcext:value-type="float">
            <text:p>4042.37</text:p>
          </table:table-cell>
          <table:table-cell office:value-type="float" office:value="0" calcext:value-type="float">
            <text:p>0</text:p>
          </table:table-cell>
          <table:table-cell office:value-type="float" office:value="8.22435" calcext:value-type="float">
            <text:p>8.22435</text:p>
          </table:table-cell>
          <table:table-cell office:value-type="float" office:value="8.00703" calcext:value-type="float">
            <text:p>8.00703</text:p>
          </table:table-cell>
          <table:table-cell office:value-type="float" office:value="0.217317" calcext:value-type="float">
            <text:p>0.217317</text:p>
          </table:table-cell>
          <table:table-cell office:value-type="float" office:value="-56.8026" calcext:value-type="float">
            <text:p>-56.8026</text:p>
          </table:table-cell>
          <table:table-cell office:value-type="float" office:value="-56.4054" calcext:value-type="float">
            <text:p>-56.4054</text:p>
          </table:table-cell>
          <table:table-cell office:value-type="float" office:value="-0.397177" calcext:value-type="float">
            <text:p>-0.397177</text:p>
          </table:table-cell>
          <table:table-cell office:value-type="float" office:value="39.0434" calcext:value-type="float">
            <text:p>39.0434</text:p>
          </table:table-cell>
          <table:table-cell office:value-type="float" office:value="33.5216" calcext:value-type="float">
            <text:p>33.5216</text:p>
          </table:table-cell>
          <table:table-cell office:value-type="float" office:value="5.52178" calcext:value-type="float">
            <text:p>5.52178</text:p>
          </table:table-cell>
          <table:table-cell office:value-type="float" office:value="0.722017" calcext:value-type="float">
            <text:p>0.722017</text:p>
          </table:table-cell>
          <table:table-cell office:value-type="float" office:value="1.17962" calcext:value-type="float">
            <text:p>1.17962</text:p>
          </table:table-cell>
          <table:table-cell office:value-type="float" office:value="-0.457603" calcext:value-type="float">
            <text:p>-0.457603</text:p>
          </table:table-cell>
          <table:table-cell table:number-columns-repeated="2" office:value-type="string" calcext:value-type="string">
            <text:p>LLLLLFTILLGVLITVLLILI</text:p>
          </table:table-cell>
          <table:table-cell office:value-type="string" calcext:value-type="string">
            <text:p>L----FTI--GV-ITV--I-I</text:p>
          </table:table-cell>
          <table:table-cell office:value-type="float" office:value="21" calcext:value-type="float">
            <text:p>21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/data02/gloiseau/Sequence_Design_Project/vdwSequenceDesign/sequenceDesign/12_06_2021/design_1052/LLLLLFTILLGVLITVLLILI/backboneOptimization/LLLLLFTILLGVLIT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7273.7850406513" calcext:value-type="float">
            <text:p>47273.7850406513</text:p>
          </table:table-cell>
          <table:table-cell office:value-type="float" office:value="3191.31091473421" calcext:value-type="float">
            <text:p>3191.31091473421</text:p>
          </table:table-cell>
          <table:table-cell office:value-type="float" office:value="-55.7832954205961" calcext:value-type="float">
            <text:p>-55.783295420596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37.1864" calcext:value-type="float">
            <text:p>-37.1864</text:p>
          </table:table-cell>
          <table:table-cell office:value-type="float" office:value="-387.137" calcext:value-type="float">
            <text:p>-387.137</text:p>
          </table:table-cell>
          <table:table-cell office:value-type="float" office:value="-349.951" calcext:value-type="float">
            <text:p>-349.951</text:p>
          </table:table-cell>
          <table:table-cell office:value-type="float" office:value="-31.5384" calcext:value-type="float">
            <text:p>-31.5384</text:p>
          </table:table-cell>
          <table:table-cell office:value-type="float" office:value="-81.6066" calcext:value-type="float">
            <text:p>-81.6066</text:p>
          </table:table-cell>
          <table:table-cell office:value-type="float" office:value="-19.6856" calcext:value-type="float">
            <text:p>-19.6856</text:p>
          </table:table-cell>
          <table:table-cell office:value-type="float" office:value="-68.0091" calcext:value-type="float">
            <text:p>-68.0091</text:p>
          </table:table-cell>
          <table:table-cell office:value-type="float" office:value="-5.95638" calcext:value-type="float">
            <text:p>-5.95638</text:p>
          </table:table-cell>
          <table:table-cell office:value-type="float" office:value="-237.522" calcext:value-type="float">
            <text:p>-237.522</text:p>
          </table:table-cell>
          <table:table-cell office:value-type="float" office:value="-5.89579" calcext:value-type="float">
            <text:p>-5.89579</text:p>
          </table:table-cell>
          <table:table-cell office:value-type="float" office:value="0.0000930805" calcext:value-type="float">
            <text:p>9.31E-05</text:p>
          </table:table-cell>
          <table:table-cell office:value-type="float" office:value="3903.55" calcext:value-type="float">
            <text:p>3903.55</text:p>
          </table:table-cell>
          <table:table-cell office:value-type="float" office:value="0" calcext:value-type="float">
            <text:p>0</text:p>
          </table:table-cell>
          <table:table-cell office:value-type="float" office:value="7.48016" calcext:value-type="float">
            <text:p>7.48016</text:p>
          </table:table-cell>
          <table:table-cell office:value-type="float" office:value="6.39761" calcext:value-type="float">
            <text:p>6.39761</text:p>
          </table:table-cell>
          <table:table-cell office:value-type="float" office:value="1.08255" calcext:value-type="float">
            <text:p>1.08255</text:p>
          </table:table-cell>
          <table:table-cell office:value-type="float" office:value="-61.5348" calcext:value-type="float">
            <text:p>-61.5348</text:p>
          </table:table-cell>
          <table:table-cell office:value-type="float" office:value="-54.8075" calcext:value-type="float">
            <text:p>-54.8075</text:p>
          </table:table-cell>
          <table:table-cell office:value-type="float" office:value="-6.72727" calcext:value-type="float">
            <text:p>-6.72727</text:p>
          </table:table-cell>
          <table:table-cell office:value-type="float" office:value="17.8872" calcext:value-type="float">
            <text:p>17.8872</text:p>
          </table:table-cell>
          <table:table-cell office:value-type="float" office:value="20.0271" calcext:value-type="float">
            <text:p>20.0271</text:p>
          </table:table-cell>
          <table:table-cell office:value-type="float" office:value="-2.13989" calcext:value-type="float">
            <text:p>-2.13989</text:p>
          </table:table-cell>
          <table:table-cell office:value-type="float" office:value="1.69228" calcext:value-type="float">
            <text:p>1.69228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-1.07433" calcext:value-type="float">
            <text:p>-1.07433</text:p>
          </table:table-cell>
          <table:table-cell table:number-columns-repeated="2" office:value-type="string" calcext:value-type="string">
            <text:p>LLLLLIGVLFGILGTLLLILI</text:p>
          </table:table-cell>
          <table:table-cell office:value-type="string" calcext:value-type="string">
            <text:p>L-L--IGV-FGI-GT-----I</text:p>
          </table:table-cell>
          <table:table-cell office:value-type="float" office:value="21" calcext:value-type="float">
            <text:p>21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/data02/gloiseau/Sequence_Design_Project/vdwSequenceDesign/sequenceDesign/12_06_2021/design_3029/LLLLLIGVLFGILGTLLLILI/backboneOptimization/LLLLLIGVLFGILG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21154.404134622" calcext:value-type="float">
            <text:p>121154.404134622</text:p>
          </table:table-cell>
          <table:table-cell office:value-type="float" office:value="12541.0547990527" calcext:value-type="float">
            <text:p>12541.05479905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5.3108" calcext:value-type="float">
            <text:p>-25.3108</text:p>
          </table:table-cell>
          <table:table-cell office:value-type="float" office:value="-380.066" calcext:value-type="float">
            <text:p>-380.066</text:p>
          </table:table-cell>
          <table:table-cell office:value-type="float" office:value="-354.755" calcext:value-type="float">
            <text:p>-354.755</text:p>
          </table:table-cell>
          <table:table-cell office:value-type="float" office:value="-14.1808" calcext:value-type="float">
            <text:p>-14.1808</text:p>
          </table:table-cell>
          <table:table-cell office:value-type="float" office:value="-67.8904" calcext:value-type="float">
            <text:p>-67.8904</text:p>
          </table:table-cell>
          <table:table-cell office:value-type="float" office:value="-0.591408" calcext:value-type="float">
            <text:p>-0.591408</text:p>
          </table:table-cell>
          <table:table-cell office:value-type="float" office:value="-73.481" calcext:value-type="float">
            <text:p>-73.481</text:p>
          </table:table-cell>
          <table:table-cell office:value-type="float" office:value="-9.71602" calcext:value-type="float">
            <text:p>-9.71602</text:p>
          </table:table-cell>
          <table:table-cell office:value-type="float" office:value="-238.694" calcext:value-type="float">
            <text:p>-238.694</text:p>
          </table:table-cell>
          <table:table-cell office:value-type="float" office:value="-3.87333" calcext:value-type="float">
            <text:p>-3.87333</text:p>
          </table:table-cell>
          <table:table-cell table:style-name="Default" office:value-type="float" office:value="0.000188614" calcext:value-type="float">
            <text:p>0.000188614</text:p>
          </table:table-cell>
          <table:table-cell office:value-type="float" office:value="3923.31" calcext:value-type="float">
            <text:p>3923.31</text:p>
          </table:table-cell>
          <table:table-cell office:value-type="float" office:value="0" calcext:value-type="float">
            <text:p>0</text:p>
          </table:table-cell>
          <table:table-cell office:value-type="float" office:value="6.77583" calcext:value-type="float">
            <text:p>6.77583</text:p>
          </table:table-cell>
          <table:table-cell office:value-type="float" office:value="6.97822" calcext:value-type="float">
            <text:p>6.97822</text:p>
          </table:table-cell>
          <table:table-cell office:value-type="float" office:value="-0.202394" calcext:value-type="float">
            <text:p>-0.202394</text:p>
          </table:table-cell>
          <table:table-cell office:value-type="float" office:value="-61.2743" calcext:value-type="float">
            <text:p>-61.2743</text:p>
          </table:table-cell>
          <table:table-cell office:value-type="float" office:value="-51.2394" calcext:value-type="float">
            <text:p>-51.2394</text:p>
          </table:table-cell>
          <table:table-cell office:value-type="float" office:value="-10.0349" calcext:value-type="float">
            <text:p>-10.0349</text:p>
          </table:table-cell>
          <table:table-cell office:value-type="float" office:value="36.1003" calcext:value-type="float">
            <text:p>36.1003</text:p>
          </table:table-cell>
          <table:table-cell office:value-type="float" office:value="42.5973" calcext:value-type="float">
            <text:p>42.5973</text:p>
          </table:table-cell>
          <table:table-cell office:value-type="float" office:value="-6.49704" calcext:value-type="float">
            <text:p>-6.49704</text:p>
          </table:table-cell>
          <table:table-cell office:value-type="float" office:value="1.87454" calcext:value-type="float">
            <text:p>1.87454</text:p>
          </table:table-cell>
          <table:table-cell office:value-type="float" office:value="2.36906" calcext:value-type="float">
            <text:p>2.36906</text:p>
          </table:table-cell>
          <table:table-cell office:value-type="float" office:value="-0.494517" calcext:value-type="float">
            <text:p>-0.494517</text:p>
          </table:table-cell>
          <table:table-cell table:number-columns-repeated="2" office:value-type="string" calcext:value-type="string">
            <text:p>LLLLLISALLGALLFFLLILI</text:p>
          </table:table-cell>
          <table:table-cell office:value-type="string" calcext:value-type="string">
            <text:p>L----ISA-LGA-LFF----I</text:p>
          </table:table-cell>
          <table:table-cell office:value-type="float" office:value="21" calcext:value-type="float">
            <text:p>2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/data02/gloiseau/Sequence_Design_Project/vdwSequenceDesign/sequenceDesign/12_06_2021/design_2730/LLLLLISALLGALLFFLLILI/backboneOptimization/LLLLLISALLGALLF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1118.0374248492" calcext:value-type="float">
            <text:p>51118.0374248492</text:p>
          </table:table-cell>
          <table:table-cell office:value-type="float" office:value="6028.03616855397" calcext:value-type="float">
            <text:p>6028.03616855397</text:p>
          </table:table-cell>
          <table:table-cell office:value-type="float" office:value="-91.9705031507304" calcext:value-type="float">
            <text:p>-91.970503150730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2.1283" calcext:value-type="float">
            <text:p>-12.1283</text:p>
          </table:table-cell>
          <table:table-cell office:value-type="float" office:value="-386.542" calcext:value-type="float">
            <text:p>-386.542</text:p>
          </table:table-cell>
          <table:table-cell office:value-type="float" office:value="-374.414" calcext:value-type="float">
            <text:p>-374.414</text:p>
          </table:table-cell>
          <table:table-cell office:value-type="float" office:value="-1.47025" calcext:value-type="float">
            <text:p>-1.47025</text:p>
          </table:table-cell>
          <table:table-cell office:value-type="float" office:value="-57.9731" calcext:value-type="float">
            <text:p>-57.9731</text:p>
          </table:table-cell>
          <table:table-cell office:value-type="float" office:value="-0.153327" calcext:value-type="float">
            <text:p>-0.153327</text:p>
          </table:table-cell>
          <table:table-cell office:value-type="float" office:value="-82.2772" calcext:value-type="float">
            <text:p>-82.2772</text:p>
          </table:table-cell>
          <table:table-cell office:value-type="float" office:value="-1.61483" calcext:value-type="float">
            <text:p>-1.61483</text:p>
          </table:table-cell>
          <table:table-cell office:value-type="float" office:value="-246.292" calcext:value-type="float">
            <text:p>-246.292</text:p>
          </table:table-cell>
          <table:table-cell office:value-type="float" office:value="0.2981" calcext:value-type="float">
            <text:p>0.2981</text:p>
          </table:table-cell>
          <table:table-cell table:style-name="Default" office:value-type="float" office:value="0.000110803" calcext:value-type="float">
            <text:p>0.000110803</text:p>
          </table:table-cell>
          <table:table-cell office:value-type="float" office:value="4176.81" calcext:value-type="float">
            <text:p>4176.81</text:p>
          </table:table-cell>
          <table:table-cell office:value-type="float" office:value="0" calcext:value-type="float">
            <text:p>0</text:p>
          </table:table-cell>
          <table:table-cell office:value-type="float" office:value="7.79028" calcext:value-type="float">
            <text:p>7.79028</text:p>
          </table:table-cell>
          <table:table-cell office:value-type="float" office:value="7.82489" calcext:value-type="float">
            <text:p>7.82489</text:p>
          </table:table-cell>
          <table:table-cell office:value-type="float" office:value="-0.0346085" calcext:value-type="float">
            <text:p>-0.0346085</text:p>
          </table:table-cell>
          <table:table-cell office:value-type="float" office:value="-65.5824" calcext:value-type="float">
            <text:p>-65.5824</text:p>
          </table:table-cell>
          <table:table-cell office:value-type="float" office:value="-67.9568" calcext:value-type="float">
            <text:p>-67.9568</text:p>
          </table:table-cell>
          <table:table-cell office:value-type="float" office:value="2.37445" calcext:value-type="float">
            <text:p>2.37445</text:p>
          </table:table-cell>
          <table:table-cell office:value-type="float" office:value="32.9738" calcext:value-type="float">
            <text:p>32.9738</text:p>
          </table:table-cell>
          <table:table-cell office:value-type="float" office:value="34.9385" calcext:value-type="float">
            <text:p>34.9385</text:p>
          </table:table-cell>
          <table:table-cell office:value-type="float" office:value="-1.96467" calcext:value-type="float">
            <text:p>-1.96467</text:p>
          </table:table-cell>
          <table:table-cell office:value-type="float" office:value="2.55119" calcext:value-type="float">
            <text:p>2.55119</text:p>
          </table:table-cell>
          <table:table-cell office:value-type="float" office:value="2.55286" calcext:value-type="float">
            <text:p>2.55286</text:p>
          </table:table-cell>
          <table:table-cell office:value-type="float" office:value="-0.00167002" calcext:value-type="float">
            <text:p>-0.00167002</text:p>
          </table:table-cell>
          <table:table-cell table:number-columns-repeated="2" office:value-type="string" calcext:value-type="string">
            <text:p>LLLLLITYLVGFWLSLLLILI</text:p>
          </table:table-cell>
          <table:table-cell office:value-type="string" calcext:value-type="string">
            <text:p>L----ITY-VGFWLS-----I</text:p>
          </table:table-cell>
          <table:table-cell office:value-type="float" office:value="21" calcext:value-type="float">
            <text:p>2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/data02/gloiseau/Sequence_Design_Project/vdwSequenceDesign/sequenceDesign/12_06_2021/design_2068/LLLLLITYLVGFWLSLLLILI/backboneOptimization/LLLLLITYLVGFWLS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2915.434914615" calcext:value-type="float">
            <text:p>102915.434914615</text:p>
          </table:table-cell>
          <table:table-cell office:value-type="float" office:value="16614.3162215952" calcext:value-type="float">
            <text:p>16614.31622159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8.6676" calcext:value-type="float">
            <text:p>-18.6676</text:p>
          </table:table-cell>
          <table:table-cell office:value-type="float" office:value="-411.481" calcext:value-type="float">
            <text:p>-411.481</text:p>
          </table:table-cell>
          <table:table-cell office:value-type="float" office:value="-392.813" calcext:value-type="float">
            <text:p>-392.813</text:p>
          </table:table-cell>
          <table:table-cell office:value-type="float" office:value="-13.1576" calcext:value-type="float">
            <text:p>-13.1576</text:p>
          </table:table-cell>
          <table:table-cell office:value-type="float" office:value="-72.227" calcext:value-type="float">
            <text:p>-72.227</text:p>
          </table:table-cell>
          <table:table-cell office:value-type="float" office:value="-9.68976" calcext:value-type="float">
            <text:p>-9.68976</text:p>
          </table:table-cell>
          <table:table-cell office:value-type="float" office:value="-96.2014" calcext:value-type="float">
            <text:p>-96.2014</text:p>
          </table:table-cell>
          <table:table-cell office:value-type="float" office:value="-0.063549" calcext:value-type="float">
            <text:p>-0.063549</text:p>
          </table:table-cell>
          <table:table-cell office:value-type="float" office:value="-243.052" calcext:value-type="float">
            <text:p>-243.052</text:p>
          </table:table-cell>
          <table:table-cell office:value-type="float" office:value="-3.40422" calcext:value-type="float">
            <text:p>-3.40422</text:p>
          </table:table-cell>
          <table:table-cell table:style-name="Default" office:value-type="float" office:value="0.000146457" calcext:value-type="float">
            <text:p>0.000146457</text:p>
          </table:table-cell>
          <table:table-cell office:value-type="float" office:value="3967.94" calcext:value-type="float">
            <text:p>3967.94</text:p>
          </table:table-cell>
          <table:table-cell office:value-type="float" office:value="0" calcext:value-type="float">
            <text:p>0</text:p>
          </table:table-cell>
          <table:table-cell office:value-type="float" office:value="8.65374" calcext:value-type="float">
            <text:p>8.65374</text:p>
          </table:table-cell>
          <table:table-cell office:value-type="float" office:value="8.65498" calcext:value-type="float">
            <text:p>8.65498</text:p>
          </table:table-cell>
          <table:table-cell office:value-type="float" office:value="-0.00123917" calcext:value-type="float">
            <text:p>-0.00123917</text:p>
          </table:table-cell>
          <table:table-cell office:value-type="float" office:value="-38.8615" calcext:value-type="float">
            <text:p>-38.8615</text:p>
          </table:table-cell>
          <table:table-cell office:value-type="float" office:value="-40.3494" calcext:value-type="float">
            <text:p>-40.3494</text:p>
          </table:table-cell>
          <table:table-cell office:value-type="float" office:value="1.48785" calcext:value-type="float">
            <text:p>1.48785</text:p>
          </table:table-cell>
          <table:table-cell office:value-type="float" office:value="31.0789" calcext:value-type="float">
            <text:p>31.0789</text:p>
          </table:table-cell>
          <table:table-cell office:value-type="float" office:value="25.3599" calcext:value-type="float">
            <text:p>25.3599</text:p>
          </table:table-cell>
          <table:table-cell office:value-type="float" office:value="5.71899" calcext:value-type="float">
            <text:p>5.71899</text:p>
          </table:table-cell>
          <table:table-cell office:value-type="float" office:value="3.83116" calcext:value-type="float">
            <text:p>3.83116</text:p>
          </table:table-cell>
          <table:table-cell office:value-type="float" office:value="4.7025" calcext:value-type="float">
            <text:p>4.7025</text:p>
          </table:table-cell>
          <table:table-cell office:value-type="float" office:value="-0.871345" calcext:value-type="float">
            <text:p>-0.871345</text:p>
          </table:table-cell>
          <table:table-cell table:number-columns-repeated="2" office:value-type="string" calcext:value-type="string">
            <text:p>LLLLLLASLLAFLLTTLLILI</text:p>
          </table:table-cell>
          <table:table-cell office:value-type="string" calcext:value-type="string">
            <text:p>L-LL--AS--AF--TT--I-I</text:p>
          </table:table-cell>
          <table:table-cell office:value-type="float" office:value="21" calcext:value-type="float">
            <text:p>21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/data02/gloiseau/Sequence_Design_Project/vdwSequenceDesign/sequenceDesign/12_06_2021/design_1084/LLLLLLASLLAFLLTTLLILI/backboneOptimization/LLLLLLASLLAF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9768.8534846369" calcext:value-type="float">
            <text:p>49768.8534846369</text:p>
          </table:table-cell>
          <table:table-cell office:value-type="float" office:value="11086.4458747119" calcext:value-type="float">
            <text:p>11086.4458747119</text:p>
          </table:table-cell>
          <table:table-cell office:value-type="float" office:value="-86.6077672118374" calcext:value-type="float">
            <text:p>-86.60776721183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4.9083" calcext:value-type="float">
            <text:p>-24.9083</text:p>
          </table:table-cell>
          <table:table-cell office:value-type="float" office:value="-414.124" calcext:value-type="float">
            <text:p>-414.124</text:p>
          </table:table-cell>
          <table:table-cell office:value-type="float" office:value="-389.216" calcext:value-type="float">
            <text:p>-389.216</text:p>
          </table:table-cell>
          <table:table-cell office:value-type="float" office:value="-2.28231" calcext:value-type="float">
            <text:p>-2.28231</text:p>
          </table:table-cell>
          <table:table-cell office:value-type="float" office:value="-100.361" calcext:value-type="float">
            <text:p>-100.361</text:p>
          </table:table-cell>
          <table:table-cell office:value-type="float" office:value="0.444316" calcext:value-type="float">
            <text:p>0.444316</text:p>
          </table:table-cell>
          <table:table-cell office:value-type="float" office:value="-83.1365" calcext:value-type="float">
            <text:p>-83.1365</text:p>
          </table:table-cell>
          <table:table-cell office:value-type="float" office:value="-1.63338" calcext:value-type="float">
            <text:p>-1.63338</text:p>
          </table:table-cell>
          <table:table-cell office:value-type="float" office:value="-230.627" calcext:value-type="float">
            <text:p>-230.627</text:p>
          </table:table-cell>
          <table:table-cell office:value-type="float" office:value="-1.09415" calcext:value-type="float">
            <text:p>-1.09415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863.4" calcext:value-type="float">
            <text:p>3863.4</text:p>
          </table:table-cell>
          <table:table-cell office:value-type="float" office:value="0" calcext:value-type="float">
            <text:p>0</text:p>
          </table:table-cell>
          <table:table-cell office:value-type="float" office:value="6.96723" calcext:value-type="float">
            <text:p>6.96723</text:p>
          </table:table-cell>
          <table:table-cell office:value-type="float" office:value="6.87316" calcext:value-type="float">
            <text:p>6.87316</text:p>
          </table:table-cell>
          <table:table-cell office:value-type="float" office:value="0.0940719" calcext:value-type="float">
            <text:p>0.0940719</text:p>
          </table:table-cell>
          <table:table-cell office:value-type="float" office:value="-44.0364" calcext:value-type="float">
            <text:p>-44.0364</text:p>
          </table:table-cell>
          <table:table-cell office:value-type="float" office:value="-42.9583" calcext:value-type="float">
            <text:p>-42.9583</text:p>
          </table:table-cell>
          <table:table-cell office:value-type="float" office:value="-1.07808" calcext:value-type="float">
            <text:p>-1.07808</text:p>
          </table:table-cell>
          <table:table-cell office:value-type="float" office:value="36.2106" calcext:value-type="float">
            <text:p>36.2106</text:p>
          </table:table-cell>
          <table:table-cell office:value-type="float" office:value="33.6212" calcext:value-type="float">
            <text:p>33.6212</text:p>
          </table:table-cell>
          <table:table-cell office:value-type="float" office:value="2.58942" calcext:value-type="float">
            <text:p>2.58942</text:p>
          </table:table-cell>
          <table:table-cell office:value-type="float" office:value="3.06672" calcext:value-type="float">
            <text:p>3.06672</text:p>
          </table:table-cell>
          <table:table-cell office:value-type="float" office:value="3.21916" calcext:value-type="float">
            <text:p>3.21916</text:p>
          </table:table-cell>
          <table:table-cell office:value-type="float" office:value="-0.152444" calcext:value-type="float">
            <text:p>-0.152444</text:p>
          </table:table-cell>
          <table:table-cell table:number-columns-repeated="2" office:value-type="string" calcext:value-type="string">
            <text:p>LLLLLLASLLGALLTVLLILI</text:p>
          </table:table-cell>
          <table:table-cell office:value-type="string" calcext:value-type="string">
            <text:p>L-LL--AS--GA--TV--I-I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ata02/gloiseau/Sequence_Design_Project/vdwSequenceDesign/sequenceDesign/12_06_2021/design_999/LLLLLLASLLGALLTVLLILI/backboneOptimization/LLLLLLASLLGALL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7980.9079726745" calcext:value-type="float">
            <text:p>67980.9079726745</text:p>
          </table:table-cell>
          <table:table-cell office:value-type="float" office:value="7690.29913406301" calcext:value-type="float">
            <text:p>7690.29913406301</text:p>
          </table:table-cell>
          <table:table-cell office:value-type="float" office:value="-97.6194600625656" calcext:value-type="float">
            <text:p>-97.61946006256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30.4657" calcext:value-type="float">
            <text:p>-30.4657</text:p>
          </table:table-cell>
          <table:table-cell office:value-type="float" office:value="-414.163" calcext:value-type="float">
            <text:p>-414.163</text:p>
          </table:table-cell>
          <table:table-cell office:value-type="float" office:value="-383.697" calcext:value-type="float">
            <text:p>-383.697</text:p>
          </table:table-cell>
          <table:table-cell office:value-type="float" office:value="-10.1697" calcext:value-type="float">
            <text:p>-10.1697</text:p>
          </table:table-cell>
          <table:table-cell office:value-type="float" office:value="-93.749" calcext:value-type="float">
            <text:p>-93.749</text:p>
          </table:table-cell>
          <table:table-cell office:value-type="float" office:value="-2.07705" calcext:value-type="float">
            <text:p>-2.07705</text:p>
          </table:table-cell>
          <table:table-cell office:value-type="float" office:value="-86.1507" calcext:value-type="float">
            <text:p>-86.1507</text:p>
          </table:table-cell>
          <table:table-cell office:value-type="float" office:value="-4.06846" calcext:value-type="float">
            <text:p>-4.06846</text:p>
          </table:table-cell>
          <table:table-cell office:value-type="float" office:value="-234.263" calcext:value-type="float">
            <text:p>-234.263</text:p>
          </table:table-cell>
          <table:table-cell office:value-type="float" office:value="-4.0241" calcext:value-type="float">
            <text:p>-4.0241</text:p>
          </table:table-cell>
          <table:table-cell table:style-name="Default" office:value-type="float" office:value="0.000132178" calcext:value-type="float">
            <text:p>0.000132178</text:p>
          </table:table-cell>
          <table:table-cell office:value-type="float" office:value="3854.45" calcext:value-type="float">
            <text:p>3854.45</text:p>
          </table:table-cell>
          <table:table-cell office:value-type="float" office:value="0" calcext:value-type="float">
            <text:p>0</text:p>
          </table:table-cell>
          <table:table-cell office:value-type="float" office:value="6.50248" calcext:value-type="float">
            <text:p>6.50248</text:p>
          </table:table-cell>
          <table:table-cell office:value-type="float" office:value="6.48587" calcext:value-type="float">
            <text:p>6.48587</text:p>
          </table:table-cell>
          <table:table-cell office:value-type="float" office:value="0.0166091" calcext:value-type="float">
            <text:p>0.0166091</text:p>
          </table:table-cell>
          <table:table-cell office:value-type="float" office:value="-49.8824" calcext:value-type="float">
            <text:p>-49.8824</text:p>
          </table:table-cell>
          <table:table-cell office:value-type="float" office:value="-52.2677" calcext:value-type="float">
            <text:p>-52.2677</text:p>
          </table:table-cell>
          <table:table-cell office:value-type="float" office:value="2.38533" calcext:value-type="float">
            <text:p>2.38533</text:p>
          </table:table-cell>
          <table:table-cell office:value-type="float" office:value="40.854" calcext:value-type="float">
            <text:p>40.854</text:p>
          </table:table-cell>
          <table:table-cell office:value-type="float" office:value="39.2257" calcext:value-type="float">
            <text:p>39.2257</text:p>
          </table:table-cell>
          <table:table-cell office:value-type="float" office:value="1.62834" calcext:value-type="float">
            <text:p>1.62834</text:p>
          </table:table-cell>
          <table:table-cell office:value-type="float" office:value="0.779247" calcext:value-type="float">
            <text:p>0.779247</text:p>
          </table:table-cell>
          <table:table-cell office:value-type="float" office:value="1.61336" calcext:value-type="float">
            <text:p>1.61336</text:p>
          </table:table-cell>
          <table:table-cell office:value-type="float" office:value="-0.834116" calcext:value-type="float">
            <text:p>-0.834116</text:p>
          </table:table-cell>
          <table:table-cell table:number-columns-repeated="2" office:value-type="string" calcext:value-type="string">
            <text:p>LLLLLLATLVGALVSLLLILI</text:p>
          </table:table-cell>
          <table:table-cell office:value-type="string" calcext:value-type="string">
            <text:p>L--L--AT-VGA-VSL--I--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data02/gloiseau/Sequence_Design_Project/vdwSequenceDesign/sequenceDesign/12_06_2021/design_1869/LLLLLLATLVGALVSLLLILI/backboneOptimization/LLLLLLATLVGALV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9874.2174563834" calcext:value-type="float">
            <text:p>69874.2174563834</text:p>
          </table:table-cell>
          <table:table-cell office:value-type="float" office:value="8800.46533562333" calcext:value-type="float">
            <text:p>8800.4653356233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8.1782" calcext:value-type="float">
            <text:p>-18.1782</text:p>
          </table:table-cell>
          <table:table-cell office:value-type="float" office:value="-382.079" calcext:value-type="float">
            <text:p>-382.079</text:p>
          </table:table-cell>
          <table:table-cell office:value-type="float" office:value="-363.901" calcext:value-type="float">
            <text:p>-363.901</text:p>
          </table:table-cell>
          <table:table-cell office:value-type="float" office:value="-9.03024" calcext:value-type="float">
            <text:p>-9.03024</text:p>
          </table:table-cell>
          <table:table-cell office:value-type="float" office:value="-82.882" calcext:value-type="float">
            <text:p>-82.882</text:p>
          </table:table-cell>
          <table:table-cell office:value-type="float" office:value="-4.6003" calcext:value-type="float">
            <text:p>-4.6003</text:p>
          </table:table-cell>
          <table:table-cell office:value-type="float" office:value="-63.6358" calcext:value-type="float">
            <text:p>-63.6358</text:p>
          </table:table-cell>
          <table:table-cell office:value-type="float" office:value="-0.711488" calcext:value-type="float">
            <text:p>-0.711488</text:p>
          </table:table-cell>
          <table:table-cell office:value-type="float" office:value="-235.561" calcext:value-type="float">
            <text:p>-235.561</text:p>
          </table:table-cell>
          <table:table-cell office:value-type="float" office:value="-3.71845" calcext:value-type="float">
            <text:p>-3.71845</text:p>
          </table:table-cell>
          <table:table-cell table:style-name="Default" office:value-type="float" office:value="0.000355752" calcext:value-type="float">
            <text:p>0.000355752</text:p>
          </table:table-cell>
          <table:table-cell office:value-type="float" office:value="3953.35" calcext:value-type="float">
            <text:p>3953.35</text:p>
          </table:table-cell>
          <table:table-cell office:value-type="float" office:value="0" calcext:value-type="float">
            <text:p>0</text:p>
          </table:table-cell>
          <table:table-cell office:value-type="float" office:value="7.05657" calcext:value-type="float">
            <text:p>7.05657</text:p>
          </table:table-cell>
          <table:table-cell office:value-type="float" office:value="7.31069" calcext:value-type="float">
            <text:p>7.31069</text:p>
          </table:table-cell>
          <table:table-cell office:value-type="float" office:value="-0.254119" calcext:value-type="float">
            <text:p>-0.254119</text:p>
          </table:table-cell>
          <table:table-cell office:value-type="float" office:value="-66.5299" calcext:value-type="float">
            <text:p>-66.5299</text:p>
          </table:table-cell>
          <table:table-cell office:value-type="float" office:value="-59.4434" calcext:value-type="float">
            <text:p>-59.4434</text:p>
          </table:table-cell>
          <table:table-cell office:value-type="float" office:value="-7.08647" calcext:value-type="float">
            <text:p>-7.08647</text:p>
          </table:table-cell>
          <table:table-cell office:value-type="float" office:value="32.5642" calcext:value-type="float">
            <text:p>32.5642</text:p>
          </table:table-cell>
          <table:table-cell office:value-type="float" office:value="37.4174" calcext:value-type="float">
            <text:p>37.4174</text:p>
          </table:table-cell>
          <table:table-cell office:value-type="float" office:value="-4.85317" calcext:value-type="float">
            <text:p>-4.85317</text:p>
          </table:table-cell>
          <table:table-cell office:value-type="float" office:value="0.552904" calcext:value-type="float">
            <text:p>0.552904</text:p>
          </table:table-cell>
          <table:table-cell office:value-type="float" office:value="1.21687" calcext:value-type="float">
            <text:p>1.21687</text:p>
          </table:table-cell>
          <table:table-cell office:value-type="float" office:value="-0.663967" calcext:value-type="float">
            <text:p>-0.663967</text:p>
          </table:table-cell>
          <table:table-cell table:number-columns-repeated="2" office:value-type="string" calcext:value-type="string">
            <text:p>LLLLLLFALIGALVTLLLILI</text:p>
          </table:table-cell>
          <table:table-cell office:value-type="string" calcext:value-type="string">
            <text:p>L-----FA-IGA-VTL--I-I</text:p>
          </table:table-cell>
          <table:table-cell office:value-type="float" office:value="21" calcext:value-type="float">
            <text:p>21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02/gloiseau/Sequence_Design_Project/vdwSequenceDesign/sequenceDesign/12_06_2021/design_1027/LLLLLLFALIGALVTLLLILI/backboneOptimization/LLLLLLFALIGA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0337.1619779786" calcext:value-type="float">
            <text:p>70337.1619779786</text:p>
          </table:table-cell>
          <table:table-cell office:value-type="float" office:value="17870.9497336808" calcext:value-type="float">
            <text:p>17870.949733680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5.3081" calcext:value-type="float">
            <text:p>-35.3081</text:p>
          </table:table-cell>
          <table:table-cell office:value-type="float" office:value="-399.18" calcext:value-type="float">
            <text:p>-399.18</text:p>
          </table:table-cell>
          <table:table-cell office:value-type="float" office:value="-363.872" calcext:value-type="float">
            <text:p>-363.872</text:p>
          </table:table-cell>
          <table:table-cell office:value-type="float" office:value="-8.31608" calcext:value-type="float">
            <text:p>-8.31608</text:p>
          </table:table-cell>
          <table:table-cell office:value-type="float" office:value="-92.2511" calcext:value-type="float">
            <text:p>-92.2511</text:p>
          </table:table-cell>
          <table:table-cell office:value-type="float" office:value="-3.13769" calcext:value-type="float">
            <text:p>-3.13769</text:p>
          </table:table-cell>
          <table:table-cell office:value-type="float" office:value="-68.6633" calcext:value-type="float">
            <text:p>-68.6633</text:p>
          </table:table-cell>
          <table:table-cell office:value-type="float" office:value="-2.07441" calcext:value-type="float">
            <text:p>-2.07441</text:p>
          </table:table-cell>
          <table:table-cell office:value-type="float" office:value="-238.266" calcext:value-type="float">
            <text:p>-238.266</text:p>
          </table:table-cell>
          <table:table-cell office:value-type="float" office:value="-3.10368" calcext:value-type="float">
            <text:p>-3.10368</text:p>
          </table:table-cell>
          <table:table-cell table:style-name="Default" office:value-type="float" office:value="0.000167105" calcext:value-type="float">
            <text:p>0.000167105</text:p>
          </table:table-cell>
          <table:table-cell office:value-type="float" office:value="3832.39" calcext:value-type="float">
            <text:p>3832.39</text:p>
          </table:table-cell>
          <table:table-cell office:value-type="float" office:value="0" calcext:value-type="float">
            <text:p>0</text:p>
          </table:table-cell>
          <table:table-cell office:value-type="float" office:value="6.80647" calcext:value-type="float">
            <text:p>6.80647</text:p>
          </table:table-cell>
          <table:table-cell office:value-type="float" office:value="6.53676" calcext:value-type="float">
            <text:p>6.53676</text:p>
          </table:table-cell>
          <table:table-cell office:value-type="float" office:value="0.269713" calcext:value-type="float">
            <text:p>0.269713</text:p>
          </table:table-cell>
          <table:table-cell office:value-type="float" office:value="-55.5288" calcext:value-type="float">
            <text:p>-55.5288</text:p>
          </table:table-cell>
          <table:table-cell office:value-type="float" office:value="-52.6586" calcext:value-type="float">
            <text:p>-52.6586</text:p>
          </table:table-cell>
          <table:table-cell office:value-type="float" office:value="-2.87017" calcext:value-type="float">
            <text:p>-2.87017</text:p>
          </table:table-cell>
          <table:table-cell office:value-type="float" office:value="21.5808" calcext:value-type="float">
            <text:p>21.5808</text:p>
          </table:table-cell>
          <table:table-cell office:value-type="float" office:value="21.2807" calcext:value-type="float">
            <text:p>21.2807</text:p>
          </table:table-cell>
          <table:table-cell office:value-type="float" office:value="0.300137" calcext:value-type="float">
            <text:p>0.300137</text:p>
          </table:table-cell>
          <table:table-cell office:value-type="float" office:value="2.61442" calcext:value-type="float">
            <text:p>2.61442</text:p>
          </table:table-cell>
          <table:table-cell office:value-type="float" office:value="3.17368" calcext:value-type="float">
            <text:p>3.17368</text:p>
          </table:table-cell>
          <table:table-cell office:value-type="float" office:value="-0.559261" calcext:value-type="float">
            <text:p>-0.559261</text:p>
          </table:table-cell>
          <table:table-cell table:number-columns-repeated="2" office:value-type="string" calcext:value-type="string">
            <text:p>LLLLLLGILAGFLLTLLLILI</text:p>
          </table:table-cell>
          <table:table-cell office:value-type="string" calcext:value-type="string">
            <text:p>L-LL--GI-AGF-LT-----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ata02/gloiseau/Sequence_Design_Project/vdwSequenceDesign/sequenceDesign/12_06_2021/design_1332/LLLLLLGILAGFLLTLLLILI/backboneOptimization/LLLLLLGILAGF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8150.83680683" calcext:value-type="float">
            <text:p>108150.83680683</text:p>
          </table:table-cell>
          <table:table-cell office:value-type="float" office:value="20268.1644069857" calcext:value-type="float">
            <text:p>20268.16440698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9.4974" calcext:value-type="float">
            <text:p>-39.4974</text:p>
          </table:table-cell>
          <table:table-cell office:value-type="float" office:value="-412.03" calcext:value-type="float">
            <text:p>-412.03</text:p>
          </table:table-cell>
          <table:table-cell office:value-type="float" office:value="-372.533" calcext:value-type="float">
            <text:p>-372.533</text:p>
          </table:table-cell>
          <table:table-cell office:value-type="float" office:value="-26.9254" calcext:value-type="float">
            <text:p>-26.9254</text:p>
          </table:table-cell>
          <table:table-cell office:value-type="float" office:value="-86.295" calcext:value-type="float">
            <text:p>-86.295</text:p>
          </table:table-cell>
          <table:table-cell office:value-type="float" office:value="-7.311" calcext:value-type="float">
            <text:p>-7.311</text:p>
          </table:table-cell>
          <table:table-cell office:value-type="float" office:value="-90.4184" calcext:value-type="float">
            <text:p>-90.4184</text:p>
          </table:table-cell>
          <table:table-cell office:value-type="float" office:value="-12.7173" calcext:value-type="float">
            <text:p>-12.7173</text:p>
          </table:table-cell>
          <table:table-cell office:value-type="float" office:value="-235.317" calcext:value-type="float">
            <text:p>-235.317</text:p>
          </table:table-cell>
          <table:table-cell office:value-type="float" office:value="-6.89691" calcext:value-type="float">
            <text:p>-6.89691</text:p>
          </table:table-cell>
          <table:table-cell table:style-name="Default" office:value-type="float" office:value="0.000110438" calcext:value-type="float">
            <text:p>0.000110438</text:p>
          </table:table-cell>
          <table:table-cell office:value-type="float" office:value="3821.2" calcext:value-type="float">
            <text:p>3821.2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35232" calcext:value-type="float">
            <text:p>6.35232</text:p>
          </table:table-cell>
          <table:table-cell office:value-type="float" office:value="0.613887" calcext:value-type="float">
            <text:p>0.613887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6541" calcext:value-type="float">
            <text:p>-50.6541</text:p>
          </table:table-cell>
          <table:table-cell office:value-type="float" office:value="-9.89927" calcext:value-type="float">
            <text:p>-9.89927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5.8782" calcext:value-type="float">
            <text:p>15.8782</text:p>
          </table:table-cell>
          <table:table-cell office:value-type="float" office:value="-3.62056" calcext:value-type="float">
            <text:p>-3.62056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6848" calcext:value-type="float">
            <text:p>3.6848</text:p>
          </table:table-cell>
          <table:table-cell office:value-type="float" office:value="-0.989065" calcext:value-type="float">
            <text:p>-0.989065</text:p>
          </table:table-cell>
          <table:table-cell table:number-columns-repeated="2" office:value-type="string" calcext:value-type="string">
            <text:p>LLLLLLGTAIGVLVTLLLILI</text:p>
          </table:table-cell>
          <table:table-cell office:value-type="string" calcext:value-type="string">
            <text:p>L-L---GTA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/data02/gloiseau/Sequence_Design_Project/vdwSequenceDesign/sequenceDesign/12_06_2021/design_640/LLLLLLGTAIGVLVTLLLILI/backboneOptimization/LLLLLLGTAIGV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25894.474712765" calcext:value-type="float">
            <text:p>125894.474712765</text:p>
          </table:table-cell>
          <table:table-cell office:value-type="float" office:value="24213.4536203947" calcext:value-type="float">
            <text:p>24213.453620394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8.7746" calcext:value-type="float">
            <text:p>-18.7746</text:p>
          </table:table-cell>
          <table:table-cell office:value-type="float" office:value="-402.696" calcext:value-type="float">
            <text:p>-402.696</text:p>
          </table:table-cell>
          <table:table-cell office:value-type="float" office:value="-383.921" calcext:value-type="float">
            <text:p>-383.921</text:p>
          </table:table-cell>
          <table:table-cell office:value-type="float" office:value="-12.0196" calcext:value-type="float">
            <text:p>-12.0196</text:p>
          </table:table-cell>
          <table:table-cell office:value-type="float" office:value="-63.3998" calcext:value-type="float">
            <text:p>-63.3998</text:p>
          </table:table-cell>
          <table:table-cell office:value-type="float" office:value="-8.60035" calcext:value-type="float">
            <text:p>-8.60035</text:p>
          </table:table-cell>
          <table:table-cell office:value-type="float" office:value="-94.6593" calcext:value-type="float">
            <text:p>-94.6593</text:p>
          </table:table-cell>
          <table:table-cell office:value-type="float" office:value="-0.0204986" calcext:value-type="float">
            <text:p>-0.0204986</text:p>
          </table:table-cell>
          <table:table-cell office:value-type="float" office:value="-244.637" calcext:value-type="float">
            <text:p>-244.637</text:p>
          </table:table-cell>
          <table:table-cell office:value-type="float" office:value="-3.39857" calcext:value-type="float">
            <text:p>-3.39857</text:p>
          </table:table-cell>
          <table:table-cell office:value-type="float" office:value="0.000086504" calcext:value-type="float">
            <text:p>8.65E-05</text:p>
          </table:table-cell>
          <table:table-cell office:value-type="float" office:value="4051.5" calcext:value-type="float">
            <text:p>4051.5</text:p>
          </table:table-cell>
          <table:table-cell office:value-type="float" office:value="0" calcext:value-type="float">
            <text:p>0</text:p>
          </table:table-cell>
          <table:table-cell office:value-type="float" office:value="9.13627" calcext:value-type="float">
            <text:p>9.13627</text:p>
          </table:table-cell>
          <table:table-cell office:value-type="float" office:value="8.77082" calcext:value-type="float">
            <text:p>8.77082</text:p>
          </table:table-cell>
          <table:table-cell office:value-type="float" office:value="0.365448" calcext:value-type="float">
            <text:p>0.365448</text:p>
          </table:table-cell>
          <table:table-cell office:value-type="float" office:value="-34.3188" calcext:value-type="float">
            <text:p>-34.3188</text:p>
          </table:table-cell>
          <table:table-cell office:value-type="float" office:value="-42.189" calcext:value-type="float">
            <text:p>-42.189</text:p>
          </table:table-cell>
          <table:table-cell office:value-type="float" office:value="7.87018" calcext:value-type="float">
            <text:p>7.87018</text:p>
          </table:table-cell>
          <table:table-cell office:value-type="float" office:value="39.5134" calcext:value-type="float">
            <text:p>39.5134</text:p>
          </table:table-cell>
          <table:table-cell office:value-type="float" office:value="41.0066" calcext:value-type="float">
            <text:p>41.0066</text:p>
          </table:table-cell>
          <table:table-cell office:value-type="float" office:value="-1.49319" calcext:value-type="float">
            <text:p>-1.49319</text:p>
          </table:table-cell>
          <table:table-cell office:value-type="float" office:value="3.47774" calcext:value-type="float">
            <text:p>3.47774</text:p>
          </table:table-cell>
          <table:table-cell office:value-type="float" office:value="4.27885" calcext:value-type="float">
            <text:p>4.27885</text:p>
          </table:table-cell>
          <table:table-cell office:value-type="float" office:value="-0.801112" calcext:value-type="float">
            <text:p>-0.801112</text:p>
          </table:table-cell>
          <table:table-cell table:number-columns-repeated="2" office:value-type="string" calcext:value-type="string">
            <text:p>LLLLLLGTLLFALLTTLLILI</text:p>
          </table:table-cell>
          <table:table-cell office:value-type="string" calcext:value-type="string">
            <text:p>L--L--GT-LFA--TT--I-I</text:p>
          </table:table-cell>
          <table:table-cell office:value-type="float" office:value="21" calcext:value-type="float">
            <text:p>2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/data02/gloiseau/Sequence_Design_Project/vdwSequenceDesign/sequenceDesign/12_06_2021/design_696/LLLLLLGTLLFALLTTLLILI/backboneOptimization/LLLLLLGTLLFALLTT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5054.7819671694" calcext:value-type="float">
            <text:p>75054.7819671694</text:p>
          </table:table-cell>
          <table:table-cell office:value-type="float" office:value="5633.91848750827" calcext:value-type="float">
            <text:p>5633.9184875082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7.9512" calcext:value-type="float">
            <text:p>-37.9512</text:p>
          </table:table-cell>
          <table:table-cell office:value-type="float" office:value="-420.337" calcext:value-type="float">
            <text:p>-420.337</text:p>
          </table:table-cell>
          <table:table-cell office:value-type="float" office:value="-382.386" calcext:value-type="float">
            <text:p>-382.386</text:p>
          </table:table-cell>
          <table:table-cell office:value-type="float" office:value="-24.2342" calcext:value-type="float">
            <text:p>-24.2342</text:p>
          </table:table-cell>
          <table:table-cell office:value-type="float" office:value="-91.3809" calcext:value-type="float">
            <text:p>-91.3809</text:p>
          </table:table-cell>
          <table:table-cell office:value-type="float" office:value="-5.38765" calcext:value-type="float">
            <text:p>-5.38765</text:p>
          </table:table-cell>
          <table:table-cell office:value-type="float" office:value="-90.1313" calcext:value-type="float">
            <text:p>-90.1313</text:p>
          </table:table-cell>
          <table:table-cell office:value-type="float" office:value="-12.4984" calcext:value-type="float">
            <text:p>-12.4984</text:p>
          </table:table-cell>
          <table:table-cell office:value-type="float" office:value="-238.825" calcext:value-type="float">
            <text:p>-238.825</text:p>
          </table:table-cell>
          <table:table-cell office:value-type="float" office:value="-6.34803" calcext:value-type="float">
            <text:p>-6.34803</text:p>
          </table:table-cell>
          <table:table-cell office:value-type="float" office:value="0.0000652297" calcext:value-type="float">
            <text:p>6.52E-05</text:p>
          </table:table-cell>
          <table:table-cell office:value-type="float" office:value="3771.28" calcext:value-type="float">
            <text:p>3771.28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42929" calcext:value-type="float">
            <text:p>6.42929</text:p>
          </table:table-cell>
          <table:table-cell office:value-type="float" office:value="0.536916" calcext:value-type="float">
            <text:p>0.536916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6973" calcext:value-type="float">
            <text:p>-50.6973</text:p>
          </table:table-cell>
          <table:table-cell office:value-type="float" office:value="-9.85614" calcext:value-type="float">
            <text:p>-9.85614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-5.17483" calcext:value-type="float">
            <text:p>-5.17483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56786" calcext:value-type="float">
            <text:p>3.56786</text:p>
          </table:table-cell>
          <table:table-cell office:value-type="float" office:value="-0.872126" calcext:value-type="float">
            <text:p>-0.872126</text:p>
          </table:table-cell>
          <table:table-cell table:number-columns-repeated="2" office:value-type="string" calcext:value-type="string">
            <text:p>LLLLLLGTVIGLLVTLLLILI</text:p>
          </table:table-cell>
          <table:table-cell office:value-type="string" calcext:value-type="string">
            <text:p>L-L---GTVIGL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/data02/gloiseau/Sequence_Design_Project/vdwSequenceDesign/sequenceDesign/12_06_2021/design_640/LLLLLLGTVIGLLVTLLLILI/backboneOptimization/LLLLLLGTVIGLLV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9201.568298158" calcext:value-type="float">
            <text:p>109201.568298158</text:p>
          </table:table-cell>
          <table:table-cell office:value-type="float" office:value="29328.091573763" calcext:value-type="float">
            <text:p>29328.09157376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40.3248" calcext:value-type="float">
            <text:p>-40.3248</text:p>
          </table:table-cell>
          <table:table-cell office:value-type="float" office:value="-410.693" calcext:value-type="float">
            <text:p>-410.693</text:p>
          </table:table-cell>
          <table:table-cell office:value-type="float" office:value="-370.368" calcext:value-type="float">
            <text:p>-370.368</text:p>
          </table:table-cell>
          <table:table-cell office:value-type="float" office:value="-26.9458" calcext:value-type="float">
            <text:p>-26.9458</text:p>
          </table:table-cell>
          <table:table-cell office:value-type="float" office:value="-77.6817" calcext:value-type="float">
            <text:p>-77.6817</text:p>
          </table:table-cell>
          <table:table-cell office:value-type="float" office:value="-6.98073" calcext:value-type="float">
            <text:p>-6.98073</text:p>
          </table:table-cell>
          <table:table-cell office:value-type="float" office:value="-90.6551" calcext:value-type="float">
            <text:p>-90.6551</text:p>
          </table:table-cell>
          <table:table-cell office:value-type="float" office:value="-12.954" calcext:value-type="float">
            <text:p>-12.954</text:p>
          </table:table-cell>
          <table:table-cell office:value-type="float" office:value="-242.356" calcext:value-type="float">
            <text:p>-242.356</text:p>
          </table:table-cell>
          <table:table-cell office:value-type="float" office:value="-7.01095" calcext:value-type="float">
            <text:p>-7.01095</text:p>
          </table:table-cell>
          <table:table-cell office:value-type="float" office:value="0.0000368128" calcext:value-type="float">
            <text:p>3.68E-05</text:p>
          </table:table-cell>
          <table:table-cell office:value-type="float" office:value="3845.92" calcext:value-type="float">
            <text:p>3845.92</text:p>
          </table:table-cell>
          <table:table-cell office:value-type="float" office:value="0" calcext:value-type="float">
            <text:p>0</text:p>
          </table:table-cell>
          <table:table-cell office:value-type="float" office:value="6.96621" calcext:value-type="float">
            <text:p>6.96621</text:p>
          </table:table-cell>
          <table:table-cell office:value-type="float" office:value="6.36419" calcext:value-type="float">
            <text:p>6.36419</text:p>
          </table:table-cell>
          <table:table-cell office:value-type="float" office:value="0.602024" calcext:value-type="float">
            <text:p>0.602024</text:p>
          </table:table-cell>
          <table:table-cell office:value-type="float" office:value="-60.5534" calcext:value-type="float">
            <text:p>-60.5534</text:p>
          </table:table-cell>
          <table:table-cell office:value-type="float" office:value="-50.4597" calcext:value-type="float">
            <text:p>-50.4597</text:p>
          </table:table-cell>
          <table:table-cell office:value-type="float" office:value="-10.0937" calcext:value-type="float">
            <text:p>-10.0937</text:p>
          </table:table-cell>
          <table:table-cell office:value-type="float" office:value="12.2576" calcext:value-type="float">
            <text:p>12.2576</text:p>
          </table:table-cell>
          <table:table-cell office:value-type="float" office:value="16.428" calcext:value-type="float">
            <text:p>16.428</text:p>
          </table:table-cell>
          <table:table-cell office:value-type="float" office:value="-4.17038" calcext:value-type="float">
            <text:p>-4.17038</text:p>
          </table:table-cell>
          <table:table-cell office:value-type="float" office:value="2.69573" calcext:value-type="float">
            <text:p>2.69573</text:p>
          </table:table-cell>
          <table:table-cell office:value-type="float" office:value="3.70806" calcext:value-type="float">
            <text:p>3.70806</text:p>
          </table:table-cell>
          <table:table-cell office:value-type="float" office:value="-1.01233" calcext:value-type="float">
            <text:p>-1.01233</text:p>
          </table:table-cell>
          <table:table-cell table:number-columns-repeated="2" office:value-type="string" calcext:value-type="string">
            <text:p>LLLLLLGTYIGVLVTLLLILI</text:p>
          </table:table-cell>
          <table:table-cell office:value-type="string" calcext:value-type="string">
            <text:p>L-L---GTYIGV-VT-----I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02/gloiseau/Sequence_Design_Project/vdwSequenceDesign/sequenceDesign/12_06_2021/design_640/LLLLLLGTYIGVLVTLLLILI/backboneOptimization/LLLLLLGTYIGV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5922.312679635" calcext:value-type="float">
            <text:p>115922.312679635</text:p>
          </table:table-cell>
          <table:table-cell office:value-type="float" office:value="11671.0998954061" calcext:value-type="float">
            <text:p>11671.099895406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8.307" calcext:value-type="float">
            <text:p>-38.307</text:p>
          </table:table-cell>
          <table:table-cell office:value-type="float" office:value="-408.68" calcext:value-type="float">
            <text:p>-408.68</text:p>
          </table:table-cell>
          <table:table-cell office:value-type="float" office:value="-370.373" calcext:value-type="float">
            <text:p>-370.373</text:p>
          </table:table-cell>
          <table:table-cell office:value-type="float" office:value="-21.854" calcext:value-type="float">
            <text:p>-21.854</text:p>
          </table:table-cell>
          <table:table-cell office:value-type="float" office:value="-97.7458" calcext:value-type="float">
            <text:p>-97.7458</text:p>
          </table:table-cell>
          <table:table-cell office:value-type="float" office:value="-6.90522" calcext:value-type="float">
            <text:p>-6.90522</text:p>
          </table:table-cell>
          <table:table-cell office:value-type="float" office:value="-76.3363" calcext:value-type="float">
            <text:p>-76.3363</text:p>
          </table:table-cell>
          <table:table-cell office:value-type="float" office:value="-11.6205" calcext:value-type="float">
            <text:p>-11.6205</text:p>
          </table:table-cell>
          <table:table-cell office:value-type="float" office:value="-234.598" calcext:value-type="float">
            <text:p>-234.598</text:p>
          </table:table-cell>
          <table:table-cell office:value-type="float" office:value="-3.32895" calcext:value-type="float">
            <text:p>-3.32895</text:p>
          </table:table-cell>
          <table:table-cell table:style-name="Default" office:value-type="float" office:value="0.000167105" calcext:value-type="float">
            <text:p>0.000167105</text:p>
          </table:table-cell>
          <table:table-cell office:value-type="float" office:value="3815.3" calcext:value-type="float">
            <text:p>3815.3</text:p>
          </table:table-cell>
          <table:table-cell office:value-type="float" office:value="0" calcext:value-type="float">
            <text:p>0</text:p>
          </table:table-cell>
          <table:table-cell office:value-type="float" office:value="6.9148" calcext:value-type="float">
            <text:p>6.9148</text:p>
          </table:table-cell>
          <table:table-cell office:value-type="float" office:value="6.55858" calcext:value-type="float">
            <text:p>6.55858</text:p>
          </table:table-cell>
          <table:table-cell office:value-type="float" office:value="0.356216" calcext:value-type="float">
            <text:p>0.356216</text:p>
          </table:table-cell>
          <table:table-cell office:value-type="float" office:value="-54.4022" calcext:value-type="float">
            <text:p>-54.4022</text:p>
          </table:table-cell>
          <table:table-cell office:value-type="float" office:value="-49.3007" calcext:value-type="float">
            <text:p>-49.3007</text:p>
          </table:table-cell>
          <table:table-cell office:value-type="float" office:value="-5.10155" calcext:value-type="float">
            <text:p>-5.10155</text:p>
          </table:table-cell>
          <table:table-cell office:value-type="float" office:value="23.5199" calcext:value-type="float">
            <text:p>23.5199</text:p>
          </table:table-cell>
          <table:table-cell office:value-type="float" office:value="17.3039" calcext:value-type="float">
            <text:p>17.3039</text:p>
          </table:table-cell>
          <table:table-cell office:value-type="float" office:value="6.21596" calcext:value-type="float">
            <text:p>6.21596</text:p>
          </table:table-cell>
          <table:table-cell office:value-type="float" office:value="3.4243" calcext:value-type="float">
            <text:p>3.4243</text:p>
          </table:table-cell>
          <table:table-cell office:value-type="float" office:value="3.88819" calcext:value-type="float">
            <text:p>3.88819</text:p>
          </table:table-cell>
          <table:table-cell office:value-type="float" office:value="-0.463886" calcext:value-type="float">
            <text:p>-0.463886</text:p>
          </table:table-cell>
          <table:table-cell table:number-columns-repeated="2" office:value-type="string" calcext:value-type="string">
            <text:p>LLLLLLGVLIGVLATLLLILI</text:p>
          </table:table-cell>
          <table:table-cell office:value-type="string" calcext:value-type="string">
            <text:p>L-LL--GV-IGV-AT-----I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02/gloiseau/Sequence_Design_Project/vdwSequenceDesign/sequenceDesign/12_06_2021/design_535/LLLLLLGVLIGVLATLLLILI/backboneOptimization/LLLLLLGVLIGVLA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52994.855875463" calcext:value-type="float">
            <text:p>152994.855875463</text:p>
          </table:table-cell>
          <table:table-cell office:value-type="float" office:value="15641.3102570911" calcext:value-type="float">
            <text:p>15641.310257091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7.34582" calcext:value-type="float">
            <text:p>-7.34582</text:p>
          </table:table-cell>
          <table:table-cell office:value-type="float" office:value="-396.668" calcext:value-type="float">
            <text:p>-396.668</text:p>
          </table:table-cell>
          <table:table-cell office:value-type="float" office:value="-389.322" calcext:value-type="float">
            <text:p>-389.322</text:p>
          </table:table-cell>
          <table:table-cell office:value-type="float" office:value="-0.727816" calcext:value-type="float">
            <text:p>-0.727816</text:p>
          </table:table-cell>
          <table:table-cell office:value-type="float" office:value="-80.8413" calcext:value-type="float">
            <text:p>-80.8413</text:p>
          </table:table-cell>
          <table:table-cell office:value-type="float" office:value="-0.965674" calcext:value-type="float">
            <text:p>-0.965674</text:p>
          </table:table-cell>
          <table:table-cell office:value-type="float" office:value="-76.748" calcext:value-type="float">
            <text:p>-76.748</text:p>
          </table:table-cell>
          <table:table-cell office:value-type="float" office:value="0.0376035" calcext:value-type="float">
            <text:p>0.0376035</text:p>
          </table:table-cell>
          <table:table-cell office:value-type="float" office:value="-239.079" calcext:value-type="float">
            <text:p>-239.079</text:p>
          </table:table-cell>
          <table:table-cell office:value-type="float" office:value="0.200454" calcext:value-type="float">
            <text:p>0.200454</text:p>
          </table:table-cell>
          <table:table-cell table:style-name="Default" office:value-type="float" office:value="0.000260919" calcext:value-type="float">
            <text:p>0.000260919</text:p>
          </table:table-cell>
          <table:table-cell office:value-type="float" office:value="4208.79" calcext:value-type="float">
            <text:p>4208.79</text:p>
          </table:table-cell>
          <table:table-cell office:value-type="float" office:value="0" calcext:value-type="float">
            <text:p>0</text:p>
          </table:table-cell>
          <table:table-cell office:value-type="float" office:value="8.98932" calcext:value-type="float">
            <text:p>8.98932</text:p>
          </table:table-cell>
          <table:table-cell office:value-type="float" office:value="9.01699" calcext:value-type="float">
            <text:p>9.01699</text:p>
          </table:table-cell>
          <table:table-cell office:value-type="float" office:value="-0.0276673" calcext:value-type="float">
            <text:p>-0.0276673</text:p>
          </table:table-cell>
          <table:table-cell office:value-type="float" office:value="-62.0316" calcext:value-type="float">
            <text:p>-62.0316</text:p>
          </table:table-cell>
          <table:table-cell office:value-type="float" office:value="-63.0707" calcext:value-type="float">
            <text:p>-63.0707</text:p>
          </table:table-cell>
          <table:table-cell office:value-type="float" office:value="1.03909" calcext:value-type="float">
            <text:p>1.03909</text:p>
          </table:table-cell>
          <table:table-cell office:value-type="float" office:value="31.3929" calcext:value-type="float">
            <text:p>31.3929</text:p>
          </table:table-cell>
          <table:table-cell office:value-type="float" office:value="31.1319" calcext:value-type="float">
            <text:p>31.1319</text:p>
          </table:table-cell>
          <table:table-cell office:value-type="float" office:value="0.260983" calcext:value-type="float">
            <text:p>0.260983</text:p>
          </table:table-cell>
          <table:table-cell office:value-type="float" office:value="2.24734" calcext:value-type="float">
            <text:p>2.24734</text:p>
          </table:table-cell>
          <table:table-cell office:value-type="float" office:value="2.245" calcext:value-type="float">
            <text:p>2.245</text:p>
          </table:table-cell>
          <table:table-cell office:value-type="float" office:value="0.00234229" calcext:value-type="float">
            <text:p>0.00234229</text:p>
          </table:table-cell>
          <table:table-cell table:number-columns-repeated="2" office:value-type="string" calcext:value-type="string">
            <text:p>LLLLLLIGLSTVLLFLLLILI</text:p>
          </table:table-cell>
          <table:table-cell office:value-type="string" calcext:value-type="string">
            <text:p>L----LIGLSTV-LF-----I</text:p>
          </table:table-cell>
          <table:table-cell office:value-type="float" office:value="21" calcext:value-type="float">
            <text:p>2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/data02/gloiseau/Sequence_Design_Project/vdwSequenceDesign/sequenceDesign/12_06_2021/design_1077/LLLLLLIGLSTVLLFLLLILI/backboneOptimization/LLLLLLIGLSTVLLF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1062" calcext:value-type="float">
            <text:p>7106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.1031" calcext:value-type="float">
            <text:p>-16.1031</text:p>
          </table:table-cell>
          <table:table-cell office:value-type="float" office:value="-393.511" calcext:value-type="float">
            <text:p>-393.511</text:p>
          </table:table-cell>
          <table:table-cell office:value-type="float" office:value="-377.408" calcext:value-type="float">
            <text:p>-377.408</text:p>
          </table:table-cell>
          <table:table-cell office:value-type="float" office:value="-1.34505" calcext:value-type="float">
            <text:p>-1.34505</text:p>
          </table:table-cell>
          <table:table-cell office:value-type="float" office:value="-82.4739" calcext:value-type="float">
            <text:p>-82.4739</text:p>
          </table:table-cell>
          <table:table-cell office:value-type="float" office:value="-1.66931" calcext:value-type="float">
            <text:p>-1.66931</text:p>
          </table:table-cell>
          <table:table-cell office:value-type="float" office:value="-72.333" calcext:value-type="float">
            <text:p>-72.333</text:p>
          </table:table-cell>
          <table:table-cell office:value-type="float" office:value="0.803503" calcext:value-type="float">
            <text:p>0.803503</text:p>
          </table:table-cell>
          <table:table-cell office:value-type="float" office:value="-238.704" calcext:value-type="float">
            <text:p>-238.704</text:p>
          </table:table-cell>
          <table:table-cell office:value-type="float" office:value="-0.479141" calcext:value-type="float">
            <text:p>-0.479141</text:p>
          </table:table-cell>
          <table:table-cell office:value-type="float" office:value="0.0000820215" calcext:value-type="float">
            <text:p>8.20E-05</text:p>
          </table:table-cell>
          <table:table-cell office:value-type="float" office:value="3941.48" calcext:value-type="float">
            <text:p>3941.48</text:p>
          </table:table-cell>
          <table:table-cell office:value-type="float" office:value="0" calcext:value-type="float">
            <text:p>0</text:p>
          </table:table-cell>
          <table:table-cell office:value-type="float" office:value="7.25669" calcext:value-type="float">
            <text:p>7.25669</text:p>
          </table:table-cell>
          <table:table-cell office:value-type="float" office:value="7.34412" calcext:value-type="float">
            <text:p>7.34412</text:p>
          </table:table-cell>
          <table:table-cell office:value-type="float" office:value="-0.0874285" calcext:value-type="float">
            <text:p>-0.0874285</text:p>
          </table:table-cell>
          <table:table-cell office:value-type="float" office:value="-54.677" calcext:value-type="float">
            <text:p>-54.677</text:p>
          </table:table-cell>
          <table:table-cell office:value-type="float" office:value="-54.5804" calcext:value-type="float">
            <text:p>-54.5804</text:p>
          </table:table-cell>
          <table:table-cell office:value-type="float" office:value="-0.0966272" calcext:value-type="float">
            <text:p>-0.0966272</text:p>
          </table:table-cell>
          <table:table-cell office:value-type="float" office:value="72.5654" calcext:value-type="float">
            <text:p>72.5654</text:p>
          </table:table-cell>
          <table:table-cell office:value-type="float" office:value="73.2403" calcext:value-type="float">
            <text:p>73.2403</text:p>
          </table:table-cell>
          <table:table-cell office:value-type="float" office:value="-0.674908" calcext:value-type="float">
            <text:p>-0.674908</text:p>
          </table:table-cell>
          <table:table-cell office:value-type="float" office:value="0.972232" calcext:value-type="float">
            <text:p>0.972232</text:p>
          </table:table-cell>
          <table:table-cell office:value-type="float" office:value="1.08096" calcext:value-type="float">
            <text:p>1.08096</text:p>
          </table:table-cell>
          <table:table-cell office:value-type="float" office:value="-0.10873" calcext:value-type="float">
            <text:p>-0.10873</text:p>
          </table:table-cell>
          <table:table-cell table:number-columns-repeated="2" office:value-type="string" calcext:value-type="string">
            <text:p>LLLLLLLGTLTGLLIFLLILI</text:p>
          </table:table-cell>
          <table:table-cell office:value-type="string" calcext:value-type="string">
            <text:p>L--L--LGT-TG--IF--I-I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02/gloiseau/Sequence_Design_Project/vdwSequenceDesign/sequenceDesign/12_06_2021/design_3019/LLLLLLLGTLTGLLIFLLILI/backboneOptimization/LLLLLLLGTLTGLLIF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4328.3801428234" calcext:value-type="float">
            <text:p>54328.3801428234</text:p>
          </table:table-cell>
          <table:table-cell office:value-type="float" office:value="10781.2137995734" calcext:value-type="float">
            <text:p>10781.213799573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20.8099" calcext:value-type="float">
            <text:p>-20.8099</text:p>
          </table:table-cell>
          <table:table-cell office:value-type="float" office:value="-409.233" calcext:value-type="float">
            <text:p>-409.233</text:p>
          </table:table-cell>
          <table:table-cell office:value-type="float" office:value="-388.423" calcext:value-type="float">
            <text:p>-388.423</text:p>
          </table:table-cell>
          <table:table-cell office:value-type="float" office:value="-13.4679" calcext:value-type="float">
            <text:p>-13.4679</text:p>
          </table:table-cell>
          <table:table-cell office:value-type="float" office:value="-91.5731" calcext:value-type="float">
            <text:p>-91.5731</text:p>
          </table:table-cell>
          <table:table-cell office:value-type="float" office:value="-4.85299" calcext:value-type="float">
            <text:p>-4.85299</text:p>
          </table:table-cell>
          <table:table-cell office:value-type="float" office:value="-65.4302" calcext:value-type="float">
            <text:p>-65.4302</text:p>
          </table:table-cell>
          <table:table-cell office:value-type="float" office:value="0.00891765" calcext:value-type="float">
            <text:p>0.00891765</text:p>
          </table:table-cell>
          <table:table-cell office:value-type="float" office:value="-252.23" calcext:value-type="float">
            <text:p>-252.23</text:p>
          </table:table-cell>
          <table:table-cell office:value-type="float" office:value="-8.62367" calcext:value-type="float">
            <text:p>-8.62367</text:p>
          </table:table-cell>
          <table:table-cell office:value-type="float" office:value="0.000050297" calcext:value-type="float">
            <text:p>5.03E-05</text:p>
          </table:table-cell>
          <table:table-cell office:value-type="float" office:value="3867.98" calcext:value-type="float">
            <text:p>3867.98</text:p>
          </table:table-cell>
          <table:table-cell office:value-type="float" office:value="0" calcext:value-type="float">
            <text:p>0</text:p>
          </table:table-cell>
          <table:table-cell office:value-type="float" office:value="9.22038" calcext:value-type="float">
            <text:p>9.22038</text:p>
          </table:table-cell>
          <table:table-cell office:value-type="float" office:value="9.50615" calcext:value-type="float">
            <text:p>9.50615</text:p>
          </table:table-cell>
          <table:table-cell office:value-type="float" office:value="-0.28577" calcext:value-type="float">
            <text:p>-0.28577</text:p>
          </table:table-cell>
          <table:table-cell office:value-type="float" office:value="33.5198" calcext:value-type="float">
            <text:p>33.5198</text:p>
          </table:table-cell>
          <table:table-cell office:value-type="float" office:value="29.659" calcext:value-type="float">
            <text:p>29.659</text:p>
          </table:table-cell>
          <table:table-cell office:value-type="float" office:value="3.86078" calcext:value-type="float">
            <text:p>3.86078</text:p>
          </table:table-cell>
          <table:table-cell office:value-type="float" office:value="82.9831" calcext:value-type="float">
            <text:p>82.9831</text:p>
          </table:table-cell>
          <table:table-cell office:value-type="float" office:value="91.758" calcext:value-type="float">
            <text:p>91.758</text:p>
          </table:table-cell>
          <table:table-cell office:value-type="float" office:value="-8.77494" calcext:value-type="float">
            <text:p>-8.77494</text:p>
          </table:table-cell>
          <table:table-cell office:value-type="float" office:value="1.48243" calcext:value-type="float">
            <text:p>1.48243</text:p>
          </table:table-cell>
          <table:table-cell office:value-type="float" office:value="2.75295" calcext:value-type="float">
            <text:p>2.75295</text:p>
          </table:table-cell>
          <table:table-cell office:value-type="float" office:value="-1.27052" calcext:value-type="float">
            <text:p>-1.27052</text:p>
          </table:table-cell>
          <table:table-cell table:number-columns-repeated="2" office:value-type="string" calcext:value-type="string">
            <text:p>LLLLLLLSLLYFLLALLLILI</text:p>
          </table:table-cell>
          <table:table-cell office:value-type="string" calcext:value-type="string">
            <text:p>LL--L--SL-YF--A--LI-I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02/gloiseau/Sequence_Design_Project/vdwSequenceDesign/sequenceDesign/12_06_2021/design_692/LLLLLLLSLLYFLLALLLILI/backboneOptimization/LLLLLLLSLLYF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27806.6666666667" calcext:value-type="float">
            <text:p>27806.6666666667</text:p>
          </table:table-cell>
          <table:table-cell office:value-type="float" office:value="679.482401047542" calcext:value-type="float">
            <text:p>679.48240104754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23.8708" calcext:value-type="float">
            <text:p>-23.8708</text:p>
          </table:table-cell>
          <table:table-cell office:value-type="float" office:value="-409.4" calcext:value-type="float">
            <text:p>-409.4</text:p>
          </table:table-cell>
          <table:table-cell office:value-type="float" office:value="-385.529" calcext:value-type="float">
            <text:p>-385.529</text:p>
          </table:table-cell>
          <table:table-cell office:value-type="float" office:value="-10.5618" calcext:value-type="float">
            <text:p>-10.5618</text:p>
          </table:table-cell>
          <table:table-cell office:value-type="float" office:value="-77.1688" calcext:value-type="float">
            <text:p>-77.1688</text:p>
          </table:table-cell>
          <table:table-cell office:value-type="float" office:value="-4.18918" calcext:value-type="float">
            <text:p>-4.18918</text:p>
          </table:table-cell>
          <table:table-cell office:value-type="float" office:value="-82.3306" calcext:value-type="float">
            <text:p>-82.3306</text:p>
          </table:table-cell>
          <table:table-cell office:value-type="float" office:value="-0.000315937" calcext:value-type="float">
            <text:p>-0.000315937</text:p>
          </table:table-cell>
          <table:table-cell office:value-type="float" office:value="-249.9" calcext:value-type="float">
            <text:p>-249.9</text:p>
          </table:table-cell>
          <table:table-cell office:value-type="float" office:value="-6.37238" calcext:value-type="float">
            <text:p>-6.37238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069.44" calcext:value-type="float">
            <text:p>4069.44</text:p>
          </table:table-cell>
          <table:table-cell office:value-type="float" office:value="0" calcext:value-type="float">
            <text:p>0</text:p>
          </table:table-cell>
          <table:table-cell office:value-type="float" office:value="9.73639" calcext:value-type="float">
            <text:p>9.73639</text:p>
          </table:table-cell>
          <table:table-cell office:value-type="float" office:value="9.75923" calcext:value-type="float">
            <text:p>9.75923</text:p>
          </table:table-cell>
          <table:table-cell office:value-type="float" office:value="-0.0228363" calcext:value-type="float">
            <text:p>-0.0228363</text:p>
          </table:table-cell>
          <table:table-cell office:value-type="float" office:value="-27.5385" calcext:value-type="float">
            <text:p>-27.5385</text:p>
          </table:table-cell>
          <table:table-cell office:value-type="float" office:value="-28.126" calcext:value-type="float">
            <text:p>-28.126</text:p>
          </table:table-cell>
          <table:table-cell office:value-type="float" office:value="0.587549" calcext:value-type="float">
            <text:p>0.587549</text:p>
          </table:table-cell>
          <table:table-cell office:value-type="float" office:value="32.5324" calcext:value-type="float">
            <text:p>32.5324</text:p>
          </table:table-cell>
          <table:table-cell office:value-type="float" office:value="31.4031" calcext:value-type="float">
            <text:p>31.4031</text:p>
          </table:table-cell>
          <table:table-cell office:value-type="float" office:value="1.12932" calcext:value-type="float">
            <text:p>1.12932</text:p>
          </table:table-cell>
          <table:table-cell office:value-type="float" office:value="2.76573" calcext:value-type="float">
            <text:p>2.76573</text:p>
          </table:table-cell>
          <table:table-cell office:value-type="float" office:value="4.31163" calcext:value-type="float">
            <text:p>4.31163</text:p>
          </table:table-cell>
          <table:table-cell office:value-type="float" office:value="-1.5459" calcext:value-type="float">
            <text:p>-1.5459</text:p>
          </table:table-cell>
          <table:table-cell table:number-columns-repeated="2" office:value-type="string" calcext:value-type="string">
            <text:p>LLLLLLSVLLVFTLALLLILI</text:p>
          </table:table-cell>
          <table:table-cell office:value-type="string" calcext:value-type="string">
            <text:p>L-LL--SV--VFT-A---I-I</text:p>
          </table:table-cell>
          <table:table-cell office:value-type="float" office:value="21" calcext:value-type="float">
            <text:p>2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/data02/gloiseau/Sequence_Design_Project/vdwSequenceDesign/sequenceDesign/12_06_2021/design_2258/LLLLLLSVLLVFTLALLLILI/backboneOptimization/LLLLLLSVLLVFT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753.0026012941" calcext:value-type="float">
            <text:p>50753.0026012941</text:p>
          </table:table-cell>
          <table:table-cell office:value-type="float" office:value="9498.96267193962" calcext:value-type="float">
            <text:p>9498.96267193962</text:p>
          </table:table-cell>
          <table:table-cell office:value-type="float" office:value="-95.4349071162787" calcext:value-type="float">
            <text:p>-95.434907116278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8.4494" calcext:value-type="float">
            <text:p>-18.4494</text:p>
          </table:table-cell>
          <table:table-cell office:value-type="float" office:value="-405.957" calcext:value-type="float">
            <text:p>-405.957</text:p>
          </table:table-cell>
          <table:table-cell office:value-type="float" office:value="-387.508" calcext:value-type="float">
            <text:p>-387.508</text:p>
          </table:table-cell>
          <table:table-cell office:value-type="float" office:value="-8.95143" calcext:value-type="float">
            <text:p>-8.95143</text:p>
          </table:table-cell>
          <table:table-cell office:value-type="float" office:value="-66.248" calcext:value-type="float">
            <text:p>-66.248</text:p>
          </table:table-cell>
          <table:table-cell office:value-type="float" office:value="-4.9103" calcext:value-type="float">
            <text:p>-4.9103</text:p>
          </table:table-cell>
          <table:table-cell office:value-type="float" office:value="-94.609" calcext:value-type="float">
            <text:p>-94.609</text:p>
          </table:table-cell>
          <table:table-cell office:value-type="float" office:value="-0.0199807" calcext:value-type="float">
            <text:p>-0.0199807</text:p>
          </table:table-cell>
          <table:table-cell office:value-type="float" office:value="-245.1" calcext:value-type="float">
            <text:p>-245.1</text:p>
          </table:table-cell>
          <table:table-cell office:value-type="float" office:value="-4.02146" calcext:value-type="float">
            <text:p>-4.02146</text:p>
          </table:table-cell>
          <table:table-cell office:value-type="float" office:value="0.0000722763" calcext:value-type="float">
            <text:p>7.23E-05</text:p>
          </table:table-cell>
          <table:table-cell office:value-type="float" office:value="4000.64" calcext:value-type="float">
            <text:p>4000.64</text:p>
          </table:table-cell>
          <table:table-cell office:value-type="float" office:value="0" calcext:value-type="float">
            <text:p>0</text:p>
          </table:table-cell>
          <table:table-cell office:value-type="float" office:value="8.62734" calcext:value-type="float">
            <text:p>8.62734</text:p>
          </table:table-cell>
          <table:table-cell office:value-type="float" office:value="8.33937" calcext:value-type="float">
            <text:p>8.33937</text:p>
          </table:table-cell>
          <table:table-cell office:value-type="float" office:value="0.28797" calcext:value-type="float">
            <text:p>0.28797</text:p>
          </table:table-cell>
          <table:table-cell office:value-type="float" office:value="-59.0658" calcext:value-type="float">
            <text:p>-59.0658</text:p>
          </table:table-cell>
          <table:table-cell office:value-type="float" office:value="-55.5428" calcext:value-type="float">
            <text:p>-55.5428</text:p>
          </table:table-cell>
          <table:table-cell office:value-type="float" office:value="-3.52303" calcext:value-type="float">
            <text:p>-3.52303</text:p>
          </table:table-cell>
          <table:table-cell office:value-type="float" office:value="32.1583" calcext:value-type="float">
            <text:p>32.1583</text:p>
          </table:table-cell>
          <table:table-cell office:value-type="float" office:value="31.2928" calcext:value-type="float">
            <text:p>31.2928</text:p>
          </table:table-cell>
          <table:table-cell office:value-type="float" office:value="0.865496" calcext:value-type="float">
            <text:p>0.865496</text:p>
          </table:table-cell>
          <table:table-cell office:value-type="float" office:value="0.966035" calcext:value-type="float">
            <text:p>0.966035</text:p>
          </table:table-cell>
          <table:table-cell office:value-type="float" office:value="1.8361" calcext:value-type="float">
            <text:p>1.8361</text:p>
          </table:table-cell>
          <table:table-cell office:value-type="float" office:value="-0.870061" calcext:value-type="float">
            <text:p>-0.870061</text:p>
          </table:table-cell>
          <table:table-cell table:number-columns-repeated="2" office:value-type="string" calcext:value-type="string">
            <text:p>LLLLLLTFLLGTLITVLLILI</text:p>
          </table:table-cell>
          <table:table-cell office:value-type="string" calcext:value-type="string">
            <text:p>L----LTF--GT-ITV--I-I</text:p>
          </table:table-cell>
          <table:table-cell office:value-type="float" office:value="21" calcext:value-type="float">
            <text:p>2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/data02/gloiseau/Sequence_Design_Project/vdwSequenceDesign/sequenceDesign/12_06_2021/design_414/LLLLLLTFLLGTLITVLLILI/backboneOptimization/LLLLLLTFLLGTLI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851.0419625483" calcext:value-type="float">
            <text:p>60851.0419625483</text:p>
          </table:table-cell>
          <table:table-cell office:value-type="float" office:value="11050.0632119014" calcext:value-type="float">
            <text:p>11050.0632119014</text:p>
          </table:table-cell>
          <table:table-cell office:value-type="float" office:value="-88.522267704935" calcext:value-type="float">
            <text:p>-88.522267704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3.3466" calcext:value-type="float">
            <text:p>-13.3466</text:p>
          </table:table-cell>
          <table:table-cell office:value-type="float" office:value="-425.001" calcext:value-type="float">
            <text:p>-425.001</text:p>
          </table:table-cell>
          <table:table-cell office:value-type="float" office:value="-411.654" calcext:value-type="float">
            <text:p>-411.654</text:p>
          </table:table-cell>
          <table:table-cell office:value-type="float" office:value="-7.46756" calcext:value-type="float">
            <text:p>-7.46756</text:p>
          </table:table-cell>
          <table:table-cell office:value-type="float" office:value="-80.6271" calcext:value-type="float">
            <text:p>-80.6271</text:p>
          </table:table-cell>
          <table:table-cell office:value-type="float" office:value="-1.7485" calcext:value-type="float">
            <text:p>-1.7485</text:p>
          </table:table-cell>
          <table:table-cell office:value-type="float" office:value="-96.2204" calcext:value-type="float">
            <text:p>-96.2204</text:p>
          </table:table-cell>
          <table:table-cell office:value-type="float" office:value="-0.000269549" calcext:value-type="float">
            <text:p>-0.000269549</text:p>
          </table:table-cell>
          <table:table-cell office:value-type="float" office:value="-248.153" calcext:value-type="float">
            <text:p>-248.153</text:p>
          </table:table-cell>
          <table:table-cell office:value-type="float" office:value="-5.71909" calcext:value-type="float">
            <text:p>-5.71909</text:p>
          </table:table-cell>
          <table:table-cell office:value-type="float" office:value="0.0000605881" calcext:value-type="float">
            <text:p>6.06E-05</text:p>
          </table:table-cell>
          <table:table-cell office:value-type="float" office:value="4074.45" calcext:value-type="float">
            <text:p>4074.45</text:p>
          </table:table-cell>
          <table:table-cell office:value-type="float" office:value="0" calcext:value-type="float">
            <text:p>0</text:p>
          </table:table-cell>
          <table:table-cell office:value-type="float" office:value="9.73751" calcext:value-type="float">
            <text:p>9.73751</text:p>
          </table:table-cell>
          <table:table-cell office:value-type="float" office:value="9.71088" calcext:value-type="float">
            <text:p>9.71088</text:p>
          </table:table-cell>
          <table:table-cell office:value-type="float" office:value="0.0266317" calcext:value-type="float">
            <text:p>0.0266317</text:p>
          </table:table-cell>
          <table:table-cell office:value-type="float" office:value="-44.2772" calcext:value-type="float">
            <text:p>-44.2772</text:p>
          </table:table-cell>
          <table:table-cell office:value-type="float" office:value="-41.7452" calcext:value-type="float">
            <text:p>-41.7452</text:p>
          </table:table-cell>
          <table:table-cell office:value-type="float" office:value="-2.532" calcext:value-type="float">
            <text:p>-2.532</text:p>
          </table:table-cell>
          <table:table-cell office:value-type="float" office:value="49.3379" calcext:value-type="float">
            <text:p>49.3379</text:p>
          </table:table-cell>
          <table:table-cell office:value-type="float" office:value="46.8483" calcext:value-type="float">
            <text:p>46.8483</text:p>
          </table:table-cell>
          <table:table-cell office:value-type="float" office:value="2.48957" calcext:value-type="float">
            <text:p>2.48957</text:p>
          </table:table-cell>
          <table:table-cell office:value-type="float" office:value="1.96336" calcext:value-type="float">
            <text:p>1.96336</text:p>
          </table:table-cell>
          <table:table-cell office:value-type="float" office:value="3.19292" calcext:value-type="float">
            <text:p>3.19292</text:p>
          </table:table-cell>
          <table:table-cell office:value-type="float" office:value="-1.22956" calcext:value-type="float">
            <text:p>-1.22956</text:p>
          </table:table-cell>
          <table:table-cell table:number-columns-repeated="2" office:value-type="string" calcext:value-type="string">
            <text:p>LLLLLLTGLLLSILTILLILI</text:p>
          </table:table-cell>
          <table:table-cell office:value-type="string" calcext:value-type="string">
            <text:p>L--L--TG--LSI-TI--I-I</text:p>
          </table:table-cell>
          <table:table-cell office:value-type="float" office:value="21" calcext:value-type="float">
            <text:p>2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/data02/gloiseau/Sequence_Design_Project/vdwSequenceDesign/sequenceDesign/12_06_2021/design_2126/LLLLLLTGLLLSILTILLILI/backboneOptimization/LLLLLLTGLLLSILT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3372.1188207739" calcext:value-type="float">
            <text:p>53372.1188207739</text:p>
          </table:table-cell>
          <table:table-cell office:value-type="float" office:value="1289.72959001843" calcext:value-type="float">
            <text:p>1289.72959001843</text:p>
          </table:table-cell>
          <table:table-cell office:value-type="float" office:value="550.268126919627" calcext:value-type="float">
            <text:p>550.26812691962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.4738" calcext:value-type="float">
            <text:p>-16.4738</text:p>
          </table:table-cell>
          <table:table-cell office:value-type="float" office:value="-395.454" calcext:value-type="float">
            <text:p>-395.454</text:p>
          </table:table-cell>
          <table:table-cell office:value-type="float" office:value="-378.98" calcext:value-type="float">
            <text:p>-378.98</text:p>
          </table:table-cell>
          <table:table-cell office:value-type="float" office:value="-5.59176" calcext:value-type="float">
            <text:p>-5.59176</text:p>
          </table:table-cell>
          <table:table-cell office:value-type="float" office:value="-96.0219" calcext:value-type="float">
            <text:p>-96.0219</text:p>
          </table:table-cell>
          <table:table-cell office:value-type="float" office:value="-3.80166" calcext:value-type="float">
            <text:p>-3.80166</text:p>
          </table:table-cell>
          <table:table-cell office:value-type="float" office:value="-62.9131" calcext:value-type="float">
            <text:p>-62.9131</text:p>
          </table:table-cell>
          <table:table-cell office:value-type="float" office:value="-1.65687" calcext:value-type="float">
            <text:p>-1.65687</text:p>
          </table:table-cell>
          <table:table-cell office:value-type="float" office:value="-236.519" calcext:value-type="float">
            <text:p>-236.519</text:p>
          </table:table-cell>
          <table:table-cell office:value-type="float" office:value="-0.132825" calcext:value-type="float">
            <text:p>-0.132825</text:p>
          </table:table-cell>
          <table:table-cell office:value-type="float" office:value="0.0000831021" calcext:value-type="float">
            <text:p>8.31E-05</text:p>
          </table:table-cell>
          <table:table-cell office:value-type="float" office:value="4082.55" calcext:value-type="float">
            <text:p>4082.55</text:p>
          </table:table-cell>
          <table:table-cell office:value-type="float" office:value="0" calcext:value-type="float">
            <text:p>0</text:p>
          </table:table-cell>
          <table:table-cell office:value-type="float" office:value="7.96173" calcext:value-type="float">
            <text:p>7.96173</text:p>
          </table:table-cell>
          <table:table-cell office:value-type="float" office:value="7.94428" calcext:value-type="float">
            <text:p>7.94428</text:p>
          </table:table-cell>
          <table:table-cell office:value-type="float" office:value="0.0174456" calcext:value-type="float">
            <text:p>0.0174456</text:p>
          </table:table-cell>
          <table:table-cell office:value-type="float" office:value="-56.3206" calcext:value-type="float">
            <text:p>-56.3206</text:p>
          </table:table-cell>
          <table:table-cell office:value-type="float" office:value="-53.3311" calcext:value-type="float">
            <text:p>-53.3311</text:p>
          </table:table-cell>
          <table:table-cell office:value-type="float" office:value="-2.98946" calcext:value-type="float">
            <text:p>-2.98946</text:p>
          </table:table-cell>
          <table:table-cell office:value-type="float" office:value="31.6135" calcext:value-type="float">
            <text:p>31.6135</text:p>
          </table:table-cell>
          <table:table-cell office:value-type="float" office:value="32.0783" calcext:value-type="float">
            <text:p>32.0783</text:p>
          </table:table-cell>
          <table:table-cell office:value-type="float" office:value="-0.464788" calcext:value-type="float">
            <text:p>-0.464788</text:p>
          </table:table-cell>
          <table:table-cell office:value-type="float" office:value="2.01756" calcext:value-type="float">
            <text:p>2.01756</text:p>
          </table:table-cell>
          <table:table-cell office:value-type="float" office:value="1.95186" calcext:value-type="float">
            <text:p>1.95186</text:p>
          </table:table-cell>
          <table:table-cell office:value-type="float" office:value="0.0656969" calcext:value-type="float">
            <text:p>0.0656969</text:p>
          </table:table-cell>
          <table:table-cell table:number-columns-repeated="2" office:value-type="string" calcext:value-type="string">
            <text:p>LLLLLLTLLAGWLVTGLLILI</text:p>
          </table:table-cell>
          <table:table-cell office:value-type="string" calcext:value-type="string">
            <text:p>L-----TL-AGW-VTG--I-I</text:p>
          </table:table-cell>
          <table:table-cell office:value-type="float" office:value="21" calcext:value-type="float">
            <text:p>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/data02/gloiseau/Sequence_Design_Project/vdwSequenceDesign/sequenceDesign/12_06_2021/design_1472/LLLLLLTLLAGWLVTGLLILI/backboneOptimization/LLLLLLTLLAGWLVTG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7279.999171462" calcext:value-type="float">
            <text:p>67279.999171462</text:p>
          </table:table-cell>
          <table:table-cell office:value-type="float" office:value="5604.19322082195" calcext:value-type="float">
            <text:p>5604.19322082195</text:p>
          </table:table-cell>
          <table:table-cell office:value-type="float" office:value="-94.5820372948446" calcext:value-type="float">
            <text:p>-94.582037294844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6.4065" calcext:value-type="float">
            <text:p>-16.4065</text:p>
          </table:table-cell>
          <table:table-cell office:value-type="float" office:value="-401.042" calcext:value-type="float">
            <text:p>-401.042</text:p>
          </table:table-cell>
          <table:table-cell office:value-type="float" office:value="-384.636" calcext:value-type="float">
            <text:p>-384.636</text:p>
          </table:table-cell>
          <table:table-cell office:value-type="float" office:value="-9.34946" calcext:value-type="float">
            <text:p>-9.34946</text:p>
          </table:table-cell>
          <table:table-cell office:value-type="float" office:value="-73.5385" calcext:value-type="float">
            <text:p>-73.5385</text:p>
          </table:table-cell>
          <table:table-cell office:value-type="float" office:value="-0.400455" calcext:value-type="float">
            <text:p>-0.400455</text:p>
          </table:table-cell>
          <table:table-cell office:value-type="float" office:value="-80.7979" calcext:value-type="float">
            <text:p>-80.7979</text:p>
          </table:table-cell>
          <table:table-cell office:value-type="float" office:value="-5.50141" calcext:value-type="float">
            <text:p>-5.50141</text:p>
          </table:table-cell>
          <table:table-cell office:value-type="float" office:value="-246.706" calcext:value-type="float">
            <text:p>-246.706</text:p>
          </table:table-cell>
          <table:table-cell office:value-type="float" office:value="-3.4471" calcext:value-type="float">
            <text:p>-3.4471</text:p>
          </table:table-cell>
          <table:table-cell office:value-type="float" office:value="0.0000696632" calcext:value-type="float">
            <text:p>6.97E-05</text:p>
          </table:table-cell>
          <table:table-cell office:value-type="float" office:value="3970.65" calcext:value-type="float">
            <text:p>3970.65</text:p>
          </table:table-cell>
          <table:table-cell office:value-type="float" office:value="0" calcext:value-type="float">
            <text:p>0</text:p>
          </table:table-cell>
          <table:table-cell office:value-type="float" office:value="9.73751" calcext:value-type="float">
            <text:p>9.73751</text:p>
          </table:table-cell>
          <table:table-cell office:value-type="float" office:value="9.44506" calcext:value-type="float">
            <text:p>9.44506</text:p>
          </table:table-cell>
          <table:table-cell office:value-type="float" office:value="0.292453" calcext:value-type="float">
            <text:p>0.292453</text:p>
          </table:table-cell>
          <table:table-cell office:value-type="float" office:value="-44.2772" calcext:value-type="float">
            <text:p>-44.2772</text:p>
          </table:table-cell>
          <table:table-cell office:value-type="float" office:value="-42.0843" calcext:value-type="float">
            <text:p>-42.0843</text:p>
          </table:table-cell>
          <table:table-cell office:value-type="float" office:value="-2.19293" calcext:value-type="float">
            <text:p>-2.19293</text:p>
          </table:table-cell>
          <table:table-cell office:value-type="float" office:value="49.3379" calcext:value-type="float">
            <text:p>49.3379</text:p>
          </table:table-cell>
          <table:table-cell office:value-type="float" office:value="49.257" calcext:value-type="float">
            <text:p>49.257</text:p>
          </table:table-cell>
          <table:table-cell office:value-type="float" office:value="0.0808772" calcext:value-type="float">
            <text:p>0.0808772</text:p>
          </table:table-cell>
          <table:table-cell office:value-type="float" office:value="1.96336" calcext:value-type="float">
            <text:p>1.96336</text:p>
          </table:table-cell>
          <table:table-cell office:value-type="float" office:value="2.65644" calcext:value-type="float">
            <text:p>2.65644</text:p>
          </table:table-cell>
          <table:table-cell office:value-type="float" office:value="-0.693082" calcext:value-type="float">
            <text:p>-0.693082</text:p>
          </table:table-cell>
          <table:table-cell table:number-columns-repeated="2" office:value-type="string" calcext:value-type="string">
            <text:p>LLLLLLTTLLGLILYALLILI</text:p>
          </table:table-cell>
          <table:table-cell office:value-type="string" calcext:value-type="string">
            <text:p>L--L--TT--GLI-YA--I-I</text:p>
          </table:table-cell>
          <table:table-cell office:value-type="float" office:value="21" calcext:value-type="float">
            <text:p>2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/data02/gloiseau/Sequence_Design_Project/vdwSequenceDesign/sequenceDesign/12_06_2021/design_2126/LLLLLLTTLLGLILYALLILI/backboneOptimization/LLLLLLTTLLGLILY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36038.4825403512" calcext:value-type="float">
            <text:p>36038.4825403512</text:p>
          </table:table-cell>
          <table:table-cell office:value-type="float" office:value="6749.8456631257" calcext:value-type="float">
            <text:p>6749.84566312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.4886" calcext:value-type="float">
            <text:p>-11.4886</text:p>
          </table:table-cell>
          <table:table-cell office:value-type="float" office:value="-402.852" calcext:value-type="float">
            <text:p>-402.852</text:p>
          </table:table-cell>
          <table:table-cell office:value-type="float" office:value="-391.363" calcext:value-type="float">
            <text:p>-391.363</text:p>
          </table:table-cell>
          <table:table-cell office:value-type="float" office:value="-5.8776" calcext:value-type="float">
            <text:p>-5.8776</text:p>
          </table:table-cell>
          <table:table-cell office:value-type="float" office:value="-69.0819" calcext:value-type="float">
            <text:p>-69.0819</text:p>
          </table:table-cell>
          <table:table-cell office:value-type="float" office:value="0.797866" calcext:value-type="float">
            <text:p>0.797866</text:p>
          </table:table-cell>
          <table:table-cell office:value-type="float" office:value="-85.0284" calcext:value-type="float">
            <text:p>-85.0284</text:p>
          </table:table-cell>
          <table:table-cell office:value-type="float" office:value="-0.000334251" calcext:value-type="float">
            <text:p>-0.000334251</text:p>
          </table:table-cell>
          <table:table-cell office:value-type="float" office:value="-248.741" calcext:value-type="float">
            <text:p>-248.741</text:p>
          </table:table-cell>
          <table:table-cell office:value-type="float" office:value="-6.67523" calcext:value-type="float">
            <text:p>-6.67523</text:p>
          </table:table-cell>
          <table:table-cell table:style-name="Default" office:value-type="float" office:value="0.000194634" calcext:value-type="float">
            <text:p>0.000194634</text:p>
          </table:table-cell>
          <table:table-cell office:value-type="float" office:value="4014.29" calcext:value-type="float">
            <text:p>4014.29</text:p>
          </table:table-cell>
          <table:table-cell office:value-type="float" office:value="0" calcext:value-type="float">
            <text:p>0</text:p>
          </table:table-cell>
          <table:table-cell office:value-type="float" office:value="10.1129" calcext:value-type="float">
            <text:p>10.1129</text:p>
          </table:table-cell>
          <table:table-cell office:value-type="float" office:value="10.0956" calcext:value-type="float">
            <text:p>10.0956</text:p>
          </table:table-cell>
          <table:table-cell office:value-type="float" office:value="0.0173159" calcext:value-type="float">
            <text:p>0.0173159</text:p>
          </table:table-cell>
          <table:table-cell office:value-type="float" office:value="-30.759" calcext:value-type="float">
            <text:p>-30.759</text:p>
          </table:table-cell>
          <table:table-cell office:value-type="float" office:value="-26.8932" calcext:value-type="float">
            <text:p>-26.8932</text:p>
          </table:table-cell>
          <table:table-cell office:value-type="float" office:value="-3.86579" calcext:value-type="float">
            <text:p>-3.86579</text:p>
          </table:table-cell>
          <table:table-cell office:value-type="float" office:value="36.9208" calcext:value-type="float">
            <text:p>36.9208</text:p>
          </table:table-cell>
          <table:table-cell office:value-type="float" office:value="33.1713" calcext:value-type="float">
            <text:p>33.1713</text:p>
          </table:table-cell>
          <table:table-cell office:value-type="float" office:value="3.74953" calcext:value-type="float">
            <text:p>3.74953</text:p>
          </table:table-cell>
          <table:table-cell office:value-type="float" office:value="0.971156" calcext:value-type="float">
            <text:p>0.971156</text:p>
          </table:table-cell>
          <table:table-cell office:value-type="float" office:value="2.40226" calcext:value-type="float">
            <text:p>2.40226</text:p>
          </table:table-cell>
          <table:table-cell office:value-type="float" office:value="-1.4311" calcext:value-type="float">
            <text:p>-1.4311</text:p>
          </table:table-cell>
          <table:table-cell table:number-columns-repeated="2" office:value-type="string" calcext:value-type="string">
            <text:p>LLLLLLVFALTVTLSLLLILI</text:p>
          </table:table-cell>
          <table:table-cell office:value-type="string" calcext:value-type="string">
            <text:p>L--L--VFA-TVT-S---I-I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/data02/gloiseau/Sequence_Design_Project/vdwSequenceDesign/sequenceDesign/12_06_2021/design_2662/LLLLLLVFALTVTLSLLLILI/backboneOptimization/LLLLLLVFALTVT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9093.9068888828" calcext:value-type="float">
            <text:p>59093.9068888828</text:p>
          </table:table-cell>
          <table:table-cell office:value-type="float" office:value="4486.08489283469" calcext:value-type="float">
            <text:p>4486.08489283469</text:p>
          </table:table-cell>
          <table:table-cell office:value-type="float" office:value="-96.8206292966992" calcext:value-type="float">
            <text:p>-96.820629296699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-390.411" calcext:value-type="float">
            <text:p>-390.411</text:p>
          </table:table-cell>
          <table:table-cell office:value-type="float" office:value="-371.051" calcext:value-type="float">
            <text:p>-371.051</text:p>
          </table:table-cell>
          <table:table-cell office:value-type="float" office:value="-13.0747" calcext:value-type="float">
            <text:p>-13.0747</text:p>
          </table:table-cell>
          <table:table-cell office:value-type="float" office:value="-72.7296" calcext:value-type="float">
            <text:p>-72.7296</text:p>
          </table:table-cell>
          <table:table-cell office:value-type="float" office:value="-12.0655" calcext:value-type="float">
            <text:p>-12.0655</text:p>
          </table:table-cell>
          <table:table-cell office:value-type="float" office:value="-82.3315" calcext:value-type="float">
            <text:p>-82.3315</text:p>
          </table:table-cell>
          <table:table-cell office:value-type="float" office:value="-0.0201381" calcext:value-type="float">
            <text:p>-0.0201381</text:p>
          </table:table-cell>
          <table:table-cell office:value-type="float" office:value="-235.35" calcext:value-type="float">
            <text:p>-235.35</text:p>
          </table:table-cell>
          <table:table-cell office:value-type="float" office:value="-0.988632" calcext:value-type="float">
            <text:p>-0.988632</text:p>
          </table:table-cell>
          <table:table-cell table:style-name="Default" office:value-type="float" office:value="0.000195689" calcext:value-type="float">
            <text:p>0.000195689</text:p>
          </table:table-cell>
          <table:table-cell office:value-type="float" office:value="3963.05" calcext:value-type="float">
            <text:p>3963.05</text:p>
          </table:table-cell>
          <table:table-cell office:value-type="float" office:value="0" calcext:value-type="float">
            <text:p>0</text:p>
          </table:table-cell>
          <table:table-cell office:value-type="float" office:value="8.62734" calcext:value-type="float">
            <text:p>8.62734</text:p>
          </table:table-cell>
          <table:table-cell office:value-type="float" office:value="7.84367" calcext:value-type="float">
            <text:p>7.84367</text:p>
          </table:table-cell>
          <table:table-cell office:value-type="float" office:value="0.783667" calcext:value-type="float">
            <text:p>0.783667</text:p>
          </table:table-cell>
          <table:table-cell office:value-type="float" office:value="-59.0658" calcext:value-type="float">
            <text:p>-59.0658</text:p>
          </table:table-cell>
          <table:table-cell office:value-type="float" office:value="-57.6887" calcext:value-type="float">
            <text:p>-57.6887</text:p>
          </table:table-cell>
          <table:table-cell office:value-type="float" office:value="-1.37711" calcext:value-type="float">
            <text:p>-1.37711</text:p>
          </table:table-cell>
          <table:table-cell office:value-type="float" office:value="32.1583" calcext:value-type="float">
            <text:p>32.1583</text:p>
          </table:table-cell>
          <table:table-cell office:value-type="float" office:value="37.531" calcext:value-type="float">
            <text:p>37.531</text:p>
          </table:table-cell>
          <table:table-cell office:value-type="float" office:value="-5.37269" calcext:value-type="float">
            <text:p>-5.37269</text:p>
          </table:table-cell>
          <table:table-cell office:value-type="float" office:value="0.966035" calcext:value-type="float">
            <text:p>0.966035</text:p>
          </table:table-cell>
          <table:table-cell office:value-type="float" office:value="1.31009" calcext:value-type="float">
            <text:p>1.31009</text:p>
          </table:table-cell>
          <table:table-cell office:value-type="float" office:value="-0.344051" calcext:value-type="float">
            <text:p>-0.344051</text:p>
          </table:table-cell>
          <table:table-cell table:number-columns-repeated="2" office:value-type="string" calcext:value-type="string">
            <text:p>LLLLLSTFLLGLLVGVLLILI</text:p>
          </table:table-cell>
          <table:table-cell office:value-type="string" calcext:value-type="string">
            <text:p>L----STF--GL-VGV--I-I</text:p>
          </table:table-cell>
          <table:table-cell office:value-type="float" office:value="21" calcext:value-type="float">
            <text:p>21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/data02/gloiseau/Sequence_Design_Project/vdwSequenceDesign/sequenceDesign/12_06_2021/design_414/LLLLLSTFLLGLLVGVLLILI/backboneOptimization/LLLLLSTFLLGLLVG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46585.989094809" calcext:value-type="float">
            <text:p>146585.989094809</text:p>
          </table:table-cell>
          <table:table-cell office:value-type="float" office:value="21188.7317363301" calcext:value-type="float">
            <text:p>21188.731736330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7.9581" calcext:value-type="float">
            <text:p>-17.9581</text:p>
          </table:table-cell>
          <table:table-cell office:value-type="float" office:value="-395.727" calcext:value-type="float">
            <text:p>-395.727</text:p>
          </table:table-cell>
          <table:table-cell office:value-type="float" office:value="-377.769" calcext:value-type="float">
            <text:p>-377.769</text:p>
          </table:table-cell>
          <table:table-cell office:value-type="float" office:value="-10.8521" calcext:value-type="float">
            <text:p>-10.8521</text:p>
          </table:table-cell>
          <table:table-cell office:value-type="float" office:value="-71.4534" calcext:value-type="float">
            <text:p>-71.4534</text:p>
          </table:table-cell>
          <table:table-cell office:value-type="float" office:value="-4.74333" calcext:value-type="float">
            <text:p>-4.74333</text:p>
          </table:table-cell>
          <table:table-cell office:value-type="float" office:value="-82.3217" calcext:value-type="float">
            <text:p>-82.3217</text:p>
          </table:table-cell>
          <table:table-cell office:value-type="float" office:value="0.000228541" calcext:value-type="float">
            <text:p>0.000228541</text:p>
          </table:table-cell>
          <table:table-cell office:value-type="float" office:value="-241.952" calcext:value-type="float">
            <text:p>-241.952</text:p>
          </table:table-cell>
          <table:table-cell office:value-type="float" office:value="-6.109" calcext:value-type="float">
            <text:p>-6.109</text:p>
          </table:table-cell>
          <table:table-cell table:style-name="Default" office:value-type="float" office:value="0.000589004" calcext:value-type="float">
            <text:p>0.000589004</text:p>
          </table:table-cell>
          <table:table-cell office:value-type="float" office:value="4089.54" calcext:value-type="float">
            <text:p>4089.54</text:p>
          </table:table-cell>
          <table:table-cell office:value-type="float" office:value="0" calcext:value-type="float">
            <text:p>0</text:p>
          </table:table-cell>
          <table:table-cell office:value-type="float" office:value="9.57942" calcext:value-type="float">
            <text:p>9.57942</text:p>
          </table:table-cell>
          <table:table-cell office:value-type="float" office:value="9.00297" calcext:value-type="float">
            <text:p>9.00297</text:p>
          </table:table-cell>
          <table:table-cell office:value-type="float" office:value="0.576448" calcext:value-type="float">
            <text:p>0.576448</text:p>
          </table:table-cell>
          <table:table-cell office:value-type="float" office:value="-60.432" calcext:value-type="float">
            <text:p>-60.432</text:p>
          </table:table-cell>
          <table:table-cell office:value-type="float" office:value="-54.9628" calcext:value-type="float">
            <text:p>-54.9628</text:p>
          </table:table-cell>
          <table:table-cell office:value-type="float" office:value="-5.46924" calcext:value-type="float">
            <text:p>-5.46924</text:p>
          </table:table-cell>
          <table:table-cell office:value-type="float" office:value="31.785" calcext:value-type="float">
            <text:p>31.785</text:p>
          </table:table-cell>
          <table:table-cell office:value-type="float" office:value="30.1496" calcext:value-type="float">
            <text:p>30.1496</text:p>
          </table:table-cell>
          <table:table-cell office:value-type="float" office:value="1.63537" calcext:value-type="float">
            <text:p>1.63537</text:p>
          </table:table-cell>
          <table:table-cell office:value-type="float" office:value="4.8371" calcext:value-type="float">
            <text:p>4.8371</text:p>
          </table:table-cell>
          <table:table-cell office:value-type="float" office:value="5.92548" calcext:value-type="float">
            <text:p>5.92548</text:p>
          </table:table-cell>
          <table:table-cell office:value-type="float" office:value="-1.08838" calcext:value-type="float">
            <text:p>-1.08838</text:p>
          </table:table-cell>
          <table:table-cell table:number-columns-repeated="2" office:value-type="string" calcext:value-type="string">
            <text:p>LLLLLTFAGISLLLVLLLILI</text:p>
          </table:table-cell>
          <table:table-cell office:value-type="string" calcext:value-type="string">
            <text:p>L--L-TFAGISL--V-----I</text:p>
          </table:table-cell>
          <table:table-cell office:value-type="float" office:value="21" calcext:value-type="float">
            <text:p>2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/data02/gloiseau/Sequence_Design_Project/vdwSequenceDesign/sequenceDesign/12_06_2021/design_801/LLLLLTFAGISLLLVLLLILI/backboneOptimization/LLLLLTFAGISLLLV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0932.6429544299" calcext:value-type="float">
            <text:p>50932.6429544299</text:p>
          </table:table-cell>
          <table:table-cell office:value-type="float" office:value="11060.1216461952" calcext:value-type="float">
            <text:p>11060.1216461952</text:p>
          </table:table-cell>
          <table:table-cell office:value-type="float" office:value="-91.6439381366525" calcext:value-type="float">
            <text:p>-91.64393813665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8.0386" calcext:value-type="float">
            <text:p>-18.0386</text:p>
          </table:table-cell>
          <table:table-cell office:value-type="float" office:value="-451.674" calcext:value-type="float">
            <text:p>-451.674</text:p>
          </table:table-cell>
          <table:table-cell office:value-type="float" office:value="-433.635" calcext:value-type="float">
            <text:p>-433.635</text:p>
          </table:table-cell>
          <table:table-cell office:value-type="float" office:value="-4.1456" calcext:value-type="float">
            <text:p>-4.1456</text:p>
          </table:table-cell>
          <table:table-cell office:value-type="float" office:value="-89.3988" calcext:value-type="float">
            <text:p>-89.3988</text:p>
          </table:table-cell>
          <table:table-cell office:value-type="float" office:value="-2.27023" calcext:value-type="float">
            <text:p>-2.27023</text:p>
          </table:table-cell>
          <table:table-cell office:value-type="float" office:value="-112.354" calcext:value-type="float">
            <text:p>-112.354</text:p>
          </table:table-cell>
          <table:table-cell office:value-type="float" office:value="-0.997993" calcext:value-type="float">
            <text:p>-0.997993</text:p>
          </table:table-cell>
          <table:table-cell office:value-type="float" office:value="-249.921" calcext:value-type="float">
            <text:p>-249.921</text:p>
          </table:table-cell>
          <table:table-cell office:value-type="float" office:value="-0.876779" calcext:value-type="float">
            <text:p>-0.876779</text:p>
          </table:table-cell>
          <table:table-cell office:value-type="float" office:value="0.0000190566" calcext:value-type="float">
            <text:p>1.91E-05</text:p>
          </table:table-cell>
          <table:table-cell office:value-type="float" office:value="4046.8" calcext:value-type="float">
            <text:p>4046.8</text:p>
          </table:table-cell>
          <table:table-cell office:value-type="float" office:value="0" calcext:value-type="float">
            <text:p>0</text:p>
          </table:table-cell>
          <table:table-cell office:value-type="float" office:value="8.86174" calcext:value-type="float">
            <text:p>8.86174</text:p>
          </table:table-cell>
          <table:table-cell office:value-type="float" office:value="8.73767" calcext:value-type="float">
            <text:p>8.73767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-56.0772" calcext:value-type="float">
            <text:p>-56.0772</text:p>
          </table:table-cell>
          <table:table-cell office:value-type="float" office:value="-56.257" calcext:value-type="float">
            <text:p>-56.257</text:p>
          </table:table-cell>
          <table:table-cell office:value-type="float" office:value="0.179772" calcext:value-type="float">
            <text:p>0.179772</text:p>
          </table:table-cell>
          <table:table-cell office:value-type="float" office:value="60.2229" calcext:value-type="float">
            <text:p>60.2229</text:p>
          </table:table-cell>
          <table:table-cell office:value-type="float" office:value="61.2248" calcext:value-type="float">
            <text:p>61.2248</text:p>
          </table:table-cell>
          <table:table-cell office:value-type="float" office:value="-1.00194" calcext:value-type="float">
            <text:p>-1.00194</text:p>
          </table:table-cell>
          <table:table-cell office:value-type="float" office:value="0.279808" calcext:value-type="float">
            <text:p>0.279808</text:p>
          </table:table-cell>
          <table:table-cell office:value-type="float" office:value="0.48458" calcext:value-type="float">
            <text:p>0.48458</text:p>
          </table:table-cell>
          <table:table-cell office:value-type="float" office:value="-0.204772" calcext:value-type="float">
            <text:p>-0.204772</text:p>
          </table:table-cell>
          <table:table-cell table:number-columns-repeated="2" office:value-type="string" calcext:value-type="string">
            <text:p>LLLLLTLWLLSTLLSLLLILI</text:p>
          </table:table-cell>
          <table:table-cell office:value-type="string" calcext:value-type="string">
            <text:p>L----TLW-LST--SL--I-I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/data02/gloiseau/Sequence_Design_Project/vdwSequenceDesign/sequenceDesign/12_06_2021/design_1043/LLLLLTLWLLSTLLSLLLILI/backboneOptimization/LLLLLTLWLLSTLLS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4855.085265318" calcext:value-type="float">
            <text:p>114855.085265318</text:p>
          </table:table-cell>
          <table:table-cell office:value-type="float" office:value="2742.04462208657" calcext:value-type="float">
            <text:p>2742.0446220865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9.57913" calcext:value-type="float">
            <text:p>-9.57913</text:p>
          </table:table-cell>
          <table:table-cell office:value-type="float" office:value="-395.984" calcext:value-type="float">
            <text:p>-395.984</text:p>
          </table:table-cell>
          <table:table-cell office:value-type="float" office:value="-386.405" calcext:value-type="float">
            <text:p>-386.405</text:p>
          </table:table-cell>
          <table:table-cell office:value-type="float" office:value="-1.31913" calcext:value-type="float">
            <text:p>-1.31913</text:p>
          </table:table-cell>
          <table:table-cell office:value-type="float" office:value="-63.2903" calcext:value-type="float">
            <text:p>-63.2903</text:p>
          </table:table-cell>
          <table:table-cell office:value-type="float" office:value="-0.829631" calcext:value-type="float">
            <text:p>-0.829631</text:p>
          </table:table-cell>
          <table:table-cell office:value-type="float" office:value="-90.9595" calcext:value-type="float">
            <text:p>-90.9595</text:p>
          </table:table-cell>
          <table:table-cell office:value-type="float" office:value="0.0522426" calcext:value-type="float">
            <text:p>0.0522426</text:p>
          </table:table-cell>
          <table:table-cell office:value-type="float" office:value="-241.734" calcext:value-type="float">
            <text:p>-241.734</text:p>
          </table:table-cell>
          <table:table-cell office:value-type="float" office:value="-0.541338" calcext:value-type="float">
            <text:p>-0.541338</text:p>
          </table:table-cell>
          <table:table-cell office:value-type="float" office:value="0.0000776492" calcext:value-type="float">
            <text:p>7.76E-05</text:p>
          </table:table-cell>
          <table:table-cell office:value-type="float" office:value="4053.99" calcext:value-type="float">
            <text:p>4053.99</text:p>
          </table:table-cell>
          <table:table-cell office:value-type="float" office:value="0" calcext:value-type="float">
            <text:p>0</text:p>
          </table:table-cell>
          <table:table-cell office:value-type="float" office:value="7.6777" calcext:value-type="float">
            <text:p>7.6777</text:p>
          </table:table-cell>
          <table:table-cell office:value-type="float" office:value="7.87624" calcext:value-type="float">
            <text:p>7.87624</text:p>
          </table:table-cell>
          <table:table-cell office:value-type="float" office:value="-0.198541" calcext:value-type="float">
            <text:p>-0.198541</text:p>
          </table:table-cell>
          <table:table-cell office:value-type="float" office:value="-62.6401" calcext:value-type="float">
            <text:p>-62.6401</text:p>
          </table:table-cell>
          <table:table-cell office:value-type="float" office:value="-62.9767" calcext:value-type="float">
            <text:p>-62.9767</text:p>
          </table:table-cell>
          <table:table-cell office:value-type="float" office:value="0.336607" calcext:value-type="float">
            <text:p>0.336607</text:p>
          </table:table-cell>
          <table:table-cell office:value-type="float" office:value="4.74999" calcext:value-type="float">
            <text:p>4.74999</text:p>
          </table:table-cell>
          <table:table-cell office:value-type="float" office:value="2.61152" calcext:value-type="float">
            <text:p>2.61152</text:p>
          </table:table-cell>
          <table:table-cell office:value-type="float" office:value="2.13847" calcext:value-type="float">
            <text:p>2.13847</text:p>
          </table:table-cell>
          <table:table-cell office:value-type="float" office:value="1.26457" calcext:value-type="float">
            <text:p>1.26457</text:p>
          </table:table-cell>
          <table:table-cell office:value-type="float" office:value="1.42707" calcext:value-type="float">
            <text:p>1.42707</text:p>
          </table:table-cell>
          <table:table-cell office:value-type="float" office:value="-0.162503" calcext:value-type="float">
            <text:p>-0.162503</text:p>
          </table:table-cell>
          <table:table-cell table:number-columns-repeated="2" office:value-type="string" calcext:value-type="string">
            <text:p>LLLLLTSTLWGFLLALLLILI</text:p>
          </table:table-cell>
          <table:table-cell office:value-type="string" calcext:value-type="string">
            <text:p>L-L--TST-WGF-LA-----I</text:p>
          </table:table-cell>
          <table:table-cell office:value-type="float" office:value="21" calcext:value-type="float">
            <text:p>21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/data02/gloiseau/Sequence_Design_Project/vdwSequenceDesign/sequenceDesign/12_06_2021/design_2976/LLLLLTSTLWGFLLALLLILI/backboneOptimization/LLLLLTSTLWGF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13717.747384813" calcext:value-type="float">
            <text:p>113717.747384813</text:p>
          </table:table-cell>
          <table:table-cell office:value-type="float" office:value="16392.4508145624" calcext:value-type="float">
            <text:p>16392.450814562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4.9739" calcext:value-type="float">
            <text:p>-14.9739</text:p>
          </table:table-cell>
          <table:table-cell office:value-type="float" office:value="-406.632" calcext:value-type="float">
            <text:p>-406.632</text:p>
          </table:table-cell>
          <table:table-cell office:value-type="float" office:value="-391.658" calcext:value-type="float">
            <text:p>-391.658</text:p>
          </table:table-cell>
          <table:table-cell office:value-type="float" office:value="-4.56094" calcext:value-type="float">
            <text:p>-4.56094</text:p>
          </table:table-cell>
          <table:table-cell office:value-type="float" office:value="-51.1346" calcext:value-type="float">
            <text:p>-51.1346</text:p>
          </table:table-cell>
          <table:table-cell office:value-type="float" office:value="1.00794" calcext:value-type="float">
            <text:p>1.00794</text:p>
          </table:table-cell>
          <table:table-cell office:value-type="float" office:value="-111.664" calcext:value-type="float">
            <text:p>-111.664</text:p>
          </table:table-cell>
          <table:table-cell table:style-name="ce1" office:value-type="float" office:value="-0.0000363439" calcext:value-type="float">
            <text:p>-3.63E-05</text:p>
          </table:table-cell>
          <table:table-cell office:value-type="float" office:value="-243.833" calcext:value-type="float">
            <text:p>-243.833</text:p>
          </table:table-cell>
          <table:table-cell office:value-type="float" office:value="-5.56935" calcext:value-type="float">
            <text:p>-5.56935</text:p>
          </table:table-cell>
          <table:table-cell office:value-type="float" office:value="0.0000681985" calcext:value-type="float">
            <text:p>6.82E-05</text:p>
          </table:table-cell>
          <table:table-cell office:value-type="float" office:value="4180.2" calcext:value-type="float">
            <text:p>4180.2</text:p>
          </table:table-cell>
          <table:table-cell office:value-type="float" office:value="0" calcext:value-type="float">
            <text:p>0</text:p>
          </table:table-cell>
          <table:table-cell office:value-type="float" office:value="9.62146" calcext:value-type="float">
            <text:p>9.62146</text:p>
          </table:table-cell>
          <table:table-cell office:value-type="float" office:value="9.80839" calcext:value-type="float">
            <text:p>9.80839</text:p>
          </table:table-cell>
          <table:table-cell office:value-type="float" office:value="-0.186933" calcext:value-type="float">
            <text:p>-0.186933</text:p>
          </table:table-cell>
          <table:table-cell office:value-type="float" office:value="-49.7681" calcext:value-type="float">
            <text:p>-49.7681</text:p>
          </table:table-cell>
          <table:table-cell office:value-type="float" office:value="-50.8119" calcext:value-type="float">
            <text:p>-50.8119</text:p>
          </table:table-cell>
          <table:table-cell office:value-type="float" office:value="1.04384" calcext:value-type="float">
            <text:p>1.04384</text:p>
          </table:table-cell>
          <table:table-cell office:value-type="float" office:value="32.9338" calcext:value-type="float">
            <text:p>32.9338</text:p>
          </table:table-cell>
          <table:table-cell office:value-type="float" office:value="32.549" calcext:value-type="float">
            <text:p>32.549</text:p>
          </table:table-cell>
          <table:table-cell office:value-type="float" office:value="0.384803" calcext:value-type="float">
            <text:p>0.384803</text:p>
          </table:table-cell>
          <table:table-cell office:value-type="float" office:value="3.71165" calcext:value-type="float">
            <text:p>3.71165</text:p>
          </table:table-cell>
          <table:table-cell office:value-type="float" office:value="4.92421" calcext:value-type="float">
            <text:p>4.92421</text:p>
          </table:table-cell>
          <table:table-cell office:value-type="float" office:value="-1.21256" calcext:value-type="float">
            <text:p>-1.21256</text:p>
          </table:table-cell>
          <table:table-cell table:number-columns-repeated="2" office:value-type="string" calcext:value-type="string">
            <text:p>LLLLLTVVLTSFLLSALLILI</text:p>
          </table:table-cell>
          <table:table-cell office:value-type="string" calcext:value-type="string">
            <text:p>L--L-TVV-TSF--SA----I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02/gloiseau/Sequence_Design_Project/vdwSequenceDesign/sequenceDesign/12_06_2021/design_2076/LLLLLTVVLTSFLLSALLILI/backboneOptimization/LLLLLTVVLTSFLLSA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1464.5977784022" calcext:value-type="float">
            <text:p>71464.5977784022</text:p>
          </table:table-cell>
          <table:table-cell office:value-type="float" office:value="8727.21583909245" calcext:value-type="float">
            <text:p>8727.21583909245</text:p>
          </table:table-cell>
          <table:table-cell office:value-type="float" office:value="-76.9030551482786" calcext:value-type="float">
            <text:p>-76.903055148278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4.7191" calcext:value-type="float">
            <text:p>-14.7191</text:p>
          </table:table-cell>
          <table:table-cell office:value-type="float" office:value="-392.896" calcext:value-type="float">
            <text:p>-392.896</text:p>
          </table:table-cell>
          <table:table-cell office:value-type="float" office:value="-378.177" calcext:value-type="float">
            <text:p>-378.177</text:p>
          </table:table-cell>
          <table:table-cell office:value-type="float" office:value="-8.72607" calcext:value-type="float">
            <text:p>-8.72607</text:p>
          </table:table-cell>
          <table:table-cell office:value-type="float" office:value="-66.3319" calcext:value-type="float">
            <text:p>-66.3319</text:p>
          </table:table-cell>
          <table:table-cell office:value-type="float" office:value="-2.7554" calcext:value-type="float">
            <text:p>-2.7554</text:p>
          </table:table-cell>
          <table:table-cell office:value-type="float" office:value="-75.3584" calcext:value-type="float">
            <text:p>-75.3584</text:p>
          </table:table-cell>
          <table:table-cell office:value-type="float" office:value="-0.000446061" calcext:value-type="float">
            <text:p>-0.000446061</text:p>
          </table:table-cell>
          <table:table-cell office:value-type="float" office:value="-251.206" calcext:value-type="float">
            <text:p>-251.206</text:p>
          </table:table-cell>
          <table:table-cell office:value-type="float" office:value="-5.96973" calcext:value-type="float">
            <text:p>-5.96973</text:p>
          </table:table-cell>
          <table:table-cell table:style-name="Default" office:value-type="float" office:value="0.000110803" calcext:value-type="float">
            <text:p>0.000110803</text:p>
          </table:table-cell>
          <table:table-cell office:value-type="float" office:value="4212.96" calcext:value-type="float">
            <text:p>4212.96</text:p>
          </table:table-cell>
          <table:table-cell office:value-type="float" office:value="0" calcext:value-type="float">
            <text:p>0</text:p>
          </table:table-cell>
          <table:table-cell office:value-type="float" office:value="10.4697" calcext:value-type="float">
            <text:p>10.4697</text:p>
          </table:table-cell>
          <table:table-cell office:value-type="float" office:value="10.7173" calcext:value-type="float">
            <text:p>10.7173</text:p>
          </table:table-cell>
          <table:table-cell office:value-type="float" office:value="-0.247599" calcext:value-type="float">
            <text:p>-0.247599</text:p>
          </table:table-cell>
          <table:table-cell office:value-type="float" office:value="-52.6307" calcext:value-type="float">
            <text:p>-52.6307</text:p>
          </table:table-cell>
          <table:table-cell office:value-type="float" office:value="-49.9969" calcext:value-type="float">
            <text:p>-49.9969</text:p>
          </table:table-cell>
          <table:table-cell office:value-type="float" office:value="-2.63383" calcext:value-type="float">
            <text:p>-2.63383</text:p>
          </table:table-cell>
          <table:table-cell office:value-type="float" office:value="9.93216" calcext:value-type="float">
            <text:p>9.93216</text:p>
          </table:table-cell>
          <table:table-cell office:value-type="float" office:value="10.7961" calcext:value-type="float">
            <text:p>10.7961</text:p>
          </table:table-cell>
          <table:table-cell office:value-type="float" office:value="-0.863926" calcext:value-type="float">
            <text:p>-0.863926</text:p>
          </table:table-cell>
          <table:table-cell office:value-type="float" office:value="3.64831" calcext:value-type="float">
            <text:p>3.64831</text:p>
          </table:table-cell>
          <table:table-cell office:value-type="float" office:value="4.66769" calcext:value-type="float">
            <text:p>4.66769</text:p>
          </table:table-cell>
          <table:table-cell office:value-type="float" office:value="-1.01938" calcext:value-type="float">
            <text:p>-1.01938</text:p>
          </table:table-cell>
          <table:table-cell table:number-columns-repeated="2" office:value-type="string" calcext:value-type="string">
            <text:p>LLLLLTYTLLFLALLVLLILI</text:p>
          </table:table-cell>
          <table:table-cell office:value-type="string" calcext:value-type="string">
            <text:p>L----TYT--F-ALLV--I-I</text:p>
          </table:table-cell>
          <table:table-cell office:value-type="float" office:value="21" calcext:value-type="float">
            <text:p>21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/data02/gloiseau/Sequence_Design_Project/vdwSequenceDesign/sequenceDesign/12_06_2021/design_2823/LLLLLTYTLLFLALLVLLILI/backboneOptimization/LLLLLTYTLLFLALL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8016.798612035" calcext:value-type="float">
            <text:p>58016.798612035</text:p>
          </table:table-cell>
          <table:table-cell office:value-type="float" office:value="4066.96977080403" calcext:value-type="float">
            <text:p>4066.9697708040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0.0692" calcext:value-type="float">
            <text:p>-30.0692</text:p>
          </table:table-cell>
          <table:table-cell office:value-type="float" office:value="-412.134" calcext:value-type="float">
            <text:p>-412.134</text:p>
          </table:table-cell>
          <table:table-cell office:value-type="float" office:value="-382.065" calcext:value-type="float">
            <text:p>-382.065</text:p>
          </table:table-cell>
          <table:table-cell office:value-type="float" office:value="-13.9622" calcext:value-type="float">
            <text:p>-13.9622</text:p>
          </table:table-cell>
          <table:table-cell office:value-type="float" office:value="-86.4031" calcext:value-type="float">
            <text:p>-86.4031</text:p>
          </table:table-cell>
          <table:table-cell office:value-type="float" office:value="-4.36709" calcext:value-type="float">
            <text:p>-4.36709</text:p>
          </table:table-cell>
          <table:table-cell office:value-type="float" office:value="-82.3257" calcext:value-type="float">
            <text:p>-82.3257</text:p>
          </table:table-cell>
          <table:table-cell office:value-type="float" office:value="0.00010969" calcext:value-type="float">
            <text:p>0.00010969</text:p>
          </table:table-cell>
          <table:table-cell office:value-type="float" office:value="-243.405" calcext:value-type="float">
            <text:p>-243.405</text:p>
          </table:table-cell>
          <table:table-cell office:value-type="float" office:value="-9.59442" calcext:value-type="float">
            <text:p>-9.59442</text:p>
          </table:table-cell>
          <table:table-cell table:style-name="Default" office:value-type="float" office:value="0.00023421" calcext:value-type="float">
            <text:p>0.00023421</text:p>
          </table:table-cell>
          <table:table-cell office:value-type="float" office:value="3859.58" calcext:value-type="float">
            <text:p>3859.58</text:p>
          </table:table-cell>
          <table:table-cell office:value-type="float" office:value="0" calcext:value-type="float">
            <text:p>0</text:p>
          </table:table-cell>
          <table:table-cell office:value-type="float" office:value="8.54654" calcext:value-type="float">
            <text:p>8.54654</text:p>
          </table:table-cell>
          <table:table-cell office:value-type="float" office:value="8.8502" calcext:value-type="float">
            <text:p>8.8502</text:p>
          </table:table-cell>
          <table:table-cell office:value-type="float" office:value="-0.303664" calcext:value-type="float">
            <text:p>-0.303664</text:p>
          </table:table-cell>
          <table:table-cell office:value-type="float" office:value="26.9259" calcext:value-type="float">
            <text:p>26.9259</text:p>
          </table:table-cell>
          <table:table-cell office:value-type="float" office:value="25.0572" calcext:value-type="float">
            <text:p>25.0572</text:p>
          </table:table-cell>
          <table:table-cell office:value-type="float" office:value="1.86872" calcext:value-type="float">
            <text:p>1.86872</text:p>
          </table:table-cell>
          <table:table-cell office:value-type="float" office:value="93.4555" calcext:value-type="float">
            <text:p>93.4555</text:p>
          </table:table-cell>
          <table:table-cell office:value-type="float" office:value="95.7907" calcext:value-type="float">
            <text:p>95.7907</text:p>
          </table:table-cell>
          <table:table-cell office:value-type="float" office:value="-2.33521" calcext:value-type="float">
            <text:p>-2.33521</text:p>
          </table:table-cell>
          <table:table-cell office:value-type="float" office:value="2.21755" calcext:value-type="float">
            <text:p>2.21755</text:p>
          </table:table-cell>
          <table:table-cell office:value-type="float" office:value="3.79664" calcext:value-type="float">
            <text:p>3.79664</text:p>
          </table:table-cell>
          <table:table-cell office:value-type="float" office:value="-1.57909" calcext:value-type="float">
            <text:p>-1.57909</text:p>
          </table:table-cell>
          <table:table-cell table:number-columns-repeated="2" office:value-type="string" calcext:value-type="string">
            <text:p>LLLLSLLAVLTGLLFLLLILI</text:p>
          </table:table-cell>
          <table:table-cell office:value-type="string" calcext:value-type="string">
            <text:p>LL--S--AV-TG--FL-LI--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/data02/gloiseau/Sequence_Design_Project/vdwSequenceDesign/sequenceDesign/12_06_2021/design_1739/LLLLSLLAVLTGLLFLLLILI/backboneOptimization/LLLLSLLAVLTG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2266.9626709797" calcext:value-type="float">
            <text:p>52266.9626709797</text:p>
          </table:table-cell>
          <table:table-cell office:value-type="float" office:value="11454.774820148" calcext:value-type="float">
            <text:p>11454.77482014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9.4726" calcext:value-type="float">
            <text:p>-29.4726</text:p>
          </table:table-cell>
          <table:table-cell office:value-type="float" office:value="-438.132" calcext:value-type="float">
            <text:p>-438.132</text:p>
          </table:table-cell>
          <table:table-cell office:value-type="float" office:value="-408.659" calcext:value-type="float">
            <text:p>-408.659</text:p>
          </table:table-cell>
          <table:table-cell office:value-type="float" office:value="-10.9916" calcext:value-type="float">
            <text:p>-10.9916</text:p>
          </table:table-cell>
          <table:table-cell office:value-type="float" office:value="-90.0794" calcext:value-type="float">
            <text:p>-90.0794</text:p>
          </table:table-cell>
          <table:table-cell office:value-type="float" office:value="-12.3418" calcext:value-type="float">
            <text:p>-12.3418</text:p>
          </table:table-cell>
          <table:table-cell office:value-type="float" office:value="-104.318" calcext:value-type="float">
            <text:p>-104.318</text:p>
          </table:table-cell>
          <table:table-cell office:value-type="float" office:value="6.01031" calcext:value-type="float">
            <text:p>6.01031</text:p>
          </table:table-cell>
          <table:table-cell office:value-type="float" office:value="-243.735" calcext:value-type="float">
            <text:p>-243.735</text:p>
          </table:table-cell>
          <table:table-cell office:value-type="float" office:value="-4.6605" calcext:value-type="float">
            <text:p>-4.6605</text:p>
          </table:table-cell>
          <table:table-cell office:value-type="float" office:value="0.0000454657" calcext:value-type="float">
            <text:p>4.55E-05</text:p>
          </table:table-cell>
          <table:table-cell office:value-type="float" office:value="3754.66" calcext:value-type="float">
            <text:p>3754.66</text:p>
          </table:table-cell>
          <table:table-cell office:value-type="float" office:value="0" calcext:value-type="float">
            <text:p>0</text:p>
          </table:table-cell>
          <table:table-cell office:value-type="float" office:value="9.15074" calcext:value-type="float">
            <text:p>9.15074</text:p>
          </table:table-cell>
          <table:table-cell office:value-type="float" office:value="8.7999" calcext:value-type="float">
            <text:p>8.7999</text:p>
          </table:table-cell>
          <table:table-cell office:value-type="float" office:value="0.350836" calcext:value-type="float">
            <text:p>0.350836</text:p>
          </table:table-cell>
          <table:table-cell office:value-type="float" office:value="30.0892" calcext:value-type="float">
            <text:p>30.0892</text:p>
          </table:table-cell>
          <table:table-cell office:value-type="float" office:value="25.5423" calcext:value-type="float">
            <text:p>25.5423</text:p>
          </table:table-cell>
          <table:table-cell office:value-type="float" office:value="4.54695" calcext:value-type="float">
            <text:p>4.54695</text:p>
          </table:table-cell>
          <table:table-cell office:value-type="float" office:value="94.5173" calcext:value-type="float">
            <text:p>94.5173</text:p>
          </table:table-cell>
          <table:table-cell office:value-type="float" office:value="96.0894" calcext:value-type="float">
            <text:p>96.0894</text:p>
          </table:table-cell>
          <table:table-cell office:value-type="float" office:value="-1.57211" calcext:value-type="float">
            <text:p>-1.57211</text:p>
          </table:table-cell>
          <table:table-cell office:value-type="float" office:value="1.65942" calcext:value-type="float">
            <text:p>1.65942</text:p>
          </table:table-cell>
          <table:table-cell office:value-type="float" office:value="2.57589" calcext:value-type="float">
            <text:p>2.57589</text:p>
          </table:table-cell>
          <table:table-cell office:value-type="float" office:value="-0.916465" calcext:value-type="float">
            <text:p>-0.916465</text:p>
          </table:table-cell>
          <table:table-cell table:number-columns-repeated="2" office:value-type="string" calcext:value-type="string">
            <text:p>LLLLSLLSTLTALLFLLLILI</text:p>
          </table:table-cell>
          <table:table-cell office:value-type="string" calcext:value-type="string">
            <text:p>LL--S--ST-TA--FL-LI--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data02/gloiseau/Sequence_Design_Project/vdwSequenceDesign/sequenceDesign/12_06_2021/design_1190/LLLLSLLSTLTALLFLLLILI/backboneOptimization/LLLLSLLSTLTA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78614.5510660586" calcext:value-type="float">
            <text:p>78614.5510660586</text:p>
          </table:table-cell>
          <table:table-cell office:value-type="float" office:value="22485.619268977" calcext:value-type="float">
            <text:p>22485.61926897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7.2636" calcext:value-type="float">
            <text:p>-27.2636</text:p>
          </table:table-cell>
          <table:table-cell office:value-type="float" office:value="-422.131" calcext:value-type="float">
            <text:p>-422.131</text:p>
          </table:table-cell>
          <table:table-cell office:value-type="float" office:value="-394.867" calcext:value-type="float">
            <text:p>-394.867</text:p>
          </table:table-cell>
          <table:table-cell office:value-type="float" office:value="-11.9566" calcext:value-type="float">
            <text:p>-11.9566</text:p>
          </table:table-cell>
          <table:table-cell office:value-type="float" office:value="-69.2573" calcext:value-type="float">
            <text:p>-69.2573</text:p>
          </table:table-cell>
          <table:table-cell office:value-type="float" office:value="-11.3832" calcext:value-type="float">
            <text:p>-11.3832</text:p>
          </table:table-cell>
          <table:table-cell office:value-type="float" office:value="-104.144" calcext:value-type="float">
            <text:p>-104.144</text:p>
          </table:table-cell>
          <table:table-cell office:value-type="float" office:value="6.18383" calcext:value-type="float">
            <text:p>6.18383</text:p>
          </table:table-cell>
          <table:table-cell office:value-type="float" office:value="-248.729" calcext:value-type="float">
            <text:p>-248.729</text:p>
          </table:table-cell>
          <table:table-cell office:value-type="float" office:value="-6.75814" calcext:value-type="float">
            <text:p>-6.75814</text:p>
          </table:table-cell>
          <table:table-cell office:value-type="float" office:value="0.0000342118" calcext:value-type="float">
            <text:p>3.42E-05</text:p>
          </table:table-cell>
          <table:table-cell office:value-type="float" office:value="3841.38" calcext:value-type="float">
            <text:p>3841.38</text:p>
          </table:table-cell>
          <table:table-cell office:value-type="float" office:value="0" calcext:value-type="float">
            <text:p>0</text:p>
          </table:table-cell>
          <table:table-cell office:value-type="float" office:value="9.15074" calcext:value-type="float">
            <text:p>9.15074</text:p>
          </table:table-cell>
          <table:table-cell office:value-type="float" office:value="8.79078" calcext:value-type="float">
            <text:p>8.79078</text:p>
          </table:table-cell>
          <table:table-cell office:value-type="float" office:value="0.359955" calcext:value-type="float">
            <text:p>0.359955</text:p>
          </table:table-cell>
          <table:table-cell office:value-type="float" office:value="30.0892" calcext:value-type="float">
            <text:p>30.0892</text:p>
          </table:table-cell>
          <table:table-cell office:value-type="float" office:value="25.6079" calcext:value-type="float">
            <text:p>25.6079</text:p>
          </table:table-cell>
          <table:table-cell office:value-type="float" office:value="4.48135" calcext:value-type="float">
            <text:p>4.48135</text:p>
          </table:table-cell>
          <table:table-cell office:value-type="float" office:value="94.5173" calcext:value-type="float">
            <text:p>94.5173</text:p>
          </table:table-cell>
          <table:table-cell office:value-type="float" office:value="96.7507" calcext:value-type="float">
            <text:p>96.7507</text:p>
          </table:table-cell>
          <table:table-cell office:value-type="float" office:value="-2.23343" calcext:value-type="float">
            <text:p>-2.23343</text:p>
          </table:table-cell>
          <table:table-cell office:value-type="float" office:value="1.65942" calcext:value-type="float">
            <text:p>1.65942</text:p>
          </table:table-cell>
          <table:table-cell office:value-type="float" office:value="2.9266" calcext:value-type="float">
            <text:p>2.9266</text:p>
          </table:table-cell>
          <table:table-cell office:value-type="float" office:value="-1.26718" calcext:value-type="float">
            <text:p>-1.26718</text:p>
          </table:table-cell>
          <table:table-cell table:number-columns-repeated="2" office:value-type="string" calcext:value-type="string">
            <text:p>LLLLSLLSTLTALLFYLLILI</text:p>
          </table:table-cell>
          <table:table-cell office:value-type="string" calcext:value-type="string">
            <text:p>LL--S--ST-TA--FY-LI--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/data02/gloiseau/Sequence_Design_Project/vdwSequenceDesign/sequenceDesign/12_06_2021/design_1190/LLLLSLLSTLTALLFYLLILI/backboneOptimization/LLLLSLLSTLTALLFY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737.7855809511" calcext:value-type="float">
            <text:p>55737.7855809511</text:p>
          </table:table-cell>
          <table:table-cell office:value-type="float" office:value="29572.5619747185" calcext:value-type="float">
            <text:p>29572.561974718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4.4029" calcext:value-type="float">
            <text:p>-24.4029</text:p>
          </table:table-cell>
          <table:table-cell office:value-type="float" office:value="-396.985" calcext:value-type="float">
            <text:p>-396.985</text:p>
          </table:table-cell>
          <table:table-cell office:value-type="float" office:value="-372.582" calcext:value-type="float">
            <text:p>-372.582</text:p>
          </table:table-cell>
          <table:table-cell office:value-type="float" office:value="-7.12595" calcext:value-type="float">
            <text:p>-7.12595</text:p>
          </table:table-cell>
          <table:table-cell office:value-type="float" office:value="-74.0427" calcext:value-type="float">
            <text:p>-74.0427</text:p>
          </table:table-cell>
          <table:table-cell office:value-type="float" office:value="1.73058" calcext:value-type="float">
            <text:p>1.73058</text:p>
          </table:table-cell>
          <table:table-cell office:value-type="float" office:value="-71.4543" calcext:value-type="float">
            <text:p>-71.4543</text:p>
          </table:table-cell>
          <table:table-cell table:style-name="ce1" office:value-type="float" office:value="0.00000137522" calcext:value-type="float">
            <text:p>1.38E-06</text:p>
          </table:table-cell>
          <table:table-cell office:value-type="float" office:value="-251.488" calcext:value-type="float">
            <text:p>-251.488</text:p>
          </table:table-cell>
          <table:table-cell office:value-type="float" office:value="-8.85592" calcext:value-type="float">
            <text:p>-8.85592</text:p>
          </table:table-cell>
          <table:table-cell office:value-type="float" office:value="0.0000663072" calcext:value-type="float">
            <text:p>6.63E-05</text:p>
          </table:table-cell>
          <table:table-cell office:value-type="float" office:value="3823" calcext:value-type="float">
            <text:p>3823</text:p>
          </table:table-cell>
          <table:table-cell office:value-type="float" office:value="0" calcext:value-type="float">
            <text:p>0</text:p>
          </table:table-cell>
          <table:table-cell office:value-type="float" office:value="8.3447" calcext:value-type="float">
            <text:p>8.3447</text:p>
          </table:table-cell>
          <table:table-cell office:value-type="float" office:value="8.58367" calcext:value-type="float">
            <text:p>8.58367</text:p>
          </table:table-cell>
          <table:table-cell office:value-type="float" office:value="-0.238971" calcext:value-type="float">
            <text:p>-0.238971</text:p>
          </table:table-cell>
          <table:table-cell office:value-type="float" office:value="28.1031" calcext:value-type="float">
            <text:p>28.1031</text:p>
          </table:table-cell>
          <table:table-cell office:value-type="float" office:value="26.4632" calcext:value-type="float">
            <text:p>26.4632</text:p>
          </table:table-cell>
          <table:table-cell office:value-type="float" office:value="1.63989" calcext:value-type="float">
            <text:p>1.63989</text:p>
          </table:table-cell>
          <table:table-cell office:value-type="float" office:value="89.4531" calcext:value-type="float">
            <text:p>89.4531</text:p>
          </table:table-cell>
          <table:table-cell office:value-type="float" office:value="93.8311" calcext:value-type="float">
            <text:p>93.8311</text:p>
          </table:table-cell>
          <table:table-cell office:value-type="float" office:value="-4.37803" calcext:value-type="float">
            <text:p>-4.37803</text:p>
          </table:table-cell>
          <table:table-cell office:value-type="float" office:value="1.07391" calcext:value-type="float">
            <text:p>1.07391</text:p>
          </table:table-cell>
          <table:table-cell office:value-type="float" office:value="2.52483" calcext:value-type="float">
            <text:p>2.52483</text:p>
          </table:table-cell>
          <table:table-cell office:value-type="float" office:value="-1.45092" calcext:value-type="float">
            <text:p>-1.45092</text:p>
          </table:table-cell>
          <table:table-cell table:number-columns-repeated="2" office:value-type="string" calcext:value-type="string">
            <text:p>LLLLSLLYTLAWLLGFLLILI</text:p>
          </table:table-cell>
          <table:table-cell office:value-type="string" calcext:value-type="string">
            <text:p>LL--S--YT-AW--GF-LI--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/data02/gloiseau/Sequence_Design_Project/vdwSequenceDesign/sequenceDesign/12_06_2021/design_1246/LLLLSLLYTLAWLLGFLLILI/backboneOptimization/LLLLSLLYTLAWLLGF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8705.194937843" calcext:value-type="float">
            <text:p>108705.194937843</text:p>
          </table:table-cell>
          <table:table-cell office:value-type="float" office:value="9688.74140659077" calcext:value-type="float">
            <text:p>9688.7414065907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7.3267" calcext:value-type="float">
            <text:p>-17.3267</text:p>
          </table:table-cell>
          <table:table-cell office:value-type="float" office:value="-379.694" calcext:value-type="float">
            <text:p>-379.694</text:p>
          </table:table-cell>
          <table:table-cell office:value-type="float" office:value="-362.367" calcext:value-type="float">
            <text:p>-362.367</text:p>
          </table:table-cell>
          <table:table-cell office:value-type="float" office:value="-8.57967" calcext:value-type="float">
            <text:p>-8.57967</text:p>
          </table:table-cell>
          <table:table-cell office:value-type="float" office:value="-83.956" calcext:value-type="float">
            <text:p>-83.956</text:p>
          </table:table-cell>
          <table:table-cell office:value-type="float" office:value="0.997958" calcext:value-type="float">
            <text:p>0.997958</text:p>
          </table:table-cell>
          <table:table-cell office:value-type="float" office:value="-58.4098" calcext:value-type="float">
            <text:p>-58.4098</text:p>
          </table:table-cell>
          <table:table-cell office:value-type="float" office:value="-2.0648" calcext:value-type="float">
            <text:p>-2.0648</text:p>
          </table:table-cell>
          <table:table-cell office:value-type="float" office:value="-237.328" calcext:value-type="float">
            <text:p>-237.328</text:p>
          </table:table-cell>
          <table:table-cell office:value-type="float" office:value="-7.51283" calcext:value-type="float">
            <text:p>-7.51283</text:p>
          </table:table-cell>
          <table:table-cell office:value-type="float" office:value="0.0000424664" calcext:value-type="float">
            <text:p>4.25E-05</text:p>
          </table:table-cell>
          <table:table-cell office:value-type="float" office:value="3748.2" calcext:value-type="float">
            <text:p>3748.2</text:p>
          </table:table-cell>
          <table:table-cell office:value-type="float" office:value="0" calcext:value-type="float">
            <text:p>0</text:p>
          </table:table-cell>
          <table:table-cell office:value-type="float" office:value="8.53246" calcext:value-type="float">
            <text:p>8.53246</text:p>
          </table:table-cell>
          <table:table-cell office:value-type="float" office:value="8.85403" calcext:value-type="float">
            <text:p>8.85403</text:p>
          </table:table-cell>
          <table:table-cell office:value-type="float" office:value="-0.321573" calcext:value-type="float">
            <text:p>-0.321573</text:p>
          </table:table-cell>
          <table:table-cell office:value-type="float" office:value="26.39" calcext:value-type="float">
            <text:p>26.39</text:p>
          </table:table-cell>
          <table:table-cell office:value-type="float" office:value="24.1601" calcext:value-type="float">
            <text:p>24.1601</text:p>
          </table:table-cell>
          <table:table-cell office:value-type="float" office:value="2.22993" calcext:value-type="float">
            <text:p>2.22993</text:p>
          </table:table-cell>
          <table:table-cell office:value-type="float" office:value="87.2735" calcext:value-type="float">
            <text:p>87.2735</text:p>
          </table:table-cell>
          <table:table-cell office:value-type="float" office:value="89.2459" calcext:value-type="float">
            <text:p>89.2459</text:p>
          </table:table-cell>
          <table:table-cell office:value-type="float" office:value="-1.97242" calcext:value-type="float">
            <text:p>-1.97242</text:p>
          </table:table-cell>
          <table:table-cell office:value-type="float" office:value="1.37081" calcext:value-type="float">
            <text:p>1.37081</text:p>
          </table:table-cell>
          <table:table-cell office:value-type="float" office:value="2.68129" calcext:value-type="float">
            <text:p>2.68129</text:p>
          </table:table-cell>
          <table:table-cell office:value-type="float" office:value="-1.31048" calcext:value-type="float">
            <text:p>-1.31048</text:p>
          </table:table-cell>
          <table:table-cell table:number-columns-repeated="2" office:value-type="string" calcext:value-type="string">
            <text:p>LLLLTLLAVLYALLGALLILI</text:p>
          </table:table-cell>
          <table:table-cell office:value-type="string" calcext:value-type="string">
            <text:p>LL--T--AV-YA--GA-LI--</text:p>
          </table:table-cell>
          <table:table-cell office:value-type="float" office:value="21" calcext:value-type="float">
            <text:p>2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/data02/gloiseau/Sequence_Design_Project/vdwSequenceDesign/sequenceDesign/12_06_2021/design_1173/LLLLTLLAVLYALLGALLILI/backboneOptimization/LLLLTLLAVLYALLGALLILI.pdb</text:p>
          </table:table-cell>
          <table:table-cell office:value-type="float" office:value="14" calcext:value-type="float">
            <text:p>14</text:p>
          </table:table-cell>
          <table:table-cell office:value-type="float" office:value="80274.3669890889" calcext:value-type="float">
            <text:p>80274.3669890889</text:p>
          </table:table-cell>
          <table:table-cell office:value-type="float" office:value="16324.9010185336" calcext:value-type="float">
            <text:p>16324.9010185336</text:p>
          </table:table-cell>
          <table:table-cell office:value-type="float" office:value="-96.9964513178214" calcext:value-type="float">
            <text:p>-96.99645131782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21.5434" calcext:value-type="float">
            <text:p>-21.5434</text:p>
          </table:table-cell>
          <table:table-cell office:value-type="float" office:value="-420.999" calcext:value-type="float">
            <text:p>-420.999</text:p>
          </table:table-cell>
          <table:table-cell office:value-type="float" office:value="-399.456" calcext:value-type="float">
            <text:p>-399.456</text:p>
          </table:table-cell>
          <table:table-cell office:value-type="float" office:value="-15.4754" calcext:value-type="float">
            <text:p>-15.4754</text:p>
          </table:table-cell>
          <table:table-cell office:value-type="float" office:value="-77.0993" calcext:value-type="float">
            <text:p>-77.0993</text:p>
          </table:table-cell>
          <table:table-cell office:value-type="float" office:value="-8.64277" calcext:value-type="float">
            <text:p>-8.64277</text:p>
          </table:table-cell>
          <table:table-cell office:value-type="float" office:value="-96.2201" calcext:value-type="float">
            <text:p>-96.2201</text:p>
          </table:table-cell>
          <table:table-cell office:value-type="float" office:value="-0.0330998" calcext:value-type="float">
            <text:p>-0.0330998</text:p>
          </table:table-cell>
          <table:table-cell office:value-type="float" office:value="-247.68" calcext:value-type="float">
            <text:p>-247.68</text:p>
          </table:table-cell>
          <table:table-cell office:value-type="float" office:value="-6.80004" calcext:value-type="float">
            <text:p>-6.80004</text:p>
          </table:table-cell>
          <table:table-cell office:value-type="float" office:value="0.0000920795" calcext:value-type="float">
            <text:p>9.21E-05</text:p>
          </table:table-cell>
          <table:table-cell office:value-type="float" office:value="3800.44" calcext:value-type="float">
            <text:p>3800.44</text:p>
          </table:table-cell>
          <table:table-cell office:value-type="float" office:value="0" calcext:value-type="float">
            <text:p>0</text:p>
          </table:table-cell>
          <table:table-cell office:value-type="float" office:value="10.6449" calcext:value-type="float">
            <text:p>10.6449</text:p>
          </table:table-cell>
          <table:table-cell office:value-type="float" office:value="9.98292" calcext:value-type="float">
            <text:p>9.98292</text:p>
          </table:table-cell>
          <table:table-cell office:value-type="float" office:value="0.661984" calcext:value-type="float">
            <text:p>0.661984</text:p>
          </table:table-cell>
          <table:table-cell office:value-type="float" office:value="29.9343" calcext:value-type="float">
            <text:p>29.9343</text:p>
          </table:table-cell>
          <table:table-cell office:value-type="float" office:value="28.1419" calcext:value-type="float">
            <text:p>28.1419</text:p>
          </table:table-cell>
          <table:table-cell office:value-type="float" office:value="1.7924" calcext:value-type="float">
            <text:p>1.7924</text:p>
          </table:table-cell>
          <table:table-cell office:value-type="float" office:value="87.5686" calcext:value-type="float">
            <text:p>87.5686</text:p>
          </table:table-cell>
          <table:table-cell office:value-type="float" office:value="84.3747" calcext:value-type="float">
            <text:p>84.3747</text:p>
          </table:table-cell>
          <table:table-cell office:value-type="float" office:value="3.19395" calcext:value-type="float">
            <text:p>3.19395</text:p>
          </table:table-cell>
          <table:table-cell office:value-type="float" office:value="1.53012" calcext:value-type="float">
            <text:p>1.53012</text:p>
          </table:table-cell>
          <table:table-cell office:value-type="float" office:value="2.85311" calcext:value-type="float">
            <text:p>2.85311</text:p>
          </table:table-cell>
          <table:table-cell office:value-type="float" office:value="-1.32299" calcext:value-type="float">
            <text:p>-1.32299</text:p>
          </table:table-cell>
          <table:table-cell table:number-columns-repeated="2" office:value-type="string" calcext:value-type="string">
            <text:p>LLLLVLLLILTSTLYALLILI</text:p>
          </table:table-cell>
          <table:table-cell office:value-type="string" calcext:value-type="string">
            <text:p>L---V--LI-TST-YA--I-I</text:p>
          </table:table-cell>
          <table:table-cell office:value-type="float" office:value="21" calcext:value-type="float">
            <text:p>21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/data02/gloiseau/Sequence_Design_Project/vdwSequenceDesign/sequenceDesign/12_06_2021/design_834/LLLLVLLLILTSTLYALLILI/backboneOptimization/LLLLVLLLILTSTLYA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5793.6963547471" calcext:value-type="float">
            <text:p>45793.6963547471</text:p>
          </table:table-cell>
          <table:table-cell office:value-type="float" office:value="8013.45818593003" calcext:value-type="float">
            <text:p>8013.4581859300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25.6456" calcext:value-type="float">
            <text:p>-25.6456</text:p>
          </table:table-cell>
          <table:table-cell office:value-type="float" office:value="-427.942" calcext:value-type="float">
            <text:p>-427.942</text:p>
          </table:table-cell>
          <table:table-cell office:value-type="float" office:value="-402.296" calcext:value-type="float">
            <text:p>-402.296</text:p>
          </table:table-cell>
          <table:table-cell office:value-type="float" office:value="-11.8556" calcext:value-type="float">
            <text:p>-11.8556</text:p>
          </table:table-cell>
          <table:table-cell office:value-type="float" office:value="-93.1167" calcext:value-type="float">
            <text:p>-93.1167</text:p>
          </table:table-cell>
          <table:table-cell office:value-type="float" office:value="-2.93711" calcext:value-type="float">
            <text:p>-2.93711</text:p>
          </table:table-cell>
          <table:table-cell office:value-type="float" office:value="-79.2262" calcext:value-type="float">
            <text:p>-79.2262</text:p>
          </table:table-cell>
          <table:table-cell office:value-type="float" office:value="-0.000311007" calcext:value-type="float">
            <text:p>-0.000311007</text:p>
          </table:table-cell>
          <table:table-cell office:value-type="float" office:value="-255.599" calcext:value-type="float">
            <text:p>-255.599</text:p>
          </table:table-cell>
          <table:table-cell office:value-type="float" office:value="-8.91769" calcext:value-type="float">
            <text:p>-8.91769</text:p>
          </table:table-cell>
          <table:table-cell office:value-type="float" office:value="0.0000416882" calcext:value-type="float">
            <text:p>4.17E-05</text:p>
          </table:table-cell>
          <table:table-cell office:value-type="float" office:value="3824.03" calcext:value-type="float">
            <text:p>3824.03</text:p>
          </table:table-cell>
          <table:table-cell office:value-type="float" office:value="0" calcext:value-type="float">
            <text:p>0</text:p>
          </table:table-cell>
          <table:table-cell office:value-type="float" office:value="9.22038" calcext:value-type="float">
            <text:p>9.22038</text:p>
          </table:table-cell>
          <table:table-cell office:value-type="float" office:value="9.43981" calcext:value-type="float">
            <text:p>9.43981</text:p>
          </table:table-cell>
          <table:table-cell office:value-type="float" office:value="-0.219428" calcext:value-type="float">
            <text:p>-0.219428</text:p>
          </table:table-cell>
          <table:table-cell office:value-type="float" office:value="33.5198" calcext:value-type="float">
            <text:p>33.5198</text:p>
          </table:table-cell>
          <table:table-cell office:value-type="float" office:value="30.2072" calcext:value-type="float">
            <text:p>30.2072</text:p>
          </table:table-cell>
          <table:table-cell office:value-type="float" office:value="3.31262" calcext:value-type="float">
            <text:p>3.31262</text:p>
          </table:table-cell>
          <table:table-cell office:value-type="float" office:value="82.9831" calcext:value-type="float">
            <text:p>82.9831</text:p>
          </table:table-cell>
          <table:table-cell office:value-type="float" office:value="88.1784" calcext:value-type="float">
            <text:p>88.1784</text:p>
          </table:table-cell>
          <table:table-cell office:value-type="float" office:value="-5.19533" calcext:value-type="float">
            <text:p>-5.19533</text:p>
          </table:table-cell>
          <table:table-cell office:value-type="float" office:value="1.48243" calcext:value-type="float">
            <text:p>1.48243</text:p>
          </table:table-cell>
          <table:table-cell office:value-type="float" office:value="2.79523" calcext:value-type="float">
            <text:p>2.79523</text:p>
          </table:table-cell>
          <table:table-cell office:value-type="float" office:value="-1.3128" calcext:value-type="float">
            <text:p>-1.3128</text:p>
          </table:table-cell>
          <table:table-cell table:number-columns-repeated="2" office:value-type="string" calcext:value-type="string">
            <text:p>LLLLWLLSLLYTLLALLLILI</text:p>
          </table:table-cell>
          <table:table-cell office:value-type="string" calcext:value-type="string">
            <text:p>LL--W--SL-YT--A--LI-I</text:p>
          </table:table-cell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02/gloiseau/Sequence_Design_Project/vdwSequenceDesign/sequenceDesign/12_06_2021/design_692/LLLLWLLSLLYTLLALLLILI/backboneOptimization/LLLLWLLSLLYT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02926.412692813" calcext:value-type="float">
            <text:p>102926.412692813</text:p>
          </table:table-cell>
          <table:table-cell office:value-type="float" office:value="19726.3204622338" calcext:value-type="float">
            <text:p>19726.320462233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28.1437" calcext:value-type="float">
            <text:p>-28.1437</text:p>
          </table:table-cell>
          <table:table-cell office:value-type="float" office:value="-416.552" calcext:value-type="float">
            <text:p>-416.552</text:p>
          </table:table-cell>
          <table:table-cell office:value-type="float" office:value="-388.408" calcext:value-type="float">
            <text:p>-388.408</text:p>
          </table:table-cell>
          <table:table-cell office:value-type="float" office:value="-21.6717" calcext:value-type="float">
            <text:p>-21.6717</text:p>
          </table:table-cell>
          <table:table-cell office:value-type="float" office:value="-71.3422" calcext:value-type="float">
            <text:p>-71.3422</text:p>
          </table:table-cell>
          <table:table-cell office:value-type="float" office:value="-1.49496" calcext:value-type="float">
            <text:p>-1.49496</text:p>
          </table:table-cell>
          <table:table-cell office:value-type="float" office:value="-104.424" calcext:value-type="float">
            <text:p>-104.424</text:p>
          </table:table-cell>
          <table:table-cell office:value-type="float" office:value="-14.5781" calcext:value-type="float">
            <text:p>-14.5781</text:p>
          </table:table-cell>
          <table:table-cell office:value-type="float" office:value="-240.785" calcext:value-type="float">
            <text:p>-240.785</text:p>
          </table:table-cell>
          <table:table-cell office:value-type="float" office:value="-5.59936" calcext:value-type="float">
            <text:p>-5.59936</text:p>
          </table:table-cell>
          <table:table-cell office:value-type="float" office:value="0.0000920795" calcext:value-type="float">
            <text:p>9.21E-05</text:p>
          </table:table-cell>
          <table:table-cell office:value-type="float" office:value="3974.89" calcext:value-type="float">
            <text:p>3974.89</text:p>
          </table:table-cell>
          <table:table-cell office:value-type="float" office:value="0" calcext:value-type="float">
            <text:p>0</text:p>
          </table:table-cell>
          <table:table-cell office:value-type="float" office:value="8.80692" calcext:value-type="float">
            <text:p>8.80692</text:p>
          </table:table-cell>
          <table:table-cell office:value-type="float" office:value="8.2819" calcext:value-type="float">
            <text:p>8.2819</text:p>
          </table:table-cell>
          <table:table-cell office:value-type="float" office:value="0.525016" calcext:value-type="float">
            <text:p>0.525016</text:p>
          </table:table-cell>
          <table:table-cell office:value-type="float" office:value="39.5456" calcext:value-type="float">
            <text:p>39.5456</text:p>
          </table:table-cell>
          <table:table-cell office:value-type="float" office:value="51.0671" calcext:value-type="float">
            <text:p>51.0671</text:p>
          </table:table-cell>
          <table:table-cell office:value-type="float" office:value="-11.5215" calcext:value-type="float">
            <text:p>-11.5215</text:p>
          </table:table-cell>
          <table:table-cell office:value-type="float" office:value="69.243" calcext:value-type="float">
            <text:p>69.243</text:p>
          </table:table-cell>
          <table:table-cell office:value-type="float" office:value="66.0135" calcext:value-type="float">
            <text:p>66.0135</text:p>
          </table:table-cell>
          <table:table-cell office:value-type="float" office:value="3.22952" calcext:value-type="float">
            <text:p>3.22952</text:p>
          </table:table-cell>
          <table:table-cell office:value-type="float" office:value="1.03206" calcext:value-type="float">
            <text:p>1.03206</text:p>
          </table:table-cell>
          <table:table-cell office:value-type="float" office:value="2.13924" calcext:value-type="float">
            <text:p>2.13924</text:p>
          </table:table-cell>
          <table:table-cell office:value-type="float" office:value="-1.10718" calcext:value-type="float">
            <text:p>-1.10718</text:p>
          </table:table-cell>
          <table:table-cell table:number-columns-repeated="2" office:value-type="string" calcext:value-type="string">
            <text:p>LLLLYLLGTLSTLIALLLILI</text:p>
          </table:table-cell>
          <table:table-cell office:value-type="string" calcext:value-type="string">
            <text:p>L---Y--GT-ST-IA--LI-I</text:p>
          </table:table-cell>
          <table:table-cell office:value-type="float" office:value="21" calcext:value-type="float">
            <text:p>2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02/gloiseau/Sequence_Design_Project/vdwSequenceDesign/sequenceDesign/12_06_2021/design_2303/LLLLYLLGTLSTLIALLLILI/backboneOptimization/LLLLYLLGTLSTLI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0046.7622089775" calcext:value-type="float">
            <text:p>50046.7622089775</text:p>
          </table:table-cell>
          <table:table-cell office:value-type="float" office:value="4947.18161213411" calcext:value-type="float">
            <text:p>4947.18161213411</text:p>
          </table:table-cell>
          <table:table-cell office:value-type="float" office:value="-86.6082526899847" calcext:value-type="float">
            <text:p>-86.608252689984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21.9685" calcext:value-type="float">
            <text:p>-21.9685</text:p>
          </table:table-cell>
          <table:table-cell office:value-type="float" office:value="-402.814" calcext:value-type="float">
            <text:p>-402.814</text:p>
          </table:table-cell>
          <table:table-cell office:value-type="float" office:value="-380.846" calcext:value-type="float">
            <text:p>-380.846</text:p>
          </table:table-cell>
          <table:table-cell office:value-type="float" office:value="-15.6765" calcext:value-type="float">
            <text:p>-15.6765</text:p>
          </table:table-cell>
          <table:table-cell office:value-type="float" office:value="-66.2387" calcext:value-type="float">
            <text:p>-66.2387</text:p>
          </table:table-cell>
          <table:table-cell office:value-type="float" office:value="-2.64524" calcext:value-type="float">
            <text:p>-2.64524</text:p>
          </table:table-cell>
          <table:table-cell office:value-type="float" office:value="-87.6801" calcext:value-type="float">
            <text:p>-87.6801</text:p>
          </table:table-cell>
          <table:table-cell office:value-type="float" office:value="-6.83628" calcext:value-type="float">
            <text:p>-6.83628</text:p>
          </table:table-cell>
          <table:table-cell office:value-type="float" office:value="-248.896" calcext:value-type="float">
            <text:p>-248.896</text:p>
          </table:table-cell>
          <table:table-cell office:value-type="float" office:value="-6.19564" calcext:value-type="float">
            <text:p>-6.19564</text:p>
          </table:table-cell>
          <table:table-cell table:style-name="Default" office:value-type="float" office:value="0.000229918" calcext:value-type="float">
            <text:p>0.000229918</text:p>
          </table:table-cell>
          <table:table-cell office:value-type="float" office:value="4071.72" calcext:value-type="float">
            <text:p>4071.72</text:p>
          </table:table-cell>
          <table:table-cell office:value-type="float" office:value="0" calcext:value-type="float">
            <text:p>0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9.89114" calcext:value-type="float">
            <text:p>9.89114</text:p>
          </table:table-cell>
          <table:table-cell office:value-type="float" office:value="0.479957" calcext:value-type="float">
            <text:p>0.479957</text:p>
          </table:table-cell>
          <table:table-cell office:value-type="float" office:value="-41.891" calcext:value-type="float">
            <text:p>-41.891</text:p>
          </table:table-cell>
          <table:table-cell office:value-type="float" office:value="-32.4492" calcext:value-type="float">
            <text:p>-32.4492</text:p>
          </table:table-cell>
          <table:table-cell office:value-type="float" office:value="-9.44184" calcext:value-type="float">
            <text:p>-9.44184</text:p>
          </table:table-cell>
          <table:table-cell office:value-type="float" office:value="26.1248" calcext:value-type="float">
            <text:p>26.1248</text:p>
          </table:table-cell>
          <table:table-cell office:value-type="float" office:value="25.1214" calcext:value-type="float">
            <text:p>25.1214</text:p>
          </table:table-cell>
          <table:table-cell office:value-type="float" office:value="1.0034" calcext:value-type="float">
            <text:p>1.0034</text:p>
          </table:table-cell>
          <table:table-cell office:value-type="float" office:value="5.19074" calcext:value-type="float">
            <text:p>5.19074</text:p>
          </table:table-cell>
          <table:table-cell office:value-type="float" office:value="6.56" calcext:value-type="float">
            <text:p>6.56</text:p>
          </table:table-cell>
          <table:table-cell office:value-type="float" office:value="-1.36926" calcext:value-type="float">
            <text:p>-1.36926</text:p>
          </table:table-cell>
          <table:table-cell table:number-columns-repeated="2" office:value-type="string" calcext:value-type="string">
            <text:p>LLLSLLLILLTVGLFLTLILI</text:p>
          </table:table-cell>
          <table:table-cell office:value-type="string" calcext:value-type="string">
            <text:p>L-LS--LI--TVG-F-T---I</text:p>
          </table:table-cell>
          <table:table-cell office:value-type="float" office:value="21" calcext:value-type="float">
            <text:p>21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/data02/gloiseau/Sequence_Design_Project/vdwSequenceDesign/sequenceDesign/12_06_2021/design_1215/LLLSLLLILLTVGLFLTLILI/backboneOptimization/LLLSLLLILLTVG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2089.9781695103" calcext:value-type="float">
            <text:p>42089.9781695103</text:p>
          </table:table-cell>
          <table:table-cell office:value-type="float" office:value="9713.56555293962" calcext:value-type="float">
            <text:p>9713.56555293962</text:p>
          </table:table-cell>
          <table:table-cell office:value-type="float" office:value="-83.5201025825526" calcext:value-type="float">
            <text:p>-83.52010258255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-408.2" calcext:value-type="float">
            <text:p>-408.2</text:p>
          </table:table-cell>
          <table:table-cell office:value-type="float" office:value="-387.695" calcext:value-type="float">
            <text:p>-387.695</text:p>
          </table:table-cell>
          <table:table-cell office:value-type="float" office:value="-10.654" calcext:value-type="float">
            <text:p>-10.654</text:p>
          </table:table-cell>
          <table:table-cell office:value-type="float" office:value="-93.6111" calcext:value-type="float">
            <text:p>-93.6111</text:p>
          </table:table-cell>
          <table:table-cell office:value-type="float" office:value="-0.834992" calcext:value-type="float">
            <text:p>-0.834992</text:p>
          </table:table-cell>
          <table:table-cell office:value-type="float" office:value="-71.4543" calcext:value-type="float">
            <text:p>-71.4543</text:p>
          </table:table-cell>
          <table:table-cell office:value-type="float" office:value="-4.29545" calcext:value-type="float">
            <text:p>-4.29545</text:p>
          </table:table-cell>
          <table:table-cell office:value-type="float" office:value="-243.135" calcext:value-type="float">
            <text:p>-243.135</text:p>
          </table:table-cell>
          <table:table-cell office:value-type="float" office:value="-5.52267" calcext:value-type="float">
            <text:p>-5.52267</text:p>
          </table:table-cell>
          <table:table-cell table:style-name="Default" office:value-type="float" office:value="0.000294502" calcext:value-type="float">
            <text:p>0.000294502</text:p>
          </table:table-cell>
          <table:table-cell office:value-type="float" office:value="4021.94" calcext:value-type="float">
            <text:p>4021.94</text:p>
          </table:table-cell>
          <table:table-cell office:value-type="float" office:value="0" calcext:value-type="float">
            <text:p>0</text:p>
          </table:table-cell>
          <table:table-cell office:value-type="float" office:value="9.25335" calcext:value-type="float">
            <text:p>9.25335</text:p>
          </table:table-cell>
          <table:table-cell office:value-type="float" office:value="9.11092" calcext:value-type="float">
            <text:p>9.11092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-26.5701" calcext:value-type="float">
            <text:p>-26.5701</text:p>
          </table:table-cell>
          <table:table-cell office:value-type="float" office:value="-25.5577" calcext:value-type="float">
            <text:p>-25.5577</text:p>
          </table:table-cell>
          <table:table-cell office:value-type="float" office:value="-1.01237" calcext:value-type="float">
            <text:p>-1.01237</text:p>
          </table:table-cell>
          <table:table-cell office:value-type="float" office:value="26.9695" calcext:value-type="float">
            <text:p>26.9695</text:p>
          </table:table-cell>
          <table:table-cell office:value-type="float" office:value="25.4101" calcext:value-type="float">
            <text:p>25.4101</text:p>
          </table:table-cell>
          <table:table-cell office:value-type="float" office:value="1.55935" calcext:value-type="float">
            <text:p>1.55935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5.44015" calcext:value-type="float">
            <text:p>5.44015</text:p>
          </table:table-cell>
          <table:table-cell office:value-type="float" office:value="-1.27643" calcext:value-type="float">
            <text:p>-1.27643</text:p>
          </table:table-cell>
          <table:table-cell table:number-columns-repeated="2" office:value-type="string" calcext:value-type="string">
            <text:p>LLLTLLVGLLSVLLALLLILI</text:p>
          </table:table-cell>
          <table:table-cell office:value-type="string" calcext:value-type="string">
            <text:p>L-LT--VG--SV--A--LI-I</text:p>
          </table:table-cell>
          <table:table-cell office:value-type="float" office:value="21" calcext:value-type="float">
            <text:p>2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/data02/gloiseau/Sequence_Design_Project/vdwSequenceDesign/sequenceDesign/12_06_2021/design_2605/LLLTLLVGLLSVLLALLLILI/backboneOptimization/LLLTLLVGLLSVLLA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4253.0631848633" calcext:value-type="float">
            <text:p>74253.0631848633</text:p>
          </table:table-cell>
          <table:table-cell office:value-type="float" office:value="10627.6544271126" calcext:value-type="float">
            <text:p>10627.654427112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21.2066" calcext:value-type="float">
            <text:p>-21.2066</text:p>
          </table:table-cell>
          <table:table-cell office:value-type="float" office:value="-411.884" calcext:value-type="float">
            <text:p>-411.884</text:p>
          </table:table-cell>
          <table:table-cell office:value-type="float" office:value="-390.677" calcext:value-type="float">
            <text:p>-390.677</text:p>
          </table:table-cell>
          <table:table-cell office:value-type="float" office:value="-12.2336" calcext:value-type="float">
            <text:p>-12.2336</text:p>
          </table:table-cell>
          <table:table-cell office:value-type="float" office:value="-91.7907" calcext:value-type="float">
            <text:p>-91.7907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-65.5648" calcext:value-type="float">
            <text:p>-65.5648</text:p>
          </table:table-cell>
          <table:table-cell office:value-type="float" office:value="-4.533" calcext:value-type="float">
            <text:p>-4.533</text:p>
          </table:table-cell>
          <table:table-cell office:value-type="float" office:value="-254.528" calcext:value-type="float">
            <text:p>-254.528</text:p>
          </table:table-cell>
          <table:table-cell office:value-type="float" office:value="-5.53411" calcext:value-type="float">
            <text:p>-5.53411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3972.27" calcext:value-type="float">
            <text:p>3972.27</text:p>
          </table:table-cell>
          <table:table-cell office:value-type="float" office:value="0" calcext:value-type="float">
            <text:p>0</text:p>
          </table:table-cell>
          <table:table-cell office:value-type="float" office:value="9.588" calcext:value-type="float">
            <text:p>9.588</text:p>
          </table:table-cell>
          <table:table-cell office:value-type="float" office:value="9.23611" calcext:value-type="float">
            <text:p>9.23611</text:p>
          </table:table-cell>
          <table:table-cell office:value-type="float" office:value="0.351886" calcext:value-type="float">
            <text:p>0.351886</text:p>
          </table:table-cell>
          <table:table-cell office:value-type="float" office:value="-23.9398" calcext:value-type="float">
            <text:p>-23.9398</text:p>
          </table:table-cell>
          <table:table-cell office:value-type="float" office:value="-26.1965" calcext:value-type="float">
            <text:p>-26.1965</text:p>
          </table:table-cell>
          <table:table-cell office:value-type="float" office:value="2.25666" calcext:value-type="float">
            <text:p>2.25666</text:p>
          </table:table-cell>
          <table:table-cell office:value-type="float" office:value="27.9816" calcext:value-type="float">
            <text:p>27.9816</text:p>
          </table:table-cell>
          <table:table-cell office:value-type="float" office:value="25.1819" calcext:value-type="float">
            <text:p>25.1819</text:p>
          </table:table-cell>
          <table:table-cell office:value-type="float" office:value="2.79967" calcext:value-type="float">
            <text:p>2.79967</text:p>
          </table:table-cell>
          <table:table-cell office:value-type="float" office:value="4.13755" calcext:value-type="float">
            <text:p>4.13755</text:p>
          </table:table-cell>
          <table:table-cell office:value-type="float" office:value="5.6862" calcext:value-type="float">
            <text:p>5.6862</text:p>
          </table:table-cell>
          <table:table-cell office:value-type="float" office:value="-1.54865" calcext:value-type="float">
            <text:p>-1.54865</text:p>
          </table:table-cell>
          <table:table-cell table:number-columns-repeated="2" office:value-type="string" calcext:value-type="string">
            <text:p>LLLTLLYLLLTVLLALLLILI</text:p>
          </table:table-cell>
          <table:table-cell office:value-type="string" calcext:value-type="string">
            <text:p>L-LT--YL--TV--A--LI-I</text:p>
          </table:table-cell>
          <table:table-cell office:value-type="float" office:value="21" calcext:value-type="float">
            <text:p>21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/data02/gloiseau/Sequence_Design_Project/vdwSequenceDesign/sequenceDesign/12_06_2021/design_1588/LLLTLLYLLLTVLLALLLILI/backboneOptimization/LLLTLLYLLLTVLLA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90473.5910301534" calcext:value-type="float">
            <text:p>90473.5910301534</text:p>
          </table:table-cell>
          <table:table-cell office:value-type="float" office:value="6525.06059326252" calcext:value-type="float">
            <text:p>6525.060593262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25.7929" calcext:value-type="float">
            <text:p>-25.7929</text:p>
          </table:table-cell>
          <table:table-cell office:value-type="float" office:value="-422.849" calcext:value-type="float">
            <text:p>-422.849</text:p>
          </table:table-cell>
          <table:table-cell office:value-type="float" office:value="-397.056" calcext:value-type="float">
            <text:p>-397.056</text:p>
          </table:table-cell>
          <table:table-cell office:value-type="float" office:value="-4.78287" calcext:value-type="float">
            <text:p>-4.78287</text:p>
          </table:table-cell>
          <table:table-cell office:value-type="float" office:value="-97.0396" calcext:value-type="float">
            <text:p>-97.0396</text:p>
          </table:table-cell>
          <table:table-cell office:value-type="float" office:value="0.30875" calcext:value-type="float">
            <text:p>0.30875</text:p>
          </table:table-cell>
          <table:table-cell office:value-type="float" office:value="-74.9595" calcext:value-type="float">
            <text:p>-74.9595</text:p>
          </table:table-cell>
          <table:table-cell office:value-type="float" office:value="0.362211" calcext:value-type="float">
            <text:p>0.362211</text:p>
          </table:table-cell>
          <table:table-cell office:value-type="float" office:value="-250.85" calcext:value-type="float">
            <text:p>-250.85</text:p>
          </table:table-cell>
          <table:table-cell office:value-type="float" office:value="-5.45373" calcext:value-type="float">
            <text:p>-5.45373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4108.69" calcext:value-type="float">
            <text:p>4108.69</text:p>
          </table:table-cell>
          <table:table-cell office:value-type="float" office:value="0" calcext:value-type="float">
            <text:p>0</text:p>
          </table:table-cell>
          <table:table-cell office:value-type="float" office:value="8.92968" calcext:value-type="float">
            <text:p>8.92968</text:p>
          </table:table-cell>
          <table:table-cell office:value-type="float" office:value="8.87689" calcext:value-type="float">
            <text:p>8.87689</text:p>
          </table:table-cell>
          <table:table-cell office:value-type="float" office:value="0.0527851" calcext:value-type="float">
            <text:p>0.0527851</text:p>
          </table:table-cell>
          <table:table-cell office:value-type="float" office:value="-33.438" calcext:value-type="float">
            <text:p>-33.438</text:p>
          </table:table-cell>
          <table:table-cell office:value-type="float" office:value="-32.2782" calcext:value-type="float">
            <text:p>-32.2782</text:p>
          </table:table-cell>
          <table:table-cell office:value-type="float" office:value="-1.1598" calcext:value-type="float">
            <text:p>-1.1598</text:p>
          </table:table-cell>
          <table:table-cell office:value-type="float" office:value="23.7559" calcext:value-type="float">
            <text:p>23.7559</text:p>
          </table:table-cell>
          <table:table-cell office:value-type="float" office:value="20.43" calcext:value-type="float">
            <text:p>20.43</text:p>
          </table:table-cell>
          <table:table-cell office:value-type="float" office:value="3.32588" calcext:value-type="float">
            <text:p>3.32588</text:p>
          </table:table-cell>
          <table:table-cell office:value-type="float" office:value="4.7138" calcext:value-type="float">
            <text:p>4.7138</text:p>
          </table:table-cell>
          <table:table-cell office:value-type="float" office:value="5.84399" calcext:value-type="float">
            <text:p>5.84399</text:p>
          </table:table-cell>
          <table:table-cell office:value-type="float" office:value="-1.13019" calcext:value-type="float">
            <text:p>-1.13019</text:p>
          </table:table-cell>
          <table:table-cell table:number-columns-repeated="2" office:value-type="string" calcext:value-type="string">
            <text:p>LLLVLLAVLLTWLLSVLLILI</text:p>
          </table:table-cell>
          <table:table-cell office:value-type="string" calcext:value-type="string">
            <text:p>L-LV--AV--TW--SV--I-I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data02/gloiseau/Sequence_Design_Project/vdwSequenceDesign/sequenceDesign/12_06_2021/design_1000/LLLVLLAVLLTWLLSVLLILI/backboneOptimization/LLLVLLAVLLTWLLS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98296.5298791278" calcext:value-type="float">
            <text:p>98296.5298791278</text:p>
          </table:table-cell>
          <table:table-cell office:value-type="float" office:value="10095.9250923457" calcext:value-type="float">
            <text:p>10095.9250923457</text:p>
          </table:table-cell>
          <table:table-cell office:value-type="float" office:value="-72.7561011111836" calcext:value-type="float">
            <text:p>-72.756101111183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.0227" calcext:value-type="float">
            <text:p>-11.0227</text:p>
          </table:table-cell>
          <table:table-cell office:value-type="float" office:value="-402.012" calcext:value-type="float">
            <text:p>-402.012</text:p>
          </table:table-cell>
          <table:table-cell office:value-type="float" office:value="-390.989" calcext:value-type="float">
            <text:p>-390.989</text:p>
          </table:table-cell>
          <table:table-cell office:value-type="float" office:value="-3.73171" calcext:value-type="float">
            <text:p>-3.73171</text:p>
          </table:table-cell>
          <table:table-cell office:value-type="float" office:value="-87.9028" calcext:value-type="float">
            <text:p>-87.9028</text:p>
          </table:table-cell>
          <table:table-cell office:value-type="float" office:value="2.10265" calcext:value-type="float">
            <text:p>2.10265</text:p>
          </table:table-cell>
          <table:table-cell office:value-type="float" office:value="-69.8177" calcext:value-type="float">
            <text:p>-69.8177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-244.291" calcext:value-type="float">
            <text:p>-244.291</text:p>
          </table:table-cell>
          <table:table-cell office:value-type="float" office:value="-5.98519" calcext:value-type="float">
            <text:p>-5.98519</text:p>
          </table:table-cell>
          <table:table-cell office:value-type="float" office:value="0.0000652297" calcext:value-type="float">
            <text:p>6.52E-05</text:p>
          </table:table-cell>
          <table:table-cell office:value-type="float" office:value="4051.79" calcext:value-type="float">
            <text:p>4051.79</text:p>
          </table:table-cell>
          <table:table-cell office:value-type="float" office:value="0" calcext:value-type="float">
            <text:p>0</text:p>
          </table:table-cell>
          <table:table-cell office:value-type="float" office:value="8.53117" calcext:value-type="float">
            <text:p>8.53117</text:p>
          </table:table-cell>
          <table:table-cell office:value-type="float" office:value="8.48085" calcext:value-type="float">
            <text:p>8.48085</text:p>
          </table:table-cell>
          <table:table-cell office:value-type="float" office:value="0.0503162" calcext:value-type="float">
            <text:p>0.0503162</text:p>
          </table:table-cell>
          <table:table-cell office:value-type="float" office:value="-32.755" calcext:value-type="float">
            <text:p>-32.755</text:p>
          </table:table-cell>
          <table:table-cell office:value-type="float" office:value="-34.2009" calcext:value-type="float">
            <text:p>-34.2009</text:p>
          </table:table-cell>
          <table:table-cell office:value-type="float" office:value="1.44588" calcext:value-type="float">
            <text:p>1.44588</text:p>
          </table:table-cell>
          <table:table-cell office:value-type="float" office:value="22.3265" calcext:value-type="float">
            <text:p>22.3265</text:p>
          </table:table-cell>
          <table:table-cell office:value-type="float" office:value="18.9454" calcext:value-type="float">
            <text:p>18.9454</text:p>
          </table:table-cell>
          <table:table-cell office:value-type="float" office:value="3.38111" calcext:value-type="float">
            <text:p>3.38111</text:p>
          </table:table-cell>
          <table:table-cell office:value-type="float" office:value="1.61085" calcext:value-type="float">
            <text:p>1.61085</text:p>
          </table:table-cell>
          <table:table-cell office:value-type="float" office:value="2.94303" calcext:value-type="float">
            <text:p>2.94303</text:p>
          </table:table-cell>
          <table:table-cell office:value-type="float" office:value="-1.33218" calcext:value-type="float">
            <text:p>-1.33218</text:p>
          </table:table-cell>
          <table:table-cell table:number-columns-repeated="2" office:value-type="string" calcext:value-type="string">
            <text:p>LLLVLLTLLLGILTGLLLILI</text:p>
          </table:table-cell>
          <table:table-cell office:value-type="string" calcext:value-type="string">
            <text:p>L-LV--TL--GI-TG--LI--</text:p>
          </table:table-cell>
          <table:table-cell office:value-type="float" office:value="21" calcext:value-type="float">
            <text:p>21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/data02/gloiseau/Sequence_Design_Project/vdwSequenceDesign/sequenceDesign/12_06_2021/design_1943/LLLVLLTLLLGILTGLLLILI/backboneOptimization/LLLVLLTLLLGILTG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2777.5413654069" calcext:value-type="float">
            <text:p>72777.5413654069</text:p>
          </table:table-cell>
          <table:table-cell office:value-type="float" office:value="2569.49500168346" calcext:value-type="float">
            <text:p>2569.4950016834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21.9407" calcext:value-type="float">
            <text:p>-21.9407</text:p>
          </table:table-cell>
          <table:table-cell office:value-type="float" office:value="-392.293" calcext:value-type="float">
            <text:p>-392.293</text:p>
          </table:table-cell>
          <table:table-cell office:value-type="float" office:value="-370.352" calcext:value-type="float">
            <text:p>-370.352</text:p>
          </table:table-cell>
          <table:table-cell office:value-type="float" office:value="-12.6017" calcext:value-type="float">
            <text:p>-12.6017</text:p>
          </table:table-cell>
          <table:table-cell office:value-type="float" office:value="-61.1921" calcext:value-type="float">
            <text:p>-61.1921</text:p>
          </table:table-cell>
          <table:table-cell office:value-type="float" office:value="3.91591" calcext:value-type="float">
            <text:p>3.91591</text:p>
          </table:table-cell>
          <table:table-cell office:value-type="float" office:value="-80.9465" calcext:value-type="float">
            <text:p>-80.9465</text:p>
          </table:table-cell>
          <table:table-cell office:value-type="float" office:value="-10.9305" calcext:value-type="float">
            <text:p>-10.9305</text:p>
          </table:table-cell>
          <table:table-cell office:value-type="float" office:value="-250.154" calcext:value-type="float">
            <text:p>-250.154</text:p>
          </table:table-cell>
          <table:table-cell office:value-type="float" office:value="-5.58707" calcext:value-type="float">
            <text:p>-5.58707</text:p>
          </table:table-cell>
          <table:table-cell table:style-name="Default" office:value-type="float" office:value="0.000104495" calcext:value-type="float">
            <text:p>0.000104495</text:p>
          </table:table-cell>
          <table:table-cell office:value-type="float" office:value="3880.96" calcext:value-type="float">
            <text:p>3880.96</text:p>
          </table:table-cell>
          <table:table-cell office:value-type="float" office:value="0" calcext:value-type="float">
            <text:p>0</text:p>
          </table:table-cell>
          <table:table-cell office:value-type="float" office:value="8.9462" calcext:value-type="float">
            <text:p>8.9462</text:p>
          </table:table-cell>
          <table:table-cell office:value-type="float" office:value="9.30342" calcext:value-type="float">
            <text:p>9.30342</text:p>
          </table:table-cell>
          <table:table-cell office:value-type="float" office:value="-0.357223" calcext:value-type="float">
            <text:p>-0.357223</text:p>
          </table:table-cell>
          <table:table-cell office:value-type="float" office:value="-37.344" calcext:value-type="float">
            <text:p>-37.344</text:p>
          </table:table-cell>
          <table:table-cell office:value-type="float" office:value="-37.5366" calcext:value-type="float">
            <text:p>-37.5366</text:p>
          </table:table-cell>
          <table:table-cell office:value-type="float" office:value="0.192611" calcext:value-type="float">
            <text:p>0.192611</text:p>
          </table:table-cell>
          <table:table-cell office:value-type="float" office:value="47.7769" calcext:value-type="float">
            <text:p>47.7769</text:p>
          </table:table-cell>
          <table:table-cell office:value-type="float" office:value="44.9473" calcext:value-type="float">
            <text:p>44.9473</text:p>
          </table:table-cell>
          <table:table-cell office:value-type="float" office:value="2.82964" calcext:value-type="float">
            <text:p>2.82964</text:p>
          </table:table-cell>
          <table:table-cell office:value-type="float" office:value="2.03537" calcext:value-type="float">
            <text:p>2.03537</text:p>
          </table:table-cell>
          <table:table-cell office:value-type="float" office:value="3.28169" calcext:value-type="float">
            <text:p>3.28169</text:p>
          </table:table-cell>
          <table:table-cell office:value-type="float" office:value="-1.24632" calcext:value-type="float">
            <text:p>-1.24632</text:p>
          </table:table-cell>
          <table:table-cell table:number-columns-repeated="2" office:value-type="string" calcext:value-type="string">
            <text:p>LLLWLAGTLLFVLLTILLILI</text:p>
          </table:table-cell>
          <table:table-cell office:value-type="string" calcext:value-type="string">
            <text:p>L--W-AGT--FV--TI--I-I</text:p>
          </table:table-cell>
          <table:table-cell office:value-type="float" office:value="21" calcext:value-type="float">
            <text:p>2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/data02/gloiseau/Sequence_Design_Project/vdwSequenceDesign/sequenceDesign/12_06_2021/design_1323/LLLWLAGTLLFVLLTILLILI/backboneOptimization/LLLWLAGTLLFVLLTI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3869.3532791875" calcext:value-type="float">
            <text:p>53869.3532791875</text:p>
          </table:table-cell>
          <table:table-cell office:value-type="float" office:value="6972.13715438431" calcext:value-type="float">
            <text:p>6972.13715438431</text:p>
          </table:table-cell>
          <table:table-cell office:value-type="float" office:value="-68.4311782397378" calcext:value-type="float">
            <text:p>-68.431178239737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9.5719" calcext:value-type="float">
            <text:p>-19.5719</text:p>
          </table:table-cell>
          <table:table-cell office:value-type="float" office:value="-380.247" calcext:value-type="float">
            <text:p>-380.247</text:p>
          </table:table-cell>
          <table:table-cell office:value-type="float" office:value="-360.675" calcext:value-type="float">
            <text:p>-360.675</text:p>
          </table:table-cell>
          <table:table-cell office:value-type="float" office:value="-8.56888" calcext:value-type="float">
            <text:p>-8.56888</text:p>
          </table:table-cell>
          <table:table-cell office:value-type="float" office:value="-73.8028" calcext:value-type="float">
            <text:p>-73.8028</text:p>
          </table:table-cell>
          <table:table-cell office:value-type="float" office:value="-1.60565" calcext:value-type="float">
            <text:p>-1.60565</text:p>
          </table:table-cell>
          <table:table-cell office:value-type="float" office:value="-61.7394" calcext:value-type="float">
            <text:p>-61.7394</text:p>
          </table:table-cell>
          <table:table-cell office:value-type="float" office:value="-2.78132" calcext:value-type="float">
            <text:p>-2.78132</text:p>
          </table:table-cell>
          <table:table-cell office:value-type="float" office:value="-244.705" calcext:value-type="float">
            <text:p>-244.705</text:p>
          </table:table-cell>
          <table:table-cell office:value-type="float" office:value="-4.18271" calcext:value-type="float">
            <text:p>-4.18271</text:p>
          </table:table-cell>
          <table:table-cell table:style-name="Default" office:value-type="float" office:value="0.000112871" calcext:value-type="float">
            <text:p>0.000112871</text:p>
          </table:table-cell>
          <table:table-cell office:value-type="float" office:value="4168.32" calcext:value-type="float">
            <text:p>4168.32</text:p>
          </table:table-cell>
          <table:table-cell office:value-type="float" office:value="0" calcext:value-type="float">
            <text:p>0</text:p>
          </table:table-cell>
          <table:table-cell office:value-type="float" office:value="8.53994" calcext:value-type="float">
            <text:p>8.53994</text:p>
          </table:table-cell>
          <table:table-cell office:value-type="float" office:value="8.4106" calcext:value-type="float">
            <text:p>8.4106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-51.7985" calcext:value-type="float">
            <text:p>-51.7985</text:p>
          </table:table-cell>
          <table:table-cell office:value-type="float" office:value="-52.9408" calcext:value-type="float">
            <text:p>-52.9408</text:p>
          </table:table-cell>
          <table:table-cell office:value-type="float" office:value="1.14234" calcext:value-type="float">
            <text:p>1.14234</text:p>
          </table:table-cell>
          <table:table-cell office:value-type="float" office:value="18.0259" calcext:value-type="float">
            <text:p>18.0259</text:p>
          </table:table-cell>
          <table:table-cell office:value-type="float" office:value="14.366" calcext:value-type="float">
            <text:p>14.366</text:p>
          </table:table-cell>
          <table:table-cell office:value-type="float" office:value="3.65987" calcext:value-type="float">
            <text:p>3.65987</text:p>
          </table:table-cell>
          <table:table-cell office:value-type="float" office:value="3.90398" calcext:value-type="float">
            <text:p>3.90398</text:p>
          </table:table-cell>
          <table:table-cell office:value-type="float" office:value="4.853" calcext:value-type="float">
            <text:p>4.853</text:p>
          </table:table-cell>
          <table:table-cell office:value-type="float" office:value="-0.949018" calcext:value-type="float">
            <text:p>-0.949018</text:p>
          </table:table-cell>
          <table:table-cell table:number-columns-repeated="2" office:value-type="string" calcext:value-type="string">
            <text:p>LLLWLLAGLFTLLAVLLLILI</text:p>
          </table:table-cell>
          <table:table-cell office:value-type="string" calcext:value-type="string">
            <text:p>L-LW--AG-FTL-AV-----I</text:p>
          </table:table-cell>
          <table:table-cell office:value-type="float" office:value="21" calcext:value-type="float">
            <text:p>2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02/gloiseau/Sequence_Design_Project/vdwSequenceDesign/sequenceDesign/12_06_2021/design_1799/LLLWLLAGLFTLLAVLLLILI/backboneOptimization/LLLWLLAGLFTLLAV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5509.0346409035" calcext:value-type="float">
            <text:p>55509.0346409035</text:p>
          </table:table-cell>
          <table:table-cell office:value-type="float" office:value="4537.76994383125" calcext:value-type="float">
            <text:p>4537.76994383125</text:p>
          </table:table-cell>
          <table:table-cell office:value-type="float" office:value="-91.2114233782302" calcext:value-type="float">
            <text:p>-91.21142337823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1.8611" calcext:value-type="float">
            <text:p>-11.8611</text:p>
          </table:table-cell>
          <table:table-cell office:value-type="float" office:value="-364.27" calcext:value-type="float">
            <text:p>-364.27</text:p>
          </table:table-cell>
          <table:table-cell office:value-type="float" office:value="-352.409" calcext:value-type="float">
            <text:p>-352.409</text:p>
          </table:table-cell>
          <table:table-cell office:value-type="float" office:value="-4.03105" calcext:value-type="float">
            <text:p>-4.03105</text:p>
          </table:table-cell>
          <table:table-cell office:value-type="float" office:value="-47.851" calcext:value-type="float">
            <text:p>-47.851</text:p>
          </table:table-cell>
          <table:table-cell office:value-type="float" office:value="4.39941" calcext:value-type="float">
            <text:p>4.39941</text:p>
          </table:table-cell>
          <table:table-cell office:value-type="float" office:value="-67.1529" calcext:value-type="float">
            <text:p>-67.1529</text:p>
          </table:table-cell>
          <table:table-cell office:value-type="float" office:value="-5.46707" calcext:value-type="float">
            <text:p>-5.46707</text:p>
          </table:table-cell>
          <table:table-cell office:value-type="float" office:value="-249.266" calcext:value-type="float">
            <text:p>-249.266</text:p>
          </table:table-cell>
          <table:table-cell office:value-type="float" office:value="-2.9632" calcext:value-type="float">
            <text:p>-2.9632</text:p>
          </table:table-cell>
          <table:table-cell office:value-type="float" office:value="0.0000628713" calcext:value-type="float">
            <text:p>6.29E-05</text:p>
          </table:table-cell>
          <table:table-cell office:value-type="float" office:value="3903.58" calcext:value-type="float">
            <text:p>3903.58</text:p>
          </table:table-cell>
          <table:table-cell office:value-type="float" office:value="0" calcext:value-type="float">
            <text:p>0</text:p>
          </table:table-cell>
          <table:table-cell office:value-type="float" office:value="8.00673" calcext:value-type="float">
            <text:p>8.00673</text:p>
          </table:table-cell>
          <table:table-cell office:value-type="float" office:value="7.99209" calcext:value-type="float">
            <text:p>7.99209</text:p>
          </table:table-cell>
          <table:table-cell office:value-type="float" office:value="0.0146389" calcext:value-type="float">
            <text:p>0.0146389</text:p>
          </table:table-cell>
          <table:table-cell office:value-type="float" office:value="-38.6818" calcext:value-type="float">
            <text:p>-38.6818</text:p>
          </table:table-cell>
          <table:table-cell office:value-type="float" office:value="-41.978" calcext:value-type="float">
            <text:p>-41.978</text:p>
          </table:table-cell>
          <table:table-cell office:value-type="float" office:value="3.29618" calcext:value-type="float">
            <text:p>3.29618</text:p>
          </table:table-cell>
          <table:table-cell office:value-type="float" office:value="85.7519" calcext:value-type="float">
            <text:p>85.7519</text:p>
          </table:table-cell>
          <table:table-cell office:value-type="float" office:value="80.7744" calcext:value-type="float">
            <text:p>80.7744</text:p>
          </table:table-cell>
          <table:table-cell office:value-type="float" office:value="4.97753" calcext:value-type="float">
            <text:p>4.97753</text:p>
          </table:table-cell>
          <table:table-cell office:value-type="float" office:value="1.52664" calcext:value-type="float">
            <text:p>1.52664</text:p>
          </table:table-cell>
          <table:table-cell office:value-type="float" office:value="2.03302" calcext:value-type="float">
            <text:p>2.03302</text:p>
          </table:table-cell>
          <table:table-cell office:value-type="float" office:value="-0.506375" calcext:value-type="float">
            <text:p>-0.506375</text:p>
          </table:table-cell>
          <table:table-cell table:number-columns-repeated="2" office:value-type="string" calcext:value-type="string">
            <text:p>LLLWLLLGYLVGLLFTLLILI</text:p>
          </table:table-cell>
          <table:table-cell office:value-type="string" calcext:value-type="string">
            <text:p>L--W---GY-VG--FT--ILI</text:p>
          </table:table-cell>
          <table:table-cell office:value-type="float" office:value="21" calcext:value-type="float">
            <text:p>21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/data02/gloiseau/Sequence_Design_Project/vdwSequenceDesign/sequenceDesign/12_06_2021/design_951/LLLWLLLGYLVGLLFTLLILI/backboneOptimization/LLLWLLLGYLVGLLF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111483.505688992" calcext:value-type="float">
            <text:p>111483.505688992</text:p>
          </table:table-cell>
          <table:table-cell office:value-type="float" office:value="15439.6586602748" calcext:value-type="float">
            <text:p>15439.6586602748</text:p>
          </table:table-cell>
          <table:table-cell office:value-type="float" office:value="-88.3936178228661" calcext:value-type="float">
            <text:p>-88.393617822866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5.9496" calcext:value-type="float">
            <text:p>-15.9496</text:p>
          </table:table-cell>
          <table:table-cell office:value-type="float" office:value="-393.367" calcext:value-type="float">
            <text:p>-393.367</text:p>
          </table:table-cell>
          <table:table-cell office:value-type="float" office:value="-377.417" calcext:value-type="float">
            <text:p>-377.417</text:p>
          </table:table-cell>
          <table:table-cell office:value-type="float" office:value="-9.99857" calcext:value-type="float">
            <text:p>-9.99857</text:p>
          </table:table-cell>
          <table:table-cell office:value-type="float" office:value="-79.0928" calcext:value-type="float">
            <text:p>-79.0928</text:p>
          </table:table-cell>
          <table:table-cell office:value-type="float" office:value="-7.14314" calcext:value-type="float">
            <text:p>-7.14314</text:p>
          </table:table-cell>
          <table:table-cell office:value-type="float" office:value="-74.6056" calcext:value-type="float">
            <text:p>-74.6056</text:p>
          </table:table-cell>
          <table:table-cell office:value-type="float" office:value="0.418426" calcext:value-type="float">
            <text:p>0.418426</text:p>
          </table:table-cell>
          <table:table-cell office:value-type="float" office:value="-239.668" calcext:value-type="float">
            <text:p>-239.668</text:p>
          </table:table-cell>
          <table:table-cell office:value-type="float" office:value="-3.27315" calcext:value-type="float">
            <text:p>-3.27315</text:p>
          </table:table-cell>
          <table:table-cell office:value-type="float" office:value="0.0000937984" calcext:value-type="float">
            <text:p>9.38E-05</text:p>
          </table:table-cell>
          <table:table-cell office:value-type="float" office:value="4201.74" calcext:value-type="float">
            <text:p>4201.74</text:p>
          </table:table-cell>
          <table:table-cell office:value-type="float" office:value="0" calcext:value-type="float">
            <text:p>0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8.77457" calcext:value-type="float">
            <text:p>8.77457</text:p>
          </table:table-cell>
          <table:table-cell office:value-type="float" office:value="-0.427032" calcext:value-type="float">
            <text:p>-0.427032</text:p>
          </table:table-cell>
          <table:table-cell office:value-type="float" office:value="-56.075" calcext:value-type="float">
            <text:p>-56.075</text:p>
          </table:table-cell>
          <table:table-cell office:value-type="float" office:value="-53.8119" calcext:value-type="float">
            <text:p>-53.8119</text:p>
          </table:table-cell>
          <table:table-cell office:value-type="float" office:value="-2.26314" calcext:value-type="float">
            <text:p>-2.26314</text:p>
          </table:table-cell>
          <table:table-cell office:value-type="float" office:value="19.7695" calcext:value-type="float">
            <text:p>19.7695</text:p>
          </table:table-cell>
          <table:table-cell office:value-type="float" office:value="17.4398" calcext:value-type="float">
            <text:p>17.4398</text:p>
          </table:table-cell>
          <table:table-cell office:value-type="float" office:value="2.32967" calcext:value-type="float">
            <text:p>2.32967</text:p>
          </table:table-cell>
          <table:table-cell office:value-type="float" office:value="4.26847" calcext:value-type="float">
            <text:p>4.26847</text:p>
          </table:table-cell>
          <table:table-cell office:value-type="float" office:value="4.77833" calcext:value-type="float">
            <text:p>4.77833</text:p>
          </table:table-cell>
          <table:table-cell office:value-type="float" office:value="-0.509858" calcext:value-type="float">
            <text:p>-0.509858</text:p>
          </table:table-cell>
          <table:table-cell table:number-columns-repeated="2" office:value-type="string" calcext:value-type="string">
            <text:p>LLLWLLVALGTILLATLLILI</text:p>
          </table:table-cell>
          <table:table-cell office:value-type="string" calcext:value-type="string">
            <text:p>L-LW--VA-GTI--AT----I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/data02/gloiseau/Sequence_Design_Project/vdwSequenceDesign/sequenceDesign/12_06_2021/design_2386/LLLWLLVALGTILLATLLILI/backboneOptimization/LLLWLLVALGTILLA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4792.9010326943" calcext:value-type="float">
            <text:p>44792.9010326943</text:p>
          </table:table-cell>
          <table:table-cell office:value-type="float" office:value="1294.51554318296" calcext:value-type="float">
            <text:p>1294.51554318296</text:p>
          </table:table-cell>
          <table:table-cell office:value-type="float" office:value="-59.6922362450911" calcext:value-type="float">
            <text:p>-59.69223624509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20.6186" calcext:value-type="float">
            <text:p>-20.6186</text:p>
          </table:table-cell>
          <table:table-cell office:value-type="float" office:value="-374.148" calcext:value-type="float">
            <text:p>-374.148</text:p>
          </table:table-cell>
          <table:table-cell office:value-type="float" office:value="-353.529" calcext:value-type="float">
            <text:p>-353.529</text:p>
          </table:table-cell>
          <table:table-cell office:value-type="float" office:value="-13.9146" calcext:value-type="float">
            <text:p>-13.9146</text:p>
          </table:table-cell>
          <table:table-cell office:value-type="float" office:value="-46.9023" calcext:value-type="float">
            <text:p>-46.9023</text:p>
          </table:table-cell>
          <table:table-cell office:value-type="float" office:value="-1.17097" calcext:value-type="float">
            <text:p>-1.17097</text:p>
          </table:table-cell>
          <table:table-cell office:value-type="float" office:value="-80.8752" calcext:value-type="float">
            <text:p>-80.8752</text:p>
          </table:table-cell>
          <table:table-cell office:value-type="float" office:value="-9.21554" calcext:value-type="float">
            <text:p>-9.21554</text:p>
          </table:table-cell>
          <table:table-cell office:value-type="float" office:value="-246.37" calcext:value-type="float">
            <text:p>-246.37</text:p>
          </table:table-cell>
          <table:table-cell office:value-type="float" office:value="-3.52808" calcext:value-type="float">
            <text:p>-3.52808</text:p>
          </table:table-cell>
          <table:table-cell office:value-type="float" office:value="0.0000660891" calcext:value-type="float">
            <text:p>6.61E-05</text:p>
          </table:table-cell>
          <table:table-cell office:value-type="float" office:value="3890.04" calcext:value-type="float">
            <text:p>3890.04</text:p>
          </table:table-cell>
          <table:table-cell office:value-type="float" office:value="0" calcext:value-type="float">
            <text:p>0</text:p>
          </table:table-cell>
          <table:table-cell office:value-type="float" office:value="7.38647" calcext:value-type="float">
            <text:p>7.38647</text:p>
          </table:table-cell>
          <table:table-cell office:value-type="float" office:value="7.90915" calcext:value-type="float">
            <text:p>7.90915</text:p>
          </table:table-cell>
          <table:table-cell office:value-type="float" office:value="-0.522682" calcext:value-type="float">
            <text:p>-0.522682</text:p>
          </table:table-cell>
          <table:table-cell office:value-type="float" office:value="-65.4641" calcext:value-type="float">
            <text:p>-65.4641</text:p>
          </table:table-cell>
          <table:table-cell office:value-type="float" office:value="-56.8201" calcext:value-type="float">
            <text:p>-56.8201</text:p>
          </table:table-cell>
          <table:table-cell office:value-type="float" office:value="-8.64398" calcext:value-type="float">
            <text:p>-8.64398</text:p>
          </table:table-cell>
          <table:table-cell office:value-type="float" office:value="47.1088" calcext:value-type="float">
            <text:p>47.1088</text:p>
          </table:table-cell>
          <table:table-cell office:value-type="float" office:value="48.1389" calcext:value-type="float">
            <text:p>48.1389</text:p>
          </table:table-cell>
          <table:table-cell office:value-type="float" office:value="-1.03013" calcext:value-type="float">
            <text:p>-1.03013</text:p>
          </table:table-cell>
          <table:table-cell office:value-type="float" office:value="3.12359" calcext:value-type="float">
            <text:p>3.12359</text:p>
          </table:table-cell>
          <table:table-cell office:value-type="float" office:value="3.55625" calcext:value-type="float">
            <text:p>3.55625</text:p>
          </table:table-cell>
          <table:table-cell office:value-type="float" office:value="-0.432661" calcext:value-type="float">
            <text:p>-0.432661</text:p>
          </table:table-cell>
          <table:table-cell table:number-columns-repeated="2" office:value-type="string" calcext:value-type="string">
            <text:p>LLLWLVAGLLFTLLFLTLILI</text:p>
          </table:table-cell>
          <table:table-cell office:value-type="string" calcext:value-type="string">
            <text:p>L--W-VAGL-FT--F-T---I</text:p>
          </table:table-cell>
          <table:table-cell office:value-type="float" office:value="21" calcext:value-type="float">
            <text:p>2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/data02/gloiseau/Sequence_Design_Project/vdwSequenceDesign/sequenceDesign/12_06_2021/design_2023/LLLWLVAGLLFTLLFLTLILI/backboneOptimization/LLLWLVAGLLFTLLF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9079.0805317038" calcext:value-type="float">
            <text:p>49079.0805317038</text:p>
          </table:table-cell>
          <table:table-cell office:value-type="float" office:value="4005.22291370173" calcext:value-type="float">
            <text:p>4005.22291370173</text:p>
          </table:table-cell>
          <table:table-cell office:value-type="float" office:value="-86.4296107849823" calcext:value-type="float">
            <text:p>-86.42961078498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4.3938" calcext:value-type="float">
            <text:p>-14.3938</text:p>
          </table:table-cell>
          <table:table-cell office:value-type="float" office:value="-387.421" calcext:value-type="float">
            <text:p>-387.421</text:p>
          </table:table-cell>
          <table:table-cell office:value-type="float" office:value="-373.027" calcext:value-type="float">
            <text:p>-373.027</text:p>
          </table:table-cell>
          <table:table-cell office:value-type="float" office:value="-6.77485" calcext:value-type="float">
            <text:p>-6.77485</text:p>
          </table:table-cell>
          <table:table-cell office:value-type="float" office:value="-67.4481" calcext:value-type="float">
            <text:p>-67.4481</text:p>
          </table:table-cell>
          <table:table-cell office:value-type="float" office:value="-3.44193" calcext:value-type="float">
            <text:p>-3.44193</text:p>
          </table:table-cell>
          <table:table-cell office:value-type="float" office:value="-75.5502" calcext:value-type="float">
            <text:p>-75.5502</text:p>
          </table:table-cell>
          <table:table-cell office:value-type="float" office:value="-2.90944" calcext:value-type="float">
            <text:p>-2.90944</text:p>
          </table:table-cell>
          <table:table-cell office:value-type="float" office:value="-244.422" calcext:value-type="float">
            <text:p>-244.422</text:p>
          </table:table-cell>
          <table:table-cell office:value-type="float" office:value="-0.423475" calcext:value-type="float">
            <text:p>-0.423475</text:p>
          </table:table-cell>
          <table:table-cell office:value-type="float" office:value="0.0000587459" calcext:value-type="float">
            <text:p>5.87E-05</text:p>
          </table:table-cell>
          <table:table-cell office:value-type="float" office:value="3728.95" calcext:value-type="float">
            <text:p>3728.95</text:p>
          </table:table-cell>
          <table:table-cell office:value-type="float" office:value="0" calcext:value-type="float">
            <text:p>0</text:p>
          </table:table-cell>
          <table:table-cell office:value-type="float" office:value="8.96848" calcext:value-type="float">
            <text:p>8.96848</text:p>
          </table:table-cell>
          <table:table-cell office:value-type="float" office:value="9.00062" calcext:value-type="float">
            <text:p>9.00062</text:p>
          </table:table-cell>
          <table:table-cell office:value-type="float" office:value="-0.0321436" calcext:value-type="float">
            <text:p>-0.0321436</text:p>
          </table:table-cell>
          <table:table-cell office:value-type="float" office:value="24.6923" calcext:value-type="float">
            <text:p>24.6923</text:p>
          </table:table-cell>
          <table:table-cell office:value-type="float" office:value="23.1475" calcext:value-type="float">
            <text:p>23.1475</text:p>
          </table:table-cell>
          <table:table-cell office:value-type="float" office:value="1.54483" calcext:value-type="float">
            <text:p>1.54483</text:p>
          </table:table-cell>
          <table:table-cell office:value-type="float" office:value="40.303" calcext:value-type="float">
            <text:p>40.303</text:p>
          </table:table-cell>
          <table:table-cell office:value-type="float" office:value="42.1395" calcext:value-type="float">
            <text:p>42.1395</text:p>
          </table:table-cell>
          <table:table-cell office:value-type="float" office:value="-1.83651" calcext:value-type="float">
            <text:p>-1.83651</text:p>
          </table:table-cell>
          <table:table-cell office:value-type="float" office:value="1.76579" calcext:value-type="float">
            <text:p>1.76579</text:p>
          </table:table-cell>
          <table:table-cell office:value-type="float" office:value="1.96649" calcext:value-type="float">
            <text:p>1.96649</text:p>
          </table:table-cell>
          <table:table-cell office:value-type="float" office:value="-0.200696" calcext:value-type="float">
            <text:p>-0.200696</text:p>
          </table:table-cell>
          <table:table-cell table:number-columns-repeated="2" office:value-type="string" calcext:value-type="string">
            <text:p>LLLWVLYFLLSTLGLLLLILI</text:p>
          </table:table-cell>
          <table:table-cell office:value-type="string" calcext:value-type="string">
            <text:p>L--WV-YF--ST-GL--LI--</text:p>
          </table:table-cell>
          <table:table-cell office:value-type="float" office:value="21" calcext:value-type="float">
            <text:p>21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/data02/gloiseau/Sequence_Design_Project/vdwSequenceDesign/sequenceDesign/12_06_2021/design_1451/LLLWVLYFLLSTLGLLLLILI/backboneOptimization/LLLWVLYFLLSTLGL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1341.2223151958" calcext:value-type="float">
            <text:p>41341.2223151958</text:p>
          </table:table-cell>
          <table:table-cell office:value-type="float" office:value="2320.09811677998" calcext:value-type="float">
            <text:p>2320.09811677998</text:p>
          </table:table-cell>
          <table:table-cell office:value-type="float" office:value="-77.232257463206" calcext:value-type="float">
            <text:p>-77.23225746320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22.4686" calcext:value-type="float">
            <text:p>-22.4686</text:p>
          </table:table-cell>
          <table:table-cell office:value-type="float" office:value="-389.611" calcext:value-type="float">
            <text:p>-389.611</text:p>
          </table:table-cell>
          <table:table-cell office:value-type="float" office:value="-367.142" calcext:value-type="float">
            <text:p>-367.142</text:p>
          </table:table-cell>
          <table:table-cell office:value-type="float" office:value="-15.1656" calcext:value-type="float">
            <text:p>-15.1656</text:p>
          </table:table-cell>
          <table:table-cell office:value-type="float" office:value="-56.0078" calcext:value-type="float">
            <text:p>-56.0078</text:p>
          </table:table-cell>
          <table:table-cell office:value-type="float" office:value="-2.60988" calcext:value-type="float">
            <text:p>-2.60988</text:p>
          </table:table-cell>
          <table:table-cell office:value-type="float" office:value="-80.7987" calcext:value-type="float">
            <text:p>-80.7987</text:p>
          </table:table-cell>
          <table:table-cell office:value-type="float" office:value="-8.14434" calcext:value-type="float">
            <text:p>-8.14434</text:p>
          </table:table-cell>
          <table:table-cell office:value-type="float" office:value="-252.804" calcext:value-type="float">
            <text:p>-252.804</text:p>
          </table:table-cell>
          <table:table-cell office:value-type="float" office:value="-4.41209" calcext:value-type="float">
            <text:p>-4.41209</text:p>
          </table:table-cell>
          <table:table-cell office:value-type="float" office:value="0.0000625323" calcext:value-type="float">
            <text:p>6.25E-05</text:p>
          </table:table-cell>
          <table:table-cell office:value-type="float" office:value="4117.11" calcext:value-type="float">
            <text:p>4117.11</text:p>
          </table:table-cell>
          <table:table-cell office:value-type="float" office:value="0" calcext:value-type="float">
            <text:p>0</text:p>
          </table:table-cell>
          <table:table-cell office:value-type="float" office:value="8.15788" calcext:value-type="float">
            <text:p>8.15788</text:p>
          </table:table-cell>
          <table:table-cell office:value-type="float" office:value="8.061" calcext:value-type="float">
            <text:p>8.061</text:p>
          </table:table-cell>
          <table:table-cell office:value-type="float" office:value="0.0968752" calcext:value-type="float">
            <text:p>0.0968752</text:p>
          </table:table-cell>
          <table:table-cell office:value-type="float" office:value="-67.4547" calcext:value-type="float">
            <text:p>-67.4547</text:p>
          </table:table-cell>
          <table:table-cell office:value-type="float" office:value="-60.2523" calcext:value-type="float">
            <text:p>-60.2523</text:p>
          </table:table-cell>
          <table:table-cell office:value-type="float" office:value="-7.20241" calcext:value-type="float">
            <text:p>-7.20241</text:p>
          </table:table-cell>
          <table:table-cell office:value-type="float" office:value="37.2279" calcext:value-type="float">
            <text:p>37.2279</text:p>
          </table:table-cell>
          <table:table-cell office:value-type="float" office:value="42.0937" calcext:value-type="float">
            <text:p>42.0937</text:p>
          </table:table-cell>
          <table:table-cell office:value-type="float" office:value="-4.86584" calcext:value-type="float">
            <text:p>-4.86584</text:p>
          </table:table-cell>
          <table:table-cell office:value-type="float" office:value="3.66556" calcext:value-type="float">
            <text:p>3.66556</text:p>
          </table:table-cell>
          <table:table-cell office:value-type="float" office:value="4.3407" calcext:value-type="float">
            <text:p>4.3407</text:p>
          </table:table-cell>
          <table:table-cell office:value-type="float" office:value="-0.675142" calcext:value-type="float">
            <text:p>-0.675142</text:p>
          </table:table-cell>
          <table:table-cell table:number-columns-repeated="2" office:value-type="string" calcext:value-type="string">
            <text:p>LLLYLLAGTLTWLLFLLLILI</text:p>
          </table:table-cell>
          <table:table-cell office:value-type="string" calcext:value-type="string">
            <text:p>L--Y--AGT-TWL-F---I-I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/data02/gloiseau/Sequence_Design_Project/vdwSequenceDesign/sequenceDesign/12_06_2021/design_962/LLLYLLAGTLTWLLFLLLILI/backboneOptimization/LLLYLLAGTLTWLLF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9173.4901378809" calcext:value-type="float">
            <text:p>69173.4901378809</text:p>
          </table:table-cell>
          <table:table-cell office:value-type="float" office:value="3423.83601448748" calcext:value-type="float">
            <text:p>3423.83601448748</text:p>
          </table:table-cell>
          <table:table-cell office:value-type="float" office:value="-45.7622937314044" calcext:value-type="float">
            <text:p>-45.762293731404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30.2791" calcext:value-type="float">
            <text:p>-30.2791</text:p>
          </table:table-cell>
          <table:table-cell office:value-type="float" office:value="-403.514" calcext:value-type="float">
            <text:p>-403.514</text:p>
          </table:table-cell>
          <table:table-cell office:value-type="float" office:value="-373.235" calcext:value-type="float">
            <text:p>-373.235</text:p>
          </table:table-cell>
          <table:table-cell office:value-type="float" office:value="-20.2841" calcext:value-type="float">
            <text:p>-20.2841</text:p>
          </table:table-cell>
          <table:table-cell office:value-type="float" office:value="-81.325" calcext:value-type="float">
            <text:p>-81.325</text:p>
          </table:table-cell>
          <table:table-cell office:value-type="float" office:value="-10.5122" calcext:value-type="float">
            <text:p>-10.5122</text:p>
          </table:table-cell>
          <table:table-cell office:value-type="float" office:value="-81.9579" calcext:value-type="float">
            <text:p>-81.9579</text:p>
          </table:table-cell>
          <table:table-cell office:value-type="float" office:value="-8.82634" calcext:value-type="float">
            <text:p>-8.82634</text:p>
          </table:table-cell>
          <table:table-cell office:value-type="float" office:value="-240.231" calcext:value-type="float">
            <text:p>-240.231</text:p>
          </table:table-cell>
          <table:table-cell office:value-type="float" office:value="-0.945116" calcext:value-type="float">
            <text:p>-0.945116</text:p>
          </table:table-cell>
          <table:table-cell office:value-type="float" office:value="0.0000831021" calcext:value-type="float">
            <text:p>8.31E-05</text:p>
          </table:table-cell>
          <table:table-cell office:value-type="float" office:value="3945.86" calcext:value-type="float">
            <text:p>3945.86</text:p>
          </table:table-cell>
          <table:table-cell office:value-type="float" office:value="0" calcext:value-type="float">
            <text:p>0</text:p>
          </table:table-cell>
          <table:table-cell office:value-type="float" office:value="7.43856" calcext:value-type="float">
            <text:p>7.43856</text:p>
          </table:table-cell>
          <table:table-cell office:value-type="float" office:value="7.17604" calcext:value-type="float">
            <text:p>7.17604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-54.3304" calcext:value-type="float">
            <text:p>-54.3304</text:p>
          </table:table-cell>
          <table:table-cell office:value-type="float" office:value="-50.23" calcext:value-type="float">
            <text:p>-50.23</text:p>
          </table:table-cell>
          <table:table-cell office:value-type="float" office:value="-4.10039" calcext:value-type="float">
            <text:p>-4.10039</text:p>
          </table:table-cell>
          <table:table-cell office:value-type="float" office:value="31.1171" calcext:value-type="float">
            <text:p>31.1171</text:p>
          </table:table-cell>
          <table:table-cell office:value-type="float" office:value="26.8277" calcext:value-type="float">
            <text:p>26.8277</text:p>
          </table:table-cell>
          <table:table-cell office:value-type="float" office:value="4.28939" calcext:value-type="float">
            <text:p>4.28939</text:p>
          </table:table-cell>
          <table:table-cell office:value-type="float" office:value="3.10896" calcext:value-type="float">
            <text:p>3.10896</text:p>
          </table:table-cell>
          <table:table-cell office:value-type="float" office:value="3.2537" calcext:value-type="float">
            <text:p>3.2537</text:p>
          </table:table-cell>
          <table:table-cell office:value-type="float" office:value="-0.144742" calcext:value-type="float">
            <text:p>-0.144742</text:p>
          </table:table-cell>
          <table:table-cell table:number-columns-repeated="2" office:value-type="string" calcext:value-type="string">
            <text:p>LLLYLLATLLGILVTVLLILI</text:p>
          </table:table-cell>
          <table:table-cell office:value-type="string" calcext:value-type="string">
            <text:p>L-LY--AT--GI-VTV----I</text:p>
          </table:table-cell>
          <table:table-cell office:value-type="float" office:value="21" calcext:value-type="float">
            <text:p>2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02/gloiseau/Sequence_Design_Project/vdwSequenceDesign/sequenceDesign/12_06_2021/design_720/LLLYLLATLLGILVTVLLILI/backboneOptimization/LLLYLLATLLGILVT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8902.97879713" calcext:value-type="float">
            <text:p>48902.97879713</text:p>
          </table:table-cell>
          <table:table-cell office:value-type="float" office:value="8081.63821092952" calcext:value-type="float">
            <text:p>8081.6382109295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27.1605" calcext:value-type="float">
            <text:p>-27.1605</text:p>
          </table:table-cell>
          <table:table-cell office:value-type="float" office:value="-391.304" calcext:value-type="float">
            <text:p>-391.304</text:p>
          </table:table-cell>
          <table:table-cell office:value-type="float" office:value="-364.143" calcext:value-type="float">
            <text:p>-364.143</text:p>
          </table:table-cell>
          <table:table-cell office:value-type="float" office:value="-14.1885" calcext:value-type="float">
            <text:p>-14.1885</text:p>
          </table:table-cell>
          <table:table-cell office:value-type="float" office:value="-63.3377" calcext:value-type="float">
            <text:p>-63.3377</text:p>
          </table:table-cell>
          <table:table-cell office:value-type="float" office:value="-11.7879" calcext:value-type="float">
            <text:p>-11.7879</text:p>
          </table:table-cell>
          <table:table-cell office:value-type="float" office:value="-82.5567" calcext:value-type="float">
            <text:p>-82.5567</text:p>
          </table:table-cell>
          <table:table-cell office:value-type="float" office:value="-0.154101" calcext:value-type="float">
            <text:p>-0.154101</text:p>
          </table:table-cell>
          <table:table-cell office:value-type="float" office:value="-245.409" calcext:value-type="float">
            <text:p>-245.409</text:p>
          </table:table-cell>
          <table:table-cell office:value-type="float" office:value="-2.24612" calcext:value-type="float">
            <text:p>-2.24612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999.1" calcext:value-type="float">
            <text:p>3999.1</text:p>
          </table:table-cell>
          <table:table-cell office:value-type="float" office:value="0" calcext:value-type="float">
            <text:p>0</text:p>
          </table:table-cell>
          <table:table-cell office:value-type="float" office:value="8.66038" calcext:value-type="float">
            <text:p>8.66038</text:p>
          </table:table-cell>
          <table:table-cell office:value-type="float" office:value="8.06065" calcext:value-type="float">
            <text:p>8.06065</text:p>
          </table:table-cell>
          <table:table-cell office:value-type="float" office:value="0.59973" calcext:value-type="float">
            <text:p>0.59973</text:p>
          </table:table-cell>
          <table:table-cell office:value-type="float" office:value="-53.3436" calcext:value-type="float">
            <text:p>-53.3436</text:p>
          </table:table-cell>
          <table:table-cell office:value-type="float" office:value="-53.0583" calcext:value-type="float">
            <text:p>-53.0583</text:p>
          </table:table-cell>
          <table:table-cell office:value-type="float" office:value="-0.285301" calcext:value-type="float">
            <text:p>-0.285301</text:p>
          </table:table-cell>
          <table:table-cell office:value-type="float" office:value="35.0882" calcext:value-type="float">
            <text:p>35.0882</text:p>
          </table:table-cell>
          <table:table-cell office:value-type="float" office:value="42.5202" calcext:value-type="float">
            <text:p>42.5202</text:p>
          </table:table-cell>
          <table:table-cell office:value-type="float" office:value="-7.43204" calcext:value-type="float">
            <text:p>-7.43204</text:p>
          </table:table-cell>
          <table:table-cell office:value-type="float" office:value="2.57686" calcext:value-type="float">
            <text:p>2.57686</text:p>
          </table:table-cell>
          <table:table-cell office:value-type="float" office:value="3.09484" calcext:value-type="float">
            <text:p>3.09484</text:p>
          </table:table-cell>
          <table:table-cell office:value-type="float" office:value="-0.517984" calcext:value-type="float">
            <text:p>-0.517984</text:p>
          </table:table-cell>
          <table:table-cell table:number-columns-repeated="2" office:value-type="string" calcext:value-type="string">
            <text:p>LLLYLLFGLLAILLSVTLILI</text:p>
          </table:table-cell>
          <table:table-cell office:value-type="string" calcext:value-type="string">
            <text:p>L--Y-LFG--AI--SVT---I</text:p>
          </table:table-cell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/data02/gloiseau/Sequence_Design_Project/vdwSequenceDesign/sequenceDesign/12_06_2021/design_1758/LLLYLLFGLLAILLSVTLILI/backboneOptimization/LLLYLLFGLLAILLSV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3181.1811458637" calcext:value-type="float">
            <text:p>43181.1811458637</text:p>
          </table:table-cell>
          <table:table-cell office:value-type="float" office:value="6308.05679889858" calcext:value-type="float">
            <text:p>6308.05679889858</text:p>
          </table:table-cell>
          <table:table-cell office:value-type="float" office:value="-86.7766792184141" calcext:value-type="float">
            <text:p>-86.776679218414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23.8737" calcext:value-type="float">
            <text:p>-23.8737</text:p>
          </table:table-cell>
          <table:table-cell office:value-type="float" office:value="-389.704" calcext:value-type="float">
            <text:p>-389.704</text:p>
          </table:table-cell>
          <table:table-cell office:value-type="float" office:value="-365.83" calcext:value-type="float">
            <text:p>-365.83</text:p>
          </table:table-cell>
          <table:table-cell office:value-type="float" office:value="-3.90969" calcext:value-type="float">
            <text:p>-3.90969</text:p>
          </table:table-cell>
          <table:table-cell office:value-type="float" office:value="-54.6389" calcext:value-type="float">
            <text:p>-54.6389</text:p>
          </table:table-cell>
          <table:table-cell office:value-type="float" office:value="-1.05619" calcext:value-type="float">
            <text:p>-1.05619</text:p>
          </table:table-cell>
          <table:table-cell office:value-type="float" office:value="-80.8777" calcext:value-type="float">
            <text:p>-80.8777</text:p>
          </table:table-cell>
          <table:table-cell office:value-type="float" office:value="0.000213211" calcext:value-type="float">
            <text:p>0.000213211</text:p>
          </table:table-cell>
          <table:table-cell office:value-type="float" office:value="-254.187" calcext:value-type="float">
            <text:p>-254.187</text:p>
          </table:table-cell>
          <table:table-cell office:value-type="float" office:value="-2.85411" calcext:value-type="float">
            <text:p>-2.85411</text:p>
          </table:table-cell>
          <table:table-cell office:value-type="float" office:value="0.0000554014" calcext:value-type="float">
            <text:p>5.54E-05</text:p>
          </table:table-cell>
          <table:table-cell office:value-type="float" office:value="3928.95" calcext:value-type="float">
            <text:p>3928.95</text:p>
          </table:table-cell>
          <table:table-cell office:value-type="float" office:value="0" calcext:value-type="float">
            <text:p>0</text:p>
          </table:table-cell>
          <table:table-cell office:value-type="float" office:value="8.32889" calcext:value-type="float">
            <text:p>8.32889</text:p>
          </table:table-cell>
          <table:table-cell office:value-type="float" office:value="8.41301" calcext:value-type="float">
            <text:p>8.41301</text:p>
          </table:table-cell>
          <table:table-cell office:value-type="float" office:value="-0.0841193" calcext:value-type="float">
            <text:p>-0.0841193</text:p>
          </table:table-cell>
          <table:table-cell office:value-type="float" office:value="-50.4883" calcext:value-type="float">
            <text:p>-50.4883</text:p>
          </table:table-cell>
          <table:table-cell office:value-type="float" office:value="-50.3819" calcext:value-type="float">
            <text:p>-50.3819</text:p>
          </table:table-cell>
          <table:table-cell office:value-type="float" office:value="-0.106434" calcext:value-type="float">
            <text:p>-0.106434</text:p>
          </table:table-cell>
          <table:table-cell office:value-type="float" office:value="37.099" calcext:value-type="float">
            <text:p>37.099</text:p>
          </table:table-cell>
          <table:table-cell office:value-type="float" office:value="35.5698" calcext:value-type="float">
            <text:p>35.5698</text:p>
          </table:table-cell>
          <table:table-cell office:value-type="float" office:value="1.52916" calcext:value-type="float">
            <text:p>1.52916</text:p>
          </table:table-cell>
          <table:table-cell office:value-type="float" office:value="2.368" calcext:value-type="float">
            <text:p>2.368</text:p>
          </table:table-cell>
          <table:table-cell office:value-type="float" office:value="2.92577" calcext:value-type="float">
            <text:p>2.92577</text:p>
          </table:table-cell>
          <table:table-cell office:value-type="float" office:value="-0.557771" calcext:value-type="float">
            <text:p>-0.557771</text:p>
          </table:table-cell>
          <table:table-cell table:number-columns-repeated="2" office:value-type="string" calcext:value-type="string">
            <text:p>LLLYLLFTLLATLLFLLLILI</text:p>
          </table:table-cell>
          <table:table-cell office:value-type="string" calcext:value-type="string">
            <text:p>L-LY--FT--AT--FL--I-I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data02/gloiseau/Sequence_Design_Project/vdwSequenceDesign/sequenceDesign/12_06_2021/design_1164/LLLYLLFTLLATLLFLLLILI/backboneOptimization/LLLYLLFTLLATLLF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2105.3813298809" calcext:value-type="float">
            <text:p>42105.3813298809</text:p>
          </table:table-cell>
          <table:table-cell office:value-type="float" office:value="13261.6198562618" calcext:value-type="float">
            <text:p>13261.6198562618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-380.531" calcext:value-type="float">
            <text:p>-380.531</text:p>
          </table:table-cell>
          <table:table-cell office:value-type="float" office:value="-341.008" calcext:value-type="float">
            <text:p>-341.008</text:p>
          </table:table-cell>
          <table:table-cell office:value-type="float" office:value="-13.04" calcext:value-type="float">
            <text:p>-13.04</text:p>
          </table:table-cell>
          <table:table-cell office:value-type="float" office:value="-63.7985" calcext:value-type="float">
            <text:p>-63.7985</text:p>
          </table:table-cell>
          <table:table-cell office:value-type="float" office:value="-6.15774" calcext:value-type="float">
            <text:p>-6.15774</text:p>
          </table:table-cell>
          <table:table-cell office:value-type="float" office:value="-70.9079" calcext:value-type="float">
            <text:p>-70.9079</text:p>
          </table:table-cell>
          <table:table-cell office:value-type="float" office:value="-5.19733" calcext:value-type="float">
            <text:p>-5.19733</text:p>
          </table:table-cell>
          <table:table-cell office:value-type="float" office:value="-245.825" calcext:value-type="float">
            <text:p>-245.825</text:p>
          </table:table-cell>
          <table:table-cell office:value-type="float" office:value="-1.68452" calcext:value-type="float">
            <text:p>-1.68452</text:p>
          </table:table-cell>
          <table:table-cell office:value-type="float" office:value="0.0000314356" calcext:value-type="float">
            <text:p>3.14E-05</text:p>
          </table:table-cell>
          <table:table-cell office:value-type="float" office:value="3827.84" calcext:value-type="float">
            <text:p>3827.84</text:p>
          </table:table-cell>
          <table:table-cell office:value-type="float" office:value="0" calcext:value-type="float">
            <text:p>0</text:p>
          </table:table-cell>
          <table:table-cell office:value-type="float" office:value="7.16763" calcext:value-type="float">
            <text:p>7.16763</text:p>
          </table:table-cell>
          <table:table-cell office:value-type="float" office:value="6.52285" calcext:value-type="float">
            <text:p>6.52285</text:p>
          </table:table-cell>
          <table:table-cell office:value-type="float" office:value="0.644781" calcext:value-type="float">
            <text:p>0.644781</text:p>
          </table:table-cell>
          <table:table-cell office:value-type="float" office:value="-48.7699" calcext:value-type="float">
            <text:p>-48.7699</text:p>
          </table:table-cell>
          <table:table-cell office:value-type="float" office:value="-49.5548" calcext:value-type="float">
            <text:p>-49.5548</text:p>
          </table:table-cell>
          <table:table-cell office:value-type="float" office:value="0.784887" calcext:value-type="float">
            <text:p>0.784887</text:p>
          </table:table-cell>
          <table:table-cell office:value-type="float" office:value="21.9866" calcext:value-type="float">
            <text:p>21.9866</text:p>
          </table:table-cell>
          <table:table-cell office:value-type="float" office:value="17.7962" calcext:value-type="float">
            <text:p>17.7962</text:p>
          </table:table-cell>
          <table:table-cell office:value-type="float" office:value="4.19039" calcext:value-type="float">
            <text:p>4.19039</text:p>
          </table:table-cell>
          <table:table-cell office:value-type="float" office:value="3.53932" calcext:value-type="float">
            <text:p>3.53932</text:p>
          </table:table-cell>
          <table:table-cell office:value-type="float" office:value="3.84618" calcext:value-type="float">
            <text:p>3.84618</text:p>
          </table:table-cell>
          <table:table-cell office:value-type="float" office:value="-0.306857" calcext:value-type="float">
            <text:p>-0.306857</text:p>
          </table:table-cell>
          <table:table-cell table:number-columns-repeated="2" office:value-type="string" calcext:value-type="string">
            <text:p>LLLYLLGILYGFLVTLLLILI</text:p>
          </table:table-cell>
          <table:table-cell office:value-type="string" calcext:value-type="string">
            <text:p>L-LY--GI-YGF-VT---I--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ata02/gloiseau/Sequence_Design_Project/vdwSequenceDesign/sequenceDesign/12_06_2021/design_701/LLLYLLGILYGFLVTLLLILI/backboneOptimization/LLLYLLGILYGFLV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106058.220938603" calcext:value-type="float">
            <text:p>106058.220938603</text:p>
          </table:table-cell>
          <table:table-cell office:value-type="float" office:value="13537.4032603935" calcext:value-type="float">
            <text:p>13537.403260393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-395.166" calcext:value-type="float">
            <text:p>-395.166</text:p>
          </table:table-cell>
          <table:table-cell office:value-type="float" office:value="-366.38" calcext:value-type="float">
            <text:p>-366.38</text:p>
          </table:table-cell>
          <table:table-cell office:value-type="float" office:value="-22.4632" calcext:value-type="float">
            <text:p>-22.4632</text:p>
          </table:table-cell>
          <table:table-cell office:value-type="float" office:value="-61.945" calcext:value-type="float">
            <text:p>-61.945</text:p>
          </table:table-cell>
          <table:table-cell office:value-type="float" office:value="-14.4098" calcext:value-type="float">
            <text:p>-14.4098</text:p>
          </table:table-cell>
          <table:table-cell office:value-type="float" office:value="-86.0055" calcext:value-type="float">
            <text:p>-86.0055</text:p>
          </table:table-cell>
          <table:table-cell office:value-type="float" office:value="-3.75737" calcext:value-type="float">
            <text:p>-3.75737</text:p>
          </table:table-cell>
          <table:table-cell office:value-type="float" office:value="-247.216" calcext:value-type="float">
            <text:p>-247.216</text:p>
          </table:table-cell>
          <table:table-cell office:value-type="float" office:value="-4.29676" calcext:value-type="float">
            <text:p>-4.29676</text:p>
          </table:table-cell>
          <table:table-cell table:style-name="Default" office:value-type="float" office:value="0.000332408" calcext:value-type="float">
            <text:p>0.000332408</text:p>
          </table:table-cell>
          <table:table-cell office:value-type="float" office:value="3905.73" calcext:value-type="float">
            <text:p>3905.73</text:p>
          </table:table-cell>
          <table:table-cell office:value-type="float" office:value="0" calcext:value-type="float">
            <text:p>0</text:p>
          </table:table-cell>
          <table:table-cell office:value-type="float" office:value="8.14436" calcext:value-type="float">
            <text:p>8.14436</text:p>
          </table:table-cell>
          <table:table-cell office:value-type="float" office:value="8.32308" calcext:value-type="float">
            <text:p>8.32308</text:p>
          </table:table-cell>
          <table:table-cell office:value-type="float" office:value="-0.178722" calcext:value-type="float">
            <text:p>-0.178722</text:p>
          </table:table-cell>
          <table:table-cell office:value-type="float" office:value="-44.4006" calcext:value-type="float">
            <text:p>-44.4006</text:p>
          </table:table-cell>
          <table:table-cell office:value-type="float" office:value="-47.0115" calcext:value-type="float">
            <text:p>-47.0115</text:p>
          </table:table-cell>
          <table:table-cell office:value-type="float" office:value="2.61091" calcext:value-type="float">
            <text:p>2.61091</text:p>
          </table:table-cell>
          <table:table-cell office:value-type="float" office:value="76.311" calcext:value-type="float">
            <text:p>76.311</text:p>
          </table:table-cell>
          <table:table-cell office:value-type="float" office:value="77.3016" calcext:value-type="float">
            <text:p>77.3016</text:p>
          </table:table-cell>
          <table:table-cell office:value-type="float" office:value="-0.990604" calcext:value-type="float">
            <text:p>-0.990604</text:p>
          </table:table-cell>
          <table:table-cell office:value-type="float" office:value="0.170515" calcext:value-type="float">
            <text:p>0.170515</text:p>
          </table:table-cell>
          <table:table-cell office:value-type="float" office:value="0.554896" calcext:value-type="float">
            <text:p>0.554896</text:p>
          </table:table-cell>
          <table:table-cell office:value-type="float" office:value="-0.384381" calcext:value-type="float">
            <text:p>-0.384381</text:p>
          </table:table-cell>
          <table:table-cell table:number-columns-repeated="2" office:value-type="string" calcext:value-type="string">
            <text:p>LLLYLLGSVLFALLTLLLILI</text:p>
          </table:table-cell>
          <table:table-cell office:value-type="string" calcext:value-type="string">
            <text:p>L--Y--GSV-FA--TL--I-I</text:p>
          </table:table-cell>
          <table:table-cell office:value-type="float" office:value="21" calcext:value-type="float">
            <text:p>21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/data02/gloiseau/Sequence_Design_Project/vdwSequenceDesign/sequenceDesign/12_06_2021/design_1766/LLLYLLGSVLFALLTLLLILI/backboneOptimization/LLLYLLGSVLFALLTLLLILI.pdb</text:p>
          </table:table-cell>
          <table:table-cell office:value-type="float" office:value="13" calcext:value-type="float">
            <text:p>13</text:p>
          </table:table-cell>
          <table:table-cell office:value-type="float" office:value="43983.5042426185" calcext:value-type="float">
            <text:p>43983.5042426185</text:p>
          </table:table-cell>
          <table:table-cell office:value-type="float" office:value="1516.32396485394" calcext:value-type="float">
            <text:p>1516.32396485394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11.6198" calcext:value-type="float">
            <text:p>-11.6198</text:p>
          </table:table-cell>
          <table:table-cell office:value-type="float" office:value="-396.541" calcext:value-type="float">
            <text:p>-396.541</text:p>
          </table:table-cell>
          <table:table-cell office:value-type="float" office:value="-384.921" calcext:value-type="float">
            <text:p>-384.921</text:p>
          </table:table-cell>
          <table:table-cell office:value-type="float" office:value="-3.37582" calcext:value-type="float">
            <text:p>-3.37582</text:p>
          </table:table-cell>
          <table:table-cell office:value-type="float" office:value="-73.924" calcext:value-type="float">
            <text:p>-73.924</text:p>
          </table:table-cell>
          <table:table-cell office:value-type="float" office:value="-1.22431" calcext:value-type="float">
            <text:p>-1.22431</text:p>
          </table:table-cell>
          <table:table-cell office:value-type="float" office:value="-79.5421" calcext:value-type="float">
            <text:p>-79.5421</text:p>
          </table:table-cell>
          <table:table-cell office:value-type="float" office:value="0.578845" calcext:value-type="float">
            <text:p>0.578845</text:p>
          </table:table-cell>
          <table:table-cell office:value-type="float" office:value="-243.075" calcext:value-type="float">
            <text:p>-243.075</text:p>
          </table:table-cell>
          <table:table-cell office:value-type="float" office:value="-2.72976" calcext:value-type="float">
            <text:p>-2.72976</text:p>
          </table:table-cell>
          <table:table-cell table:style-name="Default" office:value-type="float" office:value="0.000221606" calcext:value-type="float">
            <text:p>0.000221606</text:p>
          </table:table-cell>
          <table:table-cell office:value-type="float" office:value="4055.04" calcext:value-type="float">
            <text:p>4055.04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6411" calcext:value-type="float">
            <text:p>8.26411</text:p>
          </table:table-cell>
          <table:table-cell office:value-type="float" office:value="-0.120804" calcext:value-type="float">
            <text:p>-0.12080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306" calcext:value-type="float">
            <text:p>-47.1306</text:p>
          </table:table-cell>
          <table:table-cell office:value-type="float" office:value="1.58332" calcext:value-type="float">
            <text:p>1.5833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8941" calcext:value-type="float">
            <text:p>25.8941</text:p>
          </table:table-cell>
          <table:table-cell office:value-type="float" office:value="2.86067" calcext:value-type="float">
            <text:p>2.86067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62916" calcext:value-type="float">
            <text:p>4.62916</text:p>
          </table:table-cell>
          <table:table-cell office:value-type="float" office:value="-0.599984" calcext:value-type="float">
            <text:p>-0.599984</text:p>
          </table:table-cell>
          <table:table-cell table:number-columns-repeated="2" office:value-type="string" calcext:value-type="string">
            <text:p>LLLYLLGTLLSLLLAVLLILI</text:p>
          </table:table-cell>
          <table:table-cell office:value-type="string" calcext:value-type="string">
            <text:p>L-LY--GT--SL--AV--I-I</text:p>
          </table:table-cell>
          <table:table-cell office:value-type="float" office:value="21" calcext:value-type="float">
            <text:p>2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/data02/gloiseau/Sequence_Design_Project/vdwSequenceDesign/sequenceDesign/12_06_2021/design_282/LLLYLLGTLLSLLLAVLLILI/backboneOptimization/LLLYLLGTLLSL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44355.6864977744" calcext:value-type="float">
            <text:p>44355.6864977744</text:p>
          </table:table-cell>
          <table:table-cell office:value-type="float" office:value="3465.06005561189" calcext:value-type="float">
            <text:p>3465.06005561189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41.7891" calcext:value-type="float">
            <text:p>-41.7891</text:p>
          </table:table-cell>
          <table:table-cell office:value-type="float" office:value="-407.885" calcext:value-type="float">
            <text:p>-407.885</text:p>
          </table:table-cell>
          <table:table-cell office:value-type="float" office:value="-366.096" calcext:value-type="float">
            <text:p>-366.096</text:p>
          </table:table-cell>
          <table:table-cell office:value-type="float" office:value="13.4283" calcext:value-type="float">
            <text:p>13.4283</text:p>
          </table:table-cell>
          <table:table-cell office:value-type="float" office:value="-58.0823" calcext:value-type="float">
            <text:p>-58.0823</text:p>
          </table:table-cell>
          <table:table-cell office:value-type="float" office:value="13.9777" calcext:value-type="float">
            <text:p>13.9777</text:p>
          </table:table-cell>
          <table:table-cell office:value-type="float" office:value="-100.198" calcext:value-type="float">
            <text:p>-100.198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office:value-type="float" office:value="-249.605" calcext:value-type="float">
            <text:p>-249.605</text:p>
          </table:table-cell>
          <table:table-cell office:value-type="float" office:value="-0.549467" calcext:value-type="float">
            <text:p>-0.549467</text:p>
          </table:table-cell>
          <table:table-cell office:value-type="float" office:value="0.0000258831" calcext:value-type="float">
            <text:p>2.59E-05</text:p>
          </table:table-cell>
          <table:table-cell office:value-type="float" office:value="3934.14" calcext:value-type="float">
            <text:p>3934.14</text:p>
          </table:table-cell>
          <table:table-cell office:value-type="float" office:value="4731.75" calcext:value-type="float">
            <text:p>4731.75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40664" calcext:value-type="float">
            <text:p>9.40664</text:p>
          </table:table-cell>
          <table:table-cell office:value-type="float" office:value="0.649357" calcext:value-type="float">
            <text:p>0.649357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9.4162" calcext:value-type="float">
            <text:p>-49.4162</text:p>
          </table:table-cell>
          <table:table-cell office:value-type="float" office:value="-6.34966" calcext:value-type="float">
            <text:p>-6.34966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912" calcext:value-type="float">
            <text:p>72.4912</text:p>
          </table:table-cell>
          <table:table-cell office:value-type="float" office:value="-6.61185" calcext:value-type="float">
            <text:p>-6.61185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53961" calcext:value-type="float">
            <text:p>2.53961</text:p>
          </table:table-cell>
          <table:table-cell office:value-type="float" office:value="0.113707" calcext:value-type="float">
            <text:p>0.113707</text:p>
          </table:table-cell>
          <table:table-cell office:value-type="string" calcext:value-type="string">
            <text:p>LLLYLLLALLITTLVLTLILI</text:p>
          </table:table-cell>
          <table:table-cell office:value-type="string" calcext:value-type="string">
            <text:p>LLLYLLLALLFTTLVLTLILI</text:p>
          </table:table-cell>
          <table:table-cell office:value-type="string" calcext:value-type="string">
            <text:p>L--Y-LLA--F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/data02/gloiseau/Sequence_Design_Project/vdwSequenceDesign/sequenceDesign/12_06_2021/design_2667/LLLYLLLALLITTLVLTLILI/backboneOptimization/LLLYLLLALLFTTLVLTLILI.pdb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26.5109" calcext:value-type="float">
            <text:p>-26.5109</text:p>
          </table:table-cell>
          <table:table-cell office:value-type="float" office:value="-407.322" calcext:value-type="float">
            <text:p>-407.322</text:p>
          </table:table-cell>
          <table:table-cell office:value-type="float" office:value="-380.811" calcext:value-type="float">
            <text:p>-380.811</text:p>
          </table:table-cell>
          <table:table-cell office:value-type="float" office:value="-20.5839" calcext:value-type="float">
            <text:p>-20.5839</text:p>
          </table:table-cell>
          <table:table-cell office:value-type="float" office:value="-57.0363" calcext:value-type="float">
            <text:p>-57.0363</text:p>
          </table:table-cell>
          <table:table-cell office:value-type="float" office:value="-9.33412" calcext:value-type="float">
            <text:p>-9.33412</text:p>
          </table:table-cell>
          <table:table-cell office:value-type="float" office:value="-99.5648" calcext:value-type="float">
            <text:p>-99.5648</text:p>
          </table:table-cell>
          <table:table-cell office:value-type="float" office:value="-10.3194" calcext:value-type="float">
            <text:p>-10.3194</text:p>
          </table:table-cell>
          <table:table-cell office:value-type="float" office:value="-250.721" calcext:value-type="float">
            <text:p>-250.721</text:p>
          </table:table-cell>
          <table:table-cell office:value-type="float" office:value="-0.929743" calcext:value-type="float">
            <text:p>-0.929743</text:p>
          </table:table-cell>
          <table:table-cell office:value-type="float" office:value="0.0000258831" calcext:value-type="float">
            <text:p>2.59E-05</text:p>
          </table:table-cell>
          <table:table-cell office:value-type="float" office:value="4223.17" calcext:value-type="float">
            <text:p>4223.17</text:p>
          </table:table-cell>
          <table:table-cell office:value-type="float" office:value="0" calcext:value-type="float">
            <text:p>0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50344" calcext:value-type="float">
            <text:p>9.50344</text:p>
          </table:table-cell>
          <table:table-cell office:value-type="float" office:value="0.552563" calcext:value-type="float">
            <text:p>0.552563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8.4012" calcext:value-type="float">
            <text:p>-48.4012</text:p>
          </table:table-cell>
          <table:table-cell office:value-type="float" office:value="-7.36474" calcext:value-type="float">
            <text:p>-7.36474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748" calcext:value-type="float">
            <text:p>72.4748</text:p>
          </table:table-cell>
          <table:table-cell office:value-type="float" office:value="-6.59539" calcext:value-type="float">
            <text:p>-6.59539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74061" calcext:value-type="float">
            <text:p>2.74061</text:p>
          </table:table-cell>
          <table:table-cell office:value-type="float" office:value="-0.0872919" calcext:value-type="float">
            <text:p>-0.0872919</text:p>
          </table:table-cell>
          <table:table-cell table:number-columns-repeated="2" office:value-type="string" calcext:value-type="string">
            <text:p>LLLYLLLALLFTTLVLTLILI</text:p>
          </table:table-cell>
          <table:table-cell office:value-type="string" calcext:value-type="string">
            <text:p>L--Y-LLA--F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/data02/gloiseau/Sequence_Design_Project/vdwSequenceDesign/sequenceDesign/12_06_2021/design_2667/LLLYLLLALLFTTLVLTLILI/backboneOptimization/LLLYLLLALLFTTLVLTLILI.pd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39.8174" calcext:value-type="float">
            <text:p>-39.8174</text:p>
          </table:table-cell>
          <table:table-cell office:value-type="float" office:value="-420.484" calcext:value-type="float">
            <text:p>-420.484</text:p>
          </table:table-cell>
          <table:table-cell office:value-type="float" office:value="-380.667" calcext:value-type="float">
            <text:p>-380.667</text:p>
          </table:table-cell>
          <table:table-cell office:value-type="float" office:value="-13.1626" calcext:value-type="float">
            <text:p>-13.1626</text:p>
          </table:table-cell>
          <table:table-cell office:value-type="float" office:value="-70.9725" calcext:value-type="float">
            <text:p>-70.9725</text:p>
          </table:table-cell>
          <table:table-cell office:value-type="float" office:value="-13.9362" calcext:value-type="float">
            <text:p>-13.9362</text:p>
          </table:table-cell>
          <table:table-cell office:value-type="float" office:value="-99.5648" calcext:value-type="float">
            <text:p>-99.5648</text:p>
          </table:table-cell>
          <table:table-cell table:style-name="ce1" office:value-type="float" office:value="0.0000000000000710543" calcext:value-type="float">
            <text:p>7.11E-14</text:p>
          </table:table-cell>
          <table:table-cell office:value-type="float" office:value="-249.947" calcext:value-type="float">
            <text:p>-249.947</text:p>
          </table:table-cell>
          <table:table-cell office:value-type="float" office:value="0.773643" calcext:value-type="float">
            <text:p>0.773643</text:p>
          </table:table-cell>
          <table:table-cell office:value-type="float" office:value="0.000032546" calcext:value-type="float">
            <text:p>3.25E-05</text:p>
          </table:table-cell>
          <table:table-cell office:value-type="float" office:value="3924.51" calcext:value-type="float">
            <text:p>3924.51</text:p>
          </table:table-cell>
          <table:table-cell office:value-type="float" office:value="4684.21" calcext:value-type="float">
            <text:p>4684.21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50344" calcext:value-type="float">
            <text:p>9.50344</text:p>
          </table:table-cell>
          <table:table-cell office:value-type="float" office:value="0.552563" calcext:value-type="float">
            <text:p>0.552563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8.4012" calcext:value-type="float">
            <text:p>-48.4012</text:p>
          </table:table-cell>
          <table:table-cell office:value-type="float" office:value="-7.36474" calcext:value-type="float">
            <text:p>-7.36474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748" calcext:value-type="float">
            <text:p>72.4748</text:p>
          </table:table-cell>
          <table:table-cell office:value-type="float" office:value="-6.59539" calcext:value-type="float">
            <text:p>-6.59539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74061" calcext:value-type="float">
            <text:p>2.74061</text:p>
          </table:table-cell>
          <table:table-cell office:value-type="float" office:value="-0.0872919" calcext:value-type="float">
            <text:p>-0.0872919</text:p>
          </table:table-cell>
          <table:table-cell office:value-type="string" calcext:value-type="string">
            <text:p>LLLYLLLALLFTTLVLTLILI</text:p>
          </table:table-cell>
          <table:table-cell office:value-type="string" calcext:value-type="string">
            <text:p>LLLYLLLALLITTLVLTLILI</text:p>
          </table:table-cell>
          <table:table-cell office:value-type="string" calcext:value-type="string">
            <text:p>L--Y-LLA--I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/data02/gloiseau/Sequence_Design_Project/vdwSequenceDesign/sequenceDesign/12_06_2021/design_2667/LLLYLLLALLFTTLVLTLILI/backboneOptimization/LLLYLLLALLITTLVLTLILI.pdb</text:p>
          </table:table-cell>
          <table:table-cell office:value-type="float" office:value="14" calcext:value-type="float">
            <text:p>14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26.4121" calcext:value-type="float">
            <text:p>-26.4121</text:p>
          </table:table-cell>
          <table:table-cell office:value-type="float" office:value="-421.313" calcext:value-type="float">
            <text:p>-421.313</text:p>
          </table:table-cell>
          <table:table-cell office:value-type="float" office:value="-394.901" calcext:value-type="float">
            <text:p>-394.901</text:p>
          </table:table-cell>
          <table:table-cell office:value-type="float" office:value="-21.2181" calcext:value-type="float">
            <text:p>-21.2181</text:p>
          </table:table-cell>
          <table:table-cell office:value-type="float" office:value="-72.06" calcext:value-type="float">
            <text:p>-72.06</text:p>
          </table:table-cell>
          <table:table-cell office:value-type="float" office:value="-9.8964" calcext:value-type="float">
            <text:p>-9.8964</text:p>
          </table:table-cell>
          <table:table-cell office:value-type="float" office:value="-100.198" calcext:value-type="float">
            <text:p>-100.198</text:p>
          </table:table-cell>
          <table:table-cell office:value-type="float" office:value="-10.9522" calcext:value-type="float">
            <text:p>-10.9522</text:p>
          </table:table-cell>
          <table:table-cell office:value-type="float" office:value="-249.056" calcext:value-type="float">
            <text:p>-249.056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0.000032546" calcext:value-type="float">
            <text:p>3.25E-05</text:p>
          </table:table-cell>
          <table:table-cell office:value-type="float" office:value="4270.51" calcext:value-type="float">
            <text:p>4270.51</text:p>
          </table:table-cell>
          <table:table-cell office:value-type="float" office:value="0" calcext:value-type="float">
            <text:p>0</text:p>
          </table:table-cell>
          <table:table-cell office:value-type="float" office:value="10.056" calcext:value-type="float">
            <text:p>10.056</text:p>
          </table:table-cell>
          <table:table-cell office:value-type="float" office:value="9.40664" calcext:value-type="float">
            <text:p>9.40664</text:p>
          </table:table-cell>
          <table:table-cell office:value-type="float" office:value="0.649357" calcext:value-type="float">
            <text:p>0.649357</text:p>
          </table:table-cell>
          <table:table-cell office:value-type="float" office:value="-55.7659" calcext:value-type="float">
            <text:p>-55.7659</text:p>
          </table:table-cell>
          <table:table-cell office:value-type="float" office:value="-49.4162" calcext:value-type="float">
            <text:p>-49.4162</text:p>
          </table:table-cell>
          <table:table-cell office:value-type="float" office:value="-6.34966" calcext:value-type="float">
            <text:p>-6.34966</text:p>
          </table:table-cell>
          <table:table-cell office:value-type="float" office:value="65.8794" calcext:value-type="float">
            <text:p>65.8794</text:p>
          </table:table-cell>
          <table:table-cell office:value-type="float" office:value="72.4912" calcext:value-type="float">
            <text:p>72.4912</text:p>
          </table:table-cell>
          <table:table-cell office:value-type="float" office:value="-6.61185" calcext:value-type="float">
            <text:p>-6.61185</text:p>
          </table:table-cell>
          <table:table-cell office:value-type="float" office:value="2.65332" calcext:value-type="float">
            <text:p>2.65332</text:p>
          </table:table-cell>
          <table:table-cell office:value-type="float" office:value="2.53961" calcext:value-type="float">
            <text:p>2.53961</text:p>
          </table:table-cell>
          <table:table-cell office:value-type="float" office:value="0.113707" calcext:value-type="float">
            <text:p>0.113707</text:p>
          </table:table-cell>
          <table:table-cell table:number-columns-repeated="2" office:value-type="string" calcext:value-type="string">
            <text:p>LLLYLLLALLITTLVLTLILI</text:p>
          </table:table-cell>
          <table:table-cell office:value-type="string" calcext:value-type="string">
            <text:p>L--Y-LLA--ITT-V-T---I</text:p>
          </table:table-cell>
          <table:table-cell office:value-type="float" office:value="21" calcext:value-type="float">
            <text:p>21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/data02/gloiseau/Sequence_Design_Project/vdwSequenceDesign/sequenceDesign/12_06_2021/design_2667/LLLYLLLALLITTLVLTLILI/backboneOptimization/LLLYLLLALLITTLVLTLILI.pdb</text:p>
          </table:table-cell>
          <table:table-cell office:value-type="float" office:value="13" calcext:value-type="float">
            <text:p>13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16.0554" calcext:value-type="float">
            <text:p>-16.0554</text:p>
          </table:table-cell>
          <table:table-cell office:value-type="float" office:value="-406.703" calcext:value-type="float">
            <text:p>-406.703</text:p>
          </table:table-cell>
          <table:table-cell office:value-type="float" office:value="-390.648" calcext:value-type="float">
            <text:p>-390.648</text:p>
          </table:table-cell>
          <table:table-cell office:value-type="float" office:value="-4.18043" calcext:value-type="float">
            <text:p>-4.18043</text:p>
          </table:table-cell>
          <table:table-cell office:value-type="float" office:value="-64.8209" calcext:value-type="float">
            <text:p>-64.8209</text:p>
          </table:table-cell>
          <table:table-cell office:value-type="float" office:value="1.84639" calcext:value-type="float">
            <text:p>1.84639</text:p>
          </table:table-cell>
          <table:table-cell office:value-type="float" office:value="-96.6218" calcext:value-type="float">
            <text:p>-96.6218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245.261" calcext:value-type="float">
            <text:p>-245.261</text:p>
          </table:table-cell>
          <table:table-cell office:value-type="float" office:value="-4.68868" calcext:value-type="float">
            <text:p>-4.68868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4104.66" calcext:value-type="float">
            <text:p>4104.66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32802" calcext:value-type="float">
            <text:p>8.32802</text:p>
          </table:table-cell>
          <table:table-cell office:value-type="float" office:value="-0.184706" calcext:value-type="float">
            <text:p>-0.184706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9.3474" calcext:value-type="float">
            <text:p>-49.3474</text:p>
          </table:table-cell>
          <table:table-cell office:value-type="float" office:value="3.80009" calcext:value-type="float">
            <text:p>3.80009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7295" calcext:value-type="float">
            <text:p>25.7295</text:p>
          </table:table-cell>
          <table:table-cell office:value-type="float" office:value="3.02531" calcext:value-type="float">
            <text:p>3.02531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5.1554" calcext:value-type="float">
            <text:p>5.1554</text:p>
          </table:table-cell>
          <table:table-cell office:value-type="float" office:value="-1.12622" calcext:value-type="float">
            <text:p>-1.12622</text:p>
          </table:table-cell>
          <table:table-cell table:number-columns-repeated="2" office:value-type="string" calcext:value-type="string">
            <text:p>LLLYLLSTLLATLLAVLLILI</text:p>
          </table:table-cell>
          <table:table-cell office:value-type="string" calcext:value-type="string">
            <text:p>L-LY--ST--A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/data02/gloiseau/Sequence_Design_Project/vdwSequenceDesign/sequenceDesign/12_06_2021/design_282/LLLYLLSTLLATLLAVLLILI/backboneOptimization/LLLYLLSTLLA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9.86" calcext:value-type="float">
            <text:p>-19.86</text:p>
          </table:table-cell>
          <table:table-cell office:value-type="float" office:value="-403.766" calcext:value-type="float">
            <text:p>-403.766</text:p>
          </table:table-cell>
          <table:table-cell office:value-type="float" office:value="-383.906" calcext:value-type="float">
            <text:p>-383.906</text:p>
          </table:table-cell>
          <table:table-cell office:value-type="float" office:value="13.9125" calcext:value-type="float">
            <text:p>13.9125</text:p>
          </table:table-cell>
          <table:table-cell office:value-type="float" office:value="-64.3562" calcext:value-type="float">
            <text:p>-64.3562</text:p>
          </table:table-cell>
          <table:table-cell office:value-type="float" office:value="-0.184916" calcext:value-type="float">
            <text:p>-0.184916</text:p>
          </table:table-cell>
          <table:table-cell office:value-type="float" office:value="-95.7334" calcext:value-type="float">
            <text:p>-95.7334</text:p>
          </table:table-cell>
          <table:table-cell office:value-type="float" office:value="12.0526" calcext:value-type="float">
            <text:p>12.0526</text:p>
          </table:table-cell>
          <table:table-cell office:value-type="float" office:value="-243.676" calcext:value-type="float">
            <text:p>-243.676</text:p>
          </table:table-cell>
          <table:table-cell office:value-type="float" office:value="2.04488" calcext:value-type="float">
            <text:p>2.04488</text:p>
          </table:table-cell>
          <table:table-cell office:value-type="float" office:value="0.0000826541" calcext:value-type="float">
            <text:p>8.27E-05</text:p>
          </table:table-cell>
          <table:table-cell office:value-type="float" office:value="3945.82" calcext:value-type="float">
            <text:p>3945.82</text:p>
          </table:table-cell>
          <table:table-cell office:value-type="float" office:value="4639.75" calcext:value-type="float">
            <text:p>4639.75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7353" calcext:value-type="float">
            <text:p>8.27353</text:p>
          </table:table-cell>
          <table:table-cell office:value-type="float" office:value="-0.130224" calcext:value-type="float">
            <text:p>-0.13022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907" calcext:value-type="float">
            <text:p>-47.1907</text:p>
          </table:table-cell>
          <table:table-cell office:value-type="float" office:value="1.64342" calcext:value-type="float">
            <text:p>1.6434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6288" calcext:value-type="float">
            <text:p>25.6288</text:p>
          </table:table-cell>
          <table:table-cell office:value-type="float" office:value="3.12603" calcext:value-type="float">
            <text:p>3.12603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70874" calcext:value-type="float">
            <text:p>4.70874</text:p>
          </table:table-cell>
          <table:table-cell office:value-type="float" office:value="-0.679555" calcext:value-type="float">
            <text:p>-0.679555</text:p>
          </table:table-cell>
          <table:table-cell office:value-type="string" calcext:value-type="string">
            <text:p>LLLYLLSTLLSTLLAVLLILI</text:p>
          </table:table-cell>
          <table:table-cell office:value-type="string" calcext:value-type="string">
            <text:p>LLLYLLSTLLATLLAVLLILI</text:p>
          </table:table-cell>
          <table:table-cell office:value-type="string" calcext:value-type="string">
            <text:p>L-LY--ST--A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/data02/gloiseau/Sequence_Design_Project/vdwSequenceDesign/sequenceDesign/12_06_2021/design_282/LLLYLLSTLLSTLLAVLLILI/backboneOptimization/LLLYLLSTLLAT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12.3483" calcext:value-type="float">
            <text:p>-12.3483</text:p>
          </table:table-cell>
          <table:table-cell office:value-type="float" office:value="-417.678" calcext:value-type="float">
            <text:p>-417.678</text:p>
          </table:table-cell>
          <table:table-cell office:value-type="float" office:value="-405.33" calcext:value-type="float">
            <text:p>-405.33</text:p>
          </table:table-cell>
          <table:table-cell office:value-type="float" office:value="-5.24234" calcext:value-type="float">
            <text:p>-5.24234</text:p>
          </table:table-cell>
          <table:table-cell office:value-type="float" office:value="-64.1713" calcext:value-type="float">
            <text:p>-64.1713</text:p>
          </table:table-cell>
          <table:table-cell office:value-type="float" office:value="-2.61703" calcext:value-type="float">
            <text:p>-2.61703</text:p>
          </table:table-cell>
          <table:table-cell office:value-type="float" office:value="-107.786" calcext:value-type="float">
            <text:p>-107.786</text:p>
          </table:table-cell>
          <table:table-cell office:value-type="float" office:value="0.493989" calcext:value-type="float">
            <text:p>0.493989</text:p>
          </table:table-cell>
          <table:table-cell office:value-type="float" office:value="-245.721" calcext:value-type="float">
            <text:p>-245.721</text:p>
          </table:table-cell>
          <table:table-cell office:value-type="float" office:value="-3.11901" calcext:value-type="float">
            <text:p>-3.11901</text:p>
          </table:table-cell>
          <table:table-cell office:value-type="float" office:value="0.0000645282" calcext:value-type="float">
            <text:p>6.45E-05</text:p>
          </table:table-cell>
          <table:table-cell office:value-type="float" office:value="4074.84" calcext:value-type="float">
            <text:p>4074.84</text:p>
          </table:table-cell>
          <table:table-cell office:value-type="float" office:value="0" calcext:value-type="float">
            <text:p>0</text:p>
          </table:table-cell>
          <table:table-cell office:value-type="float" office:value="8.14331" calcext:value-type="float">
            <text:p>8.14331</text:p>
          </table:table-cell>
          <table:table-cell office:value-type="float" office:value="8.27353" calcext:value-type="float">
            <text:p>8.27353</text:p>
          </table:table-cell>
          <table:table-cell office:value-type="float" office:value="-0.130224" calcext:value-type="float">
            <text:p>-0.130224</text:p>
          </table:table-cell>
          <table:table-cell office:value-type="float" office:value="-45.5473" calcext:value-type="float">
            <text:p>-45.5473</text:p>
          </table:table-cell>
          <table:table-cell office:value-type="float" office:value="-47.1907" calcext:value-type="float">
            <text:p>-47.1907</text:p>
          </table:table-cell>
          <table:table-cell office:value-type="float" office:value="1.64342" calcext:value-type="float">
            <text:p>1.64342</text:p>
          </table:table-cell>
          <table:table-cell office:value-type="float" office:value="28.7548" calcext:value-type="float">
            <text:p>28.7548</text:p>
          </table:table-cell>
          <table:table-cell office:value-type="float" office:value="25.6288" calcext:value-type="float">
            <text:p>25.6288</text:p>
          </table:table-cell>
          <table:table-cell office:value-type="float" office:value="3.12603" calcext:value-type="float">
            <text:p>3.12603</text:p>
          </table:table-cell>
          <table:table-cell office:value-type="float" office:value="4.02918" calcext:value-type="float">
            <text:p>4.02918</text:p>
          </table:table-cell>
          <table:table-cell office:value-type="float" office:value="4.70874" calcext:value-type="float">
            <text:p>4.70874</text:p>
          </table:table-cell>
          <table:table-cell office:value-type="float" office:value="-0.679555" calcext:value-type="float">
            <text:p>-0.679555</text:p>
          </table:table-cell>
          <table:table-cell table:number-columns-repeated="2" office:value-type="string" calcext:value-type="string">
            <text:p>LLLYLLSTLLSTLLAVLLILI</text:p>
          </table:table-cell>
          <table:table-cell office:value-type="string" calcext:value-type="string">
            <text:p>L-LY--ST--S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/data02/gloiseau/Sequence_Design_Project/vdwSequenceDesign/sequenceDesign/12_06_2021/design_282/LLLYLLSTLLSTLLAVLLILI/backboneOptimization/LLLYLLSTLLSTLLA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6073.4963346577" calcext:value-type="float">
            <text:p>66073.4963346577</text:p>
          </table:table-cell>
          <table:table-cell office:value-type="float" office:value="4512.62547891517" calcext:value-type="float">
            <text:p>4512.6254789151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7.846" calcext:value-type="float">
            <text:p>-17.846</text:p>
          </table:table-cell>
          <table:table-cell office:value-type="float" office:value="-414.539" calcext:value-type="float">
            <text:p>-414.539</text:p>
          </table:table-cell>
          <table:table-cell office:value-type="float" office:value="-396.693" calcext:value-type="float">
            <text:p>-396.693</text:p>
          </table:table-cell>
          <table:table-cell office:value-type="float" office:value="-9.52302" calcext:value-type="float">
            <text:p>-9.52302</text:p>
          </table:table-cell>
          <table:table-cell office:value-type="float" office:value="-79.222" calcext:value-type="float">
            <text:p>-79.222</text:p>
          </table:table-cell>
          <table:table-cell office:value-type="float" office:value="-3.22264" calcext:value-type="float">
            <text:p>-3.22264</text:p>
          </table:table-cell>
          <table:table-cell office:value-type="float" office:value="-82.3555" calcext:value-type="float">
            <text:p>-82.3555</text:p>
          </table:table-cell>
          <table:table-cell office:value-type="float" office:value="-0.000293033" calcext:value-type="float">
            <text:p>-0.000293033</text:p>
          </table:table-cell>
          <table:table-cell office:value-type="float" office:value="-252.961" calcext:value-type="float">
            <text:p>-252.961</text:p>
          </table:table-cell>
          <table:table-cell office:value-type="float" office:value="-6.30049" calcext:value-type="float">
            <text:p>-6.30049</text:p>
          </table:table-cell>
          <table:table-cell table:style-name="Default" office:value-type="float" office:value="0.000139326" calcext:value-type="float">
            <text:p>0.000139326</text:p>
          </table:table-cell>
          <table:table-cell office:value-type="float" office:value="4066.79" calcext:value-type="float">
            <text:p>4066.79</text:p>
          </table:table-cell>
          <table:table-cell office:value-type="float" office:value="0" calcext:value-type="float">
            <text:p>0</text:p>
          </table:table-cell>
          <table:table-cell office:value-type="float" office:value="10.3225" calcext:value-type="float">
            <text:p>10.3225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0734597" calcext:value-type="float">
            <text:p>0.0734597</text:p>
          </table:table-cell>
          <table:table-cell office:value-type="float" office:value="-27.503" calcext:value-type="float">
            <text:p>-27.503</text:p>
          </table:table-cell>
          <table:table-cell office:value-type="float" office:value="-22.6645" calcext:value-type="float">
            <text:p>-22.6645</text:p>
          </table:table-cell>
          <table:table-cell office:value-type="float" office:value="-4.8385" calcext:value-type="float">
            <text:p>-4.8385</text:p>
          </table:table-cell>
          <table:table-cell office:value-type="float" office:value="1.73223" calcext:value-type="float">
            <text:p>1.73223</text:p>
          </table:table-cell>
          <table:table-cell office:value-type="float" office:value="4.10151" calcext:value-type="float">
            <text:p>4.10151</text:p>
          </table:table-cell>
          <table:table-cell office:value-type="float" office:value="-2.36928" calcext:value-type="float">
            <text:p>-2.36928</text:p>
          </table:table-cell>
          <table:table-cell office:value-type="float" office:value="2.64464" calcext:value-type="float">
            <text:p>2.64464</text:p>
          </table:table-cell>
          <table:table-cell office:value-type="float" office:value="3.9836" calcext:value-type="float">
            <text:p>3.9836</text:p>
          </table:table-cell>
          <table:table-cell office:value-type="float" office:value="-1.33896" calcext:value-type="float">
            <text:p>-1.33896</text:p>
          </table:table-cell>
          <table:table-cell table:number-columns-repeated="2" office:value-type="string" calcext:value-type="string">
            <text:p>LLLYLLSVLLALLTILLLILI</text:p>
          </table:table-cell>
          <table:table-cell office:value-type="string" calcext:value-type="string">
            <text:p>L-LY--SV--A--TI--LI-I</text:p>
          </table:table-cell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/data02/gloiseau/Sequence_Design_Project/vdwSequenceDesign/sequenceDesign/12_06_2021/design_789/LLLYLLSVLLALLTILLLILI/backboneOptimization/LLLYLLSVLLALLTI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32091.4854106712" calcext:value-type="float">
            <text:p>32091.4854106712</text:p>
          </table:table-cell>
          <table:table-cell office:value-type="float" office:value="1134.45346766293" calcext:value-type="float">
            <text:p>1134.45346766293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8.7713" calcext:value-type="float">
            <text:p>-18.7713</text:p>
          </table:table-cell>
          <table:table-cell office:value-type="float" office:value="-388.821" calcext:value-type="float">
            <text:p>-388.821</text:p>
          </table:table-cell>
          <table:table-cell office:value-type="float" office:value="-370.05" calcext:value-type="float">
            <text:p>-370.05</text:p>
          </table:table-cell>
          <table:table-cell office:value-type="float" office:value="-9.27627" calcext:value-type="float">
            <text:p>-9.27627</text:p>
          </table:table-cell>
          <table:table-cell office:value-type="float" office:value="-66.8523" calcext:value-type="float">
            <text:p>-66.8523</text:p>
          </table:table-cell>
          <table:table-cell office:value-type="float" office:value="-4.75372" calcext:value-type="float">
            <text:p>-4.75372</text:p>
          </table:table-cell>
          <table:table-cell office:value-type="float" office:value="-80.1963" calcext:value-type="float">
            <text:p>-80.1963</text:p>
          </table:table-cell>
          <table:table-cell office:value-type="float" office:value="-3.18321" calcext:value-type="float">
            <text:p>-3.18321</text:p>
          </table:table-cell>
          <table:table-cell office:value-type="float" office:value="-241.773" calcext:value-type="float">
            <text:p>-241.773</text:p>
          </table:table-cell>
          <table:table-cell office:value-type="float" office:value="-1.33964" calcext:value-type="float">
            <text:p>-1.33964</text:p>
          </table:table-cell>
          <table:table-cell office:value-type="float" office:value="0.0000589723" calcext:value-type="float">
            <text:p>5.90E-05</text:p>
          </table:table-cell>
          <table:table-cell office:value-type="float" office:value="3975.46" calcext:value-type="float">
            <text:p>3975.46</text:p>
          </table:table-cell>
          <table:table-cell office:value-type="float" office:value="0" calcext:value-type="float">
            <text:p>0</text:p>
          </table:table-cell>
          <table:table-cell office:value-type="float" office:value="8.61824" calcext:value-type="float">
            <text:p>8.61824</text:p>
          </table:table-cell>
          <table:table-cell office:value-type="float" office:value="8.91214" calcext:value-type="float">
            <text:p>8.91214</text:p>
          </table:table-cell>
          <table:table-cell office:value-type="float" office:value="-0.293897" calcext:value-type="float">
            <text:p>-0.293897</text:p>
          </table:table-cell>
          <table:table-cell office:value-type="float" office:value="-42.8707" calcext:value-type="float">
            <text:p>-42.8707</text:p>
          </table:table-cell>
          <table:table-cell office:value-type="float" office:value="-46.6093" calcext:value-type="float">
            <text:p>-46.6093</text:p>
          </table:table-cell>
          <table:table-cell office:value-type="float" office:value="3.73865" calcext:value-type="float">
            <text:p>3.73865</text:p>
          </table:table-cell>
          <table:table-cell office:value-type="float" office:value="70.4802" calcext:value-type="float">
            <text:p>70.4802</text:p>
          </table:table-cell>
          <table:table-cell office:value-type="float" office:value="71.6552" calcext:value-type="float">
            <text:p>71.6552</text:p>
          </table:table-cell>
          <table:table-cell office:value-type="float" office:value="-1.17499" calcext:value-type="float">
            <text:p>-1.17499</text:p>
          </table:table-cell>
          <table:table-cell office:value-type="float" office:value="1.99965" calcext:value-type="float">
            <text:p>1.99965</text:p>
          </table:table-cell>
          <table:table-cell office:value-type="float" office:value="2.2537" calcext:value-type="float">
            <text:p>2.2537</text:p>
          </table:table-cell>
          <table:table-cell office:value-type="float" office:value="-0.254048" calcext:value-type="float">
            <text:p>-0.254048</text:p>
          </table:table-cell>
          <table:table-cell table:number-columns-repeated="2" office:value-type="string" calcext:value-type="string">
            <text:p>LLLYLLTAILGTLLAVLLILI</text:p>
          </table:table-cell>
          <table:table-cell office:value-type="string" calcext:value-type="string">
            <text:p>L--Y--TAI-GT--AV--I-I</text:p>
          </table:table-cell>
          <table:table-cell office:value-type="float" office:value="21" calcext:value-type="float">
            <text:p>2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/data02/gloiseau/Sequence_Design_Project/vdwSequenceDesign/sequenceDesign/12_06_2021/design_551/LLLYLLTAILGTLLAVLLILI/backboneOptimization/LLLYLLTAILGTLLAV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5194.135797391" calcext:value-type="float">
            <text:p>65194.135797391</text:p>
          </table:table-cell>
          <table:table-cell office:value-type="float" office:value="4568.49988326461" calcext:value-type="float">
            <text:p>4568.49988326461</text:p>
          </table:table-cell>
          <table:table-cell office:value-type="float" office:value="-1.39009161414172" calcext:value-type="float">
            <text:p>-1.3900916141417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9.2901" calcext:value-type="float">
            <text:p>-19.2901</text:p>
          </table:table-cell>
          <table:table-cell office:value-type="float" office:value="-385.094" calcext:value-type="float">
            <text:p>-385.094</text:p>
          </table:table-cell>
          <table:table-cell office:value-type="float" office:value="-365.804" calcext:value-type="float">
            <text:p>-365.804</text:p>
          </table:table-cell>
          <table:table-cell office:value-type="float" office:value="-9.17715" calcext:value-type="float">
            <text:p>-9.17715</text:p>
          </table:table-cell>
          <table:table-cell office:value-type="float" office:value="-64.6577" calcext:value-type="float">
            <text:p>-64.6577</text:p>
          </table:table-cell>
          <table:table-cell office:value-type="float" office:value="-5.00735" calcext:value-type="float">
            <text:p>-5.00735</text:p>
          </table:table-cell>
          <table:table-cell office:value-type="float" office:value="-79.1849" calcext:value-type="float">
            <text:p>-79.1849</text:p>
          </table:table-cell>
          <table:table-cell office:value-type="float" office:value="-2.17182" calcext:value-type="float">
            <text:p>-2.17182</text:p>
          </table:table-cell>
          <table:table-cell office:value-type="float" office:value="-241.251" calcext:value-type="float">
            <text:p>-241.251</text:p>
          </table:table-cell>
          <table:table-cell office:value-type="float" office:value="-1.99848" calcext:value-type="float">
            <text:p>-1.99848</text:p>
          </table:table-cell>
          <table:table-cell office:value-type="float" office:value="0.0000522474" calcext:value-type="float">
            <text:p>5.22E-05</text:p>
          </table:table-cell>
          <table:table-cell office:value-type="float" office:value="3913.95" calcext:value-type="float">
            <text:p>3913.95</text:p>
          </table:table-cell>
          <table:table-cell office:value-type="float" office:value="0" calcext:value-type="float">
            <text:p>0</text:p>
          </table:table-cell>
          <table:table-cell office:value-type="float" office:value="8.61824" calcext:value-type="float">
            <text:p>8.61824</text:p>
          </table:table-cell>
          <table:table-cell office:value-type="float" office:value="9.10316" calcext:value-type="float">
            <text:p>9.10316</text:p>
          </table:table-cell>
          <table:table-cell office:value-type="float" office:value="-0.484918" calcext:value-type="float">
            <text:p>-0.484918</text:p>
          </table:table-cell>
          <table:table-cell office:value-type="float" office:value="-42.8707" calcext:value-type="float">
            <text:p>-42.8707</text:p>
          </table:table-cell>
          <table:table-cell office:value-type="float" office:value="-40.2122" calcext:value-type="float">
            <text:p>-40.2122</text:p>
          </table:table-cell>
          <table:table-cell office:value-type="float" office:value="-2.6585" calcext:value-type="float">
            <text:p>-2.6585</text:p>
          </table:table-cell>
          <table:table-cell office:value-type="float" office:value="70.4802" calcext:value-type="float">
            <text:p>70.4802</text:p>
          </table:table-cell>
          <table:table-cell office:value-type="float" office:value="72.7876" calcext:value-type="float">
            <text:p>72.7876</text:p>
          </table:table-cell>
          <table:table-cell office:value-type="float" office:value="-2.30744" calcext:value-type="float">
            <text:p>-2.30744</text:p>
          </table:table-cell>
          <table:table-cell office:value-type="float" office:value="1.99965" calcext:value-type="float">
            <text:p>1.99965</text:p>
          </table:table-cell>
          <table:table-cell office:value-type="float" office:value="2.49201" calcext:value-type="float">
            <text:p>2.49201</text:p>
          </table:table-cell>
          <table:table-cell office:value-type="float" office:value="-0.492365" calcext:value-type="float">
            <text:p>-0.492365</text:p>
          </table:table-cell>
          <table:table-cell table:number-columns-repeated="2" office:value-type="string" calcext:value-type="string">
            <text:p>LLLYLLTAILGTLLGVLLILI</text:p>
          </table:table-cell>
          <table:table-cell office:value-type="string" calcext:value-type="string">
            <text:p>L--Y--TAI-GT--GV--I-I</text:p>
          </table:table-cell>
          <table:table-cell office:value-type="float" office:value="21" calcext:value-type="float">
            <text:p>2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/data02/gloiseau/Sequence_Design_Project/vdwSequenceDesign/sequenceDesign/12_06_2021/design_551/LLLYLLTAILGTLLGVLLILI/backboneOptimization/LLLYLLTAILGTLLGV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936.0403661218" calcext:value-type="float">
            <text:p>65936.0403661218</text:p>
          </table:table-cell>
          <table:table-cell office:value-type="float" office:value="8518.39808827732" calcext:value-type="float">
            <text:p>8518.3980882773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0.1392" calcext:value-type="float">
            <text:p>-10.1392</text:p>
          </table:table-cell>
          <table:table-cell office:value-type="float" office:value="-388.61" calcext:value-type="float">
            <text:p>-388.61</text:p>
          </table:table-cell>
          <table:table-cell office:value-type="float" office:value="-378.471" calcext:value-type="float">
            <text:p>-378.471</text:p>
          </table:table-cell>
          <table:table-cell office:value-type="float" office:value="-1.99024" calcext:value-type="float">
            <text:p>-1.99024</text:p>
          </table:table-cell>
          <table:table-cell office:value-type="float" office:value="-73.5844" calcext:value-type="float">
            <text:p>-73.5844</text:p>
          </table:table-cell>
          <table:table-cell office:value-type="float" office:value="-0.158517" calcext:value-type="float">
            <text:p>-0.158517</text:p>
          </table:table-cell>
          <table:table-cell office:value-type="float" office:value="-73.0038" calcext:value-type="float">
            <text:p>-73.0038</text:p>
          </table:table-cell>
          <table:table-cell office:value-type="float" office:value="-0.938811" calcext:value-type="float">
            <text:p>-0.938811</text:p>
          </table:table-cell>
          <table:table-cell office:value-type="float" office:value="-242.022" calcext:value-type="float">
            <text:p>-242.022</text:p>
          </table:table-cell>
          <table:table-cell office:value-type="float" office:value="-0.893017" calcext:value-type="float">
            <text:p>-0.893017</text:p>
          </table:table-cell>
          <table:table-cell office:value-type="float" office:value="0.0000245419" calcext:value-type="float">
            <text:p>2.45E-05</text:p>
          </table:table-cell>
          <table:table-cell office:value-type="float" office:value="4131.07" calcext:value-type="float">
            <text:p>4131.07</text:p>
          </table:table-cell>
          <table:table-cell office:value-type="float" office:value="0" calcext:value-type="float">
            <text:p>0</text:p>
          </table:table-cell>
          <table:table-cell office:value-type="float" office:value="9.28659" calcext:value-type="float">
            <text:p>9.28659</text:p>
          </table:table-cell>
          <table:table-cell office:value-type="float" office:value="9.19407" calcext:value-type="float">
            <text:p>9.19407</text:p>
          </table:table-cell>
          <table:table-cell office:value-type="float" office:value="0.0925165" calcext:value-type="float">
            <text:p>0.0925165</text:p>
          </table:table-cell>
          <table:table-cell office:value-type="float" office:value="-48.9254" calcext:value-type="float">
            <text:p>-48.9254</text:p>
          </table:table-cell>
          <table:table-cell office:value-type="float" office:value="-48.6957" calcext:value-type="float">
            <text:p>-48.6957</text:p>
          </table:table-cell>
          <table:table-cell office:value-type="float" office:value="-0.229674" calcext:value-type="float">
            <text:p>-0.229674</text:p>
          </table:table-cell>
          <table:table-cell office:value-type="float" office:value="13.9626" calcext:value-type="float">
            <text:p>13.9626</text:p>
          </table:table-cell>
          <table:table-cell office:value-type="float" office:value="10.9114" calcext:value-type="float">
            <text:p>10.9114</text:p>
          </table:table-cell>
          <table:table-cell office:value-type="float" office:value="3.05119" calcext:value-type="float">
            <text:p>3.05119</text:p>
          </table:table-cell>
          <table:table-cell office:value-type="float" office:value="5.41438" calcext:value-type="float">
            <text:p>5.41438</text:p>
          </table:table-cell>
          <table:table-cell office:value-type="float" office:value="5.61267" calcext:value-type="float">
            <text:p>5.61267</text:p>
          </table:table-cell>
          <table:table-cell office:value-type="float" office:value="-0.198294" calcext:value-type="float">
            <text:p>-0.198294</text:p>
          </table:table-cell>
          <table:table-cell table:number-columns-repeated="2" office:value-type="string" calcext:value-type="string">
            <text:p>LLLYLLVVLLTGVLTLLLILI</text:p>
          </table:table-cell>
          <table:table-cell office:value-type="string" calcext:value-type="string">
            <text:p>L-LY--VV--TGV-T---I-I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/data02/gloiseau/Sequence_Design_Project/vdwSequenceDesign/sequenceDesign/12_06_2021/design_707/LLLYLLVVLLTGVLTLLLILI/backboneOptimization/LLLYLLVVLLTGVLT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2666.3455191984" calcext:value-type="float">
            <text:p>62666.3455191984</text:p>
          </table:table-cell>
          <table:table-cell office:value-type="float" office:value="6530.54328975737" calcext:value-type="float">
            <text:p>6530.54328975737</text:p>
          </table:table-cell>
          <table:table-cell office:value-type="float" office:value="-84.5012512494713" calcext:value-type="float">
            <text:p>-84.50125124947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8.4826" calcext:value-type="float">
            <text:p>-18.4826</text:p>
          </table:table-cell>
          <table:table-cell office:value-type="float" office:value="-368.184" calcext:value-type="float">
            <text:p>-368.184</text:p>
          </table:table-cell>
          <table:table-cell office:value-type="float" office:value="-349.701" calcext:value-type="float">
            <text:p>-349.701</text:p>
          </table:table-cell>
          <table:table-cell office:value-type="float" office:value="-13.3756" calcext:value-type="float">
            <text:p>-13.3756</text:p>
          </table:table-cell>
          <table:table-cell office:value-type="float" office:value="-32.2538" calcext:value-type="float">
            <text:p>-32.2538</text:p>
          </table:table-cell>
          <table:table-cell office:value-type="float" office:value="1.66277" calcext:value-type="float">
            <text:p>1.66277</text:p>
          </table:table-cell>
          <table:table-cell office:value-type="float" office:value="-89.6923" calcext:value-type="float">
            <text:p>-89.6923</text:p>
          </table:table-cell>
          <table:table-cell office:value-type="float" office:value="-15.3124" calcext:value-type="float">
            <text:p>-15.3124</text:p>
          </table:table-cell>
          <table:table-cell office:value-type="float" office:value="-246.237" calcext:value-type="float">
            <text:p>-246.237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0.0000625323" calcext:value-type="float">
            <text:p>6.25E-05</text:p>
          </table:table-cell>
          <table:table-cell office:value-type="float" office:value="4152.61" calcext:value-type="float">
            <text:p>4152.61</text:p>
          </table:table-cell>
          <table:table-cell office:value-type="float" office:value="0" calcext:value-type="float">
            <text:p>0</text:p>
          </table:table-cell>
          <table:table-cell office:value-type="float" office:value="8.3873" calcext:value-type="float">
            <text:p>8.3873</text:p>
          </table:table-cell>
          <table:table-cell office:value-type="float" office:value="8.82192" calcext:value-type="float">
            <text:p>8.82192</text:p>
          </table:table-cell>
          <table:table-cell office:value-type="float" office:value="-0.434618" calcext:value-type="float">
            <text:p>-0.434618</text:p>
          </table:table-cell>
          <table:table-cell office:value-type="float" office:value="-53.8863" calcext:value-type="float">
            <text:p>-53.8863</text:p>
          </table:table-cell>
          <table:table-cell office:value-type="float" office:value="-58.8303" calcext:value-type="float">
            <text:p>-58.8303</text:p>
          </table:table-cell>
          <table:table-cell office:value-type="float" office:value="4.94404" calcext:value-type="float">
            <text:p>4.94404</text:p>
          </table:table-cell>
          <table:table-cell office:value-type="float" office:value="60.7265" calcext:value-type="float">
            <text:p>60.7265</text:p>
          </table:table-cell>
          <table:table-cell office:value-type="float" office:value="57.0077" calcext:value-type="float">
            <text:p>57.0077</text:p>
          </table:table-cell>
          <table:table-cell office:value-type="float" office:value="3.71879" calcext:value-type="float">
            <text:p>3.71879</text:p>
          </table:table-cell>
          <table:table-cell office:value-type="float" office:value="3.24835" calcext:value-type="float">
            <text:p>3.24835</text:p>
          </table:table-cell>
          <table:table-cell office:value-type="float" office:value="3.22201" calcext:value-type="float">
            <text:p>3.22201</text:p>
          </table:table-cell>
          <table:table-cell office:value-type="float" office:value="0.026336" calcext:value-type="float">
            <text:p>0.026336</text:p>
          </table:table-cell>
          <table:table-cell table:number-columns-repeated="2" office:value-type="string" calcext:value-type="string">
            <text:p>LLLYLLYSATVFLLGILLILI</text:p>
          </table:table-cell>
          <table:table-cell office:value-type="string" calcext:value-type="string">
            <text:p>L--Y--YSATVF--GI----I</text:p>
          </table:table-cell>
          <table:table-cell office:value-type="float" office:value="21" calcext:value-type="float">
            <text:p>21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/data02/gloiseau/Sequence_Design_Project/vdwSequenceDesign/sequenceDesign/12_06_2021/design_1979/LLLYLLYSATVFLLGILLILI/backboneOptimization/LLLYLLYSATVFLLGILLILI.pdb</text:p>
          </table:table-cell>
          <table:table-cell office:value-type="float" office:value="13" calcext:value-type="float">
            <text:p>13</text:p>
          </table:table-cell>
          <table:table-cell office:value-type="float" office:value="60385.2731763398" calcext:value-type="float">
            <text:p>60385.2731763398</text:p>
          </table:table-cell>
          <table:table-cell office:value-type="float" office:value="3919.58049656446" calcext:value-type="float">
            <text:p>3919.58049656446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8.33817" calcext:value-type="float">
            <text:p>-8.33817</text:p>
          </table:table-cell>
          <table:table-cell office:value-type="float" office:value="-409.124" calcext:value-type="float">
            <text:p>-409.124</text:p>
          </table:table-cell>
          <table:table-cell office:value-type="float" office:value="-400.786" calcext:value-type="float">
            <text:p>-400.786</text:p>
          </table:table-cell>
          <table:table-cell office:value-type="float" office:value="-1.54817" calcext:value-type="float">
            <text:p>-1.54817</text:p>
          </table:table-cell>
          <table:table-cell office:value-type="float" office:value="-70.1774" calcext:value-type="float">
            <text:p>-70.1774</text:p>
          </table:table-cell>
          <table:table-cell office:value-type="float" office:value="-2.92894" calcext:value-type="float">
            <text:p>-2.92894</text:p>
          </table:table-cell>
          <table:table-cell office:value-type="float" office:value="-97.4385" calcext:value-type="float">
            <text:p>-97.4385</text:p>
          </table:table-cell>
          <table:table-cell office:value-type="float" office:value="0.39355" calcext:value-type="float">
            <text:p>0.39355</text:p>
          </table:table-cell>
          <table:table-cell office:value-type="float" office:value="-241.508" calcext:value-type="float">
            <text:p>-241.508</text:p>
          </table:table-cell>
          <table:table-cell office:value-type="float" office:value="0.98782" calcext:value-type="float">
            <text:p>0.98782</text:p>
          </table:table-cell>
          <table:table-cell office:value-type="float" office:value="0.0000976381" calcext:value-type="float">
            <text:p>9.76E-05</text:p>
          </table:table-cell>
          <table:table-cell office:value-type="float" office:value="4171.47" calcext:value-type="float">
            <text:p>4171.47</text:p>
          </table:table-cell>
          <table:table-cell office:value-type="float" office:value="0" calcext:value-type="float">
            <text:p>0</text:p>
          </table:table-cell>
          <table:table-cell office:value-type="float" office:value="8.60129" calcext:value-type="float">
            <text:p>8.60129</text:p>
          </table:table-cell>
          <table:table-cell office:value-type="float" office:value="8.69484" calcext:value-type="float">
            <text:p>8.69484</text:p>
          </table:table-cell>
          <table:table-cell office:value-type="float" office:value="-0.0935535" calcext:value-type="float">
            <text:p>-0.0935535</text:p>
          </table:table-cell>
          <table:table-cell office:value-type="float" office:value="-50.5222" calcext:value-type="float">
            <text:p>-50.5222</text:p>
          </table:table-cell>
          <table:table-cell office:value-type="float" office:value="-49.1305" calcext:value-type="float">
            <text:p>-49.1305</text:p>
          </table:table-cell>
          <table:table-cell office:value-type="float" office:value="-1.39174" calcext:value-type="float">
            <text:p>-1.39174</text:p>
          </table:table-cell>
          <table:table-cell office:value-type="float" office:value="22.668" calcext:value-type="float">
            <text:p>22.668</text:p>
          </table:table-cell>
          <table:table-cell office:value-type="float" office:value="23.8512" calcext:value-type="float">
            <text:p>23.8512</text:p>
          </table:table-cell>
          <table:table-cell office:value-type="float" office:value="-1.18323" calcext:value-type="float">
            <text:p>-1.18323</text:p>
          </table:table-cell>
          <table:table-cell office:value-type="float" office:value="5.76185" calcext:value-type="float">
            <text:p>5.76185</text:p>
          </table:table-cell>
          <table:table-cell office:value-type="float" office:value="5.48041" calcext:value-type="float">
            <text:p>5.48041</text:p>
          </table:table-cell>
          <table:table-cell office:value-type="float" office:value="0.281435" calcext:value-type="float">
            <text:p>0.281435</text:p>
          </table:table-cell>
          <table:table-cell table:number-columns-repeated="2" office:value-type="string" calcext:value-type="string">
            <text:p>LLLYLTVSLLSALLILLLILI</text:p>
          </table:table-cell>
          <table:table-cell office:value-type="string" calcext:value-type="string">
            <text:p>L-LY-TVSL-SA--I-----I</text:p>
          </table:table-cell>
          <table:table-cell office:value-type="float" office:value="21" calcext:value-type="float">
            <text:p>2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/data02/gloiseau/Sequence_Design_Project/vdwSequenceDesign/sequenceDesign/12_06_2021/design_472/LLLYLTVSLLSALLILLLILI/backboneOptimization/LLLYLTVSLLSALLILLLILI.pdb</text:p>
          </table:table-cell>
          <table:table-cell office:value-type="float" office:value="14" calcext:value-type="float">
            <text:p>14</text:p>
          </table:table-cell>
          <table:table-cell office:value-type="float" office:value="65267.1687183738" calcext:value-type="float">
            <text:p>65267.1687183738</text:p>
          </table:table-cell>
          <table:table-cell office:value-type="float" office:value="7632.44795007622" calcext:value-type="float">
            <text:p>7632.44795007622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5.116" calcext:value-type="float">
            <text:p>-15.116</text:p>
          </table:table-cell>
          <table:table-cell office:value-type="float" office:value="-369.494" calcext:value-type="float">
            <text:p>-369.494</text:p>
          </table:table-cell>
          <table:table-cell office:value-type="float" office:value="-354.378" calcext:value-type="float">
            <text:p>-354.378</text:p>
          </table:table-cell>
          <table:table-cell office:value-type="float" office:value="-7.01504" calcext:value-type="float">
            <text:p>-7.01504</text:p>
          </table:table-cell>
          <table:table-cell office:value-type="float" office:value="-61.6244" calcext:value-type="float">
            <text:p>-61.6244</text:p>
          </table:table-cell>
          <table:table-cell office:value-type="float" office:value="1.9774" calcext:value-type="float">
            <text:p>1.9774</text:p>
          </table:table-cell>
          <table:table-cell office:value-type="float" office:value="-67.1529" calcext:value-type="float">
            <text:p>-67.1529</text:p>
          </table:table-cell>
          <table:table-cell office:value-type="float" office:value="-5.46709" calcext:value-type="float">
            <text:p>-5.46709</text:p>
          </table:table-cell>
          <table:table-cell office:value-type="float" office:value="-240.717" calcext:value-type="float">
            <text:p>-240.717</text:p>
          </table:table-cell>
          <table:table-cell office:value-type="float" office:value="-3.52476" calcext:value-type="float">
            <text:p>-3.52476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4003.46" calcext:value-type="float">
            <text:p>4003.46</text:p>
          </table:table-cell>
          <table:table-cell office:value-type="float" office:value="0" calcext:value-type="float">
            <text:p>0</text:p>
          </table:table-cell>
          <table:table-cell office:value-type="float" office:value="7.23008" calcext:value-type="float">
            <text:p>7.23008</text:p>
          </table:table-cell>
          <table:table-cell office:value-type="float" office:value="7.73171" calcext:value-type="float">
            <text:p>7.73171</text:p>
          </table:table-cell>
          <table:table-cell office:value-type="float" office:value="-0.501629" calcext:value-type="float">
            <text:p>-0.501629</text:p>
          </table:table-cell>
          <table:table-cell office:value-type="float" office:value="-54.1923" calcext:value-type="float">
            <text:p>-54.1923</text:p>
          </table:table-cell>
          <table:table-cell office:value-type="float" office:value="-53.2271" calcext:value-type="float">
            <text:p>-53.2271</text:p>
          </table:table-cell>
          <table:table-cell office:value-type="float" office:value="-0.965156" calcext:value-type="float">
            <text:p>-0.965156</text:p>
          </table:table-cell>
          <table:table-cell office:value-type="float" office:value="78.4789" calcext:value-type="float">
            <text:p>78.4789</text:p>
          </table:table-cell>
          <table:table-cell office:value-type="float" office:value="79.6757" calcext:value-type="float">
            <text:p>79.6757</text:p>
          </table:table-cell>
          <table:table-cell office:value-type="float" office:value="-1.19676" calcext:value-type="float">
            <text:p>-1.19676</text:p>
          </table:table-cell>
          <table:table-cell office:value-type="float" office:value="2.22832" calcext:value-type="float">
            <text:p>2.22832</text:p>
          </table:table-cell>
          <table:table-cell office:value-type="float" office:value="3.11748" calcext:value-type="float">
            <text:p>3.11748</text:p>
          </table:table-cell>
          <table:table-cell office:value-type="float" office:value="-0.889164" calcext:value-type="float">
            <text:p>-0.889164</text:p>
          </table:table-cell>
          <table:table-cell table:number-columns-repeated="2" office:value-type="string" calcext:value-type="string">
            <text:p>LLLYVLVGVLLGLLATLLILI</text:p>
          </table:table-cell>
          <table:table-cell office:value-type="string" calcext:value-type="string">
            <text:p>L--YV-VGV-LG--AT--I--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02/gloiseau/Sequence_Design_Project/vdwSequenceDesign/sequenceDesign/12_06_2021/design_120/LLLYVLVGVLLGLLATLLILI/backboneOptimization/LLLYVLVGVLLGLLATLLILI.pdb</text:p>
          </table:table-cell>
          <table:table-cell office:value-type="float" office:value="14" calcext:value-type="float">
            <text:p>14</text:p>
          </table:table-cell>
          <table:table-cell office:value-type="float" office:value="79497.9659998208" calcext:value-type="float">
            <text:p>79497.9659998208</text:p>
          </table:table-cell>
          <table:table-cell office:value-type="float" office:value="2032.77214500461" calcext:value-type="float">
            <text:p>2032.77214500461</text:p>
          </table:table-cell>
          <table:table-cell office:value-type="float" office:value="-97.5554012784008" calcext:value-type="float">
            <text:p>-97.5554012784008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1.9886in" svg:y="4.798in">
            <draw:object draw:notify-on-update-of-ranges="Sheet2.B1:Sheet2.B1 Sheet2.B2:Sheet2.B136 Sheet2.F1:Sheet2.F1 Sheet2.F2:Sheet2.F1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929in" svg:y="1.3882in">
            <draw:object draw:notify-on-update-of-ranges="Sheet2.B1:Sheet2.B1 Sheet2.B2:Sheet2.B120 Sheet2.I1:Sheet2.I1 Sheet2.I2:Sheet2.I1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798in" svg:y="0.0394in">
            <draw:object draw:notify-on-update-of-ranges="Sheet2.B1:Sheet2.B1 Sheet2.I1:Sheet2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2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6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VDWDimer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ercentDiff</text:p>
          </table:table-cell>
          <table:table-cell office:value-type="string" calcext:value-type="string">
            <text:p>%GpA</text:p>
          </table:table-cell>
          <table:table-cell table:number-columns-repeated="2"/>
          <table:table-cell office:value-type="string" calcext:value-type="string">
            <text:p>G83I value</text:p>
          </table:table-cell>
          <table:table-cell office:value-type="string" calcext:value-type="string">
            <text:p>GpA value</text:p>
          </table:table-cell>
          <table:table-cell office:value-type="string" calcext:value-type="string">
            <text:p>-G83I</text:p>
          </table:table-cell>
        </table:table-row>
        <table:table-row table:style-name="ro1">
          <table:table-cell office:value-type="string" calcext:value-type="string">
            <text:p>LLLLLLGVLIGVLATLLLILI</text:p>
          </table:table-cell>
          <table:table-cell office:value-type="float" office:value="-38.307" calcext:value-type="float">
            <text:p>-38.307</text:p>
          </table:table-cell>
          <table:table-cell office:value-type="float" office:value="-97.7458" calcext:value-type="float">
            <text:p>-97.7458</text:p>
          </table:table-cell>
          <table:table-cell office:value-type="float" office:value="-11.6205" calcext:value-type="float">
            <text:p>-11.6205</text:p>
          </table:table-cell>
          <table:table-cell office:value-type="float" office:value="-3.32895" calcext:value-type="float">
            <text:p>-3.32895</text:p>
          </table:table-cell>
          <table:table-cell office:value-type="float" office:value="152994.855875463" calcext:value-type="float">
            <text:p>152994.855875463</text:p>
          </table:table-cell>
          <table:table-cell office:value-type="float" office:value="15641.3102570911" calcext:value-type="float">
            <text:p>15641.3102570911</text:p>
          </table:table-cell>
          <table:table-cell office:value-type="float" office:value="-100" calcext:value-type="float">
            <text:p>-100</text:p>
          </table:table-cell>
          <table:table-cell table:formula="of:=[.F2]/[.$M$2]*100" office:value-type="float" office:value="139.333866895677" calcext:value-type="float">
            <text:p>139.333866895677</text:p>
          </table:table-cell>
          <table:table-cell table:number-columns-repeated="2"/>
          <table:table-cell office:value-type="float" office:value="39740" calcext:value-type="float">
            <text:p>39740</text:p>
          </table:table-cell>
          <table:table-cell office:value-type="float" office:value="109804.5" calcext:value-type="float">
            <text:p>109804.5</text:p>
          </table:table-cell>
          <table:table-cell table:formula="of:=[.M2]-39740" office:value-type="float" office:value="70064.5" calcext:value-type="float">
            <text:p>70064.5</text:p>
          </table:table-cell>
        </table:table-row>
        <table:table-row table:style-name="ro1">
          <table:table-cell office:value-type="string" calcext:value-type="string">
            <text:p>LLLLLSTFLLGLLVGVLLILI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-72.7296" calcext:value-type="float">
            <text:p>-72.7296</text:p>
          </table:table-cell>
          <table:table-cell office:value-type="float" office:value="-0.0201381" calcext:value-type="float">
            <text:p>-0.0201381</text:p>
          </table:table-cell>
          <table:table-cell office:value-type="float" office:value="-0.988632" calcext:value-type="float">
            <text:p>-0.988632</text:p>
          </table:table-cell>
          <table:table-cell office:value-type="float" office:value="146585.989094809" calcext:value-type="float">
            <text:p>146585.989094809</text:p>
          </table:table-cell>
          <table:table-cell office:value-type="float" office:value="21188.7317363301" calcext:value-type="float">
            <text:p>21188.7317363301</text:p>
          </table:table-cell>
          <table:table-cell office:value-type="float" office:value="-100" calcext:value-type="float">
            <text:p>-100</text:p>
          </table:table-cell>
          <table:table-cell table:formula="of:=[.F3]/[.$M$2]*100" office:value-type="float" office:value="133.497251109754" calcext:value-type="float">
            <text:p>133.497251109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GFLIGVLVTLLLILI</text:p>
          </table:table-cell>
          <table:table-cell office:value-type="float" office:value="-34.9091" calcext:value-type="float">
            <text:p>-34.9091</text:p>
          </table:table-cell>
          <table:table-cell office:value-type="float" office:value="-82.6116" calcext:value-type="float">
            <text:p>-82.6116</text:p>
          </table:table-cell>
          <table:table-cell office:value-type="float" office:value="-6.56231" calcext:value-type="float">
            <text:p>-6.56231</text:p>
          </table:table-cell>
          <table:table-cell office:value-type="float" office:value="-4.92376" calcext:value-type="float">
            <text:p>-4.92376</text:p>
          </table:table-cell>
          <table:table-cell office:value-type="float" office:value="145114.131946301" calcext:value-type="float">
            <text:p>145114.131946301</text:p>
          </table:table-cell>
          <table:table-cell office:value-type="float" office:value="18509.7266437083" calcext:value-type="float">
            <text:p>18509.7266437083</text:p>
          </table:table-cell>
          <table:table-cell/>
          <table:table-cell table:formula="of:=[.F4]/[.$M$2]*100" office:value-type="float" office:value="132.156816839293" calcext:value-type="float">
            <text:p>132.156816839293</text:p>
          </table:table-cell>
          <table:table-cell table:number-columns-repeated="2"/>
          <table:table-cell office:value-type="string" calcext:value-type="string">
            <text:p>G83I %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8.3937" calcext:value-type="float">
            <text:p>-38.3937</text:p>
          </table:table-cell>
          <table:table-cell office:value-type="float" office:value="-80.5631" calcext:value-type="float">
            <text:p>-80.5631</text:p>
          </table:table-cell>
          <table:table-cell office:value-type="float" office:value="-8.34419" calcext:value-type="float">
            <text:p>-8.34419</text:p>
          </table:table-cell>
          <table:table-cell office:value-type="float" office:value="-3.87636" calcext:value-type="float">
            <text:p>-3.87636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F5]/[.$M$2]*100" office:value-type="float" office:value="125.241078338774" calcext:value-type="float">
            <text:p>125.241078338774</text:p>
          </table:table-cell>
          <table:table-cell table:number-columns-repeated="2"/>
          <table:table-cell table:formula="of:=[.L2]/[.M2]" office:value-type="float" office:value="0.361915950621331" calcext:value-type="float">
            <text:p>0.361915950621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AILLGFLWGLLTTLLILI</text:p>
          </table:table-cell>
          <table:table-cell office:value-type="float" office:value="-34.3918" calcext:value-type="float">
            <text:p>-34.3918</text:p>
          </table:table-cell>
          <table:table-cell office:value-type="float" office:value="-75.4315" calcext:value-type="float">
            <text:p>-75.4315</text:p>
          </table:table-cell>
          <table:table-cell office:value-type="float" office:value="0.0162288" calcext:value-type="float">
            <text:p>0.0162288</text:p>
          </table:table-cell>
          <table:table-cell office:value-type="float" office:value="-5.64168" calcext:value-type="float">
            <text:p>-5.64168</text:p>
          </table:table-cell>
          <table:table-cell office:value-type="float" office:value="137520.339864499" calcext:value-type="float">
            <text:p>137520.339864499</text:p>
          </table:table-cell>
          <table:table-cell office:value-type="float" office:value="7975.31017336072" calcext:value-type="float">
            <text:p>7975.31017336072</text:p>
          </table:table-cell>
          <table:table-cell office:value-type="float" office:value="-100" calcext:value-type="float">
            <text:p>-100</text:p>
          </table:table-cell>
          <table:table-cell table:formula="of:=[.F6]/[.$M$2]*100" office:value-type="float" office:value="125.241078338774" calcext:value-type="float">
            <text:p>125.241078338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GFLAGILVTLLLILI</text:p>
          </table:table-cell>
          <table:table-cell office:value-type="float" office:value="-35.311" calcext:value-type="float">
            <text:p>-35.311</text:p>
          </table:table-cell>
          <table:table-cell office:value-type="float" office:value="-83.3478" calcext:value-type="float">
            <text:p>-83.3478</text:p>
          </table:table-cell>
          <table:table-cell office:value-type="float" office:value="-6.53273" calcext:value-type="float">
            <text:p>-6.53273</text:p>
          </table:table-cell>
          <table:table-cell office:value-type="float" office:value="-4.39871" calcext:value-type="float">
            <text:p>-4.39871</text:p>
          </table:table-cell>
          <table:table-cell office:value-type="float" office:value="136149.530353829" calcext:value-type="float">
            <text:p>136149.530353829</text:p>
          </table:table-cell>
          <table:table-cell office:value-type="float" office:value="3892.20155025764" calcext:value-type="float">
            <text:p>3892.20155025764</text:p>
          </table:table-cell>
          <table:table-cell office:value-type="float" office:value="-100" calcext:value-type="float">
            <text:p>-100</text:p>
          </table:table-cell>
          <table:table-cell table:formula="of:=[.F7]/[.$M$2]*100" office:value-type="float" office:value="123.992669110855" calcext:value-type="float">
            <text:p>123.992669110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VGYLSGLLFTLLILI</text:p>
          </table:table-cell>
          <table:table-cell office:value-type="float" office:value="-40.1052" calcext:value-type="float">
            <text:p>-40.1052</text:p>
          </table:table-cell>
          <table:table-cell office:value-type="float" office:value="-72.5553" calcext:value-type="float">
            <text:p>-72.5553</text:p>
          </table:table-cell>
          <table:table-cell office:value-type="float" office:value="-3.89495" calcext:value-type="float">
            <text:p>-3.89495</text:p>
          </table:table-cell>
          <table:table-cell office:value-type="float" office:value="-4.27108" calcext:value-type="float">
            <text:p>-4.27108</text:p>
          </table:table-cell>
          <table:table-cell office:value-type="float" office:value="134215.197593362" calcext:value-type="float">
            <text:p>134215.197593362</text:p>
          </table:table-cell>
          <table:table-cell office:value-type="float" office:value="11284.7452843228" calcext:value-type="float">
            <text:p>11284.7452843228</text:p>
          </table:table-cell>
          <table:table-cell office:value-type="float" office:value="-100" calcext:value-type="float">
            <text:p>-100</text:p>
          </table:table-cell>
          <table:table-cell table:formula="of:=[.F8]/[.$M$2]*100" office:value-type="float" office:value="122.23105391251" calcext:value-type="float">
            <text:p>122.23105391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6.793" calcext:value-type="float">
            <text:p>-36.793</text:p>
          </table:table-cell>
          <table:table-cell office:value-type="float" office:value="-74.2981" calcext:value-type="float">
            <text:p>-74.2981</text:p>
          </table:table-cell>
          <table:table-cell office:value-type="float" office:value="0.338237" calcext:value-type="float">
            <text:p>0.338237</text:p>
          </table:table-cell>
          <table:table-cell office:value-type="float" office:value="3.68803" calcext:value-type="float">
            <text:p>3.68803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F9]/[.$M$2]*100" office:value-type="float" office:value="120.634949672073" calcext:value-type="float">
            <text:p>120.634949672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ALLGFLWGLLTTLLILI</text:p>
          </table:table-cell>
          <table:table-cell office:value-type="float" office:value="-33.3696" calcext:value-type="float">
            <text:p>-33.3696</text:p>
          </table:table-cell>
          <table:table-cell office:value-type="float" office:value="-77.8122" calcext:value-type="float">
            <text:p>-77.8122</text:p>
          </table:table-cell>
          <table:table-cell office:value-type="float" office:value="-8.64034" calcext:value-type="float">
            <text:p>-8.64034</text:p>
          </table:table-cell>
          <table:table-cell office:value-type="float" office:value="0.384026" calcext:value-type="float">
            <text:p>0.384026</text:p>
          </table:table-cell>
          <table:table-cell office:value-type="float" office:value="132462.603312671" calcext:value-type="float">
            <text:p>132462.603312671</text:p>
          </table:table-cell>
          <table:table-cell office:value-type="float" office:value="9768.24351522147" calcext:value-type="float">
            <text:p>9768.24351522147</text:p>
          </table:table-cell>
          <table:table-cell office:value-type="float" office:value="-100" calcext:value-type="float">
            <text:p>-100</text:p>
          </table:table-cell>
          <table:table-cell table:formula="of:=[.F10]/[.$M$2]*100" office:value-type="float" office:value="120.634949672073" calcext:value-type="float">
            <text:p>120.634949672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FLLGTLLSLLITLLILI</text:p>
          </table:table-cell>
          <table:table-cell office:value-type="float" office:value="-18.8635" calcext:value-type="float">
            <text:p>-18.8635</text:p>
          </table:table-cell>
          <table:table-cell office:value-type="float" office:value="-63.8079" calcext:value-type="float">
            <text:p>-63.8079</text:p>
          </table:table-cell>
          <table:table-cell office:value-type="float" office:value="-0.000500994" calcext:value-type="float">
            <text:p>-0.000500994</text:p>
          </table:table-cell>
          <table:table-cell office:value-type="float" office:value="-4.49844" calcext:value-type="float">
            <text:p>-4.49844</text:p>
          </table:table-cell>
          <table:table-cell office:value-type="float" office:value="131418.068088958" calcext:value-type="float">
            <text:p>131418.068088958</text:p>
          </table:table-cell>
          <table:table-cell office:value-type="float" office:value="13186.510202104" calcext:value-type="float">
            <text:p>13186.510202104</text:p>
          </table:table-cell>
          <table:table-cell office:value-type="float" office:value="-100" calcext:value-type="float">
            <text:p>-100</text:p>
          </table:table-cell>
          <table:table-cell table:formula="of:=[.F11]/[.$M$2]*100" office:value-type="float" office:value="119.68368153305" calcext:value-type="float">
            <text:p>119.68368153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AIGVLVTLLLILI</text:p>
          </table:table-cell>
          <table:table-cell office:value-type="float" office:value="-39.4974" calcext:value-type="float">
            <text:p>-39.4974</text:p>
          </table:table-cell>
          <table:table-cell office:value-type="float" office:value="-86.295" calcext:value-type="float">
            <text:p>-86.295</text:p>
          </table:table-cell>
          <table:table-cell office:value-type="float" office:value="-12.7173" calcext:value-type="float">
            <text:p>-12.7173</text:p>
          </table:table-cell>
          <table:table-cell office:value-type="float" office:value="-6.89691" calcext:value-type="float">
            <text:p>-6.89691</text:p>
          </table:table-cell>
          <table:table-cell office:value-type="float" office:value="125894.474712765" calcext:value-type="float">
            <text:p>125894.474712765</text:p>
          </table:table-cell>
          <table:table-cell office:value-type="float" office:value="24213.4536203947" calcext:value-type="float">
            <text:p>24213.4536203947</text:p>
          </table:table-cell>
          <table:table-cell office:value-type="float" office:value="-100" calcext:value-type="float">
            <text:p>-100</text:p>
          </table:table-cell>
          <table:table-cell table:formula="of:=[.F12]/[.$M$2]*100" office:value-type="float" office:value="114.653292636245" calcext:value-type="float">
            <text:p>114.653292636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GVLFGILGTLLLILI</text:p>
          </table:table-cell>
          <table:table-cell office:value-type="float" office:value="-37.1864" calcext:value-type="float">
            <text:p>-37.1864</text:p>
          </table:table-cell>
          <table:table-cell office:value-type="float" office:value="-81.6066" calcext:value-type="float">
            <text:p>-81.6066</text:p>
          </table:table-cell>
          <table:table-cell office:value-type="float" office:value="-5.95638" calcext:value-type="float">
            <text:p>-5.95638</text:p>
          </table:table-cell>
          <table:table-cell office:value-type="float" office:value="-5.89579" calcext:value-type="float">
            <text:p>-5.89579</text:p>
          </table:table-cell>
          <table:table-cell office:value-type="float" office:value="121154.404134622" calcext:value-type="float">
            <text:p>121154.404134622</text:p>
          </table:table-cell>
          <table:table-cell office:value-type="float" office:value="12541.0547990527" calcext:value-type="float">
            <text:p>12541.0547990527</text:p>
          </table:table-cell>
          <table:table-cell office:value-type="float" office:value="-100" calcext:value-type="float">
            <text:p>-100</text:p>
          </table:table-cell>
          <table:table-cell table:formula="of:=[.F13]/[.$M$2]*100" office:value-type="float" office:value="110.336465385865" calcext:value-type="float">
            <text:p>110.336465385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YIGVLVTLLLILI</text:p>
          </table:table-cell>
          <table:table-cell office:value-type="float" office:value="-40.3248" calcext:value-type="float">
            <text:p>-40.3248</text:p>
          </table:table-cell>
          <table:table-cell office:value-type="float" office:value="-77.6817" calcext:value-type="float">
            <text:p>-77.6817</text:p>
          </table:table-cell>
          <table:table-cell office:value-type="float" office:value="-12.954" calcext:value-type="float">
            <text:p>-12.954</text:p>
          </table:table-cell>
          <table:table-cell office:value-type="float" office:value="-7.01095" calcext:value-type="float">
            <text:p>-7.01095</text:p>
          </table:table-cell>
          <table:table-cell office:value-type="float" office:value="115922.312679635" calcext:value-type="float">
            <text:p>115922.312679635</text:p>
          </table:table-cell>
          <table:table-cell office:value-type="float" office:value="11671.0998954061" calcext:value-type="float">
            <text:p>11671.0998954061</text:p>
          </table:table-cell>
          <table:table-cell office:value-type="float" office:value="-100" calcext:value-type="float">
            <text:p>-100</text:p>
          </table:table-cell>
          <table:table-cell table:formula="of:=[.F14]/[.$M$2]*100" office:value-type="float" office:value="105.571550054538" calcext:value-type="float">
            <text:p>105.571550054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LWLLSTLLSLLLILI</text:p>
          </table:table-cell>
          <table:table-cell office:value-type="float" office:value="-18.0386" calcext:value-type="float">
            <text:p>-18.0386</text:p>
          </table:table-cell>
          <table:table-cell office:value-type="float" office:value="-89.3988" calcext:value-type="float">
            <text:p>-89.3988</text:p>
          </table:table-cell>
          <table:table-cell office:value-type="float" office:value="-0.997993" calcext:value-type="float">
            <text:p>-0.997993</text:p>
          </table:table-cell>
          <table:table-cell office:value-type="float" office:value="-0.876779" calcext:value-type="float">
            <text:p>-0.876779</text:p>
          </table:table-cell>
          <table:table-cell office:value-type="float" office:value="114855.085265318" calcext:value-type="float">
            <text:p>114855.085265318</text:p>
          </table:table-cell>
          <table:table-cell office:value-type="float" office:value="2742.04462208657" calcext:value-type="float">
            <text:p>2742.04462208657</text:p>
          </table:table-cell>
          <table:table-cell office:value-type="float" office:value="-100" calcext:value-type="float">
            <text:p>-100</text:p>
          </table:table-cell>
          <table:table-cell table:formula="of:=[.F15]/[.$M$2]*100" office:value-type="float" office:value="104.599615922224" calcext:value-type="float">
            <text:p>104.599615922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STLWGFLLALLLILI</text:p>
          </table:table-cell>
          <table:table-cell office:value-type="float" office:value="-9.57913" calcext:value-type="float">
            <text:p>-9.57913</text:p>
          </table:table-cell>
          <table:table-cell office:value-type="float" office:value="-63.2903" calcext:value-type="float">
            <text:p>-63.2903</text:p>
          </table:table-cell>
          <table:table-cell office:value-type="float" office:value="0.0522426" calcext:value-type="float">
            <text:p>0.0522426</text:p>
          </table:table-cell>
          <table:table-cell office:value-type="float" office:value="-0.541338" calcext:value-type="float">
            <text:p>-0.541338</text:p>
          </table:table-cell>
          <table:table-cell office:value-type="float" office:value="113717.747384813" calcext:value-type="float">
            <text:p>113717.747384813</text:p>
          </table:table-cell>
          <table:table-cell office:value-type="float" office:value="16392.4508145624" calcext:value-type="float">
            <text:p>16392.4508145624</text:p>
          </table:table-cell>
          <table:table-cell office:value-type="float" office:value="-100" calcext:value-type="float">
            <text:p>-100</text:p>
          </table:table-cell>
          <table:table-cell table:formula="of:=[.F16]/[.$M$2]*100" office:value-type="float" office:value="103.563831523128" calcext:value-type="float">
            <text:p>103.563831523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YTLTWLLALLLILI</text:p>
          </table:table-cell>
          <table:table-cell office:value-type="float" office:value="-35.08" calcext:value-type="float">
            <text:p>-35.08</text:p>
          </table:table-cell>
          <table:table-cell office:value-type="float" office:value="-92.2226" calcext:value-type="float">
            <text:p>-92.2226</text:p>
          </table:table-cell>
          <table:table-cell office:value-type="float" office:value="-11.035" calcext:value-type="float">
            <text:p>-11.035</text:p>
          </table:table-cell>
          <table:table-cell office:value-type="float" office:value="-9.86502" calcext:value-type="float">
            <text:p>-9.86502</text:p>
          </table:table-cell>
          <table:table-cell office:value-type="float" office:value="111630.450458925" calcext:value-type="float">
            <text:p>111630.450458925</text:p>
          </table:table-cell>
          <table:table-cell office:value-type="float" office:value="31196.9473342629" calcext:value-type="float">
            <text:p>31196.9473342629</text:p>
          </table:table-cell>
          <table:table-cell office:value-type="float" office:value="-100" calcext:value-type="float">
            <text:p>-100</text:p>
          </table:table-cell>
          <table:table-cell table:formula="of:=[.F17]/[.$M$2]*100" office:value-type="float" office:value="101.662910407975" calcext:value-type="float">
            <text:p>101.662910407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LGYLVGLLFTLLILI</text:p>
          </table:table-cell>
          <table:table-cell office:value-type="float" office:value="-11.8611" calcext:value-type="float">
            <text:p>-11.8611</text:p>
          </table:table-cell>
          <table:table-cell office:value-type="float" office:value="-47.851" calcext:value-type="float">
            <text:p>-47.851</text:p>
          </table:table-cell>
          <table:table-cell office:value-type="float" office:value="-5.46707" calcext:value-type="float">
            <text:p>-5.46707</text:p>
          </table:table-cell>
          <table:table-cell office:value-type="float" office:value="-2.9632" calcext:value-type="float">
            <text:p>-2.9632</text:p>
          </table:table-cell>
          <table:table-cell office:value-type="float" office:value="111483.505688992" calcext:value-type="float">
            <text:p>111483.505688992</text:p>
          </table:table-cell>
          <table:table-cell office:value-type="float" office:value="15439.6586602748" calcext:value-type="float">
            <text:p>15439.6586602748</text:p>
          </table:table-cell>
          <table:table-cell office:value-type="float" office:value="-88.3936178228661" calcext:value-type="float">
            <text:p>-88.3936178228661</text:p>
          </table:table-cell>
          <table:table-cell table:formula="of:=[.F18]/[.$M$2]*100" office:value-type="float" office:value="101.529086411752" calcext:value-type="float">
            <text:p>101.529086411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SLLGFLVGLLTTLLILI</text:p>
          </table:table-cell>
          <table:table-cell office:value-type="float" office:value="-30.0867" calcext:value-type="float">
            <text:p>-30.0867</text:p>
          </table:table-cell>
          <table:table-cell office:value-type="float" office:value="-75.2553" calcext:value-type="float">
            <text:p>-75.2553</text:p>
          </table:table-cell>
          <table:table-cell office:value-type="float" office:value="-8.60251" calcext:value-type="float">
            <text:p>-8.60251</text:p>
          </table:table-cell>
          <table:table-cell office:value-type="float" office:value="0.410132" calcext:value-type="float">
            <text:p>0.410132</text:p>
          </table:table-cell>
          <table:table-cell office:value-type="float" office:value="110085.616749243" calcext:value-type="float">
            <text:p>110085.616749243</text:p>
          </table:table-cell>
          <table:table-cell office:value-type="float" office:value="20322.3489760066" calcext:value-type="float">
            <text:p>20322.3489760066</text:p>
          </table:table-cell>
          <table:table-cell office:value-type="float" office:value="-100" calcext:value-type="float">
            <text:p>-100</text:p>
          </table:table-cell>
          <table:table-cell table:formula="of:=[.F19]/[.$M$2]*100" office:value-type="float" office:value="100.256015690835" calcext:value-type="float">
            <text:p>100.256015690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VIGLLVTLLLILI</text:p>
          </table:table-cell>
          <table:table-cell office:value-type="float" office:value="-37.9512" calcext:value-type="float">
            <text:p>-37.9512</text:p>
          </table:table-cell>
          <table:table-cell office:value-type="float" office:value="-91.3809" calcext:value-type="float">
            <text:p>-91.3809</text:p>
          </table:table-cell>
          <table:table-cell office:value-type="float" office:value="-12.4984" calcext:value-type="float">
            <text:p>-12.4984</text:p>
          </table:table-cell>
          <table:table-cell office:value-type="float" office:value="-6.34803" calcext:value-type="float">
            <text:p>-6.34803</text:p>
          </table:table-cell>
          <table:table-cell office:value-type="float" office:value="109201.568298158" calcext:value-type="float">
            <text:p>109201.568298158</text:p>
          </table:table-cell>
          <table:table-cell office:value-type="float" office:value="29328.091573763" calcext:value-type="float">
            <text:p>29328.091573763</text:p>
          </table:table-cell>
          <table:table-cell office:value-type="float" office:value="-100" calcext:value-type="float">
            <text:p>-100</text:p>
          </table:table-cell>
          <table:table-cell table:formula="of:=[.F20]/[.$M$2]*100" office:value-type="float" office:value="99.4509043783797" calcext:value-type="float">
            <text:p>99.4509043783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ILFGLLTGYLSTLLILI</text:p>
          </table:table-cell>
          <table:table-cell office:value-type="float" office:value="-40.5341" calcext:value-type="float">
            <text:p>-40.5341</text:p>
          </table:table-cell>
          <table:table-cell office:value-type="float" office:value="-45.2965" calcext:value-type="float">
            <text:p>-45.2965</text:p>
          </table:table-cell>
          <table:table-cell office:value-type="float" office:value="-25.461" calcext:value-type="float">
            <text:p>-25.461</text:p>
          </table:table-cell>
          <table:table-cell office:value-type="float" office:value="-4.84846" calcext:value-type="float">
            <text:p>-4.84846</text:p>
          </table:table-cell>
          <table:table-cell office:value-type="float" office:value="109072.262947651" calcext:value-type="float">
            <text:p>109072.262947651</text:p>
          </table:table-cell>
          <table:table-cell office:value-type="float" office:value="13218.7611699766" calcext:value-type="float">
            <text:p>13218.7611699766</text:p>
          </table:table-cell>
          <table:table-cell office:value-type="float" office:value="-100" calcext:value-type="float">
            <text:p>-100</text:p>
          </table:table-cell>
          <table:table-cell table:formula="of:=[.F21]/[.$M$2]*100" office:value-type="float" office:value="99.3331447687947" calcext:value-type="float">
            <text:p>99.3331447687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YTLAWLLGFLLILI</text:p>
          </table:table-cell>
          <table:table-cell office:value-type="float" office:value="-24.4029" calcext:value-type="float">
            <text:p>-24.4029</text:p>
          </table:table-cell>
          <table:table-cell office:value-type="float" office:value="-74.0427" calcext:value-type="float">
            <text:p>-74.0427</text:p>
          </table:table-cell>
          <table:table-cell table:style-name="ce1" office:value-type="float" office:value="0.00000137522" calcext:value-type="float">
            <text:p>1.38E-06</text:p>
          </table:table-cell>
          <table:table-cell office:value-type="float" office:value="-8.85592" calcext:value-type="float">
            <text:p>-8.85592</text:p>
          </table:table-cell>
          <table:table-cell office:value-type="float" office:value="108705.194937843" calcext:value-type="float">
            <text:p>108705.194937843</text:p>
          </table:table-cell>
          <table:table-cell office:value-type="float" office:value="9688.74140659077" calcext:value-type="float">
            <text:p>9688.74140659077</text:p>
          </table:table-cell>
          <table:table-cell office:value-type="float" office:value="-100" calcext:value-type="float">
            <text:p>-100</text:p>
          </table:table-cell>
          <table:table-cell table:formula="of:=[.F22]/[.$M$2]*100" office:value-type="float" office:value="98.9988524494378" calcext:value-type="float">
            <text:p>98.9988524494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ILAGFLLTLLLILI</text:p>
          </table:table-cell>
          <table:table-cell office:value-type="float" office:value="-35.3081" calcext:value-type="float">
            <text:p>-35.3081</text:p>
          </table:table-cell>
          <table:table-cell office:value-type="float" office:value="-92.2511" calcext:value-type="float">
            <text:p>-92.2511</text:p>
          </table:table-cell>
          <table:table-cell office:value-type="float" office:value="-2.07441" calcext:value-type="float">
            <text:p>-2.07441</text:p>
          </table:table-cell>
          <table:table-cell office:value-type="float" office:value="-3.10368" calcext:value-type="float">
            <text:p>-3.10368</text:p>
          </table:table-cell>
          <table:table-cell office:value-type="float" office:value="108150.83680683" calcext:value-type="float">
            <text:p>108150.83680683</text:p>
          </table:table-cell>
          <table:table-cell office:value-type="float" office:value="20268.1644069857" calcext:value-type="float">
            <text:p>20268.1644069857</text:p>
          </table:table-cell>
          <table:table-cell office:value-type="float" office:value="-100" calcext:value-type="float">
            <text:p>-100</text:p>
          </table:table-cell>
          <table:table-cell table:formula="of:=[.F23]/[.$M$2]*100" office:value-type="float" office:value="98.493993239649" calcext:value-type="float">
            <text:p>98.493993239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ILYGFLVTLLLILI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-63.7985" calcext:value-type="float">
            <text:p>-63.7985</text:p>
          </table:table-cell>
          <table:table-cell office:value-type="float" office:value="-5.19733" calcext:value-type="float">
            <text:p>-5.19733</text:p>
          </table:table-cell>
          <table:table-cell office:value-type="float" office:value="-1.68452" calcext:value-type="float">
            <text:p>-1.68452</text:p>
          </table:table-cell>
          <table:table-cell office:value-type="float" office:value="106058.220938603" calcext:value-type="float">
            <text:p>106058.220938603</text:p>
          </table:table-cell>
          <table:table-cell office:value-type="float" office:value="13537.4032603935" calcext:value-type="float">
            <text:p>13537.4032603935</text:p>
          </table:table-cell>
          <table:table-cell office:value-type="float" office:value="-100" calcext:value-type="float">
            <text:p>-100</text:p>
          </table:table-cell>
          <table:table-cell table:formula="of:=[.F24]/[.$M$2]*100" office:value-type="float" office:value="96.5882281132402" calcext:value-type="float">
            <text:p>96.5882281132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ILYGFLITLLLILI</text:p>
          </table:table-cell>
          <table:table-cell office:value-type="float" office:value="-37.0572" calcext:value-type="float">
            <text:p>-37.0572</text:p>
          </table:table-cell>
          <table:table-cell office:value-type="float" office:value="-69.8845" calcext:value-type="float">
            <text:p>-69.8845</text:p>
          </table:table-cell>
          <table:table-cell office:value-type="float" office:value="-13.6827" calcext:value-type="float">
            <text:p>-13.6827</text:p>
          </table:table-cell>
          <table:table-cell office:value-type="float" office:value="-1.8016" calcext:value-type="float">
            <text:p>-1.8016</text:p>
          </table:table-cell>
          <table:table-cell office:value-type="float" office:value="103190.083730864" calcext:value-type="float">
            <text:p>103190.083730864</text:p>
          </table:table-cell>
          <table:table-cell office:value-type="float" office:value="13185.1585957837" calcext:value-type="float">
            <text:p>13185.1585957837</text:p>
          </table:table-cell>
          <table:table-cell office:value-type="float" office:value="-100" calcext:value-type="float">
            <text:p>-100</text:p>
          </table:table-cell>
          <table:table-cell table:formula="of:=[.F25]/[.$M$2]*100" office:value-type="float" office:value="93.9761883446156" calcext:value-type="float">
            <text:p>93.9761883446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WLLSLLYTLLALLLILI</text:p>
          </table:table-cell>
          <table:table-cell office:value-type="float" office:value="-25.6456" calcext:value-type="float">
            <text:p>-25.6456</text:p>
          </table:table-cell>
          <table:table-cell office:value-type="float" office:value="-93.1167" calcext:value-type="float">
            <text:p>-93.1167</text:p>
          </table:table-cell>
          <table:table-cell office:value-type="float" office:value="-0.000311007" calcext:value-type="float">
            <text:p>-0.000311007</text:p>
          </table:table-cell>
          <table:table-cell office:value-type="float" office:value="-8.91769" calcext:value-type="float">
            <text:p>-8.91769</text:p>
          </table:table-cell>
          <table:table-cell office:value-type="float" office:value="102926.412692813" calcext:value-type="float">
            <text:p>102926.412692813</text:p>
          </table:table-cell>
          <table:table-cell office:value-type="float" office:value="19726.3204622338" calcext:value-type="float">
            <text:p>19726.3204622338</text:p>
          </table:table-cell>
          <table:table-cell office:value-type="float" office:value="-100" calcext:value-type="float">
            <text:p>-100</text:p>
          </table:table-cell>
          <table:table-cell table:formula="of:=[.F26]/[.$M$2]*100" office:value-type="float" office:value="93.7360606284926" calcext:value-type="float">
            <text:p>93.7360606284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TYLVGFWLSLLLILI</text:p>
          </table:table-cell>
          <table:table-cell office:value-type="float" office:value="-12.1283" calcext:value-type="float">
            <text:p>-12.1283</text:p>
          </table:table-cell>
          <table:table-cell office:value-type="float" office:value="-57.9731" calcext:value-type="float">
            <text:p>-57.9731</text:p>
          </table:table-cell>
          <table:table-cell office:value-type="float" office:value="-1.61483" calcext:value-type="float">
            <text:p>-1.61483</text:p>
          </table:table-cell>
          <table:table-cell office:value-type="float" office:value="0.2981" calcext:value-type="float">
            <text:p>0.2981</text:p>
          </table:table-cell>
          <table:table-cell office:value-type="float" office:value="102915.434914615" calcext:value-type="float">
            <text:p>102915.434914615</text:p>
          </table:table-cell>
          <table:table-cell office:value-type="float" office:value="16614.3162215952" calcext:value-type="float">
            <text:p>16614.3162215952</text:p>
          </table:table-cell>
          <table:table-cell office:value-type="float" office:value="-100" calcext:value-type="float">
            <text:p>-100</text:p>
          </table:table-cell>
          <table:table-cell table:formula="of:=[.F27]/[.$M$2]*100" office:value-type="float" office:value="93.7260630617278" calcext:value-type="float">
            <text:p>93.7260630617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ILTGVLVSLLTLLLILI</text:p>
          </table:table-cell>
          <table:table-cell office:value-type="float" office:value="-18.7584" calcext:value-type="float">
            <text:p>-18.7584</text:p>
          </table:table-cell>
          <table:table-cell office:value-type="float" office:value="-72.9372" calcext:value-type="float">
            <text:p>-72.9372</text:p>
          </table:table-cell>
          <table:table-cell office:value-type="float" office:value="0.00030197" calcext:value-type="float">
            <text:p>0.00030197</text:p>
          </table:table-cell>
          <table:table-cell office:value-type="float" office:value="-4.90178" calcext:value-type="float">
            <text:p>-4.90178</text:p>
          </table:table-cell>
          <table:table-cell office:value-type="float" office:value="102845.639843965" calcext:value-type="float">
            <text:p>102845.639843965</text:p>
          </table:table-cell>
          <table:table-cell office:value-type="float" office:value="16273.2515065746" calcext:value-type="float">
            <text:p>16273.2515065746</text:p>
          </table:table-cell>
          <table:table-cell office:value-type="float" office:value="-96.836805511157" calcext:value-type="float">
            <text:p>-96.836805511157</text:p>
          </table:table-cell>
          <table:table-cell table:formula="of:=[.F28]/[.$M$2]*100" office:value-type="float" office:value="93.6625000286556" calcext:value-type="float">
            <text:p>93.6625000286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GALTGLLWTLLILI</text:p>
          </table:table-cell>
          <table:table-cell office:value-type="float" office:value="-47.1076" calcext:value-type="float">
            <text:p>-47.1076</text:p>
          </table:table-cell>
          <table:table-cell office:value-type="float" office:value="-98.073" calcext:value-type="float">
            <text:p>-98.073</text:p>
          </table:table-cell>
          <table:table-cell office:value-type="float" office:value="-5.27075" calcext:value-type="float">
            <text:p>-5.27075</text:p>
          </table:table-cell>
          <table:table-cell office:value-type="float" office:value="-5.20924" calcext:value-type="float">
            <text:p>-5.20924</text:p>
          </table:table-cell>
          <table:table-cell office:value-type="float" office:value="99196.133341033" calcext:value-type="float">
            <text:p>99196.133341033</text:p>
          </table:table-cell>
          <table:table-cell office:value-type="float" office:value="18434.7934438713" calcext:value-type="float">
            <text:p>18434.7934438713</text:p>
          </table:table-cell>
          <table:table-cell office:value-type="float" office:value="-100" calcext:value-type="float">
            <text:p>-100</text:p>
          </table:table-cell>
          <table:table-cell table:formula="of:=[.F29]/[.$M$2]*100" office:value-type="float" office:value="90.3388598290898" calcext:value-type="float">
            <text:p>90.3388598290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VLLAVLLTWLLSVLLILI</text:p>
          </table:table-cell>
          <table:table-cell office:value-type="float" office:value="-25.7929" calcext:value-type="float">
            <text:p>-25.7929</text:p>
          </table:table-cell>
          <table:table-cell office:value-type="float" office:value="-97.0396" calcext:value-type="float">
            <text:p>-97.0396</text:p>
          </table:table-cell>
          <table:table-cell office:value-type="float" office:value="0.362211" calcext:value-type="float">
            <text:p>0.362211</text:p>
          </table:table-cell>
          <table:table-cell office:value-type="float" office:value="-5.45373" calcext:value-type="float">
            <text:p>-5.45373</text:p>
          </table:table-cell>
          <table:table-cell office:value-type="float" office:value="98296.5298791278" calcext:value-type="float">
            <text:p>98296.5298791278</text:p>
          </table:table-cell>
          <table:table-cell office:value-type="float" office:value="10095.9250923457" calcext:value-type="float">
            <text:p>10095.9250923457</text:p>
          </table:table-cell>
          <table:table-cell office:value-type="float" office:value="-72.7561011111836" calcext:value-type="float">
            <text:p>-72.7561011111836</text:p>
          </table:table-cell>
          <table:table-cell table:formula="of:=[.F30]/[.$M$2]*100" office:value-type="float" office:value="89.5195824206912" calcext:value-type="float">
            <text:p>89.5195824206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VGLLLAYLLSLTLILI</text:p>
          </table:table-cell>
          <table:table-cell office:value-type="float" office:value="-27.0454" calcext:value-type="float">
            <text:p>-27.0454</text:p>
          </table:table-cell>
          <table:table-cell office:value-type="float" office:value="-63.5783" calcext:value-type="float">
            <text:p>-63.5783</text:p>
          </table:table-cell>
          <table:table-cell office:value-type="float" office:value="-3.57784" calcext:value-type="float">
            <text:p>-3.57784</text:p>
          </table:table-cell>
          <table:table-cell office:value-type="float" office:value="-7.15701" calcext:value-type="float">
            <text:p>-7.15701</text:p>
          </table:table-cell>
          <table:table-cell office:value-type="float" office:value="93627.5564264427" calcext:value-type="float">
            <text:p>93627.5564264427</text:p>
          </table:table-cell>
          <table:table-cell office:value-type="float" office:value="9864.27233408151" calcext:value-type="float">
            <text:p>9864.27233408151</text:p>
          </table:table-cell>
          <table:table-cell office:value-type="float" office:value="-83.4942927566853" calcext:value-type="float">
            <text:p>-83.4942927566853</text:p>
          </table:table-cell>
          <table:table-cell table:formula="of:=[.F31]/[.$M$2]*100" office:value-type="float" office:value="85.2675039970518" calcext:value-type="float">
            <text:p>85.2675039970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TLLYLLLTVLLALLLILI</text:p>
          </table:table-cell>
          <table:table-cell office:value-type="float" office:value="-21.2066" calcext:value-type="float">
            <text:p>-21.2066</text:p>
          </table:table-cell>
          <table:table-cell office:value-type="float" office:value="-91.7907" calcext:value-type="float">
            <text:p>-91.7907</text:p>
          </table:table-cell>
          <table:table-cell office:value-type="float" office:value="-4.533" calcext:value-type="float">
            <text:p>-4.533</text:p>
          </table:table-cell>
          <table:table-cell office:value-type="float" office:value="-5.53411" calcext:value-type="float">
            <text:p>-5.53411</text:p>
          </table:table-cell>
          <table:table-cell office:value-type="float" office:value="90473.5910301534" calcext:value-type="float">
            <text:p>90473.5910301534</text:p>
          </table:table-cell>
          <table:table-cell office:value-type="float" office:value="6525.06059326252" calcext:value-type="float">
            <text:p>6525.06059326252</text:p>
          </table:table-cell>
          <table:table-cell office:value-type="float" office:value="-100" calcext:value-type="float">
            <text:p>-100</text:p>
          </table:table-cell>
          <table:table-cell table:formula="of:=[.F32]/[.$M$2]*100" office:value-type="float" office:value="82.395157785112" calcext:value-type="float">
            <text:p>82.39515778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ILLGLLFGTLSTLLILI</text:p>
          </table:table-cell>
          <table:table-cell office:value-type="float" office:value="-31.7985" calcext:value-type="float">
            <text:p>-31.7985</text:p>
          </table:table-cell>
          <table:table-cell office:value-type="float" office:value="-72.787" calcext:value-type="float">
            <text:p>-72.787</text:p>
          </table:table-cell>
          <table:table-cell office:value-type="float" office:value="-4.43011" calcext:value-type="float">
            <text:p>-4.43011</text:p>
          </table:table-cell>
          <table:table-cell office:value-type="float" office:value="-6.81777" calcext:value-type="float">
            <text:p>-6.81777</text:p>
          </table:table-cell>
          <table:table-cell office:value-type="float" office:value="89166.2136289154" calcext:value-type="float">
            <text:p>89166.2136289154</text:p>
          </table:table-cell>
          <table:table-cell office:value-type="float" office:value="23677.5677918242" calcext:value-type="float">
            <text:p>23677.5677918242</text:p>
          </table:table-cell>
          <table:table-cell office:value-type="float" office:value="-100" calcext:value-type="float">
            <text:p>-100</text:p>
          </table:table-cell>
          <table:table-cell table:formula="of:=[.F33]/[.$M$2]*100" office:value-type="float" office:value="81.2045167811114" calcext:value-type="float">
            <text:p>81.2045167811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FLLTVLIALLLILI</text:p>
          </table:table-cell>
          <table:table-cell office:value-type="float" office:value="-19.5076" calcext:value-type="float">
            <text:p>-19.5076</text:p>
          </table:table-cell>
          <table:table-cell office:value-type="float" office:value="-82.8293" calcext:value-type="float">
            <text:p>-82.8293</text:p>
          </table:table-cell>
          <table:table-cell office:value-type="float" office:value="0.000270458" calcext:value-type="float">
            <text:p>0.000270458</text:p>
          </table:table-cell>
          <table:table-cell office:value-type="float" office:value="-6.46371" calcext:value-type="float">
            <text:p>-6.46371</text:p>
          </table:table-cell>
          <table:table-cell office:value-type="float" office:value="87931.6365363403" calcext:value-type="float">
            <text:p>87931.6365363403</text:p>
          </table:table-cell>
          <table:table-cell office:value-type="float" office:value="14764.8504981705" calcext:value-type="float">
            <text:p>14764.8504981705</text:p>
          </table:table-cell>
          <table:table-cell office:value-type="float" office:value="-100" calcext:value-type="float">
            <text:p>-100</text:p>
          </table:table-cell>
          <table:table-cell table:formula="of:=[.F34]/[.$M$2]*100" office:value-type="float" office:value="80.0801757089558" calcext:value-type="float">
            <text:p>80.0801757089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TWILFLLLILTLILI</text:p>
          </table:table-cell>
          <table:table-cell office:value-type="float" office:value="-14.206" calcext:value-type="float">
            <text:p>-14.206</text:p>
          </table:table-cell>
          <table:table-cell office:value-type="float" office:value="-77.115" calcext:value-type="float">
            <text:p>-77.115</text:p>
          </table:table-cell>
          <table:table-cell office:value-type="float" office:value="-0.0149343" calcext:value-type="float">
            <text:p>-0.0149343</text:p>
          </table:table-cell>
          <table:table-cell office:value-type="float" office:value="-1.33758" calcext:value-type="float">
            <text:p>-1.33758</text:p>
          </table:table-cell>
          <table:table-cell office:value-type="float" office:value="87921.6348505885" calcext:value-type="float">
            <text:p>87921.6348505885</text:p>
          </table:table-cell>
          <table:table-cell office:value-type="float" office:value="7938.22319631586" calcext:value-type="float">
            <text:p>7938.22319631586</text:p>
          </table:table-cell>
          <table:table-cell office:value-type="float" office:value="-100" calcext:value-type="float">
            <text:p>-100</text:p>
          </table:table-cell>
          <table:table-cell table:formula="of:=[.F35]/[.$M$2]*100" office:value-type="float" office:value="80.0710670788433" calcext:value-type="float">
            <text:p>80.0710670788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ILWGFLITLLLILI</text:p>
          </table:table-cell>
          <table:table-cell office:value-type="float" office:value="-36.9339" calcext:value-type="float">
            <text:p>-36.9339</text:p>
          </table:table-cell>
          <table:table-cell office:value-type="float" office:value="-77.4246" calcext:value-type="float">
            <text:p>-77.4246</text:p>
          </table:table-cell>
          <table:table-cell office:value-type="float" office:value="-13.9247" calcext:value-type="float">
            <text:p>-13.9247</text:p>
          </table:table-cell>
          <table:table-cell office:value-type="float" office:value="-3.13418" calcext:value-type="float">
            <text:p>-3.13418</text:p>
          </table:table-cell>
          <table:table-cell office:value-type="float" office:value="84107.8492573263" calcext:value-type="float">
            <text:p>84107.8492573263</text:p>
          </table:table-cell>
          <table:table-cell office:value-type="float" office:value="10869.9905175447" calcext:value-type="float">
            <text:p>10869.9905175447</text:p>
          </table:table-cell>
          <table:table-cell office:value-type="float" office:value="-100" calcext:value-type="float">
            <text:p>-100</text:p>
          </table:table-cell>
          <table:table-cell table:formula="of:=[.F36]/[.$M$2]*100" office:value-type="float" office:value="76.5978163529967" calcext:value-type="float">
            <text:p>76.5978163529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VGLLFALLTLLLILI</text:p>
          </table:table-cell>
          <table:table-cell office:value-type="float" office:value="-31.1921" calcext:value-type="float">
            <text:p>-31.1921</text:p>
          </table:table-cell>
          <table:table-cell office:value-type="float" office:value="-96.227" calcext:value-type="float">
            <text:p>-96.227</text:p>
          </table:table-cell>
          <table:table-cell office:value-type="float" office:value="-2.21419" calcext:value-type="float">
            <text:p>-2.21419</text:p>
          </table:table-cell>
          <table:table-cell office:value-type="float" office:value="-3.6275" calcext:value-type="float">
            <text:p>-3.6275</text:p>
          </table:table-cell>
          <table:table-cell office:value-type="float" office:value="80989.9772760201" calcext:value-type="float">
            <text:p>80989.9772760201</text:p>
          </table:table-cell>
          <table:table-cell office:value-type="float" office:value="9789.87569615813" calcext:value-type="float">
            <text:p>9789.87569615813</text:p>
          </table:table-cell>
          <table:table-cell office:value-type="float" office:value="-71.9841204237225" calcext:value-type="float">
            <text:p>-71.9841204237225</text:p>
          </table:table-cell>
          <table:table-cell table:formula="of:=[.F37]/[.$M$2]*100" office:value-type="float" office:value="73.7583407565447" calcext:value-type="float">
            <text:p>73.7583407565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TLLAVLYALLGALLILI</text:p>
          </table:table-cell>
          <table:table-cell office:value-type="float" office:value="-17.3267" calcext:value-type="float">
            <text:p>-17.3267</text:p>
          </table:table-cell>
          <table:table-cell office:value-type="float" office:value="-83.956" calcext:value-type="float">
            <text:p>-83.956</text:p>
          </table:table-cell>
          <table:table-cell office:value-type="float" office:value="-2.0648" calcext:value-type="float">
            <text:p>-2.0648</text:p>
          </table:table-cell>
          <table:table-cell office:value-type="float" office:value="-7.51283" calcext:value-type="float">
            <text:p>-7.51283</text:p>
          </table:table-cell>
          <table:table-cell office:value-type="float" office:value="80274.3669890889" calcext:value-type="float">
            <text:p>80274.3669890889</text:p>
          </table:table-cell>
          <table:table-cell office:value-type="float" office:value="16324.9010185336" calcext:value-type="float">
            <text:p>16324.9010185336</text:p>
          </table:table-cell>
          <table:table-cell office:value-type="float" office:value="-96.9964513178214" calcext:value-type="float">
            <text:p>-96.9964513178214</text:p>
          </table:table-cell>
          <table:table-cell table:formula="of:=[.F38]/[.$M$2]*100" office:value-type="float" office:value="73.1066276783637" calcext:value-type="float">
            <text:p>73.1066276783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VLTGLLFILLSLLLILI</text:p>
          </table:table-cell>
          <table:table-cell office:value-type="float" office:value="-30.1186" calcext:value-type="float">
            <text:p>-30.1186</text:p>
          </table:table-cell>
          <table:table-cell office:value-type="float" office:value="-85.0954" calcext:value-type="float">
            <text:p>-85.0954</text:p>
          </table:table-cell>
          <table:table-cell office:value-type="float" office:value="0.000676019" calcext:value-type="float">
            <text:p>0.000676019</text:p>
          </table:table-cell>
          <table:table-cell office:value-type="float" office:value="-9.85426" calcext:value-type="float">
            <text:p>-9.85426</text:p>
          </table:table-cell>
          <table:table-cell office:value-type="float" office:value="79881.4940738653" calcext:value-type="float">
            <text:p>79881.4940738653</text:p>
          </table:table-cell>
          <table:table-cell office:value-type="float" office:value="26724.3992795627" calcext:value-type="float">
            <text:p>26724.3992795627</text:p>
          </table:table-cell>
          <table:table-cell office:value-type="float" office:value="-100" calcext:value-type="float">
            <text:p>-100</text:p>
          </table:table-cell>
          <table:table-cell table:formula="of:=[.F39]/[.$M$2]*100" office:value-type="float" office:value="72.7488345868023" calcext:value-type="float">
            <text:p>72.7488345868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VLVGVLLGLLATLLILI</text:p>
          </table:table-cell>
          <table:table-cell office:value-type="float" office:value="-15.116" calcext:value-type="float">
            <text:p>-15.116</text:p>
          </table:table-cell>
          <table:table-cell office:value-type="float" office:value="-61.6244" calcext:value-type="float">
            <text:p>-61.6244</text:p>
          </table:table-cell>
          <table:table-cell office:value-type="float" office:value="-5.46709" calcext:value-type="float">
            <text:p>-5.46709</text:p>
          </table:table-cell>
          <table:table-cell office:value-type="float" office:value="-3.52476" calcext:value-type="float">
            <text:p>-3.52476</text:p>
          </table:table-cell>
          <table:table-cell office:value-type="float" office:value="79497.9659998208" calcext:value-type="float">
            <text:p>79497.9659998208</text:p>
          </table:table-cell>
          <table:table-cell office:value-type="float" office:value="2032.77214500461" calcext:value-type="float">
            <text:p>2032.77214500461</text:p>
          </table:table-cell>
          <table:table-cell office:value-type="float" office:value="-97.5554012784008" calcext:value-type="float">
            <text:p>-97.5554012784008</text:p>
          </table:table-cell>
          <table:table-cell table:formula="of:=[.F40]/[.$M$2]*100" office:value-type="float" office:value="72.3995519307686" calcext:value-type="float">
            <text:p>72.399551930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STLTALLFLLLILI</text:p>
          </table:table-cell>
          <table:table-cell office:value-type="float" office:value="-29.4726" calcext:value-type="float">
            <text:p>-29.4726</text:p>
          </table:table-cell>
          <table:table-cell office:value-type="float" office:value="-90.0794" calcext:value-type="float">
            <text:p>-90.0794</text:p>
          </table:table-cell>
          <table:table-cell office:value-type="float" office:value="6.01031" calcext:value-type="float">
            <text:p>6.01031</text:p>
          </table:table-cell>
          <table:table-cell office:value-type="float" office:value="-4.6605" calcext:value-type="float">
            <text:p>-4.6605</text:p>
          </table:table-cell>
          <table:table-cell office:value-type="float" office:value="78614.5510660586" calcext:value-type="float">
            <text:p>78614.5510660586</text:p>
          </table:table-cell>
          <table:table-cell office:value-type="float" office:value="22485.619268977" calcext:value-type="float">
            <text:p>22485.619268977</text:p>
          </table:table-cell>
          <table:table-cell/>
          <table:table-cell table:formula="of:=[.F41]/[.$M$2]*100" office:value-type="float" office:value="71.5950175685501" calcext:value-type="float">
            <text:p>71.5950175685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ATLLFVLLSLLLILI</text:p>
          </table:table-cell>
          <table:table-cell office:value-type="float" office:value="-20.4101" calcext:value-type="float">
            <text:p>-20.4101</text:p>
          </table:table-cell>
          <table:table-cell office:value-type="float" office:value="-76.7875" calcext:value-type="float">
            <text:p>-76.7875</text:p>
          </table:table-cell>
          <table:table-cell office:value-type="float" office:value="-0.0394449" calcext:value-type="float">
            <text:p>-0.0394449</text:p>
          </table:table-cell>
          <table:table-cell office:value-type="float" office:value="-6.26768" calcext:value-type="float">
            <text:p>-6.26768</text:p>
          </table:table-cell>
          <table:table-cell office:value-type="float" office:value="76072.3228739852" calcext:value-type="float">
            <text:p>76072.3228739852</text:p>
          </table:table-cell>
          <table:table-cell office:value-type="float" office:value="16365.0988333843" calcext:value-type="float">
            <text:p>16365.0988333843</text:p>
          </table:table-cell>
          <table:table-cell office:value-type="float" office:value="-100" calcext:value-type="float">
            <text:p>-100</text:p>
          </table:table-cell>
          <table:table-cell table:formula="of:=[.F42]/[.$M$2]*100" office:value-type="float" office:value="69.2797862327912" calcext:value-type="float">
            <text:p>69.279786232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VALLLFLVSLLLILI</text:p>
          </table:table-cell>
          <table:table-cell office:value-type="float" office:value="-27.4442" calcext:value-type="float">
            <text:p>-27.4442</text:p>
          </table:table-cell>
          <table:table-cell office:value-type="float" office:value="-97.5621" calcext:value-type="float">
            <text:p>-97.5621</text:p>
          </table:table-cell>
          <table:table-cell office:value-type="float" office:value="0.000172253" calcext:value-type="float">
            <text:p>0.000172253</text:p>
          </table:table-cell>
          <table:table-cell office:value-type="float" office:value="-6.33832" calcext:value-type="float">
            <text:p>-6.33832</text:p>
          </table:table-cell>
          <table:table-cell office:value-type="float" office:value="75781.3216038789" calcext:value-type="float">
            <text:p>75781.3216038789</text:p>
          </table:table-cell>
          <table:table-cell office:value-type="float" office:value="20260.7301094186" calcext:value-type="float">
            <text:p>20260.7301094186</text:p>
          </table:table-cell>
          <table:table-cell office:value-type="float" office:value="-100" calcext:value-type="float">
            <text:p>-100</text:p>
          </table:table-cell>
          <table:table-cell table:formula="of:=[.F43]/[.$M$2]*100" office:value-type="float" office:value="69.0147686150194" calcext:value-type="float">
            <text:p>69.014768615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LLSGFLVALLLILI</text:p>
          </table:table-cell>
          <table:table-cell office:value-type="float" office:value="-34.0558" calcext:value-type="float">
            <text:p>-34.0558</text:p>
          </table:table-cell>
          <table:table-cell office:value-type="float" office:value="-79.3318" calcext:value-type="float">
            <text:p>-79.3318</text:p>
          </table:table-cell>
          <table:table-cell office:value-type="float" office:value="-13.9998" calcext:value-type="float">
            <text:p>-13.9998</text:p>
          </table:table-cell>
          <table:table-cell office:value-type="float" office:value="-3.92033" calcext:value-type="float">
            <text:p>-3.92033</text:p>
          </table:table-cell>
          <table:table-cell office:value-type="float" office:value="75252.3907031639" calcext:value-type="float">
            <text:p>75252.3907031639</text:p>
          </table:table-cell>
          <table:table-cell office:value-type="float" office:value="5977.70613141528" calcext:value-type="float">
            <text:p>5977.70613141528</text:p>
          </table:table-cell>
          <table:table-cell office:value-type="float" office:value="-33.7738070136877" calcext:value-type="float">
            <text:p>-33.7738070136877</text:p>
          </table:table-cell>
          <table:table-cell table:formula="of:=[.F44]/[.$M$2]*100" office:value-type="float" office:value="68.5330662251218" calcext:value-type="float">
            <text:p>68.5330662251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GTLLFALLTTLLILI</text:p>
          </table:table-cell>
          <table:table-cell office:value-type="float" office:value="-18.7746" calcext:value-type="float">
            <text:p>-18.7746</text:p>
          </table:table-cell>
          <table:table-cell office:value-type="float" office:value="-63.3998" calcext:value-type="float">
            <text:p>-63.3998</text:p>
          </table:table-cell>
          <table:table-cell office:value-type="float" office:value="-0.0204986" calcext:value-type="float">
            <text:p>-0.0204986</text:p>
          </table:table-cell>
          <table:table-cell office:value-type="float" office:value="-3.39857" calcext:value-type="float">
            <text:p>-3.39857</text:p>
          </table:table-cell>
          <table:table-cell office:value-type="float" office:value="75054.7819671694" calcext:value-type="float">
            <text:p>75054.7819671694</text:p>
          </table:table-cell>
          <table:table-cell office:value-type="float" office:value="5633.91848750827" calcext:value-type="float">
            <text:p>5633.91848750827</text:p>
          </table:table-cell>
          <table:table-cell office:value-type="string" calcext:value-type="string">
            <text:p>inf</text:p>
          </table:table-cell>
          <table:table-cell table:formula="of:=[.F45]/[.$M$2]*100" office:value-type="float" office:value="68.3531020742951" calcext:value-type="float">
            <text:p>68.35310207429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VLGLLFTLLSALLILI</text:p>
          </table:table-cell>
          <table:table-cell office:value-type="float" office:value="-21.7448" calcext:value-type="float">
            <text:p>-21.7448</text:p>
          </table:table-cell>
          <table:table-cell office:value-type="float" office:value="-72.7875" calcext:value-type="float">
            <text:p>-72.7875</text:p>
          </table:table-cell>
          <table:table-cell office:value-type="float" office:value="-6.34605" calcext:value-type="float">
            <text:p>-6.34605</text:p>
          </table:table-cell>
          <table:table-cell office:value-type="float" office:value="-3.85968" calcext:value-type="float">
            <text:p>-3.85968</text:p>
          </table:table-cell>
          <table:table-cell office:value-type="float" office:value="74368.9822414372" calcext:value-type="float">
            <text:p>74368.9822414372</text:p>
          </table:table-cell>
          <table:table-cell office:value-type="float" office:value="26461.4293095344" calcext:value-type="float">
            <text:p>26461.4293095344</text:p>
          </table:table-cell>
          <table:table-cell office:value-type="float" office:value="-100" calcext:value-type="float">
            <text:p>-100</text:p>
          </table:table-cell>
          <table:table-cell table:formula="of:=[.F46]/[.$M$2]*100" office:value-type="float" office:value="67.7285377570475" calcext:value-type="float">
            <text:p>67.7285377570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TTLLTFLLGLLLILI</text:p>
          </table:table-cell>
          <table:table-cell office:value-type="float" office:value="-16.2193" calcext:value-type="float">
            <text:p>-16.2193</text:p>
          </table:table-cell>
          <table:table-cell office:value-type="float" office:value="-61.3266" calcext:value-type="float">
            <text:p>-61.3266</text:p>
          </table:table-cell>
          <table:table-cell office:value-type="float" office:value="-0.0202881" calcext:value-type="float">
            <text:p>-0.0202881</text:p>
          </table:table-cell>
          <table:table-cell office:value-type="float" office:value="-6.61992" calcext:value-type="float">
            <text:p>-6.61992</text:p>
          </table:table-cell>
          <table:table-cell office:value-type="float" office:value="74368.5995447588" calcext:value-type="float">
            <text:p>74368.5995447588</text:p>
          </table:table-cell>
          <table:table-cell office:value-type="float" office:value="9634.68993292494" calcext:value-type="float">
            <text:p>9634.68993292494</text:p>
          </table:table-cell>
          <table:table-cell office:value-type="float" office:value="1434.47804480887" calcext:value-type="float">
            <text:p>1434.47804480887</text:p>
          </table:table-cell>
          <table:table-cell table:formula="of:=[.F47]/[.$M$2]*100" office:value-type="float" office:value="67.7281892315514" calcext:value-type="float">
            <text:p>67.7281892315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TLLVGLLSVLLALLLILI</text:p>
          </table:table-cell>
          <table:table-cell office:value-type="float" office:value="-20.505" calcext:value-type="float">
            <text:p>-20.505</text:p>
          </table:table-cell>
          <table:table-cell office:value-type="float" office:value="-93.6111" calcext:value-type="float">
            <text:p>-93.6111</text:p>
          </table:table-cell>
          <table:table-cell office:value-type="float" office:value="-4.29545" calcext:value-type="float">
            <text:p>-4.29545</text:p>
          </table:table-cell>
          <table:table-cell office:value-type="float" office:value="-5.52267" calcext:value-type="float">
            <text:p>-5.52267</text:p>
          </table:table-cell>
          <table:table-cell office:value-type="float" office:value="74253.0631848633" calcext:value-type="float">
            <text:p>74253.0631848633</text:p>
          </table:table-cell>
          <table:table-cell office:value-type="float" office:value="10627.6544271126" calcext:value-type="float">
            <text:p>10627.6544271126</text:p>
          </table:table-cell>
          <table:table-cell office:value-type="float" office:value="-100" calcext:value-type="float">
            <text:p>-100</text:p>
          </table:table-cell>
          <table:table-cell table:formula="of:=[.F48]/[.$M$2]*100" office:value-type="float" office:value="67.6229691723593" calcext:value-type="float">
            <text:p>67.6229691723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SLLGTLLTFLLILI</text:p>
          </table:table-cell>
          <table:table-cell office:value-type="float" office:value="-39.3683" calcext:value-type="float">
            <text:p>-39.3683</text:p>
          </table:table-cell>
          <table:table-cell office:value-type="float" office:value="-77.95" calcext:value-type="float">
            <text:p>-77.95</text:p>
          </table:table-cell>
          <table:table-cell office:value-type="float" office:value="-6.09263" calcext:value-type="float">
            <text:p>-6.09263</text:p>
          </table:table-cell>
          <table:table-cell office:value-type="float" office:value="-3.4916" calcext:value-type="float">
            <text:p>-3.4916</text:p>
          </table:table-cell>
          <table:table-cell office:value-type="float" office:value="74036.5749325133" calcext:value-type="float">
            <text:p>74036.5749325133</text:p>
          </table:table-cell>
          <table:table-cell office:value-type="float" office:value="12180.1374882267" calcext:value-type="float">
            <text:p>12180.1374882267</text:p>
          </table:table-cell>
          <table:table-cell office:value-type="float" office:value="-69.1066377416082" calcext:value-type="float">
            <text:p>-69.1066377416082</text:p>
          </table:table-cell>
          <table:table-cell table:formula="of:=[.F49]/[.$M$2]*100" office:value-type="float" office:value="67.4258112668545" calcext:value-type="float">
            <text:p>67.4258112668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TFLLAVLTLILI</text:p>
          </table:table-cell>
          <table:table-cell office:value-type="float" office:value="-21.0411" calcext:value-type="float">
            <text:p>-21.0411</text:p>
          </table:table-cell>
          <table:table-cell office:value-type="float" office:value="-57.2525" calcext:value-type="float">
            <text:p>-57.2525</text:p>
          </table:table-cell>
          <table:table-cell office:value-type="float" office:value="-0.000160967" calcext:value-type="float">
            <text:p>-0.000160967</text:p>
          </table:table-cell>
          <table:table-cell office:value-type="float" office:value="-6.51922" calcext:value-type="float">
            <text:p>-6.51922</text:p>
          </table:table-cell>
          <table:table-cell office:value-type="float" office:value="73562.8176152115" calcext:value-type="float">
            <text:p>73562.8176152115</text:p>
          </table:table-cell>
          <table:table-cell office:value-type="float" office:value="5986.44059088009" calcext:value-type="float">
            <text:p>5986.44059088009</text:p>
          </table:table-cell>
          <table:table-cell office:value-type="float" office:value="703.13298943585" calcext:value-type="float">
            <text:p>703.13298943585</text:p>
          </table:table-cell>
          <table:table-cell table:formula="of:=[.F50]/[.$M$2]*100" office:value-type="float" office:value="66.994355982871" calcext:value-type="float">
            <text:p>66.9943559828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TALLAYLLSTLLILI</text:p>
          </table:table-cell>
          <table:table-cell office:value-type="float" office:value="-24.4548" calcext:value-type="float">
            <text:p>-24.4548</text:p>
          </table:table-cell>
          <table:table-cell office:value-type="float" office:value="-71.0491" calcext:value-type="float">
            <text:p>-71.0491</text:p>
          </table:table-cell>
          <table:table-cell office:value-type="float" office:value="-2.33836" calcext:value-type="float">
            <text:p>-2.33836</text:p>
          </table:table-cell>
          <table:table-cell office:value-type="float" office:value="-5.64962" calcext:value-type="float">
            <text:p>-5.64962</text:p>
          </table:table-cell>
          <table:table-cell office:value-type="float" office:value="73349.2913005448" calcext:value-type="float">
            <text:p>73349.2913005448</text:p>
          </table:table-cell>
          <table:table-cell office:value-type="float" office:value="4781.07254672474" calcext:value-type="float">
            <text:p>4781.07254672474</text:p>
          </table:table-cell>
          <table:table-cell office:value-type="float" office:value="-100" calcext:value-type="float">
            <text:p>-100</text:p>
          </table:table-cell>
          <table:table-cell table:formula="of:=[.F51]/[.$M$2]*100" office:value-type="float" office:value="66.7998955421179" calcext:value-type="float">
            <text:p>66.7998955421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VLLTLLLGILTGLLLILI</text:p>
          </table:table-cell>
          <table:table-cell office:value-type="float" office:value="-11.0227" calcext:value-type="float">
            <text:p>-11.0227</text:p>
          </table:table-cell>
          <table:table-cell office:value-type="float" office:value="-87.9028" calcext:value-type="float">
            <text:p>-87.9028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-5.98519" calcext:value-type="float">
            <text:p>-5.98519</text:p>
          </table:table-cell>
          <table:table-cell office:value-type="float" office:value="72777.5413654069" calcext:value-type="float">
            <text:p>72777.5413654069</text:p>
          </table:table-cell>
          <table:table-cell office:value-type="float" office:value="2569.49500168346" calcext:value-type="float">
            <text:p>2569.49500168346</text:p>
          </table:table-cell>
          <table:table-cell office:value-type="float" office:value="-100" calcext:value-type="float">
            <text:p>-100</text:p>
          </table:table-cell>
          <table:table-cell table:formula="of:=[.F52]/[.$M$2]*100" office:value-type="float" office:value="66.2791974512947" calcext:value-type="float">
            <text:p>66.2791974512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VVLTSFLLSALLILI</text:p>
          </table:table-cell>
          <table:table-cell office:value-type="float" office:value="-14.9739" calcext:value-type="float">
            <text:p>-14.9739</text:p>
          </table:table-cell>
          <table:table-cell office:value-type="float" office:value="-51.1346" calcext:value-type="float">
            <text:p>-51.1346</text:p>
          </table:table-cell>
          <table:table-cell table:style-name="ce1" office:value-type="float" office:value="-0.0000363439" calcext:value-type="float">
            <text:p>-3.63E-05</text:p>
          </table:table-cell>
          <table:table-cell office:value-type="float" office:value="-5.56935" calcext:value-type="float">
            <text:p>-5.56935</text:p>
          </table:table-cell>
          <table:table-cell office:value-type="float" office:value="71464.5977784022" calcext:value-type="float">
            <text:p>71464.5977784022</text:p>
          </table:table-cell>
          <table:table-cell office:value-type="float" office:value="8727.21583909245" calcext:value-type="float">
            <text:p>8727.21583909245</text:p>
          </table:table-cell>
          <table:table-cell office:value-type="float" office:value="-76.9030551482786" calcext:value-type="float">
            <text:p>-76.9030551482786</text:p>
          </table:table-cell>
          <table:table-cell table:formula="of:=[.F53]/[.$M$2]*100" office:value-type="float" office:value="65.083487269103" calcext:value-type="float">
            <text:p>65.083487269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IGLSTVLLFLLLILI</text:p>
          </table:table-cell>
          <table:table-cell office:value-type="float" office:value="-7.34582" calcext:value-type="float">
            <text:p>-7.34582</text:p>
          </table:table-cell>
          <table:table-cell office:value-type="float" office:value="-80.8413" calcext:value-type="float">
            <text:p>-80.8413</text:p>
          </table:table-cell>
          <table:table-cell office:value-type="float" office:value="0.0376035" calcext:value-type="float">
            <text:p>0.0376035</text:p>
          </table:table-cell>
          <table:table-cell office:value-type="float" office:value="0.200454" calcext:value-type="float">
            <text:p>0.200454</text:p>
          </table:table-cell>
          <table:table-cell office:value-type="float" office:value="71062" calcext:value-type="float">
            <text:p>71062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F54]/[.$M$2]*100" office:value-type="float" office:value="64.7168376523731" calcext:value-type="float">
            <text:p>64.7168376523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FALIGALVTLLLILI</text:p>
          </table:table-cell>
          <table:table-cell office:value-type="float" office:value="-18.1782" calcext:value-type="float">
            <text:p>-18.1782</text:p>
          </table:table-cell>
          <table:table-cell office:value-type="float" office:value="-82.882" calcext:value-type="float">
            <text:p>-82.882</text:p>
          </table:table-cell>
          <table:table-cell office:value-type="float" office:value="-0.711488" calcext:value-type="float">
            <text:p>-0.711488</text:p>
          </table:table-cell>
          <table:table-cell office:value-type="float" office:value="-3.71845" calcext:value-type="float">
            <text:p>-3.71845</text:p>
          </table:table-cell>
          <table:table-cell office:value-type="float" office:value="70337.1619779786" calcext:value-type="float">
            <text:p>70337.1619779786</text:p>
          </table:table-cell>
          <table:table-cell office:value-type="float" office:value="17870.9497336808" calcext:value-type="float">
            <text:p>17870.9497336808</text:p>
          </table:table-cell>
          <table:table-cell office:value-type="float" office:value="-100" calcext:value-type="float">
            <text:p>-100</text:p>
          </table:table-cell>
          <table:table-cell table:formula="of:=[.F55]/[.$M$2]*100" office:value-type="float" office:value="64.0567207882906" calcext:value-type="float">
            <text:p>64.0567207882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ALGFLTTILVLLLILI</text:p>
          </table:table-cell>
          <table:table-cell office:value-type="float" office:value="-15.2543" calcext:value-type="float">
            <text:p>-15.2543</text:p>
          </table:table-cell>
          <table:table-cell office:value-type="float" office:value="-71.0514" calcext:value-type="float">
            <text:p>-71.0514</text:p>
          </table:table-cell>
          <table:table-cell office:value-type="float" office:value="-5.30854" calcext:value-type="float">
            <text:p>-5.30854</text:p>
          </table:table-cell>
          <table:table-cell office:value-type="float" office:value="-0.630841" calcext:value-type="float">
            <text:p>-0.630841</text:p>
          </table:table-cell>
          <table:table-cell office:value-type="float" office:value="69998.7725703368" calcext:value-type="float">
            <text:p>69998.77257033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6]/[.$M$2]*100" office:value-type="float" office:value="63.7485463440358" calcext:value-type="float">
            <text:p>63.74854634403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TLVGALVSLLLILI</text:p>
          </table:table-cell>
          <table:table-cell office:value-type="float" office:value="-30.4657" calcext:value-type="float">
            <text:p>-30.4657</text:p>
          </table:table-cell>
          <table:table-cell office:value-type="float" office:value="-93.749" calcext:value-type="float">
            <text:p>-93.749</text:p>
          </table:table-cell>
          <table:table-cell office:value-type="float" office:value="-4.06846" calcext:value-type="float">
            <text:p>-4.06846</text:p>
          </table:table-cell>
          <table:table-cell office:value-type="float" office:value="-4.0241" calcext:value-type="float">
            <text:p>-4.0241</text:p>
          </table:table-cell>
          <table:table-cell office:value-type="float" office:value="69874.2174563834" calcext:value-type="float">
            <text:p>69874.2174563834</text:p>
          </table:table-cell>
          <table:table-cell office:value-type="float" office:value="8800.46533562333" calcext:value-type="float">
            <text:p>8800.46533562333</text:p>
          </table:table-cell>
          <table:table-cell office:value-type="float" office:value="-100" calcext:value-type="float">
            <text:p>-100</text:p>
          </table:table-cell>
          <table:table-cell table:formula="of:=[.F57]/[.$M$2]*100" office:value-type="float" office:value="63.6351128199513" calcext:value-type="float">
            <text:p>63.63511281995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ATLLTLALTLLLILI</text:p>
          </table:table-cell>
          <table:table-cell office:value-type="float" office:value="-18.3591" calcext:value-type="float">
            <text:p>-18.3591</text:p>
          </table:table-cell>
          <table:table-cell office:value-type="float" office:value="-89.6477" calcext:value-type="float">
            <text:p>-89.6477</text:p>
          </table:table-cell>
          <table:table-cell office:value-type="float" office:value="-2.93917" calcext:value-type="float">
            <text:p>-2.93917</text:p>
          </table:table-cell>
          <table:table-cell office:value-type="float" office:value="-5.25952" calcext:value-type="float">
            <text:p>-5.25952</text:p>
          </table:table-cell>
          <table:table-cell office:value-type="float" office:value="69386.525248756" calcext:value-type="float">
            <text:p>69386.525248756</text:p>
          </table:table-cell>
          <table:table-cell office:value-type="float" office:value="21385.317164328" calcext:value-type="float">
            <text:p>21385.317164328</text:p>
          </table:table-cell>
          <table:table-cell office:value-type="float" office:value="-96.8837827972473" calcext:value-type="float">
            <text:p>-96.8837827972473</text:p>
          </table:table-cell>
          <table:table-cell table:formula="of:=[.F58]/[.$M$2]*100" office:value-type="float" office:value="63.1909668991307" calcext:value-type="float">
            <text:p>63.190966899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ALLLLFILLVLTLILI</text:p>
          </table:table-cell>
          <table:table-cell office:value-type="float" office:value="-24.0105" calcext:value-type="float">
            <text:p>-24.0105</text:p>
          </table:table-cell>
          <table:table-cell office:value-type="float" office:value="-88.0594" calcext:value-type="float">
            <text:p>-88.0594</text:p>
          </table:table-cell>
          <table:table-cell office:value-type="float" office:value="-0.000242575" calcext:value-type="float">
            <text:p>-0.000242575</text:p>
          </table:table-cell>
          <table:table-cell office:value-type="float" office:value="-9.40878" calcext:value-type="float">
            <text:p>-9.40878</text:p>
          </table:table-cell>
          <table:table-cell office:value-type="float" office:value="69214.9660684966" calcext:value-type="float">
            <text:p>69214.9660684966</text:p>
          </table:table-cell>
          <table:table-cell office:value-type="float" office:value="8369.17733140923" calcext:value-type="float">
            <text:p>8369.17733140923</text:p>
          </table:table-cell>
          <table:table-cell office:value-type="float" office:value="-79.6872700601053" calcext:value-type="float">
            <text:p>-79.6872700601053</text:p>
          </table:table-cell>
          <table:table-cell table:formula="of:=[.F59]/[.$M$2]*100" office:value-type="float" office:value="63.0347263258761" calcext:value-type="float">
            <text:p>63.0347263258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AGTLTWLLFLLLILI</text:p>
          </table:table-cell>
          <table:table-cell office:value-type="float" office:value="-22.4686" calcext:value-type="float">
            <text:p>-22.4686</text:p>
          </table:table-cell>
          <table:table-cell office:value-type="float" office:value="-56.0078" calcext:value-type="float">
            <text:p>-56.0078</text:p>
          </table:table-cell>
          <table:table-cell office:value-type="float" office:value="-8.14434" calcext:value-type="float">
            <text:p>-8.14434</text:p>
          </table:table-cell>
          <table:table-cell office:value-type="float" office:value="-4.41209" calcext:value-type="float">
            <text:p>-4.41209</text:p>
          </table:table-cell>
          <table:table-cell office:value-type="float" office:value="69173.4901378809" calcext:value-type="float">
            <text:p>69173.4901378809</text:p>
          </table:table-cell>
          <table:table-cell office:value-type="float" office:value="3423.83601448748" calcext:value-type="float">
            <text:p>3423.83601448748</text:p>
          </table:table-cell>
          <table:table-cell office:value-type="float" office:value="-45.7622937314044" calcext:value-type="float">
            <text:p>-45.7622937314044</text:p>
          </table:table-cell>
          <table:table-cell table:formula="of:=[.F60]/[.$M$2]*100" office:value-type="float" office:value="62.9969538023313" calcext:value-type="float">
            <text:p>62.9969538023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IVLLITLLWLTLILI</text:p>
          </table:table-cell>
          <table:table-cell office:value-type="float" office:value="-21.2468" calcext:value-type="float">
            <text:p>-21.2468</text:p>
          </table:table-cell>
          <table:table-cell office:value-type="float" office:value="-85.9942" calcext:value-type="float">
            <text:p>-85.9942</text:p>
          </table:table-cell>
          <table:table-cell office:value-type="float" office:value="0.000266987" calcext:value-type="float">
            <text:p>0.000266987</text:p>
          </table:table-cell>
          <table:table-cell office:value-type="float" office:value="-6.63283" calcext:value-type="float">
            <text:p>-6.63283</text:p>
          </table:table-cell>
          <table:table-cell office:value-type="float" office:value="69049.8447350182" calcext:value-type="float">
            <text:p>69049.8447350182</text:p>
          </table:table-cell>
          <table:table-cell office:value-type="float" office:value="1552.85439246467" calcext:value-type="float">
            <text:p>1552.85439246467</text:p>
          </table:table-cell>
          <table:table-cell office:value-type="float" office:value="-100" calcext:value-type="float">
            <text:p>-100</text:p>
          </table:table-cell>
          <table:table-cell table:formula="of:=[.F61]/[.$M$2]*100" office:value-type="float" office:value="62.8843487607687" calcext:value-type="float">
            <text:p>62.8843487607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YLIGLLAILTLILI</text:p>
          </table:table-cell>
          <table:table-cell office:value-type="float" office:value="-25.1907" calcext:value-type="float">
            <text:p>-25.1907</text:p>
          </table:table-cell>
          <table:table-cell office:value-type="float" office:value="-65.7262" calcext:value-type="float">
            <text:p>-65.7262</text:p>
          </table:table-cell>
          <table:table-cell office:value-type="float" office:value="-0.000482046" calcext:value-type="float">
            <text:p>-0.000482046</text:p>
          </table:table-cell>
          <table:table-cell office:value-type="float" office:value="-5.78793" calcext:value-type="float">
            <text:p>-5.78793</text:p>
          </table:table-cell>
          <table:table-cell office:value-type="float" office:value="68820.325593217" calcext:value-type="float">
            <text:p>68820.325593217</text:p>
          </table:table-cell>
          <table:table-cell office:value-type="float" office:value="9045.49051944202" calcext:value-type="float">
            <text:p>9045.49051944202</text:p>
          </table:table-cell>
          <table:table-cell office:value-type="float" office:value="-100" calcext:value-type="float">
            <text:p>-100</text:p>
          </table:table-cell>
          <table:table-cell table:formula="of:=[.F62]/[.$M$2]*100" office:value-type="float" office:value="62.6753235006006" calcext:value-type="float">
            <text:p>62.6753235006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LTLLTVLLIITLILI</text:p>
          </table:table-cell>
          <table:table-cell office:value-type="float" office:value="-15.8784" calcext:value-type="float">
            <text:p>-15.8784</text:p>
          </table:table-cell>
          <table:table-cell office:value-type="float" office:value="-82.5132" calcext:value-type="float">
            <text:p>-82.5132</text:p>
          </table:table-cell>
          <table:table-cell office:value-type="float" office:value="-1.16071" calcext:value-type="float">
            <text:p>-1.16071</text:p>
          </table:table-cell>
          <table:table-cell office:value-type="float" office:value="-5.90127" calcext:value-type="float">
            <text:p>-5.90127</text:p>
          </table:table-cell>
          <table:table-cell office:value-type="float" office:value="68219.4351750126" calcext:value-type="float">
            <text:p>68219.4351750126</text:p>
          </table:table-cell>
          <table:table-cell office:value-type="float" office:value="8248.37450098302" calcext:value-type="float">
            <text:p>8248.37450098302</text:p>
          </table:table-cell>
          <table:table-cell office:value-type="float" office:value="-78.283302079348" calcext:value-type="float">
            <text:p>-78.283302079348</text:p>
          </table:table-cell>
          <table:table-cell table:formula="of:=[.F63]/[.$M$2]*100" office:value-type="float" office:value="62.1280868953573" calcext:value-type="float">
            <text:p>62.1280868953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SLLGALLTVLLILI</text:p>
          </table:table-cell>
          <table:table-cell office:value-type="float" office:value="-24.9083" calcext:value-type="float">
            <text:p>-24.9083</text:p>
          </table:table-cell>
          <table:table-cell office:value-type="float" office:value="-100.361" calcext:value-type="float">
            <text:p>-100.361</text:p>
          </table:table-cell>
          <table:table-cell office:value-type="float" office:value="-1.63338" calcext:value-type="float">
            <text:p>-1.63338</text:p>
          </table:table-cell>
          <table:table-cell office:value-type="float" office:value="-1.09415" calcext:value-type="float">
            <text:p>-1.09415</text:p>
          </table:table-cell>
          <table:table-cell office:value-type="float" office:value="67980.9079726745" calcext:value-type="float">
            <text:p>67980.9079726745</text:p>
          </table:table-cell>
          <table:table-cell office:value-type="float" office:value="7690.29913406301" calcext:value-type="float">
            <text:p>7690.29913406301</text:p>
          </table:table-cell>
          <table:table-cell office:value-type="float" office:value="-97.6194600625656" calcext:value-type="float">
            <text:p>-97.6194600625656</text:p>
          </table:table-cell>
          <table:table-cell table:formula="of:=[.F64]/[.$M$2]*100" office:value-type="float" office:value="61.9108579089878" calcext:value-type="float">
            <text:p>61.9108579089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LLAGWLVTGLLILI</text:p>
          </table:table-cell>
          <table:table-cell office:value-type="float" office:value="-16.4738" calcext:value-type="float">
            <text:p>-16.4738</text:p>
          </table:table-cell>
          <table:table-cell office:value-type="float" office:value="-96.0219" calcext:value-type="float">
            <text:p>-96.0219</text:p>
          </table:table-cell>
          <table:table-cell office:value-type="float" office:value="-1.65687" calcext:value-type="float">
            <text:p>-1.65687</text:p>
          </table:table-cell>
          <table:table-cell office:value-type="float" office:value="-0.132825" calcext:value-type="float">
            <text:p>-0.132825</text:p>
          </table:table-cell>
          <table:table-cell office:value-type="float" office:value="67279.999171462" calcext:value-type="float">
            <text:p>67279.999171462</text:p>
          </table:table-cell>
          <table:table-cell office:value-type="float" office:value="5604.19322082195" calcext:value-type="float">
            <text:p>5604.19322082195</text:p>
          </table:table-cell>
          <table:table-cell office:value-type="float" office:value="-94.5820372948446" calcext:value-type="float">
            <text:p>-94.5820372948446</text:p>
          </table:table-cell>
          <table:table-cell table:formula="of:=[.F65]/[.$M$2]*100" office:value-type="float" office:value="61.2725336133419" calcext:value-type="float">
            <text:p>61.2725336133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YFTILGIGLLLLLILI</text:p>
          </table:table-cell>
          <table:table-cell office:value-type="float" office:value="-12.3102" calcext:value-type="float">
            <text:p>-12.3102</text:p>
          </table:table-cell>
          <table:table-cell office:value-type="float" office:value="-60.7359" calcext:value-type="float">
            <text:p>-60.7359</text:p>
          </table:table-cell>
          <table:table-cell office:value-type="float" office:value="0.0235229" calcext:value-type="float">
            <text:p>0.0235229</text:p>
          </table:table-cell>
          <table:table-cell office:value-type="float" office:value="-5.07814" calcext:value-type="float">
            <text:p>-5.07814</text:p>
          </table:table-cell>
          <table:table-cell office:value-type="float" office:value="66401.5712811102" calcext:value-type="float">
            <text:p>66401.5712811102</text:p>
          </table:table-cell>
          <table:table-cell office:value-type="float" office:value="4211.80408415723" calcext:value-type="float">
            <text:p>4211.80408415723</text:p>
          </table:table-cell>
          <table:table-cell office:value-type="float" office:value="-100" calcext:value-type="float">
            <text:p>-100</text:p>
          </table:table-cell>
          <table:table-cell table:formula="of:=[.F66]/[.$M$2]*100" office:value-type="float" office:value="60.4725409988755" calcext:value-type="float">
            <text:p>60.47254099887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STLLAVLLILI</text:p>
          </table:table-cell>
          <table:table-cell office:value-type="float" office:value="-12.3483" calcext:value-type="float">
            <text:p>-12.3483</text:p>
          </table:table-cell>
          <table:table-cell office:value-type="float" office:value="-64.1713" calcext:value-type="float">
            <text:p>-64.1713</text:p>
          </table:table-cell>
          <table:table-cell office:value-type="float" office:value="0.493989" calcext:value-type="float">
            <text:p>0.493989</text:p>
          </table:table-cell>
          <table:table-cell office:value-type="float" office:value="-3.11901" calcext:value-type="float">
            <text:p>-3.11901</text:p>
          </table:table-cell>
          <table:table-cell office:value-type="float" office:value="66073.4963346577" calcext:value-type="float">
            <text:p>66073.4963346577</text:p>
          </table:table-cell>
          <table:table-cell office:value-type="float" office:value="4512.62547891517" calcext:value-type="float">
            <text:p>4512.62547891517</text:p>
          </table:table-cell>
          <table:table-cell office:value-type="float" office:value="-100" calcext:value-type="float">
            <text:p>-100</text:p>
          </table:table-cell>
          <table:table-cell table:formula="of:=[.F67]/[.$M$2]*100" office:value-type="float" office:value="60.1737600322917" calcext:value-type="float">
            <text:p>60.17376003229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TAILGTLLGVLLILI</text:p>
          </table:table-cell>
          <table:table-cell office:value-type="float" office:value="-19.2901" calcext:value-type="float">
            <text:p>-19.2901</text:p>
          </table:table-cell>
          <table:table-cell office:value-type="float" office:value="-64.6577" calcext:value-type="float">
            <text:p>-64.6577</text:p>
          </table:table-cell>
          <table:table-cell office:value-type="float" office:value="-2.17182" calcext:value-type="float">
            <text:p>-2.17182</text:p>
          </table:table-cell>
          <table:table-cell office:value-type="float" office:value="-1.99848" calcext:value-type="float">
            <text:p>-1.99848</text:p>
          </table:table-cell>
          <table:table-cell office:value-type="float" office:value="65936.0403661218" calcext:value-type="float">
            <text:p>65936.0403661218</text:p>
          </table:table-cell>
          <table:table-cell office:value-type="float" office:value="8518.39808827732" calcext:value-type="float">
            <text:p>8518.39808827732</text:p>
          </table:table-cell>
          <table:table-cell office:value-type="float" office:value="-100" calcext:value-type="float">
            <text:p>-100</text:p>
          </table:table-cell>
          <table:table-cell table:formula="of:=[.F68]/[.$M$2]*100" office:value-type="float" office:value="60.0485775775326" calcext:value-type="float">
            <text:p>60.0485775775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TFLLSVLTLILI</text:p>
          </table:table-cell>
          <table:table-cell office:value-type="float" office:value="-19.3715" calcext:value-type="float">
            <text:p>-19.3715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1.56621" calcext:value-type="float">
            <text:p>1.56621</text:p>
          </table:table-cell>
          <table:table-cell office:value-type="float" office:value="-6.65051" calcext:value-type="float">
            <text:p>-6.65051</text:p>
          </table:table-cell>
          <table:table-cell office:value-type="float" office:value="65612.2546711441" calcext:value-type="float">
            <text:p>65612.2546711441</text:p>
          </table:table-cell>
          <table:table-cell office:value-type="float" office:value="2926.07779160208" calcext:value-type="float">
            <text:p>2926.07779160208</text:p>
          </table:table-cell>
          <table:table-cell office:value-type="float" office:value="-82.9897284782916" calcext:value-type="float">
            <text:p>-82.9897284782916</text:p>
          </table:table-cell>
          <table:table-cell table:formula="of:=[.F69]/[.$M$2]*100" office:value-type="float" office:value="59.7537028729643" calcext:value-type="float">
            <text:p>59.7537028729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TVSLLSALLILLLILI</text:p>
          </table:table-cell>
          <table:table-cell office:value-type="float" office:value="-8.33817" calcext:value-type="float">
            <text:p>-8.33817</text:p>
          </table:table-cell>
          <table:table-cell office:value-type="float" office:value="-70.1774" calcext:value-type="float">
            <text:p>-70.1774</text:p>
          </table:table-cell>
          <table:table-cell office:value-type="float" office:value="0.39355" calcext:value-type="float">
            <text:p>0.39355</text:p>
          </table:table-cell>
          <table:table-cell office:value-type="float" office:value="0.98782" calcext:value-type="float">
            <text:p>0.98782</text:p>
          </table:table-cell>
          <table:table-cell office:value-type="float" office:value="65267.1687183738" calcext:value-type="float">
            <text:p>65267.1687183738</text:p>
          </table:table-cell>
          <table:table-cell office:value-type="float" office:value="7632.44795007622" calcext:value-type="float">
            <text:p>7632.44795007622</text:p>
          </table:table-cell>
          <table:table-cell office:value-type="float" office:value="-100" calcext:value-type="float">
            <text:p>-100</text:p>
          </table:table-cell>
          <table:table-cell table:formula="of:=[.F70]/[.$M$2]*100" office:value-type="float" office:value="59.4394298215227" calcext:value-type="float">
            <text:p>59.4394298215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TAILGTLLAVLLILI</text:p>
          </table:table-cell>
          <table:table-cell office:value-type="float" office:value="-18.7713" calcext:value-type="float">
            <text:p>-18.7713</text:p>
          </table:table-cell>
          <table:table-cell office:value-type="float" office:value="-66.8523" calcext:value-type="float">
            <text:p>-66.8523</text:p>
          </table:table-cell>
          <table:table-cell office:value-type="float" office:value="-3.18321" calcext:value-type="float">
            <text:p>-3.18321</text:p>
          </table:table-cell>
          <table:table-cell office:value-type="float" office:value="-1.33964" calcext:value-type="float">
            <text:p>-1.33964</text:p>
          </table:table-cell>
          <table:table-cell office:value-type="float" office:value="65194.135797391" calcext:value-type="float">
            <text:p>65194.135797391</text:p>
          </table:table-cell>
          <table:table-cell office:value-type="float" office:value="4568.49988326461" calcext:value-type="float">
            <text:p>4568.49988326461</text:p>
          </table:table-cell>
          <table:table-cell office:value-type="float" office:value="-1.39009161414172" calcext:value-type="float">
            <text:p>-1.39009161414172</text:p>
          </table:table-cell>
          <table:table-cell table:formula="of:=[.F71]/[.$M$2]*100" office:value-type="float" office:value="59.3729180474307" calcext:value-type="float">
            <text:p>59.3729180474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AILFTLLAVLLILI</text:p>
          </table:table-cell>
          <table:table-cell office:value-type="float" office:value="-20.1881" calcext:value-type="float">
            <text:p>-20.1881</text:p>
          </table:table-cell>
          <table:table-cell office:value-type="float" office:value="-94.9891" calcext:value-type="float">
            <text:p>-94.9891</text:p>
          </table:table-cell>
          <table:table-cell office:value-type="float" office:value="0.000249592" calcext:value-type="float">
            <text:p>0.000249592</text:p>
          </table:table-cell>
          <table:table-cell office:value-type="float" office:value="-5.8716" calcext:value-type="float">
            <text:p>-5.8716</text:p>
          </table:table-cell>
          <table:table-cell office:value-type="float" office:value="63683.0426543396" calcext:value-type="float">
            <text:p>63683.0426543396</text:p>
          </table:table-cell>
          <table:table-cell office:value-type="float" office:value="1148.06152891323" calcext:value-type="float">
            <text:p>1148.06152891323</text:p>
          </table:table-cell>
          <table:table-cell office:value-type="float" office:value="-100" calcext:value-type="float">
            <text:p>-100</text:p>
          </table:table-cell>
          <table:table-cell table:formula="of:=[.F72]/[.$M$2]*100" office:value-type="float" office:value="57.9967511844593" calcext:value-type="float">
            <text:p>57.99675118445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LSLLGALLTVLLILI</text:p>
          </table:table-cell>
          <table:table-cell office:value-type="float" office:value="-23.0829" calcext:value-type="float">
            <text:p>-23.0829</text:p>
          </table:table-cell>
          <table:table-cell office:value-type="float" office:value="-89.0869" calcext:value-type="float">
            <text:p>-89.0869</text:p>
          </table:table-cell>
          <table:table-cell office:value-type="float" office:value="-2.60063" calcext:value-type="float">
            <text:p>-2.60063</text:p>
          </table:table-cell>
          <table:table-cell office:value-type="float" office:value="-1.58367" calcext:value-type="float">
            <text:p>-1.58367</text:p>
          </table:table-cell>
          <table:table-cell office:value-type="float" office:value="62754.2136588423" calcext:value-type="float">
            <text:p>62754.2136588423</text:p>
          </table:table-cell>
          <table:table-cell office:value-type="float" office:value="35798.0347377861" calcext:value-type="float">
            <text:p>35798.0347377861</text:p>
          </table:table-cell>
          <table:table-cell office:value-type="float" office:value="-100" calcext:value-type="float">
            <text:p>-100</text:p>
          </table:table-cell>
          <table:table-cell table:formula="of:=[.F73]/[.$M$2]*100" office:value-type="float" office:value="57.1508578053197" calcext:value-type="float">
            <text:p>57.1508578053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VVLLTGVLTLLLILI</text:p>
          </table:table-cell>
          <table:table-cell office:value-type="float" office:value="-10.1392" calcext:value-type="float">
            <text:p>-10.1392</text:p>
          </table:table-cell>
          <table:table-cell office:value-type="float" office:value="-73.5844" calcext:value-type="float">
            <text:p>-73.5844</text:p>
          </table:table-cell>
          <table:table-cell office:value-type="float" office:value="-0.938811" calcext:value-type="float">
            <text:p>-0.938811</text:p>
          </table:table-cell>
          <table:table-cell office:value-type="float" office:value="-0.893017" calcext:value-type="float">
            <text:p>-0.893017</text:p>
          </table:table-cell>
          <table:table-cell office:value-type="float" office:value="62666.3455191984" calcext:value-type="float">
            <text:p>62666.3455191984</text:p>
          </table:table-cell>
          <table:table-cell office:value-type="float" office:value="6530.54328975737" calcext:value-type="float">
            <text:p>6530.54328975737</text:p>
          </table:table-cell>
          <table:table-cell office:value-type="float" office:value="-84.5012512494713" calcext:value-type="float">
            <text:p>-84.5012512494713</text:p>
          </table:table-cell>
          <table:table-cell table:formula="of:=[.F74]/[.$M$2]*100" office:value-type="float" office:value="57.0708354568332" calcext:value-type="float">
            <text:p>57.0708354568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LFLFGLLSILTLILI</text:p>
          </table:table-cell>
          <table:table-cell office:value-type="float" office:value="-13.629" calcext:value-type="float">
            <text:p>-13.629</text:p>
          </table:table-cell>
          <table:table-cell office:value-type="float" office:value="-54.2417" calcext:value-type="float">
            <text:p>-54.2417</text:p>
          </table:table-cell>
          <table:table-cell office:value-type="float" office:value="1.57692" calcext:value-type="float">
            <text:p>1.57692</text:p>
          </table:table-cell>
          <table:table-cell office:value-type="float" office:value="-8.39505" calcext:value-type="float">
            <text:p>-8.39505</text:p>
          </table:table-cell>
          <table:table-cell office:value-type="float" office:value="62609.9237873161" calcext:value-type="float">
            <text:p>62609.9237873161</text:p>
          </table:table-cell>
          <table:table-cell office:value-type="float" office:value="3486.5699114156" calcext:value-type="float">
            <text:p>3486.5699114156</text:p>
          </table:table-cell>
          <table:table-cell office:value-type="float" office:value="-100" calcext:value-type="float">
            <text:p>-100</text:p>
          </table:table-cell>
          <table:table-cell table:formula="of:=[.F75]/[.$M$2]*100" office:value-type="float" office:value="57.0194516502658" calcext:value-type="float">
            <text:p>57.0194516502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TFLLAVLLGLLLILI</text:p>
          </table:table-cell>
          <table:table-cell office:value-type="float" office:value="-25.4493" calcext:value-type="float">
            <text:p>-25.4493</text:p>
          </table:table-cell>
          <table:table-cell office:value-type="float" office:value="-83.771" calcext:value-type="float">
            <text:p>-83.771</text:p>
          </table:table-cell>
          <table:table-cell table:style-name="ce1" office:value-type="float" office:value="0.0000780652" calcext:value-type="float">
            <text:p>7.81E-05</text:p>
          </table:table-cell>
          <table:table-cell office:value-type="float" office:value="-5.54657" calcext:value-type="float">
            <text:p>-5.54657</text:p>
          </table:table-cell>
          <table:table-cell office:value-type="float" office:value="62601.2071635954" calcext:value-type="float">
            <text:p>62601.2071635954</text:p>
          </table:table-cell>
          <table:table-cell office:value-type="float" office:value="5069.10287380418" calcext:value-type="float">
            <text:p>5069.10287380418</text:p>
          </table:table-cell>
          <table:table-cell office:value-type="float" office:value="-100" calcext:value-type="float">
            <text:p>-100</text:p>
          </table:table-cell>
          <table:table-cell table:formula="of:=[.F76]/[.$M$2]*100" office:value-type="float" office:value="57.0115133383381" calcext:value-type="float">
            <text:p>57.0115133383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VASLLVTLLTYLLILI</text:p>
          </table:table-cell>
          <table:table-cell office:value-type="float" office:value="-18.1764" calcext:value-type="float">
            <text:p>-18.1764</text:p>
          </table:table-cell>
          <table:table-cell office:value-type="float" office:value="-62.6468" calcext:value-type="float">
            <text:p>-62.6468</text:p>
          </table:table-cell>
          <table:table-cell office:value-type="float" office:value="-0.0209296" calcext:value-type="float">
            <text:p>-0.0209296</text:p>
          </table:table-cell>
          <table:table-cell office:value-type="float" office:value="-5.54462" calcext:value-type="float">
            <text:p>-5.54462</text:p>
          </table:table-cell>
          <table:table-cell office:value-type="float" office:value="62043.0708811395" calcext:value-type="float">
            <text:p>62043.0708811395</text:p>
          </table:table-cell>
          <table:table-cell office:value-type="float" office:value="7429.84582457542" calcext:value-type="float">
            <text:p>7429.84582457542</text:p>
          </table:table-cell>
          <table:table-cell office:value-type="float" office:value="-57.8534798240702" calcext:value-type="float">
            <text:p>-57.8534798240702</text:p>
          </table:table-cell>
          <table:table-cell table:formula="of:=[.F77]/[.$M$2]*100" office:value-type="float" office:value="56.5032133301819" calcext:value-type="float">
            <text:p>56.5032133301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FLLGTLITVLLILI</text:p>
          </table:table-cell>
          <table:table-cell office:value-type="float" office:value="-18.4494" calcext:value-type="float">
            <text:p>-18.4494</text:p>
          </table:table-cell>
          <table:table-cell office:value-type="float" office:value="-66.248" calcext:value-type="float">
            <text:p>-66.248</text:p>
          </table:table-cell>
          <table:table-cell office:value-type="float" office:value="-0.0199807" calcext:value-type="float">
            <text:p>-0.0199807</text:p>
          </table:table-cell>
          <table:table-cell office:value-type="float" office:value="-4.02146" calcext:value-type="float">
            <text:p>-4.02146</text:p>
          </table:table-cell>
          <table:table-cell office:value-type="float" office:value="60851.0419625483" calcext:value-type="float">
            <text:p>60851.0419625483</text:p>
          </table:table-cell>
          <table:table-cell office:value-type="float" office:value="11050.0632119014" calcext:value-type="float">
            <text:p>11050.0632119014</text:p>
          </table:table-cell>
          <table:table-cell office:value-type="float" office:value="-88.522267704935" calcext:value-type="float">
            <text:p>-88.522267704935</text:p>
          </table:table-cell>
          <table:table-cell table:formula="of:=[.F78]/[.$M$2]*100" office:value-type="float" office:value="55.4176212837801" calcext:value-type="float">
            <text:p>55.4176212837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FLTFLLATLIALLLILI</text:p>
          </table:table-cell>
          <table:table-cell office:value-type="float" office:value="-29.4507" calcext:value-type="float">
            <text:p>-29.4507</text:p>
          </table:table-cell>
          <table:table-cell office:value-type="float" office:value="-63.7327" calcext:value-type="float">
            <text:p>-63.7327</text:p>
          </table:table-cell>
          <table:table-cell office:value-type="float" office:value="-0.000463342" calcext:value-type="float">
            <text:p>-0.000463342</text:p>
          </table:table-cell>
          <table:table-cell office:value-type="float" office:value="-7.30595" calcext:value-type="float">
            <text:p>-7.30595</text:p>
          </table:table-cell>
          <table:table-cell office:value-type="float" office:value="60576.9174013344" calcext:value-type="float">
            <text:p>60576.9174013344</text:p>
          </table:table-cell>
          <table:table-cell office:value-type="float" office:value="1314.53393370729" calcext:value-type="float">
            <text:p>1314.53393370729</text:p>
          </table:table-cell>
          <table:table-cell office:value-type="float" office:value="-100" calcext:value-type="float">
            <text:p>-100</text:p>
          </table:table-cell>
          <table:table-cell table:formula="of:=[.F79]/[.$M$2]*100" office:value-type="float" office:value="55.1679734449266" calcext:value-type="float">
            <text:p>55.1679734449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YSATVFLLGILLILI</text:p>
          </table:table-cell>
          <table:table-cell office:value-type="float" office:value="-18.4826" calcext:value-type="float">
            <text:p>-18.4826</text:p>
          </table:table-cell>
          <table:table-cell office:value-type="float" office:value="-32.2538" calcext:value-type="float">
            <text:p>-32.2538</text:p>
          </table:table-cell>
          <table:table-cell office:value-type="float" office:value="-15.3124" calcext:value-type="float">
            <text:p>-15.3124</text:p>
          </table:table-cell>
          <table:table-cell office:value-type="float" office:value="0.273584" calcext:value-type="float">
            <text:p>0.273584</text:p>
          </table:table-cell>
          <table:table-cell office:value-type="float" office:value="60385.2731763398" calcext:value-type="float">
            <text:p>60385.2731763398</text:p>
          </table:table-cell>
          <table:table-cell office:value-type="float" office:value="3919.58049656446" calcext:value-type="float">
            <text:p>3919.58049656446</text:p>
          </table:table-cell>
          <table:table-cell office:value-type="float" office:value="-100" calcext:value-type="float">
            <text:p>-100</text:p>
          </table:table-cell>
          <table:table-cell table:formula="of:=[.F80]/[.$M$2]*100" office:value-type="float" office:value="54.9934412308601" calcext:value-type="float">
            <text:p>54.9934412308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VFALTVTLSLLLILI</text:p>
          </table:table-cell>
          <table:table-cell office:value-type="float" office:value="-11.4886" calcext:value-type="float">
            <text:p>-11.4886</text:p>
          </table:table-cell>
          <table:table-cell office:value-type="float" office:value="-69.0819" calcext:value-type="float">
            <text:p>-69.0819</text:p>
          </table:table-cell>
          <table:table-cell office:value-type="float" office:value="-0.000334251" calcext:value-type="float">
            <text:p>-0.000334251</text:p>
          </table:table-cell>
          <table:table-cell office:value-type="float" office:value="-6.67523" calcext:value-type="float">
            <text:p>-6.67523</text:p>
          </table:table-cell>
          <table:table-cell office:value-type="float" office:value="59093.9068888828" calcext:value-type="float">
            <text:p>59093.9068888828</text:p>
          </table:table-cell>
          <table:table-cell office:value-type="float" office:value="4486.08489283469" calcext:value-type="float">
            <text:p>4486.08489283469</text:p>
          </table:table-cell>
          <table:table-cell office:value-type="float" office:value="-96.8206292966992" calcext:value-type="float">
            <text:p>-96.8206292966992</text:p>
          </table:table-cell>
          <table:table-cell table:formula="of:=[.F81]/[.$M$2]*100" office:value-type="float" office:value="53.8173817000968" calcext:value-type="float">
            <text:p>53.8173817000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TVLLLSGLLFLTLILI</text:p>
          </table:table-cell>
          <table:table-cell office:value-type="float" office:value="-17.5359" calcext:value-type="float">
            <text:p>-17.5359</text:p>
          </table:table-cell>
          <table:table-cell office:value-type="float" office:value="-60.171" calcext:value-type="float">
            <text:p>-60.171</text:p>
          </table:table-cell>
          <table:table-cell office:value-type="float" office:value="-0.0370408" calcext:value-type="float">
            <text:p>-0.0370408</text:p>
          </table:table-cell>
          <table:table-cell office:value-type="float" office:value="-4.9212" calcext:value-type="float">
            <text:p>-4.9212</text:p>
          </table:table-cell>
          <table:table-cell office:value-type="float" office:value="58585.0200969596" calcext:value-type="float">
            <text:p>58585.0200969596</text:p>
          </table:table-cell>
          <table:table-cell office:value-type="float" office:value="4120.7310932049" calcext:value-type="float">
            <text:p>4120.7310932049</text:p>
          </table:table-cell>
          <table:table-cell office:value-type="float" office:value="-87.3173196056147" calcext:value-type="float">
            <text:p>-87.3173196056147</text:p>
          </table:table-cell>
          <table:table-cell table:formula="of:=[.F82]/[.$M$2]*100" office:value-type="float" office:value="53.3539336702591" calcext:value-type="float">
            <text:p>53.3539336702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YTLLFLALLVLLILI</text:p>
          </table:table-cell>
          <table:table-cell office:value-type="float" office:value="-14.7191" calcext:value-type="float">
            <text:p>-14.7191</text:p>
          </table:table-cell>
          <table:table-cell office:value-type="float" office:value="-66.3319" calcext:value-type="float">
            <text:p>-66.3319</text:p>
          </table:table-cell>
          <table:table-cell office:value-type="float" office:value="-0.000446061" calcext:value-type="float">
            <text:p>-0.000446061</text:p>
          </table:table-cell>
          <table:table-cell office:value-type="float" office:value="-5.96973" calcext:value-type="float">
            <text:p>-5.96973</text:p>
          </table:table-cell>
          <table:table-cell office:value-type="float" office:value="58016.798612035" calcext:value-type="float">
            <text:p>58016.798612035</text:p>
          </table:table-cell>
          <table:table-cell office:value-type="float" office:value="4066.96977080403" calcext:value-type="float">
            <text:p>4066.96977080403</text:p>
          </table:table-cell>
          <table:table-cell office:value-type="float" office:value="-100" calcext:value-type="float">
            <text:p>-100</text:p>
          </table:table-cell>
          <table:table-cell table:formula="of:=[.F83]/[.$M$2]*100" office:value-type="float" office:value="52.8364489725239" calcext:value-type="float">
            <text:p>52.8364489725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VTGLLASLLATLLILI</text:p>
          </table:table-cell>
          <table:table-cell office:value-type="float" office:value="-16.1598" calcext:value-type="float">
            <text:p>-16.1598</text:p>
          </table:table-cell>
          <table:table-cell office:value-type="float" office:value="-68.7524" calcext:value-type="float">
            <text:p>-68.7524</text:p>
          </table:table-cell>
          <table:table-cell office:value-type="float" office:value="-3.19113" calcext:value-type="float">
            <text:p>-3.19113</text:p>
          </table:table-cell>
          <table:table-cell office:value-type="float" office:value="-4.73729" calcext:value-type="float">
            <text:p>-4.73729</text:p>
          </table:table-cell>
          <table:table-cell office:value-type="float" office:value="57935.0876014254" calcext:value-type="float">
            <text:p>57935.0876014254</text:p>
          </table:table-cell>
          <table:table-cell office:value-type="float" office:value="6000.09726774898" calcext:value-type="float">
            <text:p>6000.09726774898</text:p>
          </table:table-cell>
          <table:table-cell office:value-type="float" office:value="-89.2119528714324" calcext:value-type="float">
            <text:p>-89.2119528714324</text:p>
          </table:table-cell>
          <table:table-cell table:formula="of:=[.F84]/[.$M$2]*100" office:value-type="float" office:value="52.7620339798691" calcext:value-type="float">
            <text:p>52.7620339798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9.86" calcext:value-type="float">
            <text:p>-19.86</text:p>
          </table:table-cell>
          <table:table-cell office:value-type="float" office:value="-64.3562" calcext:value-type="float">
            <text:p>-64.3562</text:p>
          </table:table-cell>
          <table:table-cell office:value-type="float" office:value="12.0526" calcext:value-type="float">
            <text:p>12.0526</text:p>
          </table:table-cell>
          <table:table-cell office:value-type="float" office:value="2.04488" calcext:value-type="float">
            <text:p>2.04488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F85]/[.$M$2]*100" office:value-type="float" office:value="51.7356458563479" calcext:value-type="float">
            <text:p>51.7356458563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TLLATLLAVLLILI</text:p>
          </table:table-cell>
          <table:table-cell office:value-type="float" office:value="-16.0554" calcext:value-type="float">
            <text:p>-16.0554</text:p>
          </table:table-cell>
          <table:table-cell office:value-type="float" office:value="-64.8209" calcext:value-type="float">
            <text:p>-64.8209</text:p>
          </table:table-cell>
          <table:table-cell office:value-type="float" office:value="-1.33824" calcext:value-type="float">
            <text:p>-1.33824</text:p>
          </table:table-cell>
          <table:table-cell office:value-type="float" office:value="-4.68868" calcext:value-type="float">
            <text:p>-4.68868</text:p>
          </table:table-cell>
          <table:table-cell office:value-type="float" office:value="56808.0672543335" calcext:value-type="float">
            <text:p>56808.0672543335</text:p>
          </table:table-cell>
          <table:table-cell office:value-type="float" office:value="20972.0888258882" calcext:value-type="float">
            <text:p>20972.0888258882</text:p>
          </table:table-cell>
          <table:table-cell/>
          <table:table-cell table:formula="of:=[.F86]/[.$M$2]*100" office:value-type="float" office:value="51.7356458563479" calcext:value-type="float">
            <text:p>51.7356458563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LLLGTLLTILLILI</text:p>
          </table:table-cell>
          <table:table-cell office:value-type="float" office:value="-26.1108" calcext:value-type="float">
            <text:p>-26.1108</text:p>
          </table:table-cell>
          <table:table-cell office:value-type="float" office:value="-92.4855" calcext:value-type="float">
            <text:p>-92.4855</text:p>
          </table:table-cell>
          <table:table-cell office:value-type="float" office:value="-3.63157" calcext:value-type="float">
            <text:p>-3.63157</text:p>
          </table:table-cell>
          <table:table-cell office:value-type="float" office:value="-3.56081" calcext:value-type="float">
            <text:p>-3.56081</text:p>
          </table:table-cell>
          <table:table-cell office:value-type="float" office:value="56650.5803830911" calcext:value-type="float">
            <text:p>56650.5803830911</text:p>
          </table:table-cell>
          <table:table-cell office:value-type="float" office:value="2005.03098159996" calcext:value-type="float">
            <text:p>2005.03098159996</text:p>
          </table:table-cell>
          <table:table-cell office:value-type="float" office:value="-100" calcext:value-type="float">
            <text:p>-100</text:p>
          </table:table-cell>
          <table:table-cell table:formula="of:=[.F87]/[.$M$2]*100" office:value-type="float" office:value="51.5922210684363" calcext:value-type="float">
            <text:p>51.5922210684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VILLTLGLTLTLILI</text:p>
          </table:table-cell>
          <table:table-cell office:value-type="float" office:value="-16.042" calcext:value-type="float">
            <text:p>-16.042</text:p>
          </table:table-cell>
          <table:table-cell office:value-type="float" office:value="-74.5172" calcext:value-type="float">
            <text:p>-74.5172</text:p>
          </table:table-cell>
          <table:table-cell office:value-type="float" office:value="-0.000498908" calcext:value-type="float">
            <text:p>-0.000498908</text:p>
          </table:table-cell>
          <table:table-cell office:value-type="float" office:value="-7.55339" calcext:value-type="float">
            <text:p>-7.55339</text:p>
          </table:table-cell>
          <table:table-cell office:value-type="float" office:value="56452.6125131759" calcext:value-type="float">
            <text:p>56452.6125131759</text:p>
          </table:table-cell>
          <table:table-cell office:value-type="float" office:value="7791.97668248272" calcext:value-type="float">
            <text:p>7791.97668248272</text:p>
          </table:table-cell>
          <table:table-cell office:value-type="float" office:value="-90.586995114397" calcext:value-type="float">
            <text:p>-90.586995114397</text:p>
          </table:table-cell>
          <table:table-cell table:formula="of:=[.F88]/[.$M$2]*100" office:value-type="float" office:value="51.4119298509405" calcext:value-type="float">
            <text:p>51.41192985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FGLLTTLLTVLLILI</text:p>
          </table:table-cell>
          <table:table-cell office:value-type="float" office:value="-28.8588" calcext:value-type="float">
            <text:p>-28.8588</text:p>
          </table:table-cell>
          <table:table-cell office:value-type="float" office:value="-69.0354" calcext:value-type="float">
            <text:p>-69.0354</text:p>
          </table:table-cell>
          <table:table-cell office:value-type="float" office:value="-1.59372" calcext:value-type="float">
            <text:p>-1.59372</text:p>
          </table:table-cell>
          <table:table-cell office:value-type="float" office:value="-3.33712" calcext:value-type="float">
            <text:p>-3.33712</text:p>
          </table:table-cell>
          <table:table-cell office:value-type="float" office:value="56374.9725140325" calcext:value-type="float">
            <text:p>56374.9725140325</text:p>
          </table:table-cell>
          <table:table-cell office:value-type="float" office:value="9465.62680939037" calcext:value-type="float">
            <text:p>9465.62680939037</text:p>
          </table:table-cell>
          <table:table-cell office:value-type="float" office:value="-100" calcext:value-type="float">
            <text:p>-100</text:p>
          </table:table-cell>
          <table:table-cell table:formula="of:=[.F89]/[.$M$2]*100" office:value-type="float" office:value="51.3412223670547" calcext:value-type="float">
            <text:p>51.3412223670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ALLFILGTLLSVLLILI</text:p>
          </table:table-cell>
          <table:table-cell office:value-type="float" office:value="-21.7263" calcext:value-type="float">
            <text:p>-21.7263</text:p>
          </table:table-cell>
          <table:table-cell office:value-type="float" office:value="-81.5816" calcext:value-type="float">
            <text:p>-81.5816</text:p>
          </table:table-cell>
          <table:table-cell office:value-type="float" office:value="-0.00010323" calcext:value-type="float">
            <text:p>-0.00010323</text:p>
          </table:table-cell>
          <table:table-cell office:value-type="float" office:value="-8.81035" calcext:value-type="float">
            <text:p>-8.81035</text:p>
          </table:table-cell>
          <table:table-cell office:value-type="float" office:value="56159.6456359126" calcext:value-type="float">
            <text:p>56159.6456359126</text:p>
          </table:table-cell>
          <table:table-cell office:value-type="float" office:value="3376.81027829663" calcext:value-type="float">
            <text:p>3376.81027829663</text:p>
          </table:table-cell>
          <table:table-cell office:value-type="float" office:value="-50.6298658506197" calcext:value-type="float">
            <text:p>-50.6298658506197</text:p>
          </table:table-cell>
          <table:table-cell table:formula="of:=[.F90]/[.$M$2]*100" office:value-type="float" office:value="51.1451221360806" calcext:value-type="float">
            <text:p>51.1451221360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STLTALLFYLLILI</text:p>
          </table:table-cell>
          <table:table-cell office:value-type="float" office:value="-27.2636" calcext:value-type="float">
            <text:p>-27.2636</text:p>
          </table:table-cell>
          <table:table-cell office:value-type="float" office:value="-69.2573" calcext:value-type="float">
            <text:p>-69.2573</text:p>
          </table:table-cell>
          <table:table-cell office:value-type="float" office:value="6.18383" calcext:value-type="float">
            <text:p>6.18383</text:p>
          </table:table-cell>
          <table:table-cell office:value-type="float" office:value="-6.75814" calcext:value-type="float">
            <text:p>-6.75814</text:p>
          </table:table-cell>
          <table:table-cell office:value-type="float" office:value="55737.7855809511" calcext:value-type="float">
            <text:p>55737.7855809511</text:p>
          </table:table-cell>
          <table:table-cell office:value-type="float" office:value="29572.5619747185" calcext:value-type="float">
            <text:p>29572.5619747185</text:p>
          </table:table-cell>
          <table:table-cell office:value-type="float" office:value="-100" calcext:value-type="float">
            <text:p>-100</text:p>
          </table:table-cell>
          <table:table-cell table:formula="of:=[.F91]/[.$M$2]*100" office:value-type="float" office:value="50.7609301813233" calcext:value-type="float">
            <text:p>50.7609301813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GTLLGVLLWALLILI</text:p>
          </table:table-cell>
          <table:table-cell office:value-type="float" office:value="-16.0784" calcext:value-type="float">
            <text:p>-16.0784</text:p>
          </table:table-cell>
          <table:table-cell office:value-type="float" office:value="-85.8469" calcext:value-type="float">
            <text:p>-85.8469</text:p>
          </table:table-cell>
          <table:table-cell office:value-type="float" office:value="0.704578" calcext:value-type="float">
            <text:p>0.704578</text:p>
          </table:table-cell>
          <table:table-cell office:value-type="float" office:value="-1.11372" calcext:value-type="float">
            <text:p>-1.11372</text:p>
          </table:table-cell>
          <table:table-cell office:value-type="float" office:value="55713.7402784822" calcext:value-type="float">
            <text:p>55713.7402784822</text:p>
          </table:table-cell>
          <table:table-cell office:value-type="float" office:value="16958.8905993856" calcext:value-type="float">
            <text:p>16958.8905993856</text:p>
          </table:table-cell>
          <table:table-cell/>
          <table:table-cell table:formula="of:=[.F92]/[.$M$2]*100" office:value-type="float" office:value="50.7390318962176" calcext:value-type="float">
            <text:p>50.7390318962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AGLFTLLAVLLLILI</text:p>
          </table:table-cell>
          <table:table-cell office:value-type="float" office:value="-19.5719" calcext:value-type="float">
            <text:p>-19.5719</text:p>
          </table:table-cell>
          <table:table-cell office:value-type="float" office:value="-73.8028" calcext:value-type="float">
            <text:p>-73.8028</text:p>
          </table:table-cell>
          <table:table-cell office:value-type="float" office:value="-2.78132" calcext:value-type="float">
            <text:p>-2.78132</text:p>
          </table:table-cell>
          <table:table-cell office:value-type="float" office:value="-4.18271" calcext:value-type="float">
            <text:p>-4.18271</text:p>
          </table:table-cell>
          <table:table-cell office:value-type="float" office:value="55509.0346409035" calcext:value-type="float">
            <text:p>55509.0346409035</text:p>
          </table:table-cell>
          <table:table-cell office:value-type="float" office:value="4537.76994383125" calcext:value-type="float">
            <text:p>4537.76994383125</text:p>
          </table:table-cell>
          <table:table-cell office:value-type="float" office:value="-91.2114233782302" calcext:value-type="float">
            <text:p>-91.2114233782302</text:p>
          </table:table-cell>
          <table:table-cell table:formula="of:=[.F93]/[.$M$2]*100" office:value-type="float" office:value="50.5526045297811" calcext:value-type="float">
            <text:p>50.5526045297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LGTLTGLLIFLLILI</text:p>
          </table:table-cell>
          <table:table-cell office:value-type="float" office:value="-16.1031" calcext:value-type="float">
            <text:p>-16.1031</text:p>
          </table:table-cell>
          <table:table-cell office:value-type="float" office:value="-82.4739" calcext:value-type="float">
            <text:p>-82.4739</text:p>
          </table:table-cell>
          <table:table-cell office:value-type="float" office:value="0.803503" calcext:value-type="float">
            <text:p>0.803503</text:p>
          </table:table-cell>
          <table:table-cell office:value-type="float" office:value="-0.479141" calcext:value-type="float">
            <text:p>-0.479141</text:p>
          </table:table-cell>
          <table:table-cell office:value-type="float" office:value="54328.3801428234" calcext:value-type="float">
            <text:p>54328.3801428234</text:p>
          </table:table-cell>
          <table:table-cell office:value-type="float" office:value="10781.2137995734" calcext:value-type="float">
            <text:p>10781.2137995734</text:p>
          </table:table-cell>
          <table:table-cell office:value-type="float" office:value="-100" calcext:value-type="float">
            <text:p>-100</text:p>
          </table:table-cell>
          <table:table-cell table:formula="of:=[.F94]/[.$M$2]*100" office:value-type="float" office:value="49.4773712760619" calcext:value-type="float">
            <text:p>49.47737127606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AGTLLFVLLTILLILI</text:p>
          </table:table-cell>
          <table:table-cell office:value-type="float" office:value="-21.9407" calcext:value-type="float">
            <text:p>-21.9407</text:p>
          </table:table-cell>
          <table:table-cell office:value-type="float" office:value="-61.1921" calcext:value-type="float">
            <text:p>-61.1921</text:p>
          </table:table-cell>
          <table:table-cell office:value-type="float" office:value="-10.9305" calcext:value-type="float">
            <text:p>-10.9305</text:p>
          </table:table-cell>
          <table:table-cell office:value-type="float" office:value="-5.58707" calcext:value-type="float">
            <text:p>-5.58707</text:p>
          </table:table-cell>
          <table:table-cell office:value-type="float" office:value="53869.3532791875" calcext:value-type="float">
            <text:p>53869.3532791875</text:p>
          </table:table-cell>
          <table:table-cell office:value-type="float" office:value="6972.13715438431" calcext:value-type="float">
            <text:p>6972.13715438431</text:p>
          </table:table-cell>
          <table:table-cell office:value-type="float" office:value="-68.4311782397378" calcext:value-type="float">
            <text:p>-68.4311782397378</text:p>
          </table:table-cell>
          <table:table-cell table:formula="of:=[.F95]/[.$M$2]*100" office:value-type="float" office:value="49.0593311559977" calcext:value-type="float">
            <text:p>49.0593311559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YGLLTVLLSLLLILI</text:p>
          </table:table-cell>
          <table:table-cell office:value-type="float" office:value="-22.0323" calcext:value-type="float">
            <text:p>-22.0323</text:p>
          </table:table-cell>
          <table:table-cell office:value-type="float" office:value="-74.4716" calcext:value-type="float">
            <text:p>-74.4716</text:p>
          </table:table-cell>
          <table:table-cell office:value-type="float" office:value="-3.62995" calcext:value-type="float">
            <text:p>-3.62995</text:p>
          </table:table-cell>
          <table:table-cell office:value-type="float" office:value="-6.83766" calcext:value-type="float">
            <text:p>-6.83766</text:p>
          </table:table-cell>
          <table:table-cell office:value-type="float" office:value="53770.3757372782" calcext:value-type="float">
            <text:p>53770.3757372782</text:p>
          </table:table-cell>
          <table:table-cell office:value-type="float" office:value="13135.6468943755" calcext:value-type="float">
            <text:p>13135.6468943755</text:p>
          </table:table-cell>
          <table:table-cell office:value-type="float" office:value="-5.2686091139238" calcext:value-type="float">
            <text:p>-5.2686091139238</text:p>
          </table:table-cell>
          <table:table-cell table:formula="of:=[.F96]/[.$M$2]*100" office:value-type="float" office:value="48.9691913694596" calcext:value-type="float">
            <text:p>48.9691913694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FGALTALLVFLLILI</text:p>
          </table:table-cell>
          <table:table-cell office:value-type="float" office:value="-16.4673" calcext:value-type="float">
            <text:p>-16.4673</text:p>
          </table:table-cell>
          <table:table-cell office:value-type="float" office:value="-65.019" calcext:value-type="float">
            <text:p>-65.019</text:p>
          </table:table-cell>
          <table:table-cell office:value-type="float" office:value="0.673585" calcext:value-type="float">
            <text:p>0.673585</text:p>
          </table:table-cell>
          <table:table-cell office:value-type="float" office:value="-2.27699" calcext:value-type="float">
            <text:p>-2.27699</text:p>
          </table:table-cell>
          <table:table-cell office:value-type="float" office:value="53656.4303353596" calcext:value-type="float">
            <text:p>53656.4303353596</text:p>
          </table:table-cell>
          <table:table-cell office:value-type="float" office:value="7578.50033521863" calcext:value-type="float">
            <text:p>7578.50033521863</text:p>
          </table:table-cell>
          <table:table-cell office:value-type="float" office:value="-100" calcext:value-type="float">
            <text:p>-100</text:p>
          </table:table-cell>
          <table:table-cell table:formula="of:=[.F97]/[.$M$2]*100" office:value-type="float" office:value="48.8654202107924" calcext:value-type="float">
            <text:p>48.8654202107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GLLLSILTILLILI</text:p>
          </table:table-cell>
          <table:table-cell office:value-type="float" office:value="-13.3466" calcext:value-type="float">
            <text:p>-13.3466</text:p>
          </table:table-cell>
          <table:table-cell office:value-type="float" office:value="-80.6271" calcext:value-type="float">
            <text:p>-80.6271</text:p>
          </table:table-cell>
          <table:table-cell office:value-type="float" office:value="-0.000269549" calcext:value-type="float">
            <text:p>-0.000269549</text:p>
          </table:table-cell>
          <table:table-cell office:value-type="float" office:value="-5.71909" calcext:value-type="float">
            <text:p>-5.71909</text:p>
          </table:table-cell>
          <table:table-cell office:value-type="float" office:value="53372.1188207739" calcext:value-type="float">
            <text:p>53372.1188207739</text:p>
          </table:table-cell>
          <table:table-cell office:value-type="float" office:value="1289.72959001843" calcext:value-type="float">
            <text:p>1289.72959001843</text:p>
          </table:table-cell>
          <table:table-cell office:value-type="float" office:value="550.268126919627" calcext:value-type="float">
            <text:p>550.268126919627</text:p>
          </table:table-cell>
          <table:table-cell table:formula="of:=[.F98]/[.$M$2]*100" office:value-type="float" office:value="48.6064950168471" calcext:value-type="float">
            <text:p>48.6064950168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SLLGLLFFLTSLLLILI</text:p>
          </table:table-cell>
          <table:table-cell office:value-type="float" office:value="-21.2632" calcext:value-type="float">
            <text:p>-21.2632</text:p>
          </table:table-cell>
          <table:table-cell office:value-type="float" office:value="-60.7677" calcext:value-type="float">
            <text:p>-60.7677</text:p>
          </table:table-cell>
          <table:table-cell office:value-type="float" office:value="-0.689405" calcext:value-type="float">
            <text:p>-0.689405</text:p>
          </table:table-cell>
          <table:table-cell office:value-type="float" office:value="-5.88951" calcext:value-type="float">
            <text:p>-5.88951</text:p>
          </table:table-cell>
          <table:table-cell office:value-type="float" office:value="52646.9293588831" calcext:value-type="float">
            <text:p>52646.9293588831</text:p>
          </table:table-cell>
          <table:table-cell office:value-type="float" office:value="4728.56258889433" calcext:value-type="float">
            <text:p>4728.56258889433</text:p>
          </table:table-cell>
          <table:table-cell office:value-type="float" office:value="-100" calcext:value-type="float">
            <text:p>-100</text:p>
          </table:table-cell>
          <table:table-cell table:formula="of:=[.F99]/[.$M$2]*100" office:value-type="float" office:value="47.9460580931411" calcext:value-type="float">
            <text:p>47.9460580931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SLLAVLTGLLFLLLILI</text:p>
          </table:table-cell>
          <table:table-cell office:value-type="float" office:value="-30.0692" calcext:value-type="float">
            <text:p>-30.0692</text:p>
          </table:table-cell>
          <table:table-cell office:value-type="float" office:value="-86.4031" calcext:value-type="float">
            <text:p>-86.4031</text:p>
          </table:table-cell>
          <table:table-cell office:value-type="float" office:value="0.00010969" calcext:value-type="float">
            <text:p>0.00010969</text:p>
          </table:table-cell>
          <table:table-cell office:value-type="float" office:value="-9.59442" calcext:value-type="float">
            <text:p>-9.59442</text:p>
          </table:table-cell>
          <table:table-cell office:value-type="float" office:value="52266.9626709797" calcext:value-type="float">
            <text:p>52266.9626709797</text:p>
          </table:table-cell>
          <table:table-cell office:value-type="float" office:value="11454.774820148" calcext:value-type="float">
            <text:p>11454.774820148</text:p>
          </table:table-cell>
          <table:table-cell office:value-type="float" office:value="-100" calcext:value-type="float">
            <text:p>-100</text:p>
          </table:table-cell>
          <table:table-cell table:formula="of:=[.F100]/[.$M$2]*100" office:value-type="float" office:value="47.6000188252573" calcext:value-type="float">
            <text:p>47.6000188252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FALLGTLLSTLLILI</text:p>
          </table:table-cell>
          <table:table-cell office:value-type="float" office:value="-24.2959" calcext:value-type="float">
            <text:p>-24.2959</text:p>
          </table:table-cell>
          <table:table-cell office:value-type="float" office:value="-69.9977" calcext:value-type="float">
            <text:p>-69.9977</text:p>
          </table:table-cell>
          <table:table-cell office:value-type="float" office:value="-3.04244" calcext:value-type="float">
            <text:p>-3.04244</text:p>
          </table:table-cell>
          <table:table-cell office:value-type="float" office:value="-5.35085" calcext:value-type="float">
            <text:p>-5.35085</text:p>
          </table:table-cell>
          <table:table-cell office:value-type="float" office:value="52159.1739316532" calcext:value-type="float">
            <text:p>52159.1739316532</text:p>
          </table:table-cell>
          <table:table-cell office:value-type="float" office:value="8951.8303036116" calcext:value-type="float">
            <text:p>8951.8303036116</text:p>
          </table:table-cell>
          <table:table-cell office:value-type="float" office:value="-100" calcext:value-type="float">
            <text:p>-100</text:p>
          </table:table-cell>
          <table:table-cell table:formula="of:=[.F101]/[.$M$2]*100" office:value-type="float" office:value="47.5018545976287" calcext:value-type="float">
            <text:p>47.5018545976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AVLTGTLFTLLLILI</text:p>
          </table:table-cell>
          <table:table-cell office:value-type="float" office:value="-31.0441" calcext:value-type="float">
            <text:p>-31.0441</text:p>
          </table:table-cell>
          <table:table-cell office:value-type="float" office:value="-58.6402" calcext:value-type="float">
            <text:p>-58.6402</text:p>
          </table:table-cell>
          <table:table-cell office:value-type="float" office:value="-2.55803" calcext:value-type="float">
            <text:p>-2.55803</text:p>
          </table:table-cell>
          <table:table-cell office:value-type="float" office:value="1.26086" calcext:value-type="float">
            <text:p>1.26086</text:p>
          </table:table-cell>
          <table:table-cell office:value-type="float" office:value="51632.3231488221" calcext:value-type="float">
            <text:p>51632.3231488221</text:p>
          </table:table-cell>
          <table:table-cell office:value-type="float" office:value="2516.36887245167" calcext:value-type="float">
            <text:p>2516.36887245167</text:p>
          </table:table-cell>
          <table:table-cell office:value-type="float" office:value="-100" calcext:value-type="float">
            <text:p>-100</text:p>
          </table:table-cell>
          <table:table-cell table:formula="of:=[.F102]/[.$M$2]*100" office:value-type="float" office:value="47.0220465908247" calcext:value-type="float">
            <text:p>47.0220465908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ISALLGALLFFLLILI</text:p>
          </table:table-cell>
          <table:table-cell office:value-type="float" office:value="-25.3108" calcext:value-type="float">
            <text:p>-25.3108</text:p>
          </table:table-cell>
          <table:table-cell office:value-type="float" office:value="-67.8904" calcext:value-type="float">
            <text:p>-67.8904</text:p>
          </table:table-cell>
          <table:table-cell office:value-type="float" office:value="-9.71602" calcext:value-type="float">
            <text:p>-9.71602</text:p>
          </table:table-cell>
          <table:table-cell office:value-type="float" office:value="-3.87333" calcext:value-type="float">
            <text:p>-3.87333</text:p>
          </table:table-cell>
          <table:table-cell office:value-type="float" office:value="51118.0374248492" calcext:value-type="float">
            <text:p>51118.0374248492</text:p>
          </table:table-cell>
          <table:table-cell office:value-type="float" office:value="6028.03616855397" calcext:value-type="float">
            <text:p>6028.03616855397</text:p>
          </table:table-cell>
          <table:table-cell office:value-type="float" office:value="-91.9705031507304" calcext:value-type="float">
            <text:p>-91.9705031507304</text:p>
          </table:table-cell>
          <table:table-cell table:formula="of:=[.F103]/[.$M$2]*100" office:value-type="float" office:value="46.553681702343" calcext:value-type="float">
            <text:p>46.553681702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TFAGISLLLVLLLILI</text:p>
          </table:table-cell>
          <table:table-cell office:value-type="float" office:value="-17.9581" calcext:value-type="float">
            <text:p>-17.9581</text:p>
          </table:table-cell>
          <table:table-cell office:value-type="float" office:value="-71.4534" calcext:value-type="float">
            <text:p>-71.4534</text:p>
          </table:table-cell>
          <table:table-cell office:value-type="float" office:value="0.000228541" calcext:value-type="float">
            <text:p>0.000228541</text:p>
          </table:table-cell>
          <table:table-cell office:value-type="float" office:value="-6.109" calcext:value-type="float">
            <text:p>-6.109</text:p>
          </table:table-cell>
          <table:table-cell office:value-type="float" office:value="50932.6429544299" calcext:value-type="float">
            <text:p>50932.6429544299</text:p>
          </table:table-cell>
          <table:table-cell office:value-type="float" office:value="11060.1216461952" calcext:value-type="float">
            <text:p>11060.1216461952</text:p>
          </table:table-cell>
          <table:table-cell office:value-type="float" office:value="-91.6439381366525" calcext:value-type="float">
            <text:p>-91.6439381366525</text:p>
          </table:table-cell>
          <table:table-cell table:formula="of:=[.F104]/[.$M$2]*100" office:value-type="float" office:value="46.3848411990674" calcext:value-type="float">
            <text:p>46.3848411990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SVLLVFTLALLLILI</text:p>
          </table:table-cell>
          <table:table-cell office:value-type="float" office:value="-23.8708" calcext:value-type="float">
            <text:p>-23.8708</text:p>
          </table:table-cell>
          <table:table-cell office:value-type="float" office:value="-77.1688" calcext:value-type="float">
            <text:p>-77.1688</text:p>
          </table:table-cell>
          <table:table-cell office:value-type="float" office:value="-0.000315937" calcext:value-type="float">
            <text:p>-0.000315937</text:p>
          </table:table-cell>
          <table:table-cell office:value-type="float" office:value="-6.37238" calcext:value-type="float">
            <text:p>-6.37238</text:p>
          </table:table-cell>
          <table:table-cell office:value-type="float" office:value="50753.0026012941" calcext:value-type="float">
            <text:p>50753.0026012941</text:p>
          </table:table-cell>
          <table:table-cell office:value-type="float" office:value="9498.96267193962" calcext:value-type="float">
            <text:p>9498.96267193962</text:p>
          </table:table-cell>
          <table:table-cell office:value-type="float" office:value="-95.4349071162787" calcext:value-type="float">
            <text:p>-95.4349071162787</text:p>
          </table:table-cell>
          <table:table-cell table:formula="of:=[.F105]/[.$M$2]*100" office:value-type="float" office:value="46.2212410249981" calcext:value-type="float">
            <text:p>46.22124102499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ALLLGTLLTILLILI</text:p>
          </table:table-cell>
          <table:table-cell office:value-type="float" office:value="-24.3319" calcext:value-type="float">
            <text:p>-24.3319</text:p>
          </table:table-cell>
          <table:table-cell office:value-type="float" office:value="-98.9944" calcext:value-type="float">
            <text:p>-98.9944</text:p>
          </table:table-cell>
          <table:table-cell office:value-type="float" office:value="0.895856" calcext:value-type="float">
            <text:p>0.895856</text:p>
          </table:table-cell>
          <table:table-cell office:value-type="float" office:value="-2.77744" calcext:value-type="float">
            <text:p>-2.77744</text:p>
          </table:table-cell>
          <table:table-cell office:value-type="float" office:value="50683.8424117129" calcext:value-type="float">
            <text:p>50683.8424117129</text:p>
          </table:table-cell>
          <table:table-cell office:value-type="float" office:value="8735.82062529034" calcext:value-type="float">
            <text:p>8735.82062529034</text:p>
          </table:table-cell>
          <table:table-cell office:value-type="float" office:value="-80.0362558608452" calcext:value-type="float">
            <text:p>-80.0362558608452</text:p>
          </table:table-cell>
          <table:table-cell table:formula="of:=[.F106]/[.$M$2]*100" office:value-type="float" office:value="46.158256184139" calcext:value-type="float">
            <text:p>46.158256184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LLVGLLTALWLILI</text:p>
          </table:table-cell>
          <table:table-cell office:value-type="float" office:value="-24.0675" calcext:value-type="float">
            <text:p>-24.0675</text:p>
          </table:table-cell>
          <table:table-cell office:value-type="float" office:value="-82.0887" calcext:value-type="float">
            <text:p>-82.0887</text:p>
          </table:table-cell>
          <table:table-cell office:value-type="float" office:value="0.000219624" calcext:value-type="float">
            <text:p>0.000219624</text:p>
          </table:table-cell>
          <table:table-cell office:value-type="float" office:value="-5.83268" calcext:value-type="float">
            <text:p>-5.83268</text:p>
          </table:table-cell>
          <table:table-cell office:value-type="float" office:value="50632.5331532326" calcext:value-type="float">
            <text:p>50632.5331532326</text:p>
          </table:table-cell>
          <table:table-cell office:value-type="float" office:value="5100.39475754311" calcext:value-type="float">
            <text:p>5100.39475754311</text:p>
          </table:table-cell>
          <table:table-cell office:value-type="float" office:value="-100" calcext:value-type="float">
            <text:p>-100</text:p>
          </table:table-cell>
          <table:table-cell table:formula="of:=[.F107]/[.$M$2]*100" office:value-type="float" office:value="46.1115283556071" calcext:value-type="float">
            <text:p>46.11152835560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YLLGTLSTLIALLLILI</text:p>
          </table:table-cell>
          <table:table-cell office:value-type="float" office:value="-28.1437" calcext:value-type="float">
            <text:p>-28.1437</text:p>
          </table:table-cell>
          <table:table-cell office:value-type="float" office:value="-71.3422" calcext:value-type="float">
            <text:p>-71.3422</text:p>
          </table:table-cell>
          <table:table-cell office:value-type="float" office:value="-14.5781" calcext:value-type="float">
            <text:p>-14.5781</text:p>
          </table:table-cell>
          <table:table-cell office:value-type="float" office:value="-5.59936" calcext:value-type="float">
            <text:p>-5.59936</text:p>
          </table:table-cell>
          <table:table-cell office:value-type="float" office:value="50046.7622089775" calcext:value-type="float">
            <text:p>50046.7622089775</text:p>
          </table:table-cell>
          <table:table-cell office:value-type="float" office:value="4947.18161213411" calcext:value-type="float">
            <text:p>4947.18161213411</text:p>
          </table:table-cell>
          <table:table-cell office:value-type="float" office:value="-86.6082526899847" calcext:value-type="float">
            <text:p>-86.6082526899847</text:p>
          </table:table-cell>
          <table:table-cell table:formula="of:=[.F108]/[.$M$2]*100" office:value-type="float" office:value="45.5780611987464" calcext:value-type="float">
            <text:p>45.5780611987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LTLLTGLLTVLLILI</text:p>
          </table:table-cell>
          <table:table-cell office:value-type="float" office:value="-15.151" calcext:value-type="float">
            <text:p>-15.151</text:p>
          </table:table-cell>
          <table:table-cell office:value-type="float" office:value="-75.1281" calcext:value-type="float">
            <text:p>-75.1281</text:p>
          </table:table-cell>
          <table:table-cell office:value-type="float" office:value="-0.0206701" calcext:value-type="float">
            <text:p>-0.0206701</text:p>
          </table:table-cell>
          <table:table-cell office:value-type="float" office:value="-5.56108" calcext:value-type="float">
            <text:p>-5.56108</text:p>
          </table:table-cell>
          <table:table-cell office:value-type="float" office:value="49982.2308610906" calcext:value-type="float">
            <text:p>49982.2308610906</text:p>
          </table:table-cell>
          <table:table-cell office:value-type="float" office:value="3585.09078842182" calcext:value-type="float">
            <text:p>3585.09078842182</text:p>
          </table:table-cell>
          <table:table-cell office:value-type="float" office:value="-100" calcext:value-type="float">
            <text:p>-100</text:p>
          </table:table-cell>
          <table:table-cell table:formula="of:=[.F109]/[.$M$2]*100" office:value-type="float" office:value="45.5192918879378" calcext:value-type="float">
            <text:p>45.5192918879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ASLLAFLLTTLLILI</text:p>
          </table:table-cell>
          <table:table-cell office:value-type="float" office:value="-18.6676" calcext:value-type="float">
            <text:p>-18.6676</text:p>
          </table:table-cell>
          <table:table-cell office:value-type="float" office:value="-72.227" calcext:value-type="float">
            <text:p>-72.227</text:p>
          </table:table-cell>
          <table:table-cell office:value-type="float" office:value="-0.063549" calcext:value-type="float">
            <text:p>-0.063549</text:p>
          </table:table-cell>
          <table:table-cell office:value-type="float" office:value="-3.40422" calcext:value-type="float">
            <text:p>-3.40422</text:p>
          </table:table-cell>
          <table:table-cell office:value-type="float" office:value="49768.8534846369" calcext:value-type="float">
            <text:p>49768.8534846369</text:p>
          </table:table-cell>
          <table:table-cell office:value-type="float" office:value="11086.4458747119" calcext:value-type="float">
            <text:p>11086.4458747119</text:p>
          </table:table-cell>
          <table:table-cell office:value-type="float" office:value="-86.6077672118374" calcext:value-type="float">
            <text:p>-86.6077672118374</text:p>
          </table:table-cell>
          <table:table-cell table:formula="of:=[.F110]/[.$M$2]*100" office:value-type="float" office:value="45.3249670866284" calcext:value-type="float">
            <text:p>45.3249670866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LLVLLGALVSLLLILI</text:p>
          </table:table-cell>
          <table:table-cell office:value-type="float" office:value="-22.7379" calcext:value-type="float">
            <text:p>-22.7379</text:p>
          </table:table-cell>
          <table:table-cell office:value-type="float" office:value="-89.6648" calcext:value-type="float">
            <text:p>-89.6648</text:p>
          </table:table-cell>
          <table:table-cell office:value-type="float" office:value="-7.80805" calcext:value-type="float">
            <text:p>-7.80805</text:p>
          </table:table-cell>
          <table:table-cell office:value-type="float" office:value="-3.49766" calcext:value-type="float">
            <text:p>-3.49766</text:p>
          </table:table-cell>
          <table:table-cell office:value-type="float" office:value="49097.1832262194" calcext:value-type="float">
            <text:p>49097.1832262194</text:p>
          </table:table-cell>
          <table:table-cell office:value-type="float" office:value="10270.8643208667" calcext:value-type="float">
            <text:p>10270.8643208667</text:p>
          </table:table-cell>
          <table:table-cell office:value-type="float" office:value="-65.3176407054734" calcext:value-type="float">
            <text:p>-65.3176407054734</text:p>
          </table:table-cell>
          <table:table-cell table:formula="of:=[.F111]/[.$M$2]*100" office:value-type="float" office:value="44.7132706093278" calcext:value-type="float">
            <text:p>44.713270609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VAGLLFTLLFLTLILI</text:p>
          </table:table-cell>
          <table:table-cell office:value-type="float" office:value="-20.6186" calcext:value-type="float">
            <text:p>-20.6186</text:p>
          </table:table-cell>
          <table:table-cell office:value-type="float" office:value="-46.9023" calcext:value-type="float">
            <text:p>-46.9023</text:p>
          </table:table-cell>
          <table:table-cell office:value-type="float" office:value="-9.21554" calcext:value-type="float">
            <text:p>-9.21554</text:p>
          </table:table-cell>
          <table:table-cell office:value-type="float" office:value="-3.52808" calcext:value-type="float">
            <text:p>-3.52808</text:p>
          </table:table-cell>
          <table:table-cell office:value-type="float" office:value="49079.0805317038" calcext:value-type="float">
            <text:p>49079.0805317038</text:p>
          </table:table-cell>
          <table:table-cell office:value-type="float" office:value="4005.22291370173" calcext:value-type="float">
            <text:p>4005.22291370173</text:p>
          </table:table-cell>
          <table:table-cell office:value-type="float" office:value="-86.4296107849823" calcext:value-type="float">
            <text:p>-86.4296107849823</text:p>
          </table:table-cell>
          <table:table-cell table:formula="of:=[.F112]/[.$M$2]*100" office:value-type="float" office:value="44.6967843136701" calcext:value-type="float">
            <text:p>44.6967843136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ATLLGILVTVLLILI</text:p>
          </table:table-cell>
          <table:table-cell office:value-type="float" office:value="-30.2791" calcext:value-type="float">
            <text:p>-30.2791</text:p>
          </table:table-cell>
          <table:table-cell office:value-type="float" office:value="-81.325" calcext:value-type="float">
            <text:p>-81.325</text:p>
          </table:table-cell>
          <table:table-cell office:value-type="float" office:value="-8.82634" calcext:value-type="float">
            <text:p>-8.82634</text:p>
          </table:table-cell>
          <table:table-cell office:value-type="float" office:value="-0.945116" calcext:value-type="float">
            <text:p>-0.945116</text:p>
          </table:table-cell>
          <table:table-cell office:value-type="float" office:value="48902.97879713" calcext:value-type="float">
            <text:p>48902.97879713</text:p>
          </table:table-cell>
          <table:table-cell office:value-type="float" office:value="8081.63821092952" calcext:value-type="float">
            <text:p>8081.63821092952</text:p>
          </table:table-cell>
          <table:table-cell office:value-type="float" office:value="-100" calcext:value-type="float">
            <text:p>-100</text:p>
          </table:table-cell>
          <table:table-cell table:formula="of:=[.F113]/[.$M$2]*100" office:value-type="float" office:value="44.5364067931005" calcext:value-type="float">
            <text:p>44.5364067931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LLYGLGTSLLILTLILI</text:p>
          </table:table-cell>
          <table:table-cell office:value-type="float" office:value="-8.94666" calcext:value-type="float">
            <text:p>-8.94666</text:p>
          </table:table-cell>
          <table:table-cell office:value-type="float" office:value="-62.6192" calcext:value-type="float">
            <text:p>-62.6192</text:p>
          </table:table-cell>
          <table:table-cell office:value-type="float" office:value="-0.493424" calcext:value-type="float">
            <text:p>-0.493424</text:p>
          </table:table-cell>
          <table:table-cell office:value-type="float" office:value="-0.44078" calcext:value-type="float">
            <text:p>-0.44078</text:p>
          </table:table-cell>
          <table:table-cell office:value-type="float" office:value="48084.8309960342" calcext:value-type="float">
            <text:p>48084.8309960342</text:p>
          </table:table-cell>
          <table:table-cell office:value-type="float" office:value="6529.06278474486" calcext:value-type="float">
            <text:p>6529.06278474486</text:p>
          </table:table-cell>
          <table:table-cell office:value-type="float" office:value="-100" calcext:value-type="float">
            <text:p>-100</text:p>
          </table:table-cell>
          <table:table-cell table:formula="of:=[.F114]/[.$M$2]*100" office:value-type="float" office:value="43.7913118278706" calcext:value-type="float">
            <text:p>43.7913118278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FTILLGVLITVLLILI</text:p>
          </table:table-cell>
          <table:table-cell office:value-type="float" office:value="-15.1328" calcext:value-type="float">
            <text:p>-15.1328</text:p>
          </table:table-cell>
          <table:table-cell office:value-type="float" office:value="-73.3762" calcext:value-type="float">
            <text:p>-73.3762</text:p>
          </table:table-cell>
          <table:table-cell office:value-type="float" office:value="0.414308" calcext:value-type="float">
            <text:p>0.414308</text:p>
          </table:table-cell>
          <table:table-cell office:value-type="float" office:value="-1.55318" calcext:value-type="float">
            <text:p>-1.55318</text:p>
          </table:table-cell>
          <table:table-cell office:value-type="float" office:value="47273.7850406513" calcext:value-type="float">
            <text:p>47273.7850406513</text:p>
          </table:table-cell>
          <table:table-cell office:value-type="float" office:value="3191.31091473421" calcext:value-type="float">
            <text:p>3191.31091473421</text:p>
          </table:table-cell>
          <table:table-cell office:value-type="float" office:value="-55.7832954205961" calcext:value-type="float">
            <text:p>-55.7832954205961</text:p>
          </table:table-cell>
          <table:table-cell table:formula="of:=[.F115]/[.$M$2]*100" office:value-type="float" office:value="43.0526845809154" calcext:value-type="float">
            <text:p>43.0526845809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FLGVVLLTILLSLLLILI</text:p>
          </table:table-cell>
          <table:table-cell office:value-type="float" office:value="-15.3265" calcext:value-type="float">
            <text:p>-15.3265</text:p>
          </table:table-cell>
          <table:table-cell office:value-type="float" office:value="-78.1744" calcext:value-type="float">
            <text:p>-78.1744</text:p>
          </table:table-cell>
          <table:table-cell office:value-type="float" office:value="-1.00314" calcext:value-type="float">
            <text:p>-1.00314</text:p>
          </table:table-cell>
          <table:table-cell office:value-type="float" office:value="-6.77783" calcext:value-type="float">
            <text:p>-6.77783</text:p>
          </table:table-cell>
          <table:table-cell office:value-type="float" office:value="46348.6483324744" calcext:value-type="float">
            <text:p>46348.6483324744</text:p>
          </table:table-cell>
          <table:table-cell office:value-type="float" office:value="4798.31404632648" calcext:value-type="float">
            <text:p>4798.31404632648</text:p>
          </table:table-cell>
          <table:table-cell office:value-type="float" office:value="-100" calcext:value-type="float">
            <text:p>-100</text:p>
          </table:table-cell>
          <table:table-cell table:formula="of:=[.F116]/[.$M$2]*100" office:value-type="float" office:value="42.2101538028719" calcext:value-type="float">
            <text:p>42.2101538028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VLLLILTSTLYALLILI</text:p>
          </table:table-cell>
          <table:table-cell office:value-type="float" office:value="-21.5434" calcext:value-type="float">
            <text:p>-21.5434</text:p>
          </table:table-cell>
          <table:table-cell office:value-type="float" office:value="-77.0993" calcext:value-type="float">
            <text:p>-77.0993</text:p>
          </table:table-cell>
          <table:table-cell office:value-type="float" office:value="-0.0330998" calcext:value-type="float">
            <text:p>-0.0330998</text:p>
          </table:table-cell>
          <table:table-cell office:value-type="float" office:value="-6.80004" calcext:value-type="float">
            <text:p>-6.80004</text:p>
          </table:table-cell>
          <table:table-cell office:value-type="float" office:value="45793.6963547471" calcext:value-type="float">
            <text:p>45793.6963547471</text:p>
          </table:table-cell>
          <table:table-cell office:value-type="float" office:value="8013.45818593003" calcext:value-type="float">
            <text:p>8013.45818593003</text:p>
          </table:table-cell>
          <table:table-cell office:value-type="float" office:value="-100" calcext:value-type="float">
            <text:p>-100</text:p>
          </table:table-cell>
          <table:table-cell table:formula="of:=[.F117]/[.$M$2]*100" office:value-type="float" office:value="41.7047537712454" calcext:value-type="float">
            <text:p>41.7047537712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LLVALGTILLATLLILI</text:p>
          </table:table-cell>
          <table:table-cell office:value-type="float" office:value="-15.9496" calcext:value-type="float">
            <text:p>-15.9496</text:p>
          </table:table-cell>
          <table:table-cell office:value-type="float" office:value="-79.0928" calcext:value-type="float">
            <text:p>-79.0928</text:p>
          </table:table-cell>
          <table:table-cell office:value-type="float" office:value="0.418426" calcext:value-type="float">
            <text:p>0.418426</text:p>
          </table:table-cell>
          <table:table-cell office:value-type="float" office:value="-3.27315" calcext:value-type="float">
            <text:p>-3.27315</text:p>
          </table:table-cell>
          <table:table-cell office:value-type="float" office:value="44792.9010326943" calcext:value-type="float">
            <text:p>44792.9010326943</text:p>
          </table:table-cell>
          <table:table-cell office:value-type="float" office:value="1294.51554318296" calcext:value-type="float">
            <text:p>1294.51554318296</text:p>
          </table:table-cell>
          <table:table-cell office:value-type="float" office:value="-59.6922362450911" calcext:value-type="float">
            <text:p>-59.6922362450911</text:p>
          </table:table-cell>
          <table:table-cell table:formula="of:=[.F118]/[.$M$2]*100" office:value-type="float" office:value="40.7933199756789" calcext:value-type="float">
            <text:p>40.7933199756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TLLSLLLAVLLILI</text:p>
          </table:table-cell>
          <table:table-cell office:value-type="float" office:value="-11.6198" calcext:value-type="float">
            <text:p>-11.6198</text:p>
          </table:table-cell>
          <table:table-cell office:value-type="float" office:value="-73.924" calcext:value-type="float">
            <text:p>-73.924</text:p>
          </table:table-cell>
          <table:table-cell office:value-type="float" office:value="0.578845" calcext:value-type="float">
            <text:p>0.578845</text:p>
          </table:table-cell>
          <table:table-cell office:value-type="float" office:value="-2.72976" calcext:value-type="float">
            <text:p>-2.72976</text:p>
          </table:table-cell>
          <table:table-cell office:value-type="float" office:value="44355.6864977744" calcext:value-type="float">
            <text:p>44355.6864977744</text:p>
          </table:table-cell>
          <table:table-cell office:value-type="float" office:value="3465.06005561189" calcext:value-type="float">
            <text:p>3465.06005561189</text:p>
          </table:table-cell>
          <table:table-cell office:value-type="float" office:value="-100" calcext:value-type="float">
            <text:p>-100</text:p>
          </table:table-cell>
          <table:table-cell table:formula="of:=[.F119]/[.$M$2]*100" office:value-type="float" office:value="40.3951445503366" calcext:value-type="float">
            <text:p>40.3951445503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GSVLFALLTLLLILI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-61.945" calcext:value-type="float">
            <text:p>-61.945</text:p>
          </table:table-cell>
          <table:table-cell office:value-type="float" office:value="-3.75737" calcext:value-type="float">
            <text:p>-3.75737</text:p>
          </table:table-cell>
          <table:table-cell office:value-type="float" office:value="-4.29676" calcext:value-type="float">
            <text:p>-4.29676</text:p>
          </table:table-cell>
          <table:table-cell office:value-type="float" office:value="43983.5042426185" calcext:value-type="float">
            <text:p>43983.5042426185</text:p>
          </table:table-cell>
          <table:table-cell office:value-type="float" office:value="1516.32396485394" calcext:value-type="float">
            <text:p>1516.32396485394</text:p>
          </table:table-cell>
          <table:table-cell office:value-type="float" office:value="-100" calcext:value-type="float">
            <text:p>-100</text:p>
          </table:table-cell>
          <table:table-cell table:formula="of:=[.F120]/[.$M$2]*100" office:value-type="float" office:value="40.0561946392165" calcext:value-type="float">
            <text:p>40.0561946392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FGLLAILLSVTLILI</text:p>
          </table:table-cell>
          <table:table-cell office:value-type="float" office:value="-27.1605" calcext:value-type="float">
            <text:p>-27.1605</text:p>
          </table:table-cell>
          <table:table-cell office:value-type="float" office:value="-63.3377" calcext:value-type="float">
            <text:p>-63.3377</text:p>
          </table:table-cell>
          <table:table-cell office:value-type="float" office:value="-0.154101" calcext:value-type="float">
            <text:p>-0.154101</text:p>
          </table:table-cell>
          <table:table-cell office:value-type="float" office:value="-2.24612" calcext:value-type="float">
            <text:p>-2.24612</text:p>
          </table:table-cell>
          <table:table-cell office:value-type="float" office:value="43181.1811458637" calcext:value-type="float">
            <text:p>43181.1811458637</text:p>
          </table:table-cell>
          <table:table-cell office:value-type="float" office:value="6308.05679889858" calcext:value-type="float">
            <text:p>6308.05679889858</text:p>
          </table:table-cell>
          <table:table-cell office:value-type="float" office:value="-86.7766792184141" calcext:value-type="float">
            <text:p>-86.7766792184141</text:p>
          </table:table-cell>
          <table:table-cell table:formula="of:=[.F121]/[.$M$2]*100" office:value-type="float" office:value="39.3255113823784" calcext:value-type="float">
            <text:p>39.3255113823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39.8174" calcext:value-type="float">
            <text:p>-39.8174</text:p>
          </table:table-cell>
          <table:table-cell office:value-type="float" office:value="-70.9725" calcext:value-type="float">
            <text:p>-70.9725</text:p>
          </table:table-cell>
          <table:table-cell table:style-name="ce1" office:value-type="float" office:value="0.0000000000000710543" calcext:value-type="float">
            <text:p>7.11E-14</text:p>
          </table:table-cell>
          <table:table-cell office:value-type="float" office:value="0.773643" calcext:value-type="float">
            <text:p>0.773643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F122]/[.$M$2]*100" office:value-type="float" office:value="39.1314044137134" calcext:value-type="float">
            <text:p>39.1314044137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ITTLVLTLILI</text:p>
          </table:table-cell>
          <table:table-cell office:value-type="float" office:value="-26.4121" calcext:value-type="float">
            <text:p>-26.4121</text:p>
          </table:table-cell>
          <table:table-cell office:value-type="float" office:value="-72.06" calcext:value-type="float">
            <text:p>-72.06</text:p>
          </table:table-cell>
          <table:table-cell office:value-type="float" office:value="-10.9522" calcext:value-type="float">
            <text:p>-10.9522</text:p>
          </table:table-cell>
          <table:table-cell office:value-type="float" office:value="-0.36951" calcext:value-type="float">
            <text:p>-0.36951</text:p>
          </table:table-cell>
          <table:table-cell office:value-type="float" office:value="42968.042959456" calcext:value-type="float">
            <text:p>42968.042959456</text:p>
          </table:table-cell>
          <table:table-cell office:value-type="float" office:value="9065.53204695182" calcext:value-type="float">
            <text:p>9065.53204695182</text:p>
          </table:table-cell>
          <table:table-cell office:value-type="float" office:value="-33.0434269060023" calcext:value-type="float">
            <text:p>-33.0434269060023</text:p>
          </table:table-cell>
          <table:table-cell table:formula="of:=[.F123]/[.$M$2]*100" office:value-type="float" office:value="39.1314044137134" calcext:value-type="float">
            <text:p>39.1314044137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FTLLATLLFLLLILI</text:p>
          </table:table-cell>
          <table:table-cell office:value-type="float" office:value="-23.8737" calcext:value-type="float">
            <text:p>-23.8737</text:p>
          </table:table-cell>
          <table:table-cell office:value-type="float" office:value="-54.6389" calcext:value-type="float">
            <text:p>-54.6389</text:p>
          </table:table-cell>
          <table:table-cell office:value-type="float" office:value="0.000213211" calcext:value-type="float">
            <text:p>0.000213211</text:p>
          </table:table-cell>
          <table:table-cell office:value-type="float" office:value="-2.85411" calcext:value-type="float">
            <text:p>-2.85411</text:p>
          </table:table-cell>
          <table:table-cell office:value-type="float" office:value="42105.3813298809" calcext:value-type="float">
            <text:p>42105.3813298809</text:p>
          </table:table-cell>
          <table:table-cell office:value-type="float" office:value="13261.6198562618" calcext:value-type="float">
            <text:p>13261.6198562618</text:p>
          </table:table-cell>
          <table:table-cell office:value-type="float" office:value="-100" calcext:value-type="float">
            <text:p>-100</text:p>
          </table:table-cell>
          <table:table-cell table:formula="of:=[.F124]/[.$M$2]*100" office:value-type="float" office:value="38.3457702825302" calcext:value-type="float">
            <text:p>38.3457702825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SLLLILLTVGLFLTLILI</text:p>
          </table:table-cell>
          <table:table-cell office:value-type="float" office:value="-21.9685" calcext:value-type="float">
            <text:p>-21.9685</text:p>
          </table:table-cell>
          <table:table-cell office:value-type="float" office:value="-66.2387" calcext:value-type="float">
            <text:p>-66.2387</text:p>
          </table:table-cell>
          <table:table-cell office:value-type="float" office:value="-6.83628" calcext:value-type="float">
            <text:p>-6.83628</text:p>
          </table:table-cell>
          <table:table-cell office:value-type="float" office:value="-6.19564" calcext:value-type="float">
            <text:p>-6.19564</text:p>
          </table:table-cell>
          <table:table-cell office:value-type="float" office:value="42089.9781695103" calcext:value-type="float">
            <text:p>42089.9781695103</text:p>
          </table:table-cell>
          <table:table-cell office:value-type="float" office:value="9713.56555293962" calcext:value-type="float">
            <text:p>9713.56555293962</text:p>
          </table:table-cell>
          <table:table-cell office:value-type="float" office:value="-83.5201025825526" calcext:value-type="float">
            <text:p>-83.5201025825526</text:p>
          </table:table-cell>
          <table:table-cell table:formula="of:=[.F125]/[.$M$2]*100" office:value-type="float" office:value="38.3317424782321" calcext:value-type="float">
            <text:p>38.3317424782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FVLIALLASLTLILI</text:p>
          </table:table-cell>
          <table:table-cell office:value-type="float" office:value="-21.4703" calcext:value-type="float">
            <text:p>-21.4703</text:p>
          </table:table-cell>
          <table:table-cell office:value-type="float" office:value="-70.8547" calcext:value-type="float">
            <text:p>-70.8547</text:p>
          </table:table-cell>
          <table:table-cell table:style-name="ce1" office:value-type="float" office:value="-0.0000287235" calcext:value-type="float">
            <text:p>-2.87E-05</text:p>
          </table:table-cell>
          <table:table-cell office:value-type="float" office:value="-6.92362" calcext:value-type="float">
            <text:p>-6.92362</text:p>
          </table:table-cell>
          <table:table-cell office:value-type="float" office:value="41612.5050237398" calcext:value-type="float">
            <text:p>41612.5050237398</text:p>
          </table:table-cell>
          <table:table-cell office:value-type="float" office:value="4813.95553700552" calcext:value-type="float">
            <text:p>4813.95553700552</text:p>
          </table:table-cell>
          <table:table-cell office:value-type="float" office:value="-92.9130660620908" calcext:value-type="float">
            <text:p>-92.9130660620908</text:p>
          </table:table-cell>
          <table:table-cell table:formula="of:=[.F126]/[.$M$2]*100" office:value-type="float" office:value="37.8969031540053" calcext:value-type="float">
            <text:p>37.8969031540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ILLYATLFLTLTVLLILI</text:p>
          </table:table-cell>
          <table:table-cell office:value-type="float" office:value="-15.1443" calcext:value-type="float">
            <text:p>-15.1443</text:p>
          </table:table-cell>
          <table:table-cell office:value-type="float" office:value="-50.9383" calcext:value-type="float">
            <text:p>-50.9383</text:p>
          </table:table-cell>
          <table:table-cell office:value-type="float" office:value="-0.040294" calcext:value-type="float">
            <text:p>-0.040294</text:p>
          </table:table-cell>
          <table:table-cell office:value-type="float" office:value="-2.83954" calcext:value-type="float">
            <text:p>-2.83954</text:p>
          </table:table-cell>
          <table:table-cell office:value-type="float" office:value="41509.1545100195" calcext:value-type="float">
            <text:p>41509.1545100195</text:p>
          </table:table-cell>
          <table:table-cell office:value-type="float" office:value="6480.39312947686" calcext:value-type="float">
            <text:p>6480.39312947686</text:p>
          </table:table-cell>
          <table:table-cell office:value-type="float" office:value="-60.332330637807" calcext:value-type="float">
            <text:p>-60.332330637807</text:p>
          </table:table-cell>
          <table:table-cell table:formula="of:=[.F127]/[.$M$2]*100" office:value-type="float" office:value="37.8027808605471" calcext:value-type="float">
            <text:p>37.80278086054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FLLVLLAFILTILLILI</text:p>
          </table:table-cell>
          <table:table-cell office:value-type="float" office:value="-23.6341" calcext:value-type="float">
            <text:p>-23.6341</text:p>
          </table:table-cell>
          <table:table-cell office:value-type="float" office:value="-73.8661" calcext:value-type="float">
            <text:p>-73.8661</text:p>
          </table:table-cell>
          <table:table-cell table:style-name="ce1" office:value-type="float" office:value="0.0000749169" calcext:value-type="float">
            <text:p>7.49E-05</text:p>
          </table:table-cell>
          <table:table-cell office:value-type="float" office:value="-3.87644" calcext:value-type="float">
            <text:p>-3.87644</text:p>
          </table:table-cell>
          <table:table-cell office:value-type="float" office:value="41484.1040030118" calcext:value-type="float">
            <text:p>41484.1040030118</text:p>
          </table:table-cell>
          <table:table-cell office:value-type="float" office:value="4192.59687930822" calcext:value-type="float">
            <text:p>4192.59687930822</text:p>
          </table:table-cell>
          <table:table-cell office:value-type="float" office:value="-85.3149307551113" calcext:value-type="float">
            <text:p>-85.3149307551113</text:p>
          </table:table-cell>
          <table:table-cell table:formula="of:=[.F128]/[.$M$2]*100" office:value-type="float" office:value="37.7799671261304" calcext:value-type="float">
            <text:p>37.7799671261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WVLYFLLSTLGLLLLILI</text:p>
          </table:table-cell>
          <table:table-cell office:value-type="float" office:value="-14.3938" calcext:value-type="float">
            <text:p>-14.3938</text:p>
          </table:table-cell>
          <table:table-cell office:value-type="float" office:value="-67.4481" calcext:value-type="float">
            <text:p>-67.4481</text:p>
          </table:table-cell>
          <table:table-cell office:value-type="float" office:value="-2.90944" calcext:value-type="float">
            <text:p>-2.90944</text:p>
          </table:table-cell>
          <table:table-cell office:value-type="float" office:value="-0.423475" calcext:value-type="float">
            <text:p>-0.423475</text:p>
          </table:table-cell>
          <table:table-cell office:value-type="float" office:value="41341.2223151958" calcext:value-type="float">
            <text:p>41341.2223151958</text:p>
          </table:table-cell>
          <table:table-cell office:value-type="float" office:value="2320.09811677998" calcext:value-type="float">
            <text:p>2320.09811677998</text:p>
          </table:table-cell>
          <table:table-cell office:value-type="float" office:value="-77.232257463206" calcext:value-type="float">
            <text:p>-77.232257463206</text:p>
          </table:table-cell>
          <table:table-cell table:formula="of:=[.F129]/[.$M$2]*100" office:value-type="float" office:value="37.6498434173425" calcext:value-type="float">
            <text:p>37.6498434173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GLLTSLLGVLLYLLLILI</text:p>
          </table:table-cell>
          <table:table-cell office:value-type="float" office:value="-19.6799" calcext:value-type="float">
            <text:p>-19.6799</text:p>
          </table:table-cell>
          <table:table-cell office:value-type="float" office:value="-76.5094" calcext:value-type="float">
            <text:p>-76.5094</text:p>
          </table:table-cell>
          <table:table-cell office:value-type="float" office:value="-0.000470401" calcext:value-type="float">
            <text:p>-0.000470401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39792.0272083756" calcext:value-type="float">
            <text:p>39792.0272083756</text:p>
          </table:table-cell>
          <table:table-cell office:value-type="float" office:value="5481.06761667674" calcext:value-type="float">
            <text:p>5481.06761667674</text:p>
          </table:table-cell>
          <table:table-cell office:value-type="float" office:value="-100" calcext:value-type="float">
            <text:p>-100</text:p>
          </table:table-cell>
          <table:table-cell table:formula="of:=[.F130]/[.$M$2]*100" office:value-type="float" office:value="36.2389767344468" calcext:value-type="float">
            <text:p>36.2389767344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TTLLGLILYALLILI</text:p>
          </table:table-cell>
          <table:table-cell office:value-type="float" office:value="-16.4065" calcext:value-type="float">
            <text:p>-16.4065</text:p>
          </table:table-cell>
          <table:table-cell office:value-type="float" office:value="-73.5385" calcext:value-type="float">
            <text:p>-73.5385</text:p>
          </table:table-cell>
          <table:table-cell office:value-type="float" office:value="-5.50141" calcext:value-type="float">
            <text:p>-5.50141</text:p>
          </table:table-cell>
          <table:table-cell office:value-type="float" office:value="-3.4471" calcext:value-type="float">
            <text:p>-3.4471</text:p>
          </table:table-cell>
          <table:table-cell office:value-type="float" office:value="36038.4825403512" calcext:value-type="float">
            <text:p>36038.4825403512</text:p>
          </table:table-cell>
          <table:table-cell office:value-type="float" office:value="6749.8456631257" calcext:value-type="float">
            <text:p>6749.8456631257</text:p>
          </table:table-cell>
          <table:table-cell office:value-type="float" office:value="-100" calcext:value-type="float">
            <text:p>-100</text:p>
          </table:table-cell>
          <table:table-cell table:formula="of:=[.F131]/[.$M$2]*100" office:value-type="float" office:value="32.8205879907938" calcext:value-type="float">
            <text:p>32.8205879907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SVLLALLTILLLILI</text:p>
          </table:table-cell>
          <table:table-cell office:value-type="float" office:value="-17.846" calcext:value-type="float">
            <text:p>-17.846</text:p>
          </table:table-cell>
          <table:table-cell office:value-type="float" office:value="-79.222" calcext:value-type="float">
            <text:p>-79.222</text:p>
          </table:table-cell>
          <table:table-cell office:value-type="float" office:value="-0.000293033" calcext:value-type="float">
            <text:p>-0.000293033</text:p>
          </table:table-cell>
          <table:table-cell office:value-type="float" office:value="-6.30049" calcext:value-type="float">
            <text:p>-6.30049</text:p>
          </table:table-cell>
          <table:table-cell office:value-type="float" office:value="32091.4854106712" calcext:value-type="float">
            <text:p>32091.4854106712</text:p>
          </table:table-cell>
          <table:table-cell office:value-type="float" office:value="1134.45346766293" calcext:value-type="float">
            <text:p>1134.45346766293</text:p>
          </table:table-cell>
          <table:table-cell office:value-type="float" office:value="-100" calcext:value-type="float">
            <text:p>-100</text:p>
          </table:table-cell>
          <table:table-cell table:formula="of:=[.F132]/[.$M$2]*100" office:value-type="float" office:value="29.2260202547903" calcext:value-type="float">
            <text:p>29.2260202547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LLLLSLLYFLLALLLILI</text:p>
          </table:table-cell>
          <table:table-cell office:value-type="float" office:value="-20.8099" calcext:value-type="float">
            <text:p>-20.8099</text:p>
          </table:table-cell>
          <table:table-cell office:value-type="float" office:value="-91.5731" calcext:value-type="float">
            <text:p>-91.5731</text:p>
          </table:table-cell>
          <table:table-cell office:value-type="float" office:value="0.00891765" calcext:value-type="float">
            <text:p>0.00891765</text:p>
          </table:table-cell>
          <table:table-cell office:value-type="float" office:value="-8.62367" calcext:value-type="float">
            <text:p>-8.62367</text:p>
          </table:table-cell>
          <table:table-cell office:value-type="float" office:value="27806.6666666667" calcext:value-type="float">
            <text:p>27806.6666666667</text:p>
          </table:table-cell>
          <table:table-cell office:value-type="float" office:value="679.482401047542" calcext:value-type="float">
            <text:p>679.482401047542</text:p>
          </table:table-cell>
          <table:table-cell office:value-type="float" office:value="-100" calcext:value-type="float">
            <text:p>-100</text:p>
          </table:table-cell>
          <table:table-cell table:formula="of:=[.F133]/[.$M$2]*100" office:value-type="float" office:value="25.3237951692933" calcext:value-type="float">
            <text:p>25.3237951692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AFLLGILAGLLLTLLILI</text:p>
          </table:table-cell>
          <table:table-cell office:value-type="float" office:value="-29.9777" calcext:value-type="float">
            <text:p>-29.9777</text:p>
          </table:table-cell>
          <table:table-cell office:value-type="float" office:value="-90.1712" calcext:value-type="float">
            <text:p>-90.1712</text:p>
          </table:table-cell>
          <table:table-cell office:value-type="float" office:value="-6.45537" calcext:value-type="float">
            <text:p>-6.45537</text:p>
          </table:table-cell>
          <table:table-cell office:value-type="float" office:value="-1.05357" calcext:value-type="float">
            <text:p>-1.05357</text:p>
          </table:table-cell>
          <table:table-cell office:value-type="float" office:value="27091" calcext:value-type="float">
            <text:p>270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34]/[.$M$2]*100" office:value-type="float" office:value="24.6720307455523" calcext:value-type="float">
            <text:p>24.672030745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41.7891" calcext:value-type="float">
            <text:p>-41.7891</text:p>
          </table:table-cell>
          <table:table-cell office:value-type="float" office:value="-58.0823" calcext:value-type="float">
            <text:p>-58.0823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office:value-type="float" office:value="-0.549467" calcext:value-type="float">
            <text:p>-0.5494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35]/[.$M$2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LYLLLALLFTTLVLTLILI</text:p>
          </table:table-cell>
          <table:table-cell office:value-type="float" office:value="-26.5109" calcext:value-type="float">
            <text:p>-26.5109</text:p>
          </table:table-cell>
          <table:table-cell office:value-type="float" office:value="-57.0363" calcext:value-type="float">
            <text:p>-57.0363</text:p>
          </table:table-cell>
          <table:table-cell office:value-type="float" office:value="-10.3194" calcext:value-type="float">
            <text:p>-10.3194</text:p>
          </table:table-cell>
          <table:table-cell office:value-type="float" office:value="-0.929743" calcext:value-type="float">
            <text:p>-0.9297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F136]/[.$M$2]*10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I104857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6T11:28:46.819570388</dc:date>
    <meta:editing-duration>PT1H1M29S</meta:editing-duration>
    <meta:editing-cycles>1</meta:editing-cycles>
    <meta:generator>LibreOffice/6.4.7.2$Linux_X86_64 LibreOffice_project/40$Build-2</meta:generator>
    <meta:document-statistic meta:table-count="2" meta:cell-count="610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3.952cm" style:legend-expansion="high" chart:style-name="ch2"/>
        <chart:plot-area chart:style-name="ch3" table:cell-range-address="Sheet2.B1:Sheet2.B136 Sheet2.F1:Sheet2.F136" chart:data-source-has-labels="row" svg:x="0.32cm" svg:y="0.18cm" svg:width="11.502cm" svg:height="8.64cm">
          <chartooo:coordinate-region svg:x="0.558cm" svg:y="0.379cm" svg:width="11.11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2:Sheet2.F136" chart:label-cell-address="Sheet2.F1:Sheet2.F1" chart:class="chart:scatter">
            <chart:domain table:cell-range-address="Sheet2.B2:Sheet2.B136"/>
            <chart:regression-curve chart:style-name="ch7">
              <chart:equation chart:display-equation="true" chart:display-r-square="false" svg:x="1.217cm" svg:y="7.114cm"/>
            </chart:regression-curve>
            <chart:data-point chart:repeated="129"/>
            <chart:data-point chart:style-name="ch8"/>
            <chart:data-point chart:repeated="2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07">
                <text:p>-38.307</text:p>
                <draw:g>
                  <svg:desc>Sheet2.B2:Sheet2.B136</svg:desc>
                </draw:g>
              </table:table-cell>
              <table:table-cell office:value-type="float" office:value="152994.855875463">
                <text:p>152994.855875463</text:p>
                <draw:g>
                  <svg:desc>Sheet2.F2:Sheet2.F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3597">
                <text:p>-19.3597</text:p>
              </table:table-cell>
              <table:table-cell office:value-type="float" office:value="146585.989094809">
                <text:p>146585.989094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9091">
                <text:p>-34.9091</text:p>
              </table:table-cell>
              <table:table-cell office:value-type="float" office:value="145114.131946301">
                <text:p>145114.131946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3937">
                <text:p>-38.3937</text:p>
              </table:table-cell>
              <table:table-cell office:value-type="float" office:value="137520.339864499">
                <text:p>137520.339864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.3918">
                <text:p>-34.3918</text:p>
              </table:table-cell>
              <table:table-cell office:value-type="float" office:value="137520.339864499">
                <text:p>137520.339864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.311">
                <text:p>-35.311</text:p>
              </table:table-cell>
              <table:table-cell office:value-type="float" office:value="136149.530353829">
                <text:p>136149.53035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.1052">
                <text:p>-40.1052</text:p>
              </table:table-cell>
              <table:table-cell office:value-type="float" office:value="134215.197593362">
                <text:p>134215.197593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.793">
                <text:p>-36.793</text:p>
              </table:table-cell>
              <table:table-cell office:value-type="float" office:value="132462.603312671">
                <text:p>132462.603312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3696">
                <text:p>-33.3696</text:p>
              </table:table-cell>
              <table:table-cell office:value-type="float" office:value="132462.603312671">
                <text:p>132462.603312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8635">
                <text:p>-18.8635</text:p>
              </table:table-cell>
              <table:table-cell office:value-type="float" office:value="131418.068088958">
                <text:p>131418.068088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.4974">
                <text:p>-39.4974</text:p>
              </table:table-cell>
              <table:table-cell office:value-type="float" office:value="125894.474712765">
                <text:p>125894.474712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1864">
                <text:p>-37.1864</text:p>
              </table:table-cell>
              <table:table-cell office:value-type="float" office:value="121154.404134622">
                <text:p>121154.4041346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3248">
                <text:p>-40.3248</text:p>
              </table:table-cell>
              <table:table-cell office:value-type="float" office:value="115922.312679635">
                <text:p>115922.312679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0386">
                <text:p>-18.0386</text:p>
              </table:table-cell>
              <table:table-cell office:value-type="float" office:value="114855.085265318">
                <text:p>114855.085265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7913">
                <text:p>-9.57913</text:p>
              </table:table-cell>
              <table:table-cell office:value-type="float" office:value="113717.747384813">
                <text:p>113717.747384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08">
                <text:p>-35.08</text:p>
              </table:table-cell>
              <table:table-cell office:value-type="float" office:value="111630.450458925">
                <text:p>111630.450458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8611">
                <text:p>-11.8611</text:p>
              </table:table-cell>
              <table:table-cell office:value-type="float" office:value="111483.505688992">
                <text:p>111483.505688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.0867">
                <text:p>-30.0867</text:p>
              </table:table-cell>
              <table:table-cell office:value-type="float" office:value="110085.616749243">
                <text:p>110085.616749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.9512">
                <text:p>-37.9512</text:p>
              </table:table-cell>
              <table:table-cell office:value-type="float" office:value="109201.568298158">
                <text:p>109201.568298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5341">
                <text:p>-40.5341</text:p>
              </table:table-cell>
              <table:table-cell office:value-type="float" office:value="109072.262947651">
                <text:p>109072.262947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.4029">
                <text:p>-24.4029</text:p>
              </table:table-cell>
              <table:table-cell office:value-type="float" office:value="108705.194937843">
                <text:p>108705.194937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.3081">
                <text:p>-35.3081</text:p>
              </table:table-cell>
              <table:table-cell office:value-type="float" office:value="108150.83680683">
                <text:p>108150.83680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523">
                <text:p>-39.523</text:p>
              </table:table-cell>
              <table:table-cell office:value-type="float" office:value="106058.220938603">
                <text:p>106058.2209386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.0572">
                <text:p>-37.0572</text:p>
              </table:table-cell>
              <table:table-cell office:value-type="float" office:value="103190.083730864">
                <text:p>103190.083730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.6456">
                <text:p>-25.6456</text:p>
              </table:table-cell>
              <table:table-cell office:value-type="float" office:value="102926.412692813">
                <text:p>102926.412692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1283">
                <text:p>-12.1283</text:p>
              </table:table-cell>
              <table:table-cell office:value-type="float" office:value="102915.434914615">
                <text:p>102915.43491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7584">
                <text:p>-18.7584</text:p>
              </table:table-cell>
              <table:table-cell office:value-type="float" office:value="102845.639843965">
                <text:p>102845.639843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.1076">
                <text:p>-47.1076</text:p>
              </table:table-cell>
              <table:table-cell office:value-type="float" office:value="99196.133341033">
                <text:p>99196.1333410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929">
                <text:p>-25.7929</text:p>
              </table:table-cell>
              <table:table-cell office:value-type="float" office:value="98296.5298791278">
                <text:p>98296.5298791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0454">
                <text:p>-27.0454</text:p>
              </table:table-cell>
              <table:table-cell office:value-type="float" office:value="93627.5564264427">
                <text:p>93627.5564264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2066">
                <text:p>-21.2066</text:p>
              </table:table-cell>
              <table:table-cell office:value-type="float" office:value="90473.5910301534">
                <text:p>90473.5910301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.7985">
                <text:p>-31.7985</text:p>
              </table:table-cell>
              <table:table-cell office:value-type="float" office:value="89166.2136289154">
                <text:p>89166.2136289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5076">
                <text:p>-19.5076</text:p>
              </table:table-cell>
              <table:table-cell office:value-type="float" office:value="87931.6365363403">
                <text:p>87931.6365363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206">
                <text:p>-14.206</text:p>
              </table:table-cell>
              <table:table-cell office:value-type="float" office:value="87921.6348505885">
                <text:p>87921.6348505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.9339">
                <text:p>-36.9339</text:p>
              </table:table-cell>
              <table:table-cell office:value-type="float" office:value="84107.8492573263">
                <text:p>84107.8492573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1921">
                <text:p>-31.1921</text:p>
              </table:table-cell>
              <table:table-cell office:value-type="float" office:value="80989.9772760201">
                <text:p>80989.9772760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3267">
                <text:p>-17.3267</text:p>
              </table:table-cell>
              <table:table-cell office:value-type="float" office:value="80274.3669890889">
                <text:p>80274.3669890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1186">
                <text:p>-30.1186</text:p>
              </table:table-cell>
              <table:table-cell office:value-type="float" office:value="79881.4940738653">
                <text:p>79881.49407386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116">
                <text:p>-15.116</text:p>
              </table:table-cell>
              <table:table-cell office:value-type="float" office:value="79497.9659998208">
                <text:p>79497.9659998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.4726">
                <text:p>-29.4726</text:p>
              </table:table-cell>
              <table:table-cell office:value-type="float" office:value="78614.5510660586">
                <text:p>78614.5510660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.4101">
                <text:p>-20.4101</text:p>
              </table:table-cell>
              <table:table-cell office:value-type="float" office:value="76072.3228739852">
                <text:p>76072.3228739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442">
                <text:p>-27.4442</text:p>
              </table:table-cell>
              <table:table-cell office:value-type="float" office:value="75781.3216038789">
                <text:p>75781.3216038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.0558">
                <text:p>-34.0558</text:p>
              </table:table-cell>
              <table:table-cell office:value-type="float" office:value="75252.3907031639">
                <text:p>75252.3907031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7746">
                <text:p>-18.7746</text:p>
              </table:table-cell>
              <table:table-cell office:value-type="float" office:value="75054.7819671694">
                <text:p>75054.78196716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7448">
                <text:p>-21.7448</text:p>
              </table:table-cell>
              <table:table-cell office:value-type="float" office:value="74368.9822414372">
                <text:p>74368.9822414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2193">
                <text:p>-16.2193</text:p>
              </table:table-cell>
              <table:table-cell office:value-type="float" office:value="74368.5995447588">
                <text:p>74368.5995447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505">
                <text:p>-20.505</text:p>
              </table:table-cell>
              <table:table-cell office:value-type="float" office:value="74253.0631848633">
                <text:p>74253.0631848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3683">
                <text:p>-39.3683</text:p>
              </table:table-cell>
              <table:table-cell office:value-type="float" office:value="74036.5749325133">
                <text:p>74036.5749325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1.0411">
                <text:p>-21.0411</text:p>
              </table:table-cell>
              <table:table-cell office:value-type="float" office:value="73562.8176152115">
                <text:p>73562.817615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.4548">
                <text:p>-24.4548</text:p>
              </table:table-cell>
              <table:table-cell office:value-type="float" office:value="73349.2913005448">
                <text:p>73349.2913005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0227">
                <text:p>-11.0227</text:p>
              </table:table-cell>
              <table:table-cell office:value-type="float" office:value="72777.5413654069">
                <text:p>72777.54136540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739">
                <text:p>-14.9739</text:p>
              </table:table-cell>
              <table:table-cell office:value-type="float" office:value="71464.5977784022">
                <text:p>71464.5977784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34582">
                <text:p>-7.34582</text:p>
              </table:table-cell>
              <table:table-cell office:value-type="float" office:value="71062">
                <text:p>71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.1782">
                <text:p>-18.1782</text:p>
              </table:table-cell>
              <table:table-cell office:value-type="float" office:value="70337.1619779786">
                <text:p>70337.1619779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.2543">
                <text:p>-15.2543</text:p>
              </table:table-cell>
              <table:table-cell office:value-type="float" office:value="69998.7725703368">
                <text:p>69998.772570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0.4657">
                <text:p>-30.4657</text:p>
              </table:table-cell>
              <table:table-cell office:value-type="float" office:value="69874.2174563834">
                <text:p>69874.21745638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3591">
                <text:p>-18.3591</text:p>
              </table:table-cell>
              <table:table-cell office:value-type="float" office:value="69386.525248756">
                <text:p>69386.525248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0105">
                <text:p>-24.0105</text:p>
              </table:table-cell>
              <table:table-cell office:value-type="float" office:value="69214.9660684966">
                <text:p>69214.9660684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.4686">
                <text:p>-22.4686</text:p>
              </table:table-cell>
              <table:table-cell office:value-type="float" office:value="69173.4901378809">
                <text:p>69173.49013788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.2468">
                <text:p>-21.2468</text:p>
              </table:table-cell>
              <table:table-cell office:value-type="float" office:value="69049.8447350182">
                <text:p>69049.8447350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1907">
                <text:p>-25.1907</text:p>
              </table:table-cell>
              <table:table-cell office:value-type="float" office:value="68820.325593217">
                <text:p>68820.3255932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.8784">
                <text:p>-15.8784</text:p>
              </table:table-cell>
              <table:table-cell office:value-type="float" office:value="68219.4351750126">
                <text:p>68219.4351750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.9083">
                <text:p>-24.9083</text:p>
              </table:table-cell>
              <table:table-cell office:value-type="float" office:value="67980.9079726745">
                <text:p>67980.9079726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4738">
                <text:p>-16.4738</text:p>
              </table:table-cell>
              <table:table-cell office:value-type="float" office:value="67279.999171462">
                <text:p>67279.999171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3102">
                <text:p>-12.3102</text:p>
              </table:table-cell>
              <table:table-cell office:value-type="float" office:value="66401.5712811102">
                <text:p>66401.5712811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3483">
                <text:p>-12.3483</text:p>
              </table:table-cell>
              <table:table-cell office:value-type="float" office:value="66073.4963346577">
                <text:p>66073.4963346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2901">
                <text:p>-19.2901</text:p>
              </table:table-cell>
              <table:table-cell office:value-type="float" office:value="65936.0403661218">
                <text:p>65936.0403661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3715">
                <text:p>-19.3715</text:p>
              </table:table-cell>
              <table:table-cell office:value-type="float" office:value="65612.2546711441">
                <text:p>65612.2546711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33817">
                <text:p>-8.33817</text:p>
              </table:table-cell>
              <table:table-cell office:value-type="float" office:value="65267.1687183738">
                <text:p>65267.1687183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7713">
                <text:p>-18.7713</text:p>
              </table:table-cell>
              <table:table-cell office:value-type="float" office:value="65194.135797391">
                <text:p>65194.13579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1881">
                <text:p>-20.1881</text:p>
              </table:table-cell>
              <table:table-cell office:value-type="float" office:value="63683.0426543396">
                <text:p>63683.0426543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3.0829">
                <text:p>-23.0829</text:p>
              </table:table-cell>
              <table:table-cell office:value-type="float" office:value="62754.2136588423">
                <text:p>62754.2136588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.1392">
                <text:p>-10.1392</text:p>
              </table:table-cell>
              <table:table-cell office:value-type="float" office:value="62666.3455191984">
                <text:p>62666.3455191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629">
                <text:p>-13.629</text:p>
              </table:table-cell>
              <table:table-cell office:value-type="float" office:value="62609.9237873161">
                <text:p>62609.9237873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.4493">
                <text:p>-25.4493</text:p>
              </table:table-cell>
              <table:table-cell office:value-type="float" office:value="62601.2071635954">
                <text:p>62601.2071635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.1764">
                <text:p>-18.1764</text:p>
              </table:table-cell>
              <table:table-cell office:value-type="float" office:value="62043.0708811395">
                <text:p>62043.0708811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494">
                <text:p>-18.4494</text:p>
              </table:table-cell>
              <table:table-cell office:value-type="float" office:value="60851.0419625483">
                <text:p>60851.0419625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.4507">
                <text:p>-29.4507</text:p>
              </table:table-cell>
              <table:table-cell office:value-type="float" office:value="60576.9174013344">
                <text:p>60576.91740133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8.4826">
                <text:p>-18.4826</text:p>
              </table:table-cell>
              <table:table-cell office:value-type="float" office:value="60385.2731763398">
                <text:p>60385.2731763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4886">
                <text:p>-11.4886</text:p>
              </table:table-cell>
              <table:table-cell office:value-type="float" office:value="59093.9068888828">
                <text:p>59093.9068888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.5359">
                <text:p>-17.5359</text:p>
              </table:table-cell>
              <table:table-cell office:value-type="float" office:value="58585.0200969596">
                <text:p>58585.0200969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7191">
                <text:p>-14.7191</text:p>
              </table:table-cell>
              <table:table-cell office:value-type="float" office:value="58016.798612035">
                <text:p>58016.7986120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1598">
                <text:p>-16.1598</text:p>
              </table:table-cell>
              <table:table-cell office:value-type="float" office:value="57935.0876014254">
                <text:p>57935.0876014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86">
                <text:p>-19.86</text:p>
              </table:table-cell>
              <table:table-cell office:value-type="float" office:value="56808.0672543335">
                <text:p>56808.0672543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0554">
                <text:p>-16.0554</text:p>
              </table:table-cell>
              <table:table-cell office:value-type="float" office:value="56808.0672543335">
                <text:p>56808.0672543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1108">
                <text:p>-26.1108</text:p>
              </table:table-cell>
              <table:table-cell office:value-type="float" office:value="56650.5803830911">
                <text:p>56650.5803830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.042">
                <text:p>-16.042</text:p>
              </table:table-cell>
              <table:table-cell office:value-type="float" office:value="56452.6125131759">
                <text:p>56452.6125131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8588">
                <text:p>-28.8588</text:p>
              </table:table-cell>
              <table:table-cell office:value-type="float" office:value="56374.9725140325">
                <text:p>56374.97251403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.7263">
                <text:p>-21.7263</text:p>
              </table:table-cell>
              <table:table-cell office:value-type="float" office:value="56159.6456359126">
                <text:p>56159.6456359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.2636">
                <text:p>-27.2636</text:p>
              </table:table-cell>
              <table:table-cell office:value-type="float" office:value="55737.7855809511">
                <text:p>55737.7855809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0784">
                <text:p>-16.0784</text:p>
              </table:table-cell>
              <table:table-cell office:value-type="float" office:value="55713.7402784822">
                <text:p>55713.7402784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5719">
                <text:p>-19.5719</text:p>
              </table:table-cell>
              <table:table-cell office:value-type="float" office:value="55509.0346409035">
                <text:p>55509.0346409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.1031">
                <text:p>-16.1031</text:p>
              </table:table-cell>
              <table:table-cell office:value-type="float" office:value="54328.3801428234">
                <text:p>54328.38014282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07">
                <text:p>-21.9407</text:p>
              </table:table-cell>
              <table:table-cell office:value-type="float" office:value="53869.3532791875">
                <text:p>53869.353279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0323">
                <text:p>-22.0323</text:p>
              </table:table-cell>
              <table:table-cell office:value-type="float" office:value="53770.3757372782">
                <text:p>53770.37573727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.4673">
                <text:p>-16.4673</text:p>
              </table:table-cell>
              <table:table-cell office:value-type="float" office:value="53656.4303353596">
                <text:p>53656.43033535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3466">
                <text:p>-13.3466</text:p>
              </table:table-cell>
              <table:table-cell office:value-type="float" office:value="53372.1188207739">
                <text:p>53372.1188207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.2632">
                <text:p>-21.2632</text:p>
              </table:table-cell>
              <table:table-cell office:value-type="float" office:value="52646.9293588831">
                <text:p>52646.9293588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0.0692">
                <text:p>-30.0692</text:p>
              </table:table-cell>
              <table:table-cell office:value-type="float" office:value="52266.9626709797">
                <text:p>52266.9626709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.2959">
                <text:p>-24.2959</text:p>
              </table:table-cell>
              <table:table-cell office:value-type="float" office:value="52159.1739316532">
                <text:p>52159.1739316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1.0441">
                <text:p>-31.0441</text:p>
              </table:table-cell>
              <table:table-cell office:value-type="float" office:value="51632.3231488221">
                <text:p>51632.3231488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.3108">
                <text:p>-25.3108</text:p>
              </table:table-cell>
              <table:table-cell office:value-type="float" office:value="51118.0374248492">
                <text:p>51118.03742484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.9581">
                <text:p>-17.9581</text:p>
              </table:table-cell>
              <table:table-cell office:value-type="float" office:value="50932.6429544299">
                <text:p>50932.6429544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8708">
                <text:p>-23.8708</text:p>
              </table:table-cell>
              <table:table-cell office:value-type="float" office:value="50753.0026012941">
                <text:p>50753.00260129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4.3319">
                <text:p>-24.3319</text:p>
              </table:table-cell>
              <table:table-cell office:value-type="float" office:value="50683.8424117129">
                <text:p>50683.84241171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4.0675">
                <text:p>-24.0675</text:p>
              </table:table-cell>
              <table:table-cell office:value-type="float" office:value="50632.5331532326">
                <text:p>50632.53315323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.1437">
                <text:p>-28.1437</text:p>
              </table:table-cell>
              <table:table-cell office:value-type="float" office:value="50046.7622089775">
                <text:p>50046.7622089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5.151">
                <text:p>-15.151</text:p>
              </table:table-cell>
              <table:table-cell office:value-type="float" office:value="49982.2308610906">
                <text:p>49982.23086109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.6676">
                <text:p>-18.6676</text:p>
              </table:table-cell>
              <table:table-cell office:value-type="float" office:value="49768.8534846369">
                <text:p>49768.85348463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.7379">
                <text:p>-22.7379</text:p>
              </table:table-cell>
              <table:table-cell office:value-type="float" office:value="49097.1832262194">
                <text:p>49097.1832262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.6186">
                <text:p>-20.6186</text:p>
              </table:table-cell>
              <table:table-cell office:value-type="float" office:value="49079.0805317038">
                <text:p>49079.0805317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.2791">
                <text:p>-30.2791</text:p>
              </table:table-cell>
              <table:table-cell office:value-type="float" office:value="48902.97879713">
                <text:p>48902.97879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666">
                <text:p>-8.94666</text:p>
              </table:table-cell>
              <table:table-cell office:value-type="float" office:value="48084.8309960342">
                <text:p>48084.83099603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.1328">
                <text:p>-15.1328</text:p>
              </table:table-cell>
              <table:table-cell office:value-type="float" office:value="47273.7850406513">
                <text:p>47273.78504065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.3265">
                <text:p>-15.3265</text:p>
              </table:table-cell>
              <table:table-cell office:value-type="float" office:value="46348.6483324744">
                <text:p>46348.64833247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1.5434">
                <text:p>-21.5434</text:p>
              </table:table-cell>
              <table:table-cell office:value-type="float" office:value="45793.6963547471">
                <text:p>45793.6963547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.9496">
                <text:p>-15.9496</text:p>
              </table:table-cell>
              <table:table-cell office:value-type="float" office:value="44792.9010326943">
                <text:p>44792.9010326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6198">
                <text:p>-11.6198</text:p>
              </table:table-cell>
              <table:table-cell office:value-type="float" office:value="44355.6864977744">
                <text:p>44355.6864977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.7862">
                <text:p>-28.7862</text:p>
              </table:table-cell>
              <table:table-cell office:value-type="float" office:value="43983.5042426185">
                <text:p>43983.50424261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7.1605">
                <text:p>-27.1605</text:p>
              </table:table-cell>
              <table:table-cell office:value-type="float" office:value="43181.1811458637">
                <text:p>43181.1811458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9.8174">
                <text:p>-39.8174</text:p>
              </table:table-cell>
              <table:table-cell office:value-type="float" office:value="42968.042959456">
                <text:p>42968.0429594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6.4121">
                <text:p>-26.4121</text:p>
              </table:table-cell>
              <table:table-cell office:value-type="float" office:value="42968.042959456">
                <text:p>42968.042959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3.8737">
                <text:p>-23.8737</text:p>
              </table:table-cell>
              <table:table-cell office:value-type="float" office:value="42105.3813298809">
                <text:p>42105.38132988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1.9685">
                <text:p>-21.9685</text:p>
              </table:table-cell>
              <table:table-cell office:value-type="float" office:value="42089.9781695103">
                <text:p>42089.97816951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1.4703">
                <text:p>-21.4703</text:p>
              </table:table-cell>
              <table:table-cell office:value-type="float" office:value="41612.5050237398">
                <text:p>41612.50502373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5.1443">
                <text:p>-15.1443</text:p>
              </table:table-cell>
              <table:table-cell office:value-type="float" office:value="41509.1545100195">
                <text:p>41509.1545100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3.6341">
                <text:p>-23.6341</text:p>
              </table:table-cell>
              <table:table-cell office:value-type="float" office:value="41484.1040030118">
                <text:p>41484.1040030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4.3938">
                <text:p>-14.3938</text:p>
              </table:table-cell>
              <table:table-cell office:value-type="float" office:value="41341.2223151958">
                <text:p>41341.2223151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9.6799">
                <text:p>-19.6799</text:p>
              </table:table-cell>
              <table:table-cell office:value-type="float" office:value="39792.0272083756">
                <text:p>39792.0272083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6.4065">
                <text:p>-16.4065</text:p>
              </table:table-cell>
              <table:table-cell office:value-type="float" office:value="36038.4825403512">
                <text:p>36038.48254035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7.846">
                <text:p>-17.846</text:p>
              </table:table-cell>
              <table:table-cell office:value-type="float" office:value="32091.4854106712">
                <text:p>32091.4854106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.8099">
                <text:p>-20.8099</text:p>
              </table:table-cell>
              <table:table-cell office:value-type="float" office:value="27806.6666666667">
                <text:p>27806.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9.9777">
                <text:p>-29.9777</text:p>
              </table:table-cell>
              <table:table-cell office:value-type="float" office:value="27091">
                <text:p>270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1.7891">
                <text:p>-41.7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6.5109">
                <text:p>-26.51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%GpA</text:p>
        </chart:title>
        <chart:plot-area chart:style-name="ch3" table:cell-range-address="Sheet2.B1:Sheet2.B120 Sheet2.I1:Sheet2.I120" chart:data-source-has-labels="row" svg:x="1.331cm" svg:y="1.275cm" svg:width="14.349cm" svg:height="6.564cm">
          <chartooo:coordinate-region svg:x="1.952cm" svg:y="1.474cm" svg:width="13.395cm" svg:height="5.718cm"/>
          <chart:axis chart:dimension="x" chart:name="primary-x" chart:style-name="ch4">
            <chart:title svg:x="7.469cm" svg:y="8.019cm" chart:style-name="ch5">
              <text:p>Energy Score</text:p>
            </chart:title>
          </chart:axis>
          <chart:axis chart:dimension="y" chart:name="primary-y" chart:style-name="ch6">
            <chart:title svg:x="0.451cm" svg:y="6.202cm" chart:style-name="ch7">
              <text:p>Fluorescence (%GpA)</text:p>
            </chart:title>
            <chart:grid chart:style-name="ch8" chart:class="major"/>
          </chart:axis>
          <chart:series chart:style-name="ch9" chart:values-cell-range-address="Sheet2.I2:Sheet2.I120" chart:label-cell-address="Sheet2.I1:Sheet2.I1" chart:class="chart:scatter">
            <chart:domain table:cell-range-address="Sheet2.B2:Sheet2.B120"/>
            <chart:data-point chart:repeated="1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%GpA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07">
                <text:p>-38.307</text:p>
                <draw:g>
                  <svg:desc>Sheet2.B2:Sheet2.B120</svg:desc>
                </draw:g>
              </table:table-cell>
              <table:table-cell office:value-type="float" office:value="139.333866895677">
                <text:p>139.333866895677</text:p>
                <draw:g>
                  <svg:desc>Sheet2.I2:Sheet2.I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.3597">
                <text:p>-19.3597</text:p>
              </table:table-cell>
              <table:table-cell office:value-type="float" office:value="133.497251109754">
                <text:p>133.497251109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4.9091">
                <text:p>-34.9091</text:p>
              </table:table-cell>
              <table:table-cell office:value-type="float" office:value="132.156816839293">
                <text:p>132.15681683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3937">
                <text:p>-38.3937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.3918">
                <text:p>-34.3918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.311">
                <text:p>-35.311</text:p>
              </table:table-cell>
              <table:table-cell office:value-type="float" office:value="123.992669110855">
                <text:p>123.99266911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.1052">
                <text:p>-40.1052</text:p>
              </table:table-cell>
              <table:table-cell office:value-type="float" office:value="122.23105391251">
                <text:p>122.23105391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6.793">
                <text:p>-36.793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3696">
                <text:p>-33.3696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8.8635">
                <text:p>-18.8635</text:p>
              </table:table-cell>
              <table:table-cell office:value-type="float" office:value="119.68368153305">
                <text:p>119.68368153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.4974">
                <text:p>-39.4974</text:p>
              </table:table-cell>
              <table:table-cell office:value-type="float" office:value="114.653292636245">
                <text:p>114.653292636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1864">
                <text:p>-37.1864</text:p>
              </table:table-cell>
              <table:table-cell office:value-type="float" office:value="110.336465385865">
                <text:p>110.336465385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3248">
                <text:p>-40.3248</text:p>
              </table:table-cell>
              <table:table-cell office:value-type="float" office:value="105.571550054538">
                <text:p>105.57155005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.0386">
                <text:p>-18.0386</text:p>
              </table:table-cell>
              <table:table-cell office:value-type="float" office:value="104.599615922224">
                <text:p>104.599615922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7913">
                <text:p>-9.57913</text:p>
              </table:table-cell>
              <table:table-cell office:value-type="float" office:value="103.563831523128">
                <text:p>103.563831523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08">
                <text:p>-35.08</text:p>
              </table:table-cell>
              <table:table-cell office:value-type="float" office:value="101.662910407975">
                <text:p>101.662910407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8611">
                <text:p>-11.8611</text:p>
              </table:table-cell>
              <table:table-cell office:value-type="float" office:value="101.529086411752">
                <text:p>101.529086411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.0867">
                <text:p>-30.0867</text:p>
              </table:table-cell>
              <table:table-cell office:value-type="float" office:value="100.256015690835">
                <text:p>100.256015690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.9512">
                <text:p>-37.9512</text:p>
              </table:table-cell>
              <table:table-cell office:value-type="float" office:value="99.4509043783797">
                <text:p>99.4509043783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0.5341">
                <text:p>-40.5341</text:p>
              </table:table-cell>
              <table:table-cell office:value-type="float" office:value="99.3331447687947">
                <text:p>99.3331447687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4.4029">
                <text:p>-24.4029</text:p>
              </table:table-cell>
              <table:table-cell office:value-type="float" office:value="98.9988524494378">
                <text:p>98.9988524494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.3081">
                <text:p>-35.3081</text:p>
              </table:table-cell>
              <table:table-cell office:value-type="float" office:value="98.493993239649">
                <text:p>98.493993239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523">
                <text:p>-39.523</text:p>
              </table:table-cell>
              <table:table-cell office:value-type="float" office:value="96.5882281132402">
                <text:p>96.5882281132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7.0572">
                <text:p>-37.0572</text:p>
              </table:table-cell>
              <table:table-cell office:value-type="float" office:value="93.9761883446156">
                <text:p>93.9761883446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.6456">
                <text:p>-25.6456</text:p>
              </table:table-cell>
              <table:table-cell office:value-type="float" office:value="93.7360606284926">
                <text:p>93.7360606284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1283">
                <text:p>-12.1283</text:p>
              </table:table-cell>
              <table:table-cell office:value-type="float" office:value="93.7260630617278">
                <text:p>93.7260630617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.7584">
                <text:p>-18.7584</text:p>
              </table:table-cell>
              <table:table-cell office:value-type="float" office:value="93.6625000286556">
                <text:p>93.6625000286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7.1076">
                <text:p>-47.1076</text:p>
              </table:table-cell>
              <table:table-cell office:value-type="float" office:value="90.3388598290898">
                <text:p>90.3388598290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5.7929">
                <text:p>-25.7929</text:p>
              </table:table-cell>
              <table:table-cell office:value-type="float" office:value="89.5195824206912">
                <text:p>89.51958242069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7.0454">
                <text:p>-27.0454</text:p>
              </table:table-cell>
              <table:table-cell office:value-type="float" office:value="85.2675039970518">
                <text:p>85.26750399705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2066">
                <text:p>-21.2066</text:p>
              </table:table-cell>
              <table:table-cell office:value-type="float" office:value="82.395157785112">
                <text:p>82.395157785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1.7985">
                <text:p>-31.7985</text:p>
              </table:table-cell>
              <table:table-cell office:value-type="float" office:value="81.2045167811114">
                <text:p>81.2045167811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5076">
                <text:p>-19.5076</text:p>
              </table:table-cell>
              <table:table-cell office:value-type="float" office:value="80.0801757089558">
                <text:p>80.08017570895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.206">
                <text:p>-14.206</text:p>
              </table:table-cell>
              <table:table-cell office:value-type="float" office:value="80.0710670788433">
                <text:p>80.0710670788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6.9339">
                <text:p>-36.9339</text:p>
              </table:table-cell>
              <table:table-cell office:value-type="float" office:value="76.5978163529967">
                <text:p>76.5978163529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1921">
                <text:p>-31.1921</text:p>
              </table:table-cell>
              <table:table-cell office:value-type="float" office:value="73.7583407565447">
                <text:p>73.7583407565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7.3267">
                <text:p>-17.3267</text:p>
              </table:table-cell>
              <table:table-cell office:value-type="float" office:value="73.1066276783637">
                <text:p>73.1066276783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.1186">
                <text:p>-30.1186</text:p>
              </table:table-cell>
              <table:table-cell office:value-type="float" office:value="72.7488345868023">
                <text:p>72.74883458680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116">
                <text:p>-15.116</text:p>
              </table:table-cell>
              <table:table-cell office:value-type="float" office:value="72.3995519307686">
                <text:p>72.3995519307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.4726">
                <text:p>-29.4726</text:p>
              </table:table-cell>
              <table:table-cell office:value-type="float" office:value="71.5950175685501">
                <text:p>71.5950175685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.4101">
                <text:p>-20.4101</text:p>
              </table:table-cell>
              <table:table-cell office:value-type="float" office:value="69.2797862327912">
                <text:p>69.2797862327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442">
                <text:p>-27.4442</text:p>
              </table:table-cell>
              <table:table-cell office:value-type="float" office:value="69.0147686150194">
                <text:p>69.0147686150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.0558">
                <text:p>-34.0558</text:p>
              </table:table-cell>
              <table:table-cell office:value-type="float" office:value="68.5330662251218">
                <text:p>68.5330662251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7746">
                <text:p>-18.7746</text:p>
              </table:table-cell>
              <table:table-cell office:value-type="float" office:value="68.3531020742951">
                <text:p>68.3531020742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7448">
                <text:p>-21.7448</text:p>
              </table:table-cell>
              <table:table-cell office:value-type="float" office:value="67.7285377570475">
                <text:p>67.7285377570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2193">
                <text:p>-16.2193</text:p>
              </table:table-cell>
              <table:table-cell office:value-type="float" office:value="67.7281892315514">
                <text:p>67.7281892315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505">
                <text:p>-20.505</text:p>
              </table:table-cell>
              <table:table-cell office:value-type="float" office:value="67.6229691723593">
                <text:p>67.6229691723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3683">
                <text:p>-39.3683</text:p>
              </table:table-cell>
              <table:table-cell office:value-type="float" office:value="67.4258112668545">
                <text:p>67.4258112668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1.0411">
                <text:p>-21.0411</text:p>
              </table:table-cell>
              <table:table-cell office:value-type="float" office:value="66.994355982871">
                <text:p>66.9943559828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.4548">
                <text:p>-24.4548</text:p>
              </table:table-cell>
              <table:table-cell office:value-type="float" office:value="66.7998955421179">
                <text:p>66.79989554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.0227">
                <text:p>-11.0227</text:p>
              </table:table-cell>
              <table:table-cell office:value-type="float" office:value="66.2791974512947">
                <text:p>66.27919745129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4.9739">
                <text:p>-14.9739</text:p>
              </table:table-cell>
              <table:table-cell office:value-type="float" office:value="65.083487269103">
                <text:p>65.083487269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34582">
                <text:p>-7.34582</text:p>
              </table:table-cell>
              <table:table-cell office:value-type="float" office:value="64.7168376523731">
                <text:p>64.7168376523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.1782">
                <text:p>-18.1782</text:p>
              </table:table-cell>
              <table:table-cell office:value-type="float" office:value="64.0567207882906">
                <text:p>64.05672078829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5.2543">
                <text:p>-15.2543</text:p>
              </table:table-cell>
              <table:table-cell office:value-type="float" office:value="63.7485463440358">
                <text:p>63.7485463440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0.4657">
                <text:p>-30.4657</text:p>
              </table:table-cell>
              <table:table-cell office:value-type="float" office:value="63.6351128199513">
                <text:p>63.63511281995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8.3591">
                <text:p>-18.3591</text:p>
              </table:table-cell>
              <table:table-cell office:value-type="float" office:value="63.1909668991307">
                <text:p>63.1909668991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0105">
                <text:p>-24.0105</text:p>
              </table:table-cell>
              <table:table-cell office:value-type="float" office:value="63.0347263258761">
                <text:p>63.0347263258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.4686">
                <text:p>-22.4686</text:p>
              </table:table-cell>
              <table:table-cell office:value-type="float" office:value="62.9969538023313">
                <text:p>62.9969538023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1.2468">
                <text:p>-21.2468</text:p>
              </table:table-cell>
              <table:table-cell office:value-type="float" office:value="62.8843487607687">
                <text:p>62.8843487607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1907">
                <text:p>-25.1907</text:p>
              </table:table-cell>
              <table:table-cell office:value-type="float" office:value="62.6753235006006">
                <text:p>62.6753235006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5.8784">
                <text:p>-15.8784</text:p>
              </table:table-cell>
              <table:table-cell office:value-type="float" office:value="62.1280868953573">
                <text:p>62.1280868953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4.9083">
                <text:p>-24.9083</text:p>
              </table:table-cell>
              <table:table-cell office:value-type="float" office:value="61.9108579089878">
                <text:p>61.91085790898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4738">
                <text:p>-16.4738</text:p>
              </table:table-cell>
              <table:table-cell office:value-type="float" office:value="61.2725336133419">
                <text:p>61.2725336133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3102">
                <text:p>-12.3102</text:p>
              </table:table-cell>
              <table:table-cell office:value-type="float" office:value="60.4725409988755">
                <text:p>60.4725409988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3483">
                <text:p>-12.3483</text:p>
              </table:table-cell>
              <table:table-cell office:value-type="float" office:value="60.1737600322917">
                <text:p>60.1737600322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.2901">
                <text:p>-19.2901</text:p>
              </table:table-cell>
              <table:table-cell office:value-type="float" office:value="60.0485775775326">
                <text:p>60.0485775775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.3715">
                <text:p>-19.3715</text:p>
              </table:table-cell>
              <table:table-cell office:value-type="float" office:value="59.7537028729643">
                <text:p>59.7537028729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33817">
                <text:p>-8.33817</text:p>
              </table:table-cell>
              <table:table-cell office:value-type="float" office:value="59.4394298215227">
                <text:p>59.4394298215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7713">
                <text:p>-18.7713</text:p>
              </table:table-cell>
              <table:table-cell office:value-type="float" office:value="59.3729180474307">
                <text:p>59.3729180474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.1881">
                <text:p>-20.1881</text:p>
              </table:table-cell>
              <table:table-cell office:value-type="float" office:value="57.9967511844593">
                <text:p>57.9967511844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3.0829">
                <text:p>-23.0829</text:p>
              </table:table-cell>
              <table:table-cell office:value-type="float" office:value="57.1508578053197">
                <text:p>57.1508578053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.1392">
                <text:p>-10.1392</text:p>
              </table:table-cell>
              <table:table-cell office:value-type="float" office:value="57.0708354568332">
                <text:p>57.0708354568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.629">
                <text:p>-13.629</text:p>
              </table:table-cell>
              <table:table-cell office:value-type="float" office:value="57.0194516502658">
                <text:p>57.0194516502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.4493">
                <text:p>-25.4493</text:p>
              </table:table-cell>
              <table:table-cell office:value-type="float" office:value="57.0115133383381">
                <text:p>57.0115133383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8.1764">
                <text:p>-18.1764</text:p>
              </table:table-cell>
              <table:table-cell office:value-type="float" office:value="56.5032133301819">
                <text:p>56.503213330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.4494">
                <text:p>-18.4494</text:p>
              </table:table-cell>
              <table:table-cell office:value-type="float" office:value="55.4176212837801">
                <text:p>55.41762128378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9.4507">
                <text:p>-29.4507</text:p>
              </table:table-cell>
              <table:table-cell office:value-type="float" office:value="55.1679734449266">
                <text:p>55.16797344492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8.4826">
                <text:p>-18.4826</text:p>
              </table:table-cell>
              <table:table-cell office:value-type="float" office:value="54.9934412308601">
                <text:p>54.9934412308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4886">
                <text:p>-11.4886</text:p>
              </table:table-cell>
              <table:table-cell office:value-type="float" office:value="53.8173817000968">
                <text:p>53.8173817000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.5359">
                <text:p>-17.5359</text:p>
              </table:table-cell>
              <table:table-cell office:value-type="float" office:value="53.3539336702591">
                <text:p>53.3539336702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7191">
                <text:p>-14.7191</text:p>
              </table:table-cell>
              <table:table-cell office:value-type="float" office:value="52.8364489725239">
                <text:p>52.8364489725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1598">
                <text:p>-16.1598</text:p>
              </table:table-cell>
              <table:table-cell office:value-type="float" office:value="52.7620339798691">
                <text:p>52.7620339798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9.86">
                <text:p>-19.86</text:p>
              </table:table-cell>
              <table:table-cell office:value-type="float" office:value="51.7356458563479">
                <text:p>51.73564585634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0554">
                <text:p>-16.0554</text:p>
              </table:table-cell>
              <table:table-cell office:value-type="float" office:value="51.7356458563479">
                <text:p>51.73564585634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6.1108">
                <text:p>-26.1108</text:p>
              </table:table-cell>
              <table:table-cell office:value-type="float" office:value="51.5922210684363">
                <text:p>51.5922210684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.042">
                <text:p>-16.042</text:p>
              </table:table-cell>
              <table:table-cell office:value-type="float" office:value="51.4119298509405">
                <text:p>51.4119298509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.8588">
                <text:p>-28.8588</text:p>
              </table:table-cell>
              <table:table-cell office:value-type="float" office:value="51.3412223670547">
                <text:p>51.341222367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.7263">
                <text:p>-21.7263</text:p>
              </table:table-cell>
              <table:table-cell office:value-type="float" office:value="51.1451221360806">
                <text:p>51.1451221360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.2636">
                <text:p>-27.2636</text:p>
              </table:table-cell>
              <table:table-cell office:value-type="float" office:value="50.7609301813233">
                <text:p>50.76093018132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0784">
                <text:p>-16.0784</text:p>
              </table:table-cell>
              <table:table-cell office:value-type="float" office:value="50.7390318962176">
                <text:p>50.7390318962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5719">
                <text:p>-19.5719</text:p>
              </table:table-cell>
              <table:table-cell office:value-type="float" office:value="50.5526045297811">
                <text:p>50.5526045297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6.1031">
                <text:p>-16.1031</text:p>
              </table:table-cell>
              <table:table-cell office:value-type="float" office:value="49.4773712760619">
                <text:p>49.4773712760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1.9407">
                <text:p>-21.9407</text:p>
              </table:table-cell>
              <table:table-cell office:value-type="float" office:value="49.0593311559977">
                <text:p>49.05933115599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2.0323">
                <text:p>-22.0323</text:p>
              </table:table-cell>
              <table:table-cell office:value-type="float" office:value="48.9691913694596">
                <text:p>48.9691913694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.4673">
                <text:p>-16.4673</text:p>
              </table:table-cell>
              <table:table-cell office:value-type="float" office:value="48.8654202107924">
                <text:p>48.86542021079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3466">
                <text:p>-13.3466</text:p>
              </table:table-cell>
              <table:table-cell office:value-type="float" office:value="48.6064950168471">
                <text:p>48.6064950168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1.2632">
                <text:p>-21.2632</text:p>
              </table:table-cell>
              <table:table-cell office:value-type="float" office:value="47.9460580931411">
                <text:p>47.94605809314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0.0692">
                <text:p>-30.0692</text:p>
              </table:table-cell>
              <table:table-cell office:value-type="float" office:value="47.6000188252573">
                <text:p>47.6000188252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.2959">
                <text:p>-24.2959</text:p>
              </table:table-cell>
              <table:table-cell office:value-type="float" office:value="47.5018545976287">
                <text:p>47.50185459762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1.0441">
                <text:p>-31.0441</text:p>
              </table:table-cell>
              <table:table-cell office:value-type="float" office:value="47.0220465908247">
                <text:p>47.0220465908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.3108">
                <text:p>-25.3108</text:p>
              </table:table-cell>
              <table:table-cell office:value-type="float" office:value="46.553681702343">
                <text:p>46.553681702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7.9581">
                <text:p>-17.9581</text:p>
              </table:table-cell>
              <table:table-cell office:value-type="float" office:value="46.3848411990674">
                <text:p>46.3848411990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8708">
                <text:p>-23.8708</text:p>
              </table:table-cell>
              <table:table-cell office:value-type="float" office:value="46.2212410249981">
                <text:p>46.22124102499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4.3319">
                <text:p>-24.3319</text:p>
              </table:table-cell>
              <table:table-cell office:value-type="float" office:value="46.158256184139">
                <text:p>46.1582561841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4.0675">
                <text:p>-24.0675</text:p>
              </table:table-cell>
              <table:table-cell office:value-type="float" office:value="46.1115283556071">
                <text:p>46.111528355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.1437">
                <text:p>-28.1437</text:p>
              </table:table-cell>
              <table:table-cell office:value-type="float" office:value="45.5780611987464">
                <text:p>45.5780611987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5.151">
                <text:p>-15.151</text:p>
              </table:table-cell>
              <table:table-cell office:value-type="float" office:value="45.5192918879378">
                <text:p>45.51929188793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.6676">
                <text:p>-18.6676</text:p>
              </table:table-cell>
              <table:table-cell office:value-type="float" office:value="45.3249670866284">
                <text:p>45.3249670866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.7379">
                <text:p>-22.7379</text:p>
              </table:table-cell>
              <table:table-cell office:value-type="float" office:value="44.7132706093278">
                <text:p>44.7132706093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.6186">
                <text:p>-20.6186</text:p>
              </table:table-cell>
              <table:table-cell office:value-type="float" office:value="44.6967843136701">
                <text:p>44.69678431367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.2791">
                <text:p>-30.2791</text:p>
              </table:table-cell>
              <table:table-cell office:value-type="float" office:value="44.5364067931005">
                <text:p>44.5364067931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.94666">
                <text:p>-8.94666</text:p>
              </table:table-cell>
              <table:table-cell office:value-type="float" office:value="43.7913118278706">
                <text:p>43.79131182787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5.1328">
                <text:p>-15.1328</text:p>
              </table:table-cell>
              <table:table-cell office:value-type="float" office:value="43.0526845809154">
                <text:p>43.05268458091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5.3265">
                <text:p>-15.3265</text:p>
              </table:table-cell>
              <table:table-cell office:value-type="float" office:value="42.2101538028719">
                <text:p>42.2101538028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1.5434">
                <text:p>-21.5434</text:p>
              </table:table-cell>
              <table:table-cell office:value-type="float" office:value="41.7047537712454">
                <text:p>41.7047537712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5.9496">
                <text:p>-15.9496</text:p>
              </table:table-cell>
              <table:table-cell office:value-type="float" office:value="40.7933199756789">
                <text:p>40.79331997567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.6198">
                <text:p>-11.6198</text:p>
              </table:table-cell>
              <table:table-cell office:value-type="float" office:value="40.3951445503366">
                <text:p>40.39514455033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8.7862">
                <text:p>-28.7862</text:p>
              </table:table-cell>
              <table:table-cell office:value-type="float" office:value="40.0561946392165">
                <text:p>40.0561946392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50" chart:origin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5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%GpA (Energy &gt; 25)</text:p>
        </chart:title>
        <chart:legend chart:legend-position="end" svg:x="14.24cm" svg:y="4.201cm" style:legend-expansion="high" chart:style-name="ch3"/>
        <chart:plot-area chart:style-name="ch4" table:cell-range-address="Sheet2.B1:Sheet2.B2 Sheet2.B4:Sheet2.B32 Sheet2.B34:Sheet2.B42 Sheet2.B44:Sheet2.B50 Sheet2.I1:Sheet2.I2 Sheet2.I4:Sheet2.I32 Sheet2.I34:Sheet2.I42 Sheet2.I44:Sheet2.I50" chart:data-source-has-labels="row" svg:x="1.331cm" svg:y="1.275cm" svg:width="12.589cm" svg:height="6.564cm">
          <chartooo:coordinate-region svg:x="1.952cm" svg:y="1.474cm" svg:width="11.635cm" svg:height="5.718cm"/>
          <chart:axis chart:dimension="x" chart:name="primary-x" chart:style-name="ch5">
            <chart:title svg:x="6.589cm" svg:y="8.019cm" chart:style-name="ch6">
              <text:p>Energy Score</text:p>
            </chart:title>
          </chart:axis>
          <chart:axis chart:dimension="y" chart:name="primary-y" chart:style-name="ch7">
            <chart:title svg:x="0.451cm" svg:y="6.202cm" chart:style-name="ch8">
              <text:p>Fluorescence (%GpA)</text:p>
            </chart:title>
            <chart:grid chart:style-name="ch9" chart:class="major"/>
          </chart:axis>
          <chart:series chart:style-name="ch10" chart:values-cell-range-address="Sheet2.I2:Sheet2.I2 Sheet2.I4:Sheet2.I32 Sheet2.I34:Sheet2.I42 Sheet2.I44:Sheet2.I50" chart:label-cell-address="Sheet2.I1:Sheet2.I1" chart:class="chart:scatter">
            <chart:domain table:cell-range-address="Sheet2.B2:Sheet2.B2 Sheet2.B4:Sheet2.B32 Sheet2.B34:Sheet2.B42 Sheet2.B44:Sheet2.B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 Column B Column B</text:p>
              </table:table-cell>
              <table:table-cell office:value-type="string">
                <text:p>%GpA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.307">
                <text:p>-38.307</text:p>
                <draw:g>
                  <svg:desc>Sheet2.B2:Sheet2.B2 Sheet2.B4:Sheet2.B32 Sheet2.B34:Sheet2.B42 Sheet2.B44:Sheet2.B50</svg:desc>
                </draw:g>
              </table:table-cell>
              <table:table-cell office:value-type="float" office:value="139.333866895677">
                <text:p>139.333866895677</text:p>
                <draw:g>
                  <svg:desc>Sheet2.I2:Sheet2.I2 Sheet2.I4:Sheet2.I32 Sheet2.I34:Sheet2.I42 Sheet2.I44:Sheet2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4.9091">
                <text:p>-34.9091</text:p>
              </table:table-cell>
              <table:table-cell office:value-type="float" office:value="132.156816839293">
                <text:p>132.156816839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.3937">
                <text:p>-38.3937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3918">
                <text:p>-34.3918</text:p>
              </table:table-cell>
              <table:table-cell office:value-type="float" office:value="125.241078338774">
                <text:p>125.241078338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5.311">
                <text:p>-35.311</text:p>
              </table:table-cell>
              <table:table-cell office:value-type="float" office:value="123.992669110855">
                <text:p>123.992669110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.1052">
                <text:p>-40.1052</text:p>
              </table:table-cell>
              <table:table-cell office:value-type="float" office:value="122.23105391251">
                <text:p>122.23105391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.793">
                <text:p>-36.793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.3696">
                <text:p>-33.3696</text:p>
              </table:table-cell>
              <table:table-cell office:value-type="float" office:value="120.634949672073">
                <text:p>120.634949672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8.8635">
                <text:p>-18.8635</text:p>
              </table:table-cell>
              <table:table-cell office:value-type="float" office:value="119.68368153305">
                <text:p>119.68368153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9.4974">
                <text:p>-39.4974</text:p>
              </table:table-cell>
              <table:table-cell office:value-type="float" office:value="114.653292636245">
                <text:p>114.653292636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7.1864">
                <text:p>-37.1864</text:p>
              </table:table-cell>
              <table:table-cell office:value-type="float" office:value="110.336465385865">
                <text:p>110.336465385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0.3248">
                <text:p>-40.3248</text:p>
              </table:table-cell>
              <table:table-cell office:value-type="float" office:value="105.571550054538">
                <text:p>105.571550054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0386">
                <text:p>-18.0386</text:p>
              </table:table-cell>
              <table:table-cell office:value-type="float" office:value="104.599615922224">
                <text:p>104.599615922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57913">
                <text:p>-9.57913</text:p>
              </table:table-cell>
              <table:table-cell office:value-type="float" office:value="103.563831523128">
                <text:p>103.563831523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5.08">
                <text:p>-35.08</text:p>
              </table:table-cell>
              <table:table-cell office:value-type="float" office:value="101.662910407975">
                <text:p>101.662910407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.8611">
                <text:p>-11.8611</text:p>
              </table:table-cell>
              <table:table-cell office:value-type="float" office:value="101.529086411752">
                <text:p>101.5290864117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0.0867">
                <text:p>-30.0867</text:p>
              </table:table-cell>
              <table:table-cell office:value-type="float" office:value="100.256015690835">
                <text:p>100.256015690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9512">
                <text:p>-37.9512</text:p>
              </table:table-cell>
              <table:table-cell office:value-type="float" office:value="99.4509043783797">
                <text:p>99.4509043783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.5341">
                <text:p>-40.5341</text:p>
              </table:table-cell>
              <table:table-cell office:value-type="float" office:value="99.3331447687947">
                <text:p>99.333144768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.4029">
                <text:p>-24.4029</text:p>
              </table:table-cell>
              <table:table-cell office:value-type="float" office:value="98.9988524494378">
                <text:p>98.9988524494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.3081">
                <text:p>-35.3081</text:p>
              </table:table-cell>
              <table:table-cell office:value-type="float" office:value="98.493993239649">
                <text:p>98.493993239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9.523">
                <text:p>-39.523</text:p>
              </table:table-cell>
              <table:table-cell office:value-type="float" office:value="96.5882281132402">
                <text:p>96.58822811324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.0572">
                <text:p>-37.0572</text:p>
              </table:table-cell>
              <table:table-cell office:value-type="float" office:value="93.9761883446156">
                <text:p>93.9761883446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5.6456">
                <text:p>-25.6456</text:p>
              </table:table-cell>
              <table:table-cell office:value-type="float" office:value="93.7360606284926">
                <text:p>93.7360606284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1283">
                <text:p>-12.1283</text:p>
              </table:table-cell>
              <table:table-cell office:value-type="float" office:value="93.7260630617278">
                <text:p>93.7260630617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7584">
                <text:p>-18.7584</text:p>
              </table:table-cell>
              <table:table-cell office:value-type="float" office:value="93.6625000286556">
                <text:p>93.6625000286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7.1076">
                <text:p>-47.1076</text:p>
              </table:table-cell>
              <table:table-cell office:value-type="float" office:value="90.3388598290898">
                <text:p>90.3388598290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5.7929">
                <text:p>-25.7929</text:p>
              </table:table-cell>
              <table:table-cell office:value-type="float" office:value="89.5195824206912">
                <text:p>89.5195824206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.0454">
                <text:p>-27.0454</text:p>
              </table:table-cell>
              <table:table-cell office:value-type="float" office:value="85.2675039970518">
                <text:p>85.2675039970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.2066">
                <text:p>-21.2066</text:p>
              </table:table-cell>
              <table:table-cell office:value-type="float" office:value="82.395157785112">
                <text:p>82.395157785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9.5076">
                <text:p>-19.5076</text:p>
              </table:table-cell>
              <table:table-cell office:value-type="float" office:value="80.0801757089558">
                <text:p>80.08017570895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206">
                <text:p>-14.206</text:p>
              </table:table-cell>
              <table:table-cell office:value-type="float" office:value="80.0710670788433">
                <text:p>80.07106707884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.9339">
                <text:p>-36.9339</text:p>
              </table:table-cell>
              <table:table-cell office:value-type="float" office:value="76.5978163529967">
                <text:p>76.5978163529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.1921">
                <text:p>-31.1921</text:p>
              </table:table-cell>
              <table:table-cell office:value-type="float" office:value="73.7583407565447">
                <text:p>73.7583407565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.3267">
                <text:p>-17.3267</text:p>
              </table:table-cell>
              <table:table-cell office:value-type="float" office:value="73.1066276783637">
                <text:p>73.10662767836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0.1186">
                <text:p>-30.1186</text:p>
              </table:table-cell>
              <table:table-cell office:value-type="float" office:value="72.7488345868023">
                <text:p>72.7488345868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116">
                <text:p>-15.116</text:p>
              </table:table-cell>
              <table:table-cell office:value-type="float" office:value="72.3995519307686">
                <text:p>72.3995519307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9.4726">
                <text:p>-29.4726</text:p>
              </table:table-cell>
              <table:table-cell office:value-type="float" office:value="71.5950175685501">
                <text:p>71.5950175685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.4101">
                <text:p>-20.4101</text:p>
              </table:table-cell>
              <table:table-cell office:value-type="float" office:value="69.2797862327912">
                <text:p>69.27978623279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4.0558">
                <text:p>-34.0558</text:p>
              </table:table-cell>
              <table:table-cell office:value-type="float" office:value="68.5330662251218">
                <text:p>68.5330662251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.7746">
                <text:p>-18.7746</text:p>
              </table:table-cell>
              <table:table-cell office:value-type="float" office:value="68.3531020742951">
                <text:p>68.35310207429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.7448">
                <text:p>-21.7448</text:p>
              </table:table-cell>
              <table:table-cell office:value-type="float" office:value="67.7285377570475">
                <text:p>67.7285377570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.2193">
                <text:p>-16.2193</text:p>
              </table:table-cell>
              <table:table-cell office:value-type="float" office:value="67.7281892315514">
                <text:p>67.72818923155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05">
                <text:p>-20.505</text:p>
              </table:table-cell>
              <table:table-cell office:value-type="float" office:value="67.6229691723593">
                <text:p>67.6229691723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9.3683">
                <text:p>-39.3683</text:p>
              </table:table-cell>
              <table:table-cell office:value-type="float" office:value="67.4258112668545">
                <text:p>67.4258112668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.0411">
                <text:p>-21.0411</text:p>
              </table:table-cell>
              <table:table-cell office:value-type="float" office:value="66.994355982871">
                <text:p>66.994355982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